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Lucida Sans Unicode" svg:font-family="Lucida Sans Unicode" style:font-family-generic="swiss" style:font-pitch="variable" svg:panose-1="2 11 6 2 3 5 4 2 2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deTDC" style:master-page-name="MP0" style:family="paragraph">
      <style:paragraph-properties fo:break-before="page"/>
    </style:style>
    <style:style style:name="P2" style:parent-style-name="TDC2" style:family="paragraph">
      <style:paragraph-properties>
        <style:tab-stops>
          <style:tab-stop style:type="right" style:leader-style="dotted" style:leader-text="." style:position="6.7513in"/>
        </style:tab-stops>
      </style:paragraph-properties>
    </style:style>
    <style:style style:name="T3" style:parent-style-name="Hipervínculo" style:family="text">
      <style:text-properties style:font-name="Lucida Sans Unicode" style:font-name-asian="Times New Roman" style:font-name-complex="Lucida Sans Unicode" fo:font-weight="bold" style:font-weight-asian="bold" style:font-weight-complex="bold" fo:language="es" fo:country="ES" style:language-asian="es" style:country-asian="ES"/>
    </style:style>
    <style:style style:name="P4" style:parent-style-name="TDC2" style:family="paragraph">
      <style:paragraph-properties>
        <style:tab-stops>
          <style:tab-stop style:type="right" style:leader-style="dotted" style:leader-text="." style:position="6.7513in"/>
        </style:tab-stops>
      </style:paragraph-properties>
    </style:style>
    <style:style style:name="T5" style:parent-style-name="Hipervínculo" style:family="text">
      <style:text-properties style:font-name="Lucida Sans Unicode" style:font-name-complex="Lucida Sans Unicode"/>
    </style:style>
    <style:style style:name="P6" style:parent-style-name="TDC3" style:family="paragraph">
      <style:paragraph-properties>
        <style:tab-stops>
          <style:tab-stop style:type="right" style:leader-style="dotted" style:leader-text="." style:position="6.5847in"/>
        </style:tab-stops>
      </style:paragraph-properties>
    </style:style>
    <style:style style:name="T7" style:parent-style-name="Hipervínculo" style:family="text">
      <style:text-properties style:font-name="Lucida Sans Unicode" style:font-name-complex="Lucida Sans Unicode"/>
    </style:style>
    <style:style style:name="P8" style:parent-style-name="Normal" style:family="paragraph">
      <style:paragraph-properties style:vertical-align="auto" fo:margin-left="0.1041in" fo:background-color="#006666">
        <style:tab-stops/>
      </style:paragraph-properties>
      <style:text-properties fo:hyphenate="true"/>
    </style:style>
    <style:style style:name="T9" style:parent-style-name="Fuentedepárrafopredeter." style:family="text">
      <style:text-properties style:font-name="Lucida Sans Unicode" style:font-name-asian="Times New Roman" style:font-name-complex="Lucida Sans Unicode" fo:font-weight="bold" style:font-weight-asian="bold" style:font-weight-complex="bold" fo:color="#FFFFFF" style:letter-kerning="false" fo:font-size="13.5pt" style:font-size-asian="13.5pt" style:font-size-complex="13.5pt" fo:language="es" fo:country="ES" style:language-asian="es" style:country-asian="ES" style:language-complex="ar" style:country-complex="SA"/>
    </style:style>
    <style:style style:name="P10" style:parent-style-name="Normal" style:family="paragraph">
      <style:paragraph-properties style:vertical-align="auto"/>
      <style:text-properties style:font-name="Arial" style:font-name-asian="Times New Roman" style:font-name-complex="Arial" fo:color="#4E505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P11" style:parent-style-name="Normal" style:family="paragraph">
      <style:paragraph-properties style:vertical-align="auto"/>
      <style:text-properties style:font-name="Verdana" style:font-name-asian="Times New Roman" style:font-name-complex="Times New Roman" fo:color="#262727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P1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style:vertical-align="auto"/>
      <style:text-properties style:font-name="Arial" style:font-name-asian="Times New Roman" style:font-name-complex="Arial" text:display="none" style:letter-kerning="false" fo:font-size="8pt" style:font-size-asian="8pt" style:font-size-complex="8pt" fo:language="es" fo:country="ES" style:language-asian="es" style:country-asian="ES" style:language-complex="ar" style:country-complex="SA" fo:hyphenate="true"/>
    </style:style>
    <style:style style:name="P13" style:parent-style-name="Normal" style:family="paragraph">
      <style:paragraph-properties style:vertical-align="auto"/>
      <style:text-properties fo:hyphenate="true"/>
    </style:style>
    <style:style style:name="T14" style:parent-style-name="Fuentedepárrafopredeter." style:family="text">
      <style:text-properties style:font-name="Verdana" style:font-name-asian="Times New Roman" style:font-name-complex="Times New Roman" fo:color="#262727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" style:parent-style-name="Fuentedepárrafopredeter." style:family="text">
      <style:text-properties style:font-name="Verdana" style:font-name-asian="Times New Roman" style:font-name-complex="Times New Roman" fo:color="#262727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16" style:parent-style-name="Normal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style:vertical-align="auto"/>
      <style:text-properties style:font-name="Arial" style:font-name-asian="Times New Roman" style:font-name-complex="Arial" text:display="none" style:letter-kerning="false" fo:font-size="8pt" style:font-size-asian="8pt" style:font-size-complex="8pt" fo:language="es" fo:country="ES" style:language-asian="es" style:country-asian="ES" style:language-complex="ar" style:country-complex="SA" fo:hyphenate="true"/>
    </style:style>
    <style:style style:name="P17" style:parent-style-name="Normal" style:family="paragraph">
      <style:paragraph-properties style:vertical-align="auto" fo:margin-left="0.1041in">
        <style:tab-stops/>
      </style:paragraph-properties>
      <style:text-properties fo:hyphenate="true"/>
    </style:style>
    <style:style style:name="T18" style:parent-style-name="Fuentedepárrafopredeter." style:family="text">
      <style:text-properties style:font-name="Verdana" style:font-name-asian="Times New Roman" style:font-name-complex="Times New Roman" fo:font-weight="bold" style:font-weight-asian="bold" style:font-weight-complex="bold" fo:color="#262727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9" style:parent-style-name="Fuentedepárrafopredeter." style:family="text">
      <style:text-properties style:font-name="Verdana" style:font-name-asian="Times New Roman" style:font-name-complex="Times New Roman" fo:color="#262727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20" style:parent-style-name="Fuentedepárrafopredeter." style:family="text">
      <style:text-properties style:font-name="Verdana" style:font-name-asian="Times New Roman" style:font-name-complex="Times New Roman" fo:font-weight="bold" style:font-weight-asian="bold" style:font-weight-complex="bold" fo:color="#262727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21" style:parent-style-name="Fuentedepárrafopredeter." style:family="text">
      <style:text-properties style:font-name="Verdana" style:font-name-asian="Times New Roman" style:font-name-complex="Times New Roman" fo:color="#262727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22" style:parent-style-name="Fuentedepárrafopredeter." style:family="text">
      <style:text-properties style:font-name="Verdana" style:font-name-asian="Times New Roman" style:font-name-complex="Times New Roman" fo:font-weight="bold" style:font-weight-asian="bold" style:font-weight-complex="bold" fo:color="#262727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23" style:parent-style-name="Fuentedepárrafopredeter." style:family="text">
      <style:text-properties style:font-name="Verdana" style:font-name-asian="Times New Roman" style:font-name-complex="Times New Roman" fo:color="#262727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24" style:parent-style-name="Fuentedepárrafopredeter." style:family="text">
      <style:text-properties style:font-name="Verdana" style:font-name-asian="Times New Roman" style:font-name-complex="Times New Roman" fo:font-weight="bold" style:font-weight-asian="bold" style:font-weight-complex="bold" fo:color="#262727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25" style:parent-style-name="Fuentedepárrafopredeter." style:family="text">
      <style:text-properties style:font-name="Verdana" style:font-name-asian="Times New Roman" style:font-name-complex="Times New Roman" fo:color="#262727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26" style:parent-style-name="Fuentedepárrafopredeter." style:family="text">
      <style:text-properties style:font-name="Verdana" style:font-name-asian="Times New Roman" style:font-name-complex="Times New Roman" fo:color="#262727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27" style:parent-style-name="Fuentedepárrafopredeter." style:family="text">
      <style:text-properties style:font-name="Lucida Sans Unicode" style:font-name-asian="Times New Roman" style:font-name-complex="Lucida Sans Unicode" fo:color="#989A9A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28" style:parent-style-name="Normal" style:family="paragraph">
      <style:paragraph-properties style:vertical-align="auto" fo:margin-top="0.125in" fo:margin-bottom="0.125in" fo:margin-left="0.1041in">
        <style:tab-stops/>
      </style:paragraph-properties>
      <style:text-properties fo:hyphenate="true"/>
    </style:style>
    <style:style style:name="T29" style:parent-style-name="Fuentedepárrafopredeter." style:family="text">
      <style:text-properties style:font-name="Verdana" style:font-name-asian="Times New Roman" style:font-name-complex="Times New Roman" fo:color="#262727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30" style:parent-style-name="Fuentedepárrafopredeter." style:family="text">
      <style:text-properties style:font-name="Verdana" style:font-name-asian="Times New Roman" style:font-name-complex="Times New Roman" fo:font-weight="bold" style:font-weight-asian="bold" style:font-weight-complex="bold" fo:color="#262727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31" style:parent-style-name="Normal" style:family="paragraph">
      <style:paragraph-properties style:vertical-align="auto" fo:margin-top="0.125in" fo:margin-bottom="0.125in" fo:margin-left="0.1041in">
        <style:tab-stops/>
      </style:paragraph-properties>
      <style:text-properties fo:hyphenate="true"/>
    </style:style>
    <style:style style:name="T32" style:parent-style-name="Fuentedepárrafopredeter." style:family="text">
      <style:text-properties style:font-name="Verdana" style:font-name-asian="Times New Roman" style:font-name-complex="Times New Roman" fo:color="#262727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33" style:parent-style-name="Fuentedepárrafopredeter." style:family="text">
      <style:text-properties style:font-name="Verdana" style:font-name-asian="Times New Roman" style:font-name-complex="Times New Roman" fo:font-weight="bold" style:font-weight-asian="bold" style:font-weight-complex="bold" fo:color="#262727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34" style:parent-style-name="Fuentedepárrafopredeter." style:family="text">
      <style:text-properties style:font-name="Verdana" style:font-name-asian="Times New Roman" style:font-name-complex="Times New Roman" fo:color="#262727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35" style:parent-style-name="Fuentedepárrafopredeter." style:family="text">
      <style:text-properties style:font-name="Verdana" style:font-name-asian="Times New Roman" style:font-name-complex="Times New Roman" fo:font-weight="bold" style:font-weight-asian="bold" style:font-weight-complex="bold" fo:color="#262727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36" style:parent-style-name="Fuentedepárrafopredeter." style:family="text">
      <style:text-properties style:font-name="Verdana" style:font-name-asian="Times New Roman" style:font-name-complex="Times New Roman" fo:color="#262727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37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8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39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40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P41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43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4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45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46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47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8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49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5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51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52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53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55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5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57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58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59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61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3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4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65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7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8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9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0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71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72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3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4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6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8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9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0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1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3" style:parent-style-name="Fuentedepárrafopredeter." style:family="text">
      <style:text-properties style:font-name="Courier New" style:font-name-asian="Times New Roman" style:font-name-complex="Courier New" fo:color="#A1A1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5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7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8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9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90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2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3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4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6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7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8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9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1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2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3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4" style:parent-style-name="Fuentedepárrafopredeter." style:family="text">
      <style:text-properties style:font-name="Courier New" style:font-name-asian="Times New Roman" style:font-name-complex="Courier New" fo:color="#A1A1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6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8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9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0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1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13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P114" style:parent-style-name="Normal" style:family="paragraph">
      <style:paragraph-properties style:vertical-align="auto" fo:margin-top="0.125in" fo:margin-bottom="0.125in" fo:margin-left="0.1041in">
        <style:tab-stops/>
      </style:paragraph-properties>
      <style:text-properties fo:hyphenate="true"/>
    </style:style>
    <style:style style:name="T115" style:parent-style-name="Fuentedepárrafopredeter." style:family="text">
      <style:text-properties style:font-name="Verdana" style:font-name-asian="Times New Roman" style:font-name-complex="Times New Roman" fo:color="#262727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16" style:parent-style-name="Fuentedepárrafopredeter." style:family="text">
      <style:text-properties style:font-name="Verdana" style:font-name-asian="Times New Roman" style:font-name-complex="Times New Roman" fo:font-weight="bold" style:font-weight-asian="bold" style:font-weight-complex="bold" fo:color="#262727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17" style:parent-style-name="Fuentedepárrafopredeter." style:family="text">
      <style:text-properties style:font-name="Verdana" style:font-name-asian="Times New Roman" style:font-name-complex="Times New Roman" fo:color="#262727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118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9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21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122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3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4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6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7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28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129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1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3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5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6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37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138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9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0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41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142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3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4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6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8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9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50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51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52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53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5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55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56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5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58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59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60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6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62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63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64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6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66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67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68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69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7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71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7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73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7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75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176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7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78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79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80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8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82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83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84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185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8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87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88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89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9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91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92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193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194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195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9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97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98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99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0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01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202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203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0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05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206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207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08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09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1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11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12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213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214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1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16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1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18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19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20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2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22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23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24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225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2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27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28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29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230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231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3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33" style:parent-style-name="Fuentedepárrafopredeter." style:family="text">
      <style:text-properties style:font-name="Courier New" style:font-name-asian="Times New Roman" style:font-name-complex="Courier New" fo:color="#A1A1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34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35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3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37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38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39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40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4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42" style:parent-style-name="Fuentedepárrafopredeter." style:family="text">
      <style:text-properties style:font-name="Courier New" style:font-name-asian="Times New Roman" style:font-name-complex="Courier New" fo:color="#A1A1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43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44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45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246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247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48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49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5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51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5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53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254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255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5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57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58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59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60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61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62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63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64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6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66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267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68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69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27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271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272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273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274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27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276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27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278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279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8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281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28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283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284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285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286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28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288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289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290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291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9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293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9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95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96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97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98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299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00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0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02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303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0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05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30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307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308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309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310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31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312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313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314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315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P316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1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318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19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2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21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22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323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324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325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2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27" style:parent-style-name="Fuentedepárrafopredeter." style:family="text">
      <style:text-properties style:font-name="Courier New" style:font-name-asian="Times New Roman" style:font-name-complex="Courier New" fo:color="#A1A1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28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29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30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331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332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33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34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35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36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3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38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39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340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341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4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43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44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45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4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47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348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349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350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351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5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53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5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55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5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57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58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59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360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361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6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63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6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365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366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6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68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69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70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7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72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373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7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75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76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77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378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379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380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8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82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83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84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85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86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87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88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389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9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91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9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93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9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95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96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9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398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399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400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0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402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403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404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40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406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407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408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09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410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41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412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413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414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415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41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417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418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419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420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2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422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423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424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425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426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427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428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429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43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431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432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33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434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43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436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437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438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439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44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441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44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443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444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4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446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44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448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449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450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451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45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453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45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455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456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5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458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459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460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461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462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463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46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465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46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467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468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P469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7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471" style:parent-style-name="Fuentedepárrafopredeter." style:family="text">
      <style:text-properties style:font-name="Courier New" style:font-name-asian="Times New Roman" style:font-name-complex="Courier New" fo:color="#A1A1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47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473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474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475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7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477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478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479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480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48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482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483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48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485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486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8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488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489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490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49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492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493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494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495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496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9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498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499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00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0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02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03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04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505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506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0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08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09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510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511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1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13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1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15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1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17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518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19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20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21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22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23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524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525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2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27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28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29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30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31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32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33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534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3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36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3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38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39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4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41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42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43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544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545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4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47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48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49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5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51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552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553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554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555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5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57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58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59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6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61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6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63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64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565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566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6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68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69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570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7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7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573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7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575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57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577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578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79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580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81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582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83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584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85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586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87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588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589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P590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9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592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93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94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9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96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97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598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599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0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01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602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03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04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05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606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0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08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09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10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11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12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13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1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615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1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17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18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19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20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21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22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23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624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2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26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2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28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29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30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31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632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33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34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3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36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37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38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39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640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4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42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43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44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45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46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47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648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49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50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651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5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53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654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5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56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5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58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59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6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61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62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63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664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665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6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67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68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69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7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71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672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673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674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675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7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77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78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79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8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81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8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83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84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685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8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68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688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89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690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69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692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P693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9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695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69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697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698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99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700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01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702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703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0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05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0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07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08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09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10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11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712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13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14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715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1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17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18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719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2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21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2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23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24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25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26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2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728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29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30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3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32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33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34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35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3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737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38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39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4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41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42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43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44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745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4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47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48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49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50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51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52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753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5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55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756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5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58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759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6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61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6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63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64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6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66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67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68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769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770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7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72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73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74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7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76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777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78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779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780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P781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P782" style:parent-style-name="Normal" style:family="paragraph">
      <style:paragraph-properties style:vertical-align="auto" fo:margin-top="0.125in" fo:margin-bottom="0.125in" fo:margin-left="0.1041in">
        <style:tab-stops/>
      </style:paragraph-properties>
      <style:text-properties style:font-name="Verdana" style:font-name-asian="Times New Roman" style:font-name-complex="Times New Roman" fo:color="#262727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P783" style:parent-style-name="Normal" style:family="paragraph">
      <style:paragraph-properties style:vertical-align="auto" fo:margin-top="0.0104in" fo:margin-bottom="0.0104in" fo:margin-left="0.125in" fo:margin-right="0.0104in">
        <style:tab-stops>
          <style:tab-stop style:type="left" style:position="0.375in"/>
        </style:tab-stops>
      </style:paragraph-properties>
      <style:text-properties fo:hyphenate="true"/>
    </style:style>
    <style:style style:name="T784" style:parent-style-name="Fuentedepárrafopredeter." style:family="text">
      <style:text-properties style:font-name="Lucida Sans Unicode" style:font-name-asian="Times New Roman" style:font-name-complex="Lucida Sans Unicode" fo:color="#3A3B3B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785" style:parent-style-name="Fuentedepárrafopredeter." style:family="text">
      <style:text-properties style:font-name="Lucida Sans Unicode" style:font-name-asian="Times New Roman" style:font-name-complex="Lucida Sans Unicode" fo:font-weight="bold" style:font-weight-asian="bold" style:font-weight-complex="bold" fo:color="#3A3B3B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786" style:parent-style-name="Fuentedepárrafopredeter." style:family="text">
      <style:text-properties style:font-name="Lucida Sans Unicode" style:font-name-asian="Times New Roman" style:font-name-complex="Lucida Sans Unicode" fo:color="#3A3B3B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787" style:parent-style-name="Fuentedepárrafopredeter." style:family="text">
      <style:text-properties style:font-name="Lucida Sans Unicode" style:font-name-asian="Times New Roman" style:font-name-complex="Lucida Sans Unicode" fo:font-weight="bold" style:font-weight-asian="bold" style:font-weight-complex="bold" fo:color="#3A3B3B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788" style:parent-style-name="Fuentedepárrafopredeter." style:family="text">
      <style:text-properties style:font-name="Lucida Sans Unicode" style:font-name-asian="Times New Roman" style:font-name-complex="Lucida Sans Unicode" fo:color="#3A3B3B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789" style:parent-style-name="Fuentedepárrafopredeter." style:family="text">
      <style:text-properties style:font-name="Lucida Sans Unicode" style:font-name-asian="Times New Roman" style:font-name-complex="Lucida Sans Unicode" fo:font-weight="bold" style:font-weight-asian="bold" style:font-weight-complex="bold" fo:color="#3A3B3B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790" style:parent-style-name="Fuentedepárrafopredeter." style:family="text">
      <style:text-properties style:font-name="Lucida Sans Unicode" style:font-name-asian="Times New Roman" style:font-name-complex="Lucida Sans Unicode" fo:color="#3A3B3B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791" style:parent-style-name="Fuentedepárrafopredeter." style:family="text">
      <style:text-properties style:font-name="Lucida Sans Unicode" style:font-name-asian="Times New Roman" style:font-name-complex="Lucida Sans Unicode" fo:font-weight="bold" style:font-weight-asian="bold" style:font-weight-complex="bold" fo:color="#3A3B3B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792" style:parent-style-name="Fuentedepárrafopredeter." style:family="text">
      <style:text-properties style:font-name="Lucida Sans Unicode" style:font-name-asian="Times New Roman" style:font-name-complex="Lucida Sans Unicode" fo:color="#3A3B3B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793" style:parent-style-name="Fuentedepárrafopredeter." style:family="text">
      <style:text-properties style:font-name="Lucida Sans Unicode" style:font-name-asian="Times New Roman" style:font-name-complex="Lucida Sans Unicode" fo:font-weight="bold" style:font-weight-asian="bold" style:font-weight-complex="bold" fo:color="#3A3B3B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794" style:parent-style-name="Fuentedepárrafopredeter." style:family="text">
      <style:text-properties style:font-name="Lucida Sans Unicode" style:font-name-asian="Times New Roman" style:font-name-complex="Lucida Sans Unicode" fo:color="#3A3B3B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795" style:parent-style-name="Normal" style:family="paragraph">
      <style:paragraph-properties style:vertical-align="auto" fo:margin-top="0.0104in" fo:margin-bottom="0.0104in" fo:margin-left="0.125in" fo:margin-right="0.0104in">
        <style:tab-stops>
          <style:tab-stop style:type="left" style:position="0.375in"/>
        </style:tab-stops>
      </style:paragraph-properties>
      <style:text-properties fo:hyphenate="true"/>
    </style:style>
    <style:style style:name="T796" style:parent-style-name="Fuentedepárrafopredeter." style:family="text">
      <style:text-properties style:font-name="Lucida Sans Unicode" style:font-name-asian="Times New Roman" style:font-name-complex="Lucida Sans Unicode" fo:color="#3A3B3B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797" style:parent-style-name="Fuentedepárrafopredeter." style:family="text">
      <style:text-properties style:font-name="Lucida Sans Unicode" style:font-name-asian="Times New Roman" style:font-name-complex="Lucida Sans Unicode" fo:font-weight="bold" style:font-weight-asian="bold" style:font-weight-complex="bold" fo:color="#3A3B3B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798" style:parent-style-name="Fuentedepárrafopredeter." style:family="text">
      <style:text-properties style:font-name="Lucida Sans Unicode" style:font-name-asian="Times New Roman" style:font-name-complex="Lucida Sans Unicode" fo:color="#3A3B3B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799" style:parent-style-name="Fuentedepárrafopredeter." style:family="text">
      <style:text-properties style:font-name="Lucida Sans Unicode" style:font-name-asian="Times New Roman" style:font-name-complex="Lucida Sans Unicode" fo:font-weight="bold" style:font-weight-asian="bold" style:font-weight-complex="bold" fo:color="#3A3B3B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800" style:parent-style-name="Fuentedepárrafopredeter." style:family="text">
      <style:text-properties style:font-name="Lucida Sans Unicode" style:font-name-asian="Times New Roman" style:font-name-complex="Lucida Sans Unicode" fo:color="#3A3B3B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801" style:parent-style-name="Normal" style:family="paragraph">
      <style:paragraph-properties style:vertical-align="auto" fo:margin-top="0.0104in" fo:margin-bottom="0.0104in" fo:margin-left="0.125in" fo:margin-right="0.0104in">
        <style:tab-stops>
          <style:tab-stop style:type="left" style:position="0.375in"/>
        </style:tab-stops>
      </style:paragraph-properties>
      <style:text-properties fo:hyphenate="true"/>
    </style:style>
    <style:style style:name="T802" style:parent-style-name="Fuentedepárrafopredeter." style:family="text">
      <style:text-properties style:font-name="Lucida Sans Unicode" style:font-name-asian="Times New Roman" style:font-name-complex="Lucida Sans Unicode" fo:font-weight="bold" style:font-weight-asian="bold" style:font-weight-complex="bold" fo:color="#3A3B3B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803" style:parent-style-name="Fuentedepárrafopredeter." style:family="text">
      <style:text-properties style:font-name="Lucida Sans Unicode" style:font-name-asian="Times New Roman" style:font-name-complex="Lucida Sans Unicode" fo:color="#3A3B3B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804" style:parent-style-name="Fuentedepárrafopredeter." style:family="text">
      <style:text-properties style:font-name="Lucida Sans Unicode" style:font-name-asian="Times New Roman" style:font-name-complex="Lucida Sans Unicode" fo:font-weight="bold" style:font-weight-asian="bold" style:font-weight-complex="bold" fo:color="#3A3B3B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805" style:parent-style-name="Fuentedepárrafopredeter." style:family="text">
      <style:text-properties style:font-name="Lucida Sans Unicode" style:font-name-asian="Times New Roman" style:font-name-complex="Lucida Sans Unicode" fo:color="#3A3B3B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806" style:parent-style-name="Normal" style:family="paragraph">
      <style:paragraph-properties style:vertical-align="auto" fo:margin-top="0.125in" fo:margin-bottom="0.125in" fo:margin-left="0.1041in">
        <style:tab-stops/>
      </style:paragraph-properties>
      <style:text-properties style:font-name="Verdana" style:font-name-asian="Times New Roman" style:font-name-complex="Times New Roman" fo:color="#262727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P807" style:parent-style-name="Normal" style:family="paragraph">
      <style:paragraph-properties style:vertical-align="auto" fo:margin-top="0.125in" fo:margin-bottom="0.125in" fo:margin-left="0.1041in">
        <style:tab-stops/>
      </style:paragraph-properties>
      <style:text-properties style:font-name="Verdana" style:font-name-asian="Times New Roman" style:font-name-complex="Times New Roman" fo:color="#262727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P808" style:parent-style-name="Normal" style:family="paragraph">
      <style:paragraph-properties style:vertical-align="auto" fo:margin-top="0.125in" fo:margin-bottom="0.125in" fo:margin-left="0.1041in">
        <style:tab-stops/>
      </style:paragraph-properties>
      <style:text-properties style:font-name="Verdana" style:font-name-asian="Times New Roman" style:font-name-complex="Times New Roman" fo:color="#262727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P809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10" style:parent-style-name="Fuentedepárrafopredeter." style:family="text">
      <style:text-properties style:font-name="Courier New" style:font-name-asian="Times New Roman" style:font-name-complex="Courier New" fo:color="#A1A1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1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12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13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814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15" style:parent-style-name="Fuentedepárrafopredeter." style:family="text">
      <style:text-properties style:font-name="Courier New" style:font-name-asian="Times New Roman" style:font-name-complex="Courier New" fo:color="#A1A1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1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17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18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819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820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21" style:parent-style-name="Fuentedepárrafopredeter." style:family="text">
      <style:text-properties style:font-name="Courier New" style:font-name-asian="Times New Roman" style:font-name-complex="Courier New" fo:color="#898887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822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23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2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25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2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27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828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29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3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31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3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33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834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835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36" style:parent-style-name="Fuentedepárrafopredeter." style:family="text">
      <style:text-properties style:font-name="Courier New" style:font-name-asian="Times New Roman" style:font-name-complex="Courier New" fo:color="#A1A1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37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38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39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40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41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42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43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844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845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4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47" style:parent-style-name="Fuentedepárrafopredeter." style:family="text">
      <style:text-properties style:font-name="Courier New" style:font-name-asian="Times New Roman" style:font-name-complex="Courier New" fo:color="#A1A1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48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49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50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51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52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853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854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5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56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57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58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859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6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61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6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63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64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65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66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6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68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69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70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71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872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73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74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7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76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77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78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79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8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81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82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83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84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885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8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87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88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89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90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91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92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93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94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95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96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897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898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99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00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0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02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03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04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05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0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07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08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09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10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911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1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13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91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915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916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917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918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919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920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5555FF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921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922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923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924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P925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2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927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28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29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30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31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932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33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34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35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36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37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938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39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40" style:parent-style-name="Fuentedepárrafopredeter." style:family="text">
      <style:text-properties style:font-name="Courier New" style:font-name-asian="Times New Roman" style:font-name-complex="Courier New" fo:color="#A1A1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41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942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943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4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45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46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47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948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49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50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5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52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53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54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55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5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57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58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59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60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961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6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63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6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65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66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67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68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69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70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71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72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73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974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7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76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7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78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79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80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81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8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83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84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85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86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987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88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989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99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991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992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993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994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99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996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5555FF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997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998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999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1000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P1001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0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003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0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05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06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07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008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09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10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11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12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13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014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1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16" style:parent-style-name="Fuentedepárrafopredeter." style:family="text">
      <style:text-properties style:font-name="Courier New" style:font-name-asian="Times New Roman" style:font-name-complex="Courier New" fo:color="#A1A1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17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018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1019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2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21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22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23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024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2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26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2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28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29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30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31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32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033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3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35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36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37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38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039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4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41" style:parent-style-name="Fuentedepárrafopredeter." style:family="text">
      <style:text-properties style:font-name="Courier New" style:font-name-asian="Times New Roman" style:font-name-complex="Courier New" fo:color="#A1A1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42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043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1044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4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46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47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48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049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5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51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5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53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5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55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56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57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58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59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060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6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62" style:parent-style-name="Fuentedepárrafopredeter." style:family="text">
      <style:text-properties style:font-name="Courier New" style:font-name-asian="Times New Roman" style:font-name-complex="Courier New" fo:color="#A1A1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063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1064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P1065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P1066" style:parent-style-name="Normal" style:family="paragraph">
      <style:paragraph-properties style:vertical-align="auto" fo:margin-top="0.125in" fo:margin-bottom="0.125in" fo:margin-left="0.1041in">
        <style:tab-stops/>
      </style:paragraph-properties>
      <style:text-properties fo:hyphenate="true"/>
    </style:style>
    <style:style style:name="T1067" style:parent-style-name="Fuentedepárrafopredeter." style:family="text">
      <style:text-properties style:font-name="Verdana" style:font-name-asian="Times New Roman" style:font-name-complex="Times New Roman" fo:color="#262727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068" style:parent-style-name="Fuentedepárrafopredeter." style:family="text">
      <style:text-properties style:font-name="Verdana" style:font-name-asian="Times New Roman" style:font-name-complex="Times New Roman" fo:font-weight="bold" style:font-weight-asian="bold" style:font-weight-complex="bold" fo:color="#262727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069" style:parent-style-name="Fuentedepárrafopredeter." style:family="text">
      <style:text-properties style:font-name="Verdana" style:font-name-asian="Times New Roman" style:font-name-complex="Times New Roman" fo:color="#262727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1070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7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072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57AE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73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74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57AE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075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7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77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78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79" style:parent-style-name="Fuentedepárrafopredeter." style:family="text">
      <style:text-properties style:font-name="Courier New" style:font-name-asian="Times New Roman" style:font-name-complex="Courier New" fo:color="#AA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80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081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8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83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084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8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86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8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88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089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9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91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92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93" style:parent-style-name="Fuentedepárrafopredeter." style:family="text">
      <style:text-properties style:font-name="Courier New" style:font-name-asian="Times New Roman" style:font-name-complex="Courier New" fo:color="#AA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94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95" style:parent-style-name="Fuentedepárrafopredeter." style:family="text">
      <style:text-properties style:font-name="Courier New" style:font-name-asian="Times New Roman" style:font-name-complex="Courier New" fo:color="#AA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96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097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98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099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100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0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02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03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04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105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1106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0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08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09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10" style:parent-style-name="Fuentedepárrafopredeter." style:family="text">
      <style:text-properties style:font-name="Courier New" style:font-name-asian="Times New Roman" style:font-name-complex="Courier New" fo:color="#AA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11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112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13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14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15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16" style:parent-style-name="Fuentedepárrafopredeter." style:family="text">
      <style:text-properties style:font-name="Courier New" style:font-name-asian="Times New Roman" style:font-name-complex="Courier New" fo:color="#AA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17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118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1119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2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21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22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23" style:parent-style-name="Fuentedepárrafopredeter." style:family="text">
      <style:text-properties style:font-name="Courier New" style:font-name-asian="Times New Roman" style:font-name-complex="Courier New" fo:color="#AA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24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2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26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2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28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29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30" style:parent-style-name="Fuentedepárrafopredeter." style:family="text">
      <style:text-properties style:font-name="Courier New" style:font-name-asian="Times New Roman" style:font-name-complex="Courier New" fo:color="#B08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3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32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33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34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3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36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3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38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39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4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41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42" style:parent-style-name="Fuentedepárrafopredeter." style:family="text">
      <style:text-properties style:font-name="Courier New" style:font-name-asian="Times New Roman" style:font-name-complex="Courier New" fo:color="#AA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43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44" style:parent-style-name="Fuentedepárrafopredeter." style:family="text">
      <style:text-properties style:font-name="Courier New" style:font-name-asian="Times New Roman" style:font-name-complex="Courier New" fo:color="#AA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45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46" style:parent-style-name="Fuentedepárrafopredeter." style:family="text">
      <style:text-properties style:font-name="Courier New" style:font-name-asian="Times New Roman" style:font-name-complex="Courier New" fo:color="#AA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4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48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149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5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51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52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53" style:parent-style-name="Fuentedepárrafopredeter." style:family="text">
      <style:text-properties style:font-name="Courier New" style:font-name-asian="Times New Roman" style:font-name-complex="Courier New" fo:color="#AA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54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55" style:parent-style-name="Fuentedepárrafopredeter." style:family="text">
      <style:text-properties style:font-name="Courier New" style:font-name-asian="Times New Roman" style:font-name-complex="Courier New" fo:color="#AA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56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57" style:parent-style-name="Fuentedepárrafopredeter." style:family="text">
      <style:text-properties style:font-name="Courier New" style:font-name-asian="Times New Roman" style:font-name-complex="Courier New" fo:color="#AA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58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59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60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6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62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63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64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65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66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67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68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69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70" style:parent-style-name="Fuentedepárrafopredeter." style:family="text">
      <style:text-properties style:font-name="Courier New" style:font-name-asian="Times New Roman" style:font-name-complex="Courier New" fo:color="#AA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7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72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173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1174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7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76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7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78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179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8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81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182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83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84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8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86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8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88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189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9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91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92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93" style:parent-style-name="Fuentedepárrafopredeter." style:family="text">
      <style:text-properties style:font-name="Courier New" style:font-name-asian="Times New Roman" style:font-name-complex="Courier New" fo:color="#AA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94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95" style:parent-style-name="Fuentedepárrafopredeter." style:family="text">
      <style:text-properties style:font-name="Courier New" style:font-name-asian="Times New Roman" style:font-name-complex="Courier New" fo:color="#AA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96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97" style:parent-style-name="Fuentedepárrafopredeter." style:family="text">
      <style:text-properties style:font-name="Courier New" style:font-name-asian="Times New Roman" style:font-name-complex="Courier New" fo:color="#AA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98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199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00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0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02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03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04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05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06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07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08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09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10" style:parent-style-name="Fuentedepárrafopredeter." style:family="text">
      <style:text-properties style:font-name="Courier New" style:font-name-asian="Times New Roman" style:font-name-complex="Courier New" fo:color="#AA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1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12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213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1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15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216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1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18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219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2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21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2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23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2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25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226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2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28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29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30" style:parent-style-name="Fuentedepárrafopredeter." style:family="text">
      <style:text-properties style:font-name="Courier New" style:font-name-asian="Times New Roman" style:font-name-complex="Courier New" fo:color="#AA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31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32" style:parent-style-name="Fuentedepárrafopredeter." style:family="text">
      <style:text-properties style:font-name="Courier New" style:font-name-asian="Times New Roman" style:font-name-complex="Courier New" fo:color="#AA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33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34" style:parent-style-name="Fuentedepárrafopredeter." style:family="text">
      <style:text-properties style:font-name="Courier New" style:font-name-asian="Times New Roman" style:font-name-complex="Courier New" fo:color="#AA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35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3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37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38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39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4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41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42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43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44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4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46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47" style:parent-style-name="Fuentedepárrafopredeter." style:family="text">
      <style:text-properties style:font-name="Courier New" style:font-name-asian="Times New Roman" style:font-name-complex="Courier New" fo:color="#AA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48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49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250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5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52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253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5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55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256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5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58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59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60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6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62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263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6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65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266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6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68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69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70" style:parent-style-name="Fuentedepárrafopredeter." style:family="text">
      <style:text-properties style:font-name="Courier New" style:font-name-asian="Times New Roman" style:font-name-complex="Courier New" fo:color="#AA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7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72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273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7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75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76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77" style:parent-style-name="Fuentedepárrafopredeter." style:family="text">
      <style:text-properties style:font-name="Courier New" style:font-name-asian="Times New Roman" style:font-name-complex="Courier New" fo:color="#AA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78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79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8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81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8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83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8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85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86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87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88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89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90" style:parent-style-name="Fuentedepárrafopredeter." style:family="text">
      <style:text-properties style:font-name="Courier New" style:font-name-asian="Times New Roman" style:font-name-complex="Courier New" fo:color="#B08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9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92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93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94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9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96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9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98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299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0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01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0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03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304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0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06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07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08" style:parent-style-name="Fuentedepárrafopredeter." style:family="text">
      <style:text-properties style:font-name="Courier New" style:font-name-asian="Times New Roman" style:font-name-complex="Courier New" fo:color="#AA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09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10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1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12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13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14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1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16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17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18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19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2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21" style:parent-style-name="Fuentedepárrafopredeter." style:family="text">
      <style:text-properties style:font-name="Courier New" style:font-name-asian="Times New Roman" style:font-name-complex="Courier New" fo:color="#B08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2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23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2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25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32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327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328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329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330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33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332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333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334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1335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3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337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1338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39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340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1341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4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43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344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4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46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347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48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49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5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51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5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53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354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5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56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57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58" style:parent-style-name="Fuentedepárrafopredeter." style:family="text">
      <style:text-properties style:font-name="Courier New" style:font-name-asian="Times New Roman" style:font-name-complex="Courier New" fo:color="#AA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59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60" style:parent-style-name="Fuentedepárrafopredeter." style:family="text">
      <style:text-properties style:font-name="Courier New" style:font-name-asian="Times New Roman" style:font-name-complex="Courier New" fo:color="#AA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61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62" style:parent-style-name="Fuentedepárrafopredeter." style:family="text">
      <style:text-properties style:font-name="Courier New" style:font-name-asian="Times New Roman" style:font-name-complex="Courier New" fo:color="#AA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63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6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65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6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67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68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69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70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71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72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73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74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75" style:parent-style-name="Fuentedepárrafopredeter." style:family="text">
      <style:text-properties style:font-name="Courier New" style:font-name-asian="Times New Roman" style:font-name-complex="Courier New" fo:color="#AA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7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77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378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79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80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381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8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83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384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8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86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87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88" style:parent-style-name="Fuentedepárrafopredeter." style:family="text">
      <style:text-properties style:font-name="Courier New" style:font-name-asian="Times New Roman" style:font-name-complex="Courier New" fo:color="#AA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89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390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9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92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93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94" style:parent-style-name="Fuentedepárrafopredeter." style:family="text">
      <style:text-properties style:font-name="Courier New" style:font-name-asian="Times New Roman" style:font-name-complex="Courier New" fo:color="#AA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95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96" style:parent-style-name="Fuentedepárrafopredeter." style:family="text">
      <style:text-properties style:font-name="Courier New" style:font-name-asian="Times New Roman" style:font-name-complex="Courier New" fo:color="#AA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97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98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399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400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0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02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403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0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05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406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0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08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409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1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11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412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1413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1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15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16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17" style:parent-style-name="Fuentedepárrafopredeter." style:family="text">
      <style:text-properties style:font-name="Courier New" style:font-name-asian="Times New Roman" style:font-name-complex="Courier New" fo:color="#AA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18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419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2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21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422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23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24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425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2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27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28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29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3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31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432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33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34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3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36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3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38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439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4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41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4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43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4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45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446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4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48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49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50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5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52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453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5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55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456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5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58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459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6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61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462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63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64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465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6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67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68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69" style:parent-style-name="Fuentedepárrafopredeter." style:family="text">
      <style:text-properties style:font-name="Courier New" style:font-name-asian="Times New Roman" style:font-name-complex="Courier New" fo:color="#A1A1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70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71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7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73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7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75" style:parent-style-name="Fuentedepárrafopredeter." style:family="text">
      <style:text-properties style:font-name="Courier New" style:font-name-asian="Times New Roman" style:font-name-complex="Courier New" fo:color="#A1A1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7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77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78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79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80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481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8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83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484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8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86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8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88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89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90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9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92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93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94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95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9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497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498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99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500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50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502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503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504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50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506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507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508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509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51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511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512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513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514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51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516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51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518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519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520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521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522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523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52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525" style:parent-style-name="Fuentedepárrafopredeter." style:family="text">
      <style:text-properties style:font-name="Courier New" style:font-name-asian="Times New Roman" style:font-name-complex="Courier New" fo:color="#B08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52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527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528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529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3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31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3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33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34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3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36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1537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538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39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4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41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4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43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4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45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46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47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48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49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50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1551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55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53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1554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55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56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57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58" style:parent-style-name="Fuentedepárrafopredeter." style:family="text">
      <style:text-properties style:font-name="Courier New" style:font-name-asian="Times New Roman" style:font-name-complex="Courier New" fo:color="#AA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59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60" style:parent-style-name="Fuentedepárrafopredeter." style:family="text">
      <style:text-properties style:font-name="Courier New" style:font-name-asian="Times New Roman" style:font-name-complex="Courier New" fo:color="#AA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61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6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63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6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65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6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67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68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69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70" style:parent-style-name="Fuentedepárrafopredeter." style:family="text">
      <style:text-properties style:font-name="Courier New" style:font-name-asian="Times New Roman" style:font-name-complex="Courier New" fo:color="#AA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71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7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73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1574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57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76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1577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578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79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1580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58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82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83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84" style:parent-style-name="Fuentedepárrafopredeter." style:family="text">
      <style:text-properties style:font-name="Courier New" style:font-name-asian="Times New Roman" style:font-name-complex="Courier New" fo:color="#AA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85" style:parent-style-name="Fuentedepárrafopredeter." style:family="text">
      <style:text-properties style:font-name="Courier New" style:font-name-asian="Times New Roman" style:font-name-complex="Courier New" fo:color="#BF0303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86" style:parent-style-name="Fuentedepárrafopredeter." style:family="text">
      <style:text-properties style:font-name="Courier New" style:font-name-asian="Times New Roman" style:font-name-complex="Courier New" fo:color="#AA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87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88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89" style:parent-style-name="Fuentedepárrafopredeter." style:family="text">
      <style:text-properties style:font-name="Courier New" style:font-name-asian="Times New Roman" style:font-name-complex="Courier New" fo:color="#644A9B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9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91" style:parent-style-name="Fuentedepárrafopredeter." style:family="text">
      <style:text-properties style:font-name="Courier New" style:font-name-asian="Times New Roman" style:font-name-complex="Courier New" fo:color="#5555FF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9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93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9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95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96" style:parent-style-name="Fuentedepárrafopredeter." style:family="text">
      <style:text-properties style:font-name="Courier New" style:font-name-asian="Times New Roman" style:font-name-complex="Courier New" fo:color="#AA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97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98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599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1600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60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602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603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60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605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606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60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608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609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610" style:parent-style-name="Fuentedepárrafopredeter." style:family="text">
      <style:text-properties style:font-name="Courier New" style:font-name-asian="Times New Roman" style:font-name-complex="Courier New" fo:color="#A1A1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611" style:parent-style-name="Fuentedepárrafopredeter." style:family="text">
      <style:text-properties style:font-name="Courier New" style:font-name-asian="Times New Roman" style:font-name-complex="Courier New" fo:color="#006E28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61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613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614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61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616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61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P1618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 fo:hyphenate="true"/>
    </style:style>
    <style:style style:name="P1619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62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es" style:country-asian="ES" style:language-complex="ar" style:country-complex="SA"/>
    </style:style>
    <style:style style:name="T1621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1622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623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624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1625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P1626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62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628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1629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63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631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1632" style:parent-style-name="Normal" style:family="paragraph">
      <style:paragraph-properties style:vertical-align="auto" fo:background-color="#DEDED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P1633" style:parent-style-name="Normal" style:family="paragraph">
      <style:paragraph-properties style:vertical-align="auto" fo:margin-top="0.125in" fo:margin-bottom="0.125in" fo:margin-left="0.1041in">
        <style:tab-stops/>
      </style:paragraph-properties>
      <style:text-properties fo:hyphenate="true"/>
    </style:style>
    <style:style style:name="T1634" style:parent-style-name="Fuentedepárrafopredeter." style:family="text">
      <style:text-properties style:font-name="Verdana" style:font-name-asian="Times New Roman" style:font-name-complex="Times New Roman" fo:color="#262727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635" style:parent-style-name="Fuentedepárrafopredeter." style:family="text">
      <style:text-properties style:font-name="Verdana" style:font-name-asian="Times New Roman" style:font-name-complex="Times New Roman" fo:font-weight="bold" style:font-weight-asian="bold" style:font-weight-complex="bold" fo:color="#262727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636" style:parent-style-name="Fuentedepárrafopredeter." style:family="text">
      <style:text-properties style:font-name="Verdana" style:font-name-asian="Times New Roman" style:font-name-complex="Times New Roman" fo:color="#262727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637" style:parent-style-name="Fuentedepárrafopredeter." style:family="text">
      <style:text-properties style:font-name="Verdana" style:font-name-asian="Times New Roman" style:font-name-complex="Times New Roman" fo:font-weight="bold" style:font-weight-asian="bold" style:font-weight-complex="bold" fo:color="#262727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638" style:parent-style-name="Fuentedepárrafopredeter." style:family="text">
      <style:text-properties style:font-name="Verdana" style:font-name-asian="Times New Roman" style:font-name-complex="Times New Roman" fo:color="#262727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639" style:parent-style-name="Fuentedepárrafopredeter." style:family="text">
      <style:text-properties style:font-name="Verdana" style:font-name-asian="Times New Roman" style:font-name-complex="Times New Roman" fo:font-weight="bold" style:font-weight-asian="bold" style:font-weight-complex="bold" fo:color="#262727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1640" style:parent-style-name="Fuentedepárrafopredeter." style:family="text">
      <style:text-properties style:font-name="Verdana" style:font-name-asian="Times New Roman" style:font-name-complex="Times New Roman" fo:color="#262727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1641" style:parent-style-name="Normal" style:family="paragraph">
      <style:paragraph-properties style:vertical-align="auto" fo:margin-top="0.125in" fo:margin-bottom="0.125in" fo:margin-left="0.1041in">
        <style:tab-stops/>
      </style:paragraph-properties>
      <style:text-properties style:font-name="Verdana" style:font-name-asian="Times New Roman" style:font-name-complex="Times New Roman" fo:color="#262727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P1642" style:parent-style-name="Título2" style:family="paragraph">
      <style:paragraph-properties fo:margin-top="0in" fo:margin-bottom="0in" fo:margin-left="0.1041in" fo:background-color="#006666">
        <style:tab-stops/>
      </style:paragraph-properties>
    </style:style>
    <style:style style:name="T1643" style:parent-style-name="Hipervínculo" style:family="text">
      <style:text-properties style:font-name="Lucida Sans Unicode" style:font-name-complex="Lucida Sans Unicode" fo:color="#FFFFFF" fo:font-size="13.5pt" style:font-size-asian="13.5pt" style:font-size-complex="13.5pt"/>
    </style:style>
    <style:style style:name="T1644" style:parent-style-name="postdateicon" style:family="text">
      <style:text-properties style:font-name="Arial" style:font-name-complex="Arial" fo:color="#4E5050" fo:font-size="10pt" style:font-size-asian="10pt" style:font-size-complex="10pt" fo:language="es" fo:country="ES"/>
    </style:style>
    <style:style style:name="T1645" style:parent-style-name="Fuentedepárrafopredeter." style:family="text">
      <style:text-properties style:font-name="Arial" style:font-name-complex="Arial" fo:color="#4E5050" fo:font-size="10pt" style:font-size-asian="10pt" style:font-size-complex="10pt" fo:language="es" fo:country="ES"/>
    </style:style>
    <style:style style:name="T1646" style:parent-style-name="postauthoricon" style:family="text">
      <style:text-properties style:font-name="Arial" style:font-name-complex="Arial" fo:color="#4E5050" fo:font-size="10pt" style:font-size-asian="10pt" style:font-size-complex="10pt" fo:language="es" fo:country="ES"/>
    </style:style>
    <style:style style:name="T1647" style:parent-style-name="Fuentedepárrafopredeter." style:family="text">
      <style:text-properties style:font-name="Arial" style:font-name-complex="Arial" fo:color="#4E5050" fo:font-size="10pt" style:font-size-asian="10pt" style:font-size-complex="10pt" fo:language="es" fo:country="ES"/>
    </style:style>
    <style:style style:name="T1648" style:parent-style-name="Fuentedepárrafopredeter." style:family="text">
      <style:text-properties style:font-name="Lucida Sans Unicode" style:font-name-complex="Lucida Sans Unicode" fo:font-style="italic" style:font-style-asian="italic" style:font-style-complex="italic" fo:color="#727474" fo:font-size="10pt" style:font-size-asian="10pt" style:font-size-complex="10pt" fo:language="es" fo:country="ES" style:language-asian="es" style:country-asian="ES" style:language-complex="ar" style:country-complex="SA"/>
    </style:style>
    <style:style style:name="T1649" style:parent-style-name="Fuentedepárrafopredeter." style:family="text">
      <style:text-properties style:font-name="Arial" style:font-name-complex="Arial" fo:color="#4E5050" fo:font-size="10pt" style:font-size-asian="10pt" style:font-size-complex="10pt" fo:language="es" fo:country="ES"/>
    </style:style>
    <style:style style:name="T1650" style:parent-style-name="Fuentedepárrafopredeter." style:family="text">
      <style:text-properties style:font-name="Lucida Sans Unicode" style:font-name-complex="Lucida Sans Unicode" fo:font-style="italic" style:font-style-asian="italic" style:font-style-complex="italic" fo:color="#727474" fo:font-size="10pt" style:font-size-asian="10pt" style:font-size-complex="10pt" fo:language="es" fo:country="ES" style:language-asian="es" style:country-asian="ES" style:language-complex="ar" style:country-complex="SA"/>
    </style:style>
    <style:style style:name="T1651" style:parent-style-name="content_rating" style:family="text">
      <style:text-properties style:font-name="Verdana" fo:color="#262727" fo:font-size="10pt" style:font-size-asian="10pt" style:font-size-complex="10pt" fo:language="es" fo:country="ES"/>
    </style:style>
    <style:style style:name="T1652" style:parent-style-name="Fuentedepárrafopredeter." style:family="text">
      <style:text-properties style:font-name="Verdana" fo:color="#262727" fo:font-size="10pt" style:font-size-asian="10pt" style:font-size-complex="10pt" fo:language="es" fo:country="ES" style:language-asian="es" style:country-asian="ES" style:language-complex="ar" style:country-complex="SA"/>
    </style:style>
    <style:style style:name="T1653" style:parent-style-name="Fuentedepárrafopredeter." style:family="text">
      <style:text-properties style:font-name="Verdana" fo:color="#262727" fo:font-size="10pt" style:font-size-asian="10pt" style:font-size-complex="10pt" fo:language="es" fo:country="ES" style:language-asian="es" style:country-asian="ES" style:language-complex="ar" style:country-complex="SA"/>
    </style:style>
    <style:style style:name="T1654" style:parent-style-name="Fuentedepárrafopredeter." style:family="text">
      <style:text-properties style:font-name="Verdana" fo:color="#262727" fo:font-size="10pt" style:font-size-asian="10pt" style:font-size-complex="10pt" fo:language="es" fo:country="ES" style:language-asian="es" style:country-asian="ES" style:language-complex="ar" style:country-complex="SA"/>
    </style:style>
    <style:style style:name="T1655" style:parent-style-name="Fuentedepárrafopredeter." style:family="text">
      <style:text-properties style:font-name="Verdana" fo:color="#262727" fo:font-size="10pt" style:font-size-asian="10pt" style:font-size-complex="10pt" fo:language="es" fo:country="ES" style:language-asian="es" style:country-asian="ES" style:language-complex="ar" style:country-complex="SA"/>
    </style:style>
    <style:style style:name="T1656" style:parent-style-name="Fuentedepárrafopredeter." style:family="text">
      <style:text-properties style:font-name="Verdana" fo:color="#262727" fo:font-size="10pt" style:font-size-asian="10pt" style:font-size-complex="10pt" fo:language="es" fo:country="ES" style:language-asian="es" style:country-asian="ES" style:language-complex="ar" style:country-complex="SA"/>
    </style:style>
    <style:style style:name="T1657" style:parent-style-name="content_rating" style:family="text">
      <style:text-properties style:font-name="Verdana" fo:color="#262727" fo:font-size="10pt" style:font-size-asian="10pt" style:font-size-complex="10pt" fo:language="es" fo:country="ES"/>
    </style:style>
    <style:style style:name="T1658" style:parent-style-name="Fuentedepárrafopredeter." style:family="text">
      <style:text-properties style:font-name="Verdana" fo:color="#262727" fo:font-size="10pt" style:font-size-asian="10pt" style:font-size-complex="10pt" fo:language="es" fo:country="ES"/>
    </style:style>
    <style:style style:name="T1659" style:parent-style-name="Fuentedepárrafopredeter." style:family="text">
      <style:text-properties style:font-name="Verdana" fo:color="#262727" fo:font-size="10pt" style:font-size-asian="10pt" style:font-size-complex="10pt"/>
    </style:style>
    <style:style style:name="T1660" style:parent-style-name="Fuentedepárrafopredeter." style:family="text">
      <style:text-properties style:font-name="Verdana" fo:color="#262727" fo:font-size="10pt" style:font-size-asian="10pt" style:font-size-complex="10pt"/>
    </style:style>
    <style:style style:name="P1661" style:parent-style-name="NormalWeb" style:family="paragraph">
      <style:paragraph-properties fo:margin-top="0.125in" fo:margin-bottom="0.125in" fo:margin-left="0.1041in">
        <style:tab-stops/>
      </style:paragraph-properties>
    </style:style>
    <style:style style:name="T1662" style:parent-style-name="Textoennegrita" style:family="text">
      <style:text-properties style:font-name="Verdana" fo:color="#262727" fo:font-size="10pt" style:font-size-asian="10pt" style:font-size-complex="10pt"/>
    </style:style>
    <style:style style:name="T1663" style:parent-style-name="Fuentedepárrafopredeter." style:family="text">
      <style:text-properties style:font-name="Verdana" fo:color="#262727" fo:font-size="10pt" style:font-size-asian="10pt" style:font-size-complex="10pt"/>
    </style:style>
    <style:style style:name="T1664" style:parent-style-name="Textoennegrita" style:family="text">
      <style:text-properties style:font-name="Verdana" fo:color="#262727" fo:font-size="10pt" style:font-size-asian="10pt" style:font-size-complex="10pt"/>
    </style:style>
    <style:style style:name="T1665" style:parent-style-name="Fuentedepárrafopredeter." style:family="text">
      <style:text-properties style:font-name="Verdana" fo:color="#262727" fo:font-size="10pt" style:font-size-asian="10pt" style:font-size-complex="10pt"/>
    </style:style>
    <style:style style:name="T1666" style:parent-style-name="Textoennegrita" style:family="text">
      <style:text-properties style:font-name="Verdana" fo:color="#262727" fo:font-size="10pt" style:font-size-asian="10pt" style:font-size-complex="10pt"/>
    </style:style>
    <style:style style:name="T1667" style:parent-style-name="Fuentedepárrafopredeter." style:family="text">
      <style:text-properties style:font-name="Verdana" fo:color="#262727" fo:font-size="10pt" style:font-size-asian="10pt" style:font-size-complex="10pt"/>
    </style:style>
    <style:style style:name="P1668" style:parent-style-name="NormalWeb" style:family="paragraph">
      <style:paragraph-properties fo:margin-top="0.0104in" fo:margin-bottom="0.0104in" fo:margin-left="0.125in" fo:margin-right="0.0104in">
        <style:tab-stops>
          <style:tab-stop style:type="left" style:position="0.375in"/>
        </style:tab-stops>
      </style:paragraph-properties>
    </style:style>
    <style:style style:name="T1669" style:parent-style-name="Fuentedepárrafopredeter." style:family="text">
      <style:text-properties style:font-name="Lucida Sans Unicode" style:font-name-complex="Lucida Sans Unicode" fo:color="#3A3B3B" fo:font-size="10pt" style:font-size-asian="10pt" style:font-size-complex="10pt"/>
    </style:style>
    <style:style style:name="T1670" style:parent-style-name="Textoennegrita" style:family="text">
      <style:text-properties style:font-name="Lucida Sans Unicode" style:font-name-complex="Lucida Sans Unicode" fo:color="#3A3B3B" fo:font-size="10pt" style:font-size-asian="10pt" style:font-size-complex="10pt"/>
    </style:style>
    <style:style style:name="T1671" style:parent-style-name="Fuentedepárrafopredeter." style:family="text">
      <style:text-properties style:font-name="Lucida Sans Unicode" style:font-name-complex="Lucida Sans Unicode" fo:color="#3A3B3B" fo:font-size="10pt" style:font-size-asian="10pt" style:font-size-complex="10pt"/>
    </style:style>
    <style:style style:name="P1672" style:parent-style-name="NormalWeb" style:family="paragraph">
      <style:paragraph-properties fo:margin-top="0.0104in" fo:margin-bottom="0.0104in" fo:margin-left="0.125in" fo:margin-right="0.0104in">
        <style:tab-stops>
          <style:tab-stop style:type="left" style:position="0.375in"/>
        </style:tab-stops>
      </style:paragraph-properties>
    </style:style>
    <style:style style:name="T1673" style:parent-style-name="Textoennegrita" style:family="text">
      <style:text-properties style:font-name="Lucida Sans Unicode" style:font-name-complex="Lucida Sans Unicode" fo:color="#3A3B3B" fo:font-size="10pt" style:font-size-asian="10pt" style:font-size-complex="10pt"/>
    </style:style>
    <style:style style:name="T1674" style:parent-style-name="Fuentedepárrafopredeter." style:family="text">
      <style:text-properties style:font-name="Lucida Sans Unicode" style:font-name-complex="Lucida Sans Unicode" fo:color="#3A3B3B" fo:font-size="10pt" style:font-size-asian="10pt" style:font-size-complex="10pt"/>
    </style:style>
    <style:style style:name="T1675" style:parent-style-name="Textoennegrita" style:family="text">
      <style:text-properties style:font-name="Lucida Sans Unicode" style:font-name-complex="Lucida Sans Unicode" fo:color="#3A3B3B" fo:font-size="10pt" style:font-size-asian="10pt" style:font-size-complex="10pt"/>
    </style:style>
    <style:style style:name="T1676" style:parent-style-name="Fuentedepárrafopredeter." style:family="text">
      <style:text-properties style:font-name="Lucida Sans Unicode" style:font-name-complex="Lucida Sans Unicode" fo:color="#3A3B3B" fo:font-size="10pt" style:font-size-asian="10pt" style:font-size-complex="10pt"/>
    </style:style>
    <style:style style:name="T1677" style:parent-style-name="Textoennegrita" style:family="text">
      <style:text-properties style:font-name="Lucida Sans Unicode" style:font-name-complex="Lucida Sans Unicode" fo:color="#3A3B3B" fo:font-size="10pt" style:font-size-asian="10pt" style:font-size-complex="10pt"/>
    </style:style>
    <style:style style:name="T1678" style:parent-style-name="Fuentedepárrafopredeter." style:family="text">
      <style:text-properties style:font-name="Lucida Sans Unicode" style:font-name-complex="Lucida Sans Unicode" fo:color="#3A3B3B" fo:font-size="10pt" style:font-size-asian="10pt" style:font-size-complex="10pt"/>
    </style:style>
    <style:style style:name="P1679" style:parent-style-name="NormalWeb" style:family="paragraph">
      <style:paragraph-properties fo:margin-top="0.0104in" fo:margin-bottom="0.0104in" fo:margin-left="0.125in" fo:margin-right="0.0104in">
        <style:tab-stops>
          <style:tab-stop style:type="left" style:position="0.375in"/>
        </style:tab-stops>
      </style:paragraph-properties>
    </style:style>
    <style:style style:name="T1680" style:parent-style-name="Fuentedepárrafopredeter." style:family="text">
      <style:text-properties style:font-name="Lucida Sans Unicode" style:font-name-complex="Lucida Sans Unicode" fo:color="#3A3B3B" fo:font-size="10pt" style:font-size-asian="10pt" style:font-size-complex="10pt"/>
    </style:style>
    <style:style style:name="T1681" style:parent-style-name="Textoennegrita" style:family="text">
      <style:text-properties style:font-name="Lucida Sans Unicode" style:font-name-complex="Lucida Sans Unicode" fo:color="#3A3B3B" fo:font-size="10pt" style:font-size-asian="10pt" style:font-size-complex="10pt"/>
    </style:style>
    <style:style style:name="T1682" style:parent-style-name="Fuentedepárrafopredeter." style:family="text">
      <style:text-properties style:font-name="Lucida Sans Unicode" style:font-name-complex="Lucida Sans Unicode" fo:color="#3A3B3B" fo:font-size="10pt" style:font-size-asian="10pt" style:font-size-complex="10pt"/>
    </style:style>
    <style:style style:name="T1683" style:parent-style-name="Textoennegrita" style:family="text">
      <style:text-properties style:font-name="Lucida Sans Unicode" style:font-name-complex="Lucida Sans Unicode" fo:color="#3A3B3B" fo:font-size="10pt" style:font-size-asian="10pt" style:font-size-complex="10pt"/>
    </style:style>
    <style:style style:name="T1684" style:parent-style-name="Fuentedepárrafopredeter." style:family="text">
      <style:text-properties style:font-name="Lucida Sans Unicode" style:font-name-complex="Lucida Sans Unicode" fo:color="#3A3B3B" fo:font-size="10pt" style:font-size-asian="10pt" style:font-size-complex="10pt"/>
    </style:style>
    <style:style style:name="P1685" style:parent-style-name="NormalWeb" style:family="paragraph">
      <style:paragraph-properties fo:margin-top="0in" fo:margin-bottom="0in" fo:margin-left="0.1041in">
        <style:tab-stops/>
      </style:paragraph-properties>
    </style:style>
    <style:style style:name="T1686" style:parent-style-name="Fuentedepárrafopredeter." style:family="text">
      <style:text-properties style:font-name="Verdana" fo:color="#262727" fo:font-size="10pt" style:font-size-asian="10pt" style:font-size-complex="10pt"/>
    </style:style>
    <style:style style:name="T1687" style:parent-style-name="Hipervínculo" style:family="text">
      <style:text-properties style:font-name="Lucida Sans Unicode" style:font-name-complex="Lucida Sans Unicode" fo:color="#989A9A" fo:font-size="10pt" style:font-size-asian="10pt" style:font-size-complex="10pt"/>
    </style:style>
    <style:style style:name="T1688" style:parent-style-name="Fuentedepárrafopredeter." style:family="text">
      <style:text-properties style:font-name="Verdana" fo:color="#262727" fo:font-size="10pt" style:font-size-asian="10pt" style:font-size-complex="10pt"/>
    </style:style>
    <style:style style:name="T1689" style:parent-style-name="Textoennegrita" style:family="text">
      <style:text-properties style:font-name="Verdana" fo:color="#262727" fo:font-size="10pt" style:font-size-asian="10pt" style:font-size-complex="10pt"/>
    </style:style>
    <style:style style:name="T1690" style:parent-style-name="Fuentedepárrafopredeter." style:family="text">
      <style:text-properties style:font-name="Verdana" fo:color="#262727" fo:font-size="10pt" style:font-size-asian="10pt" style:font-size-complex="10pt"/>
    </style:style>
    <style:style style:name="P1691" style:parent-style-name="NormalWeb" style:family="paragraph">
      <style:paragraph-properties fo:margin-top="0.125in" fo:margin-bottom="0.125in" fo:margin-left="0.1041in">
        <style:tab-stops/>
      </style:paragraph-properties>
    </style:style>
    <style:style style:name="T1692" style:parent-style-name="Textoennegrita" style:family="text">
      <style:text-properties style:font-name="Verdana" fo:color="#262727" fo:font-size="10pt" style:font-size-asian="10pt" style:font-size-complex="10pt"/>
    </style:style>
    <style:style style:name="P1693" style:parent-style-name="NormalWeb" style:family="paragraph">
      <style:paragraph-properties fo:margin-top="0.0104in" fo:margin-bottom="0.0104in" fo:margin-left="0.125in" fo:margin-right="0.0104in">
        <style:tab-stops>
          <style:tab-stop style:type="left" style:position="0.375in"/>
        </style:tab-stops>
      </style:paragraph-properties>
    </style:style>
    <style:style style:name="T1694" style:parent-style-name="Textoennegrita" style:family="text">
      <style:text-properties style:font-name="Lucida Sans Unicode" style:font-name-complex="Lucida Sans Unicode" fo:color="#3A3B3B" fo:font-size="10pt" style:font-size-asian="10pt" style:font-size-complex="10pt"/>
    </style:style>
    <style:style style:name="T1695" style:parent-style-name="Fuentedepárrafopredeter." style:family="text">
      <style:text-properties style:font-name="Lucida Sans Unicode" style:font-name-complex="Lucida Sans Unicode" fo:color="#3A3B3B" fo:font-size="10pt" style:font-size-asian="10pt" style:font-size-complex="10pt"/>
    </style:style>
    <style:style style:name="P1696" style:parent-style-name="NormalWeb" style:family="paragraph">
      <style:paragraph-properties fo:margin-top="0.0104in" fo:margin-bottom="0.0104in" fo:margin-left="0.125in" fo:margin-right="0.0104in">
        <style:tab-stops>
          <style:tab-stop style:type="left" style:position="0.375in"/>
        </style:tab-stops>
      </style:paragraph-properties>
    </style:style>
    <style:style style:name="T1697" style:parent-style-name="Textoennegrita" style:family="text">
      <style:text-properties style:font-name="Lucida Sans Unicode" style:font-name-complex="Lucida Sans Unicode" fo:color="#3A3B3B" fo:font-size="10pt" style:font-size-asian="10pt" style:font-size-complex="10pt"/>
    </style:style>
    <style:style style:name="T1698" style:parent-style-name="Fuentedepárrafopredeter." style:family="text">
      <style:text-properties style:font-name="Lucida Sans Unicode" style:font-name-complex="Lucida Sans Unicode" fo:color="#3A3B3B" fo:font-size="10pt" style:font-size-asian="10pt" style:font-size-complex="10pt"/>
    </style:style>
    <style:style style:name="P1699" style:parent-style-name="NormalWeb" style:family="paragraph">
      <style:paragraph-properties fo:margin-top="0.0104in" fo:margin-bottom="0.0104in" fo:margin-left="0.125in" fo:margin-right="0.0104in">
        <style:tab-stops>
          <style:tab-stop style:type="left" style:position="0.375in"/>
        </style:tab-stops>
      </style:paragraph-properties>
    </style:style>
    <style:style style:name="T1700" style:parent-style-name="Textoennegrita" style:family="text">
      <style:text-properties style:font-name="Lucida Sans Unicode" style:font-name-complex="Lucida Sans Unicode" fo:color="#3A3B3B" fo:font-size="10pt" style:font-size-asian="10pt" style:font-size-complex="10pt"/>
    </style:style>
    <style:style style:name="T1701" style:parent-style-name="Fuentedepárrafopredeter." style:family="text">
      <style:text-properties style:font-name="Lucida Sans Unicode" style:font-name-complex="Lucida Sans Unicode" fo:color="#3A3B3B" fo:font-size="10pt" style:font-size-asian="10pt" style:font-size-complex="10pt"/>
    </style:style>
    <style:style style:name="P1702" style:parent-style-name="NormalWeb" style:family="paragraph">
      <style:paragraph-properties fo:margin-top="0.0104in" fo:margin-bottom="0.0104in" fo:margin-left="0.125in" fo:margin-right="0.0104in">
        <style:tab-stops>
          <style:tab-stop style:type="left" style:position="0.375in"/>
        </style:tab-stops>
      </style:paragraph-properties>
    </style:style>
    <style:style style:name="T1703" style:parent-style-name="Textoennegrita" style:family="text">
      <style:text-properties style:font-name="Lucida Sans Unicode" style:font-name-complex="Lucida Sans Unicode" fo:color="#3A3B3B" fo:font-size="10pt" style:font-size-asian="10pt" style:font-size-complex="10pt"/>
    </style:style>
    <style:style style:name="T1704" style:parent-style-name="Fuentedepárrafopredeter." style:family="text">
      <style:text-properties style:font-name="Lucida Sans Unicode" style:font-name-complex="Lucida Sans Unicode" fo:color="#3A3B3B" fo:font-size="10pt" style:font-size-asian="10pt" style:font-size-complex="10pt"/>
    </style:style>
    <style:style style:name="T1705" style:parent-style-name="Textoennegrita" style:family="text">
      <style:text-properties style:font-name="Lucida Sans Unicode" style:font-name-complex="Lucida Sans Unicode" fo:color="#3A3B3B" fo:font-size="10pt" style:font-size-asian="10pt" style:font-size-complex="10pt"/>
    </style:style>
    <style:style style:name="P1706" style:parent-style-name="NormalWeb" style:family="paragraph">
      <style:paragraph-properties fo:margin-top="0.125in" fo:margin-bottom="0.125in" fo:margin-left="0.1041in">
        <style:tab-stops/>
      </style:paragraph-properties>
    </style:style>
    <style:style style:name="T1707" style:parent-style-name="Textoennegrita" style:family="text">
      <style:text-properties style:font-name="Verdana" fo:color="#262727" fo:font-size="10pt" style:font-size-asian="10pt" style:font-size-complex="10pt"/>
    </style:style>
    <style:style style:name="T1708" style:parent-style-name="Fuentedepárrafopredeter." style:family="text">
      <style:text-properties style:font-name="Verdana" fo:color="#262727" fo:font-size="10pt" style:font-size-asian="10pt" style:font-size-complex="10pt"/>
    </style:style>
    <style:style style:name="T1709" style:parent-style-name="Fuentedepárrafopredeter." style:family="text">
      <style:text-properties style:font-name="Verdana" fo:color="#262727" fo:font-size="10pt" style:font-size-asian="10pt" style:font-size-complex="10pt"/>
    </style:style>
    <style:style style:name="T1710" style:parent-style-name="Textoennegrita" style:family="text">
      <style:text-properties style:font-name="Verdana" fo:color="#262727" fo:font-size="10pt" style:font-size-asian="10pt" style:font-size-complex="10pt"/>
    </style:style>
    <style:style style:name="T1711" style:parent-style-name="Fuentedepárrafopredeter." style:family="text">
      <style:text-properties style:font-name="Verdana" fo:color="#262727" fo:font-size="10pt" style:font-size-asian="10pt" style:font-size-complex="10pt"/>
    </style:style>
    <style:style style:name="T1712" style:parent-style-name="Textoennegrita" style:family="text">
      <style:text-properties style:font-name="Verdana" fo:color="#262727" fo:font-size="10pt" style:font-size-asian="10pt" style:font-size-complex="10pt"/>
    </style:style>
    <style:style style:name="T1713" style:parent-style-name="Fuentedepárrafopredeter." style:family="text">
      <style:text-properties style:font-name="Verdana" fo:color="#262727" fo:font-size="10pt" style:font-size-asian="10pt" style:font-size-complex="10pt"/>
    </style:style>
    <style:style style:name="P1714" style:parent-style-name="NormalWeb" style:family="paragraph">
      <style:paragraph-properties fo:margin-top="0.125in" fo:margin-bottom="0.125in" fo:margin-left="0.1041in">
        <style:tab-stops/>
      </style:paragraph-properties>
      <style:text-properties style:font-name="Verdana" fo:color="#262727" fo:font-size="10pt" style:font-size-asian="10pt" style:font-size-complex="10pt"/>
    </style:style>
    <style:style style:name="P1715" style:parent-style-name="HTMLconformatoprevio" style:family="paragraph">
      <style:paragraph-properties fo:background-color="#DEDEDE"/>
    </style:style>
    <style:style style:name="T1716" style:parent-style-name="Textoennegrita" style:family="text">
      <style:text-properties fo:color="#000000" fo:language="en" fo:country="GB"/>
    </style:style>
    <style:style style:name="P1717" style:parent-style-name="HTMLconformatoprevio" style:family="paragraph">
      <style:paragraph-properties fo:background-color="#DEDEDE"/>
    </style:style>
    <style:style style:name="T1718" style:parent-style-name="Fuentedepárrafopredeter." style:family="text">
      <style:text-properties fo:color="#A1A100" fo:language="en" fo:country="GB"/>
    </style:style>
    <style:style style:name="T1719" style:parent-style-name="Fuentedepárrafopredeter." style:family="text">
      <style:text-properties fo:color="#000000" fo:language="en" fo:country="GB"/>
    </style:style>
    <style:style style:name="T1720" style:parent-style-name="Fuentedepárrafopredeter." style:family="text">
      <style:text-properties fo:color="#BF0303" fo:language="en" fo:country="GB"/>
    </style:style>
    <style:style style:name="T1721" style:parent-style-name="Fuentedepárrafopredeter." style:family="text">
      <style:text-properties fo:color="#006E28" fo:language="en" fo:country="GB"/>
    </style:style>
    <style:style style:name="P1722" style:parent-style-name="HTMLconformatoprevio" style:family="paragraph">
      <style:paragraph-properties fo:background-color="#DEDEDE"/>
      <style:text-properties fo:color="#000000" fo:language="en" fo:country="GB"/>
    </style:style>
    <style:style style:name="P1723" style:parent-style-name="HTMLconformatoprevio" style:family="paragraph">
      <style:paragraph-properties fo:background-color="#DEDEDE"/>
    </style:style>
    <style:style style:name="T1724" style:parent-style-name="Fuentedepárrafopredeter." style:family="text">
      <style:text-properties fo:color="#5555FF"/>
    </style:style>
    <style:style style:name="T1725" style:parent-style-name="Fuentedepárrafopredeter." style:family="text">
      <style:text-properties fo:color="#000000"/>
    </style:style>
    <style:style style:name="T1726" style:parent-style-name="Fuentedepárrafopredeter." style:family="text">
      <style:text-properties fo:color="#BF0303"/>
    </style:style>
    <style:style style:name="T1727" style:parent-style-name="Fuentedepárrafopredeter." style:family="text">
      <style:text-properties fo:color="#006E28"/>
    </style:style>
    <style:style style:name="P1728" style:parent-style-name="HTMLconformatoprevio" style:family="paragraph">
      <style:paragraph-properties fo:background-color="#DEDEDE"/>
      <style:text-properties fo:color="#000000"/>
    </style:style>
    <style:style style:name="P1729" style:parent-style-name="HTMLconformatoprevio" style:family="paragraph">
      <style:paragraph-properties fo:background-color="#DEDEDE"/>
    </style:style>
    <style:style style:name="T1730" style:parent-style-name="Fuentedepárrafopredeter." style:family="text">
      <style:text-properties fo:color="#898887"/>
    </style:style>
    <style:style style:name="P1731" style:parent-style-name="HTMLconformatoprevio" style:family="paragraph">
      <style:paragraph-properties fo:background-color="#DEDEDE"/>
    </style:style>
    <style:style style:name="T1732" style:parent-style-name="Fuentedepárrafopredeter." style:family="text">
      <style:text-properties fo:color="#A1A100" fo:language="en" fo:country="GB"/>
    </style:style>
    <style:style style:name="T1733" style:parent-style-name="Fuentedepárrafopredeter." style:family="text">
      <style:text-properties fo:color="#006E28" fo:language="en" fo:country="GB"/>
    </style:style>
    <style:style style:name="T1734" style:parent-style-name="Fuentedepárrafopredeter." style:family="text">
      <style:text-properties fo:color="#000000" fo:language="en" fo:country="GB"/>
    </style:style>
    <style:style style:name="T1735" style:parent-style-name="Fuentedepárrafopredeter." style:family="text">
      <style:text-properties fo:color="#644A9B" fo:language="en" fo:country="GB"/>
    </style:style>
    <style:style style:name="T1736" style:parent-style-name="Fuentedepárrafopredeter." style:family="text">
      <style:text-properties fo:color="#006E28" fo:language="en" fo:country="GB"/>
    </style:style>
    <style:style style:name="T1737" style:parent-style-name="Textoennegrita" style:family="text">
      <style:text-properties fo:color="#5555FF" fo:language="en" fo:country="GB"/>
    </style:style>
    <style:style style:name="T1738" style:parent-style-name="Fuentedepárrafopredeter." style:family="text">
      <style:text-properties fo:color="#006E28" fo:language="en" fo:country="GB"/>
    </style:style>
    <style:style style:name="T1739" style:parent-style-name="Fuentedepárrafopredeter." style:family="text">
      <style:text-properties fo:color="#BF0303" fo:language="en" fo:country="GB"/>
    </style:style>
    <style:style style:name="T1740" style:parent-style-name="Fuentedepárrafopredeter." style:family="text">
      <style:text-properties fo:color="#006E28" fo:language="en" fo:country="GB"/>
    </style:style>
    <style:style style:name="P1741" style:parent-style-name="HTMLconformatoprevio" style:family="paragraph">
      <style:paragraph-properties fo:background-color="#DEDEDE"/>
      <style:text-properties fo:color="#000000" fo:language="en" fo:country="GB"/>
    </style:style>
    <style:style style:name="P1742" style:parent-style-name="HTMLconformatoprevio" style:family="paragraph">
      <style:paragraph-properties fo:background-color="#DEDEDE"/>
    </style:style>
    <style:style style:name="T1743" style:parent-style-name="Fuentedepárrafopredeter." style:family="text">
      <style:text-properties fo:color="#000000" fo:language="en" fo:country="GB"/>
    </style:style>
    <style:style style:name="T1744" style:parent-style-name="Fuentedepárrafopredeter." style:family="text">
      <style:text-properties fo:color="#A1A100" fo:language="en" fo:country="GB"/>
    </style:style>
    <style:style style:name="T1745" style:parent-style-name="Fuentedepárrafopredeter." style:family="text">
      <style:text-properties fo:color="#000000" fo:language="en" fo:country="GB"/>
    </style:style>
    <style:style style:name="T1746" style:parent-style-name="Fuentedepárrafopredeter." style:family="text">
      <style:text-properties fo:color="#BF0303" fo:language="en" fo:country="GB"/>
    </style:style>
    <style:style style:name="T1747" style:parent-style-name="Fuentedepárrafopredeter." style:family="text">
      <style:text-properties fo:color="#5555FF" fo:language="en" fo:country="GB"/>
    </style:style>
    <style:style style:name="T1748" style:parent-style-name="Fuentedepárrafopredeter." style:family="text">
      <style:text-properties fo:color="#BF0303" fo:language="en" fo:country="GB"/>
    </style:style>
    <style:style style:name="T1749" style:parent-style-name="Fuentedepárrafopredeter." style:family="text">
      <style:text-properties fo:color="#006E28" fo:language="en" fo:country="GB"/>
    </style:style>
    <style:style style:name="P1750" style:parent-style-name="HTMLconformatoprevio" style:family="paragraph">
      <style:paragraph-properties fo:background-color="#DEDEDE"/>
    </style:style>
    <style:style style:name="T1751" style:parent-style-name="Fuentedepárrafopredeter." style:family="text">
      <style:text-properties fo:color="#000000" fo:language="en" fo:country="GB"/>
    </style:style>
    <style:style style:name="T1752" style:parent-style-name="Fuentedepárrafopredeter." style:family="text">
      <style:text-properties fo:color="#5555FF" fo:language="en" fo:country="GB"/>
    </style:style>
    <style:style style:name="T1753" style:parent-style-name="Fuentedepárrafopredeter." style:family="text">
      <style:text-properties fo:color="#000000" fo:language="en" fo:country="GB"/>
    </style:style>
    <style:style style:name="T1754" style:parent-style-name="Fuentedepárrafopredeter." style:family="text">
      <style:text-properties fo:color="#644A9B" fo:language="en" fo:country="GB"/>
    </style:style>
    <style:style style:name="T1755" style:parent-style-name="Fuentedepárrafopredeter." style:family="text">
      <style:text-properties fo:color="#006E28" fo:language="en" fo:country="GB"/>
    </style:style>
    <style:style style:name="T1756" style:parent-style-name="Fuentedepárrafopredeter." style:family="text">
      <style:text-properties fo:color="#5555FF" fo:language="en" fo:country="GB"/>
    </style:style>
    <style:style style:name="T1757" style:parent-style-name="Fuentedepárrafopredeter." style:family="text">
      <style:text-properties fo:color="#006E28" fo:language="en" fo:country="GB"/>
    </style:style>
    <style:style style:name="T1758" style:parent-style-name="Fuentedepárrafopredeter." style:family="text">
      <style:text-properties fo:color="#000000" fo:language="en" fo:country="GB"/>
    </style:style>
    <style:style style:name="T1759" style:parent-style-name="Fuentedepárrafopredeter." style:family="text">
      <style:text-properties fo:color="#BF0303" fo:language="en" fo:country="GB"/>
    </style:style>
    <style:style style:name="T1760" style:parent-style-name="Fuentedepárrafopredeter." style:family="text">
      <style:text-properties fo:color="#006E28" fo:language="en" fo:country="GB"/>
    </style:style>
    <style:style style:name="P1761" style:parent-style-name="HTMLconformatoprevio" style:family="paragraph">
      <style:paragraph-properties fo:background-color="#DEDEDE"/>
    </style:style>
    <style:style style:name="T1762" style:parent-style-name="Fuentedepárrafopredeter." style:family="text">
      <style:text-properties fo:color="#000000" fo:language="en" fo:country="GB"/>
    </style:style>
    <style:style style:name="T1763" style:parent-style-name="Fuentedepárrafopredeter." style:family="text">
      <style:text-properties fo:color="#5555FF" fo:language="en" fo:country="GB"/>
    </style:style>
    <style:style style:name="T1764" style:parent-style-name="Fuentedepárrafopredeter." style:family="text">
      <style:text-properties fo:color="#000000" fo:language="en" fo:country="GB"/>
    </style:style>
    <style:style style:name="T1765" style:parent-style-name="Textoennegrita" style:family="text">
      <style:text-properties fo:color="#000000" fo:language="en" fo:country="GB"/>
    </style:style>
    <style:style style:name="T1766" style:parent-style-name="Fuentedepárrafopredeter." style:family="text">
      <style:text-properties fo:color="#000000" fo:language="en" fo:country="GB"/>
    </style:style>
    <style:style style:name="T1767" style:parent-style-name="Fuentedepárrafopredeter." style:family="text">
      <style:text-properties fo:color="#5555FF" fo:language="en" fo:country="GB"/>
    </style:style>
    <style:style style:name="T1768" style:parent-style-name="Fuentedepárrafopredeter." style:family="text">
      <style:text-properties fo:color="#006E28" fo:language="en" fo:country="GB"/>
    </style:style>
    <style:style style:name="P1769" style:parent-style-name="HTMLconformatoprevio" style:family="paragraph">
      <style:paragraph-properties fo:background-color="#DEDEDE"/>
    </style:style>
    <style:style style:name="T1770" style:parent-style-name="Fuentedepárrafopredeter." style:family="text">
      <style:text-properties fo:color="#000000" fo:language="en" fo:country="GB"/>
    </style:style>
    <style:style style:name="T1771" style:parent-style-name="Fuentedepárrafopredeter." style:family="text">
      <style:text-properties fo:color="#5555FF"/>
    </style:style>
    <style:style style:name="T1772" style:parent-style-name="Fuentedepárrafopredeter." style:family="text">
      <style:text-properties fo:color="#000000"/>
    </style:style>
    <style:style style:name="T1773" style:parent-style-name="Fuentedepárrafopredeter." style:family="text">
      <style:text-properties fo:color="#006E28"/>
    </style:style>
    <style:style style:name="T1774" style:parent-style-name="Fuentedepárrafopredeter." style:family="text">
      <style:text-properties fo:color="#000000"/>
    </style:style>
    <style:style style:name="P1775" style:parent-style-name="HTMLconformatoprevio" style:family="paragraph">
      <style:paragraph-properties fo:background-color="#DEDEDE"/>
      <style:text-properties fo:color="#000000"/>
    </style:style>
    <style:style style:name="P1776" style:parent-style-name="HTMLconformatoprevio" style:family="paragraph">
      <style:paragraph-properties fo:background-color="#DEDEDE"/>
    </style:style>
    <style:style style:name="T1777" style:parent-style-name="Fuentedepárrafopredeter." style:family="text">
      <style:text-properties fo:color="#A1A100"/>
    </style:style>
    <style:style style:name="P1778" style:parent-style-name="HTMLconformatoprevio" style:family="paragraph">
      <style:paragraph-properties fo:background-color="#DEDEDE"/>
      <style:text-properties fo:color="#000000"/>
    </style:style>
    <style:style style:name="P1779" style:parent-style-name="HTMLconformatoprevio" style:family="paragraph">
      <style:paragraph-properties fo:background-color="#DEDEDE"/>
    </style:style>
    <style:style style:name="T1780" style:parent-style-name="Fuentedepárrafopredeter." style:family="text">
      <style:text-properties fo:color="#000000"/>
    </style:style>
    <style:style style:name="T1781" style:parent-style-name="Fuentedepárrafopredeter." style:family="text">
      <style:text-properties fo:color="#898887"/>
    </style:style>
    <style:style style:name="P1782" style:parent-style-name="HTMLconformatoprevio" style:family="paragraph">
      <style:paragraph-properties fo:background-color="#DEDEDE"/>
    </style:style>
    <style:style style:name="T1783" style:parent-style-name="Fuentedepárrafopredeter." style:family="text">
      <style:text-properties fo:color="#000000"/>
    </style:style>
    <style:style style:name="T1784" style:parent-style-name="Fuentedepárrafopredeter." style:family="text">
      <style:text-properties fo:color="#5555FF" fo:language="en" fo:country="GB"/>
    </style:style>
    <style:style style:name="T1785" style:parent-style-name="Fuentedepárrafopredeter." style:family="text">
      <style:text-properties fo:color="#000000" fo:language="en" fo:country="GB"/>
    </style:style>
    <style:style style:name="T1786" style:parent-style-name="Fuentedepárrafopredeter." style:family="text">
      <style:text-properties fo:color="#644A9B" fo:language="en" fo:country="GB"/>
    </style:style>
    <style:style style:name="T1787" style:parent-style-name="Fuentedepárrafopredeter." style:family="text">
      <style:text-properties fo:color="#006E28" fo:language="en" fo:country="GB"/>
    </style:style>
    <style:style style:name="T1788" style:parent-style-name="Textoennegrita" style:family="text">
      <style:text-properties fo:color="#5555FF" fo:language="en" fo:country="GB"/>
    </style:style>
    <style:style style:name="T1789" style:parent-style-name="Fuentedepárrafopredeter." style:family="text">
      <style:text-properties fo:color="#006E28" fo:language="en" fo:country="GB"/>
    </style:style>
    <style:style style:name="T1790" style:parent-style-name="Fuentedepárrafopredeter." style:family="text">
      <style:text-properties fo:color="#BF0303" fo:language="en" fo:country="GB"/>
    </style:style>
    <style:style style:name="T1791" style:parent-style-name="Fuentedepárrafopredeter." style:family="text">
      <style:text-properties fo:color="#006E28" fo:language="en" fo:country="GB"/>
    </style:style>
    <style:style style:name="P1792" style:parent-style-name="HTMLconformatoprevio" style:family="paragraph">
      <style:paragraph-properties fo:background-color="#DEDEDE"/>
    </style:style>
    <style:style style:name="T1793" style:parent-style-name="Fuentedepárrafopredeter." style:family="text">
      <style:text-properties fo:color="#000000" fo:language="en" fo:country="GB"/>
    </style:style>
    <style:style style:name="T1794" style:parent-style-name="Fuentedepárrafopredeter." style:family="text">
      <style:text-properties fo:color="#5555FF" fo:language="en" fo:country="GB"/>
    </style:style>
    <style:style style:name="T1795" style:parent-style-name="Fuentedepárrafopredeter." style:family="text">
      <style:text-properties fo:color="#000000" fo:language="en" fo:country="GB"/>
    </style:style>
    <style:style style:name="T1796" style:parent-style-name="Fuentedepárrafopredeter." style:family="text">
      <style:text-properties fo:color="#644A9B" fo:language="en" fo:country="GB"/>
    </style:style>
    <style:style style:name="T1797" style:parent-style-name="Fuentedepárrafopredeter." style:family="text">
      <style:text-properties fo:color="#006E28" fo:language="en" fo:country="GB"/>
    </style:style>
    <style:style style:name="T1798" style:parent-style-name="Textoennegrita" style:family="text">
      <style:text-properties fo:color="#5555FF" fo:language="en" fo:country="GB"/>
    </style:style>
    <style:style style:name="T1799" style:parent-style-name="Fuentedepárrafopredeter." style:family="text">
      <style:text-properties fo:color="#006E28" fo:language="en" fo:country="GB"/>
    </style:style>
    <style:style style:name="T1800" style:parent-style-name="Fuentedepárrafopredeter." style:family="text">
      <style:text-properties fo:color="#BF0303" fo:language="en" fo:country="GB"/>
    </style:style>
    <style:style style:name="T1801" style:parent-style-name="Fuentedepárrafopredeter." style:family="text">
      <style:text-properties fo:color="#006E28" fo:language="en" fo:country="GB"/>
    </style:style>
    <style:style style:name="T1802" style:parent-style-name="Fuentedepárrafopredeter." style:family="text">
      <style:text-properties fo:color="#000000" fo:language="en" fo:country="GB"/>
    </style:style>
    <style:style style:name="T1803" style:parent-style-name="Fuentedepárrafopredeter." style:family="text">
      <style:text-properties fo:color="#006E28" fo:language="en" fo:country="GB"/>
    </style:style>
    <style:style style:name="T1804" style:parent-style-name="Fuentedepárrafopredeter." style:family="text">
      <style:text-properties fo:color="#000000" fo:language="en" fo:country="GB"/>
    </style:style>
    <style:style style:name="T1805" style:parent-style-name="Textoennegrita" style:family="text">
      <style:text-properties fo:color="#5555FF"/>
    </style:style>
    <style:style style:name="T1806" style:parent-style-name="Fuentedepárrafopredeter." style:family="text">
      <style:text-properties fo:color="#006E28"/>
    </style:style>
    <style:style style:name="T1807" style:parent-style-name="Fuentedepárrafopredeter." style:family="text">
      <style:text-properties fo:color="#BF0303"/>
    </style:style>
    <style:style style:name="T1808" style:parent-style-name="Fuentedepárrafopredeter." style:family="text">
      <style:text-properties fo:color="#006E28"/>
    </style:style>
    <style:style style:name="T1809" style:parent-style-name="Fuentedepárrafopredeter." style:family="text">
      <style:text-properties fo:color="#000000"/>
    </style:style>
    <style:style style:name="T1810" style:parent-style-name="Fuentedepárrafopredeter." style:family="text">
      <style:text-properties fo:color="#006E28"/>
    </style:style>
    <style:style style:name="T1811" style:parent-style-name="Fuentedepárrafopredeter." style:family="text">
      <style:text-properties fo:color="#000000"/>
    </style:style>
    <style:style style:name="T1812" style:parent-style-name="Fuentedepárrafopredeter." style:family="text">
      <style:text-properties fo:color="#BF0303"/>
    </style:style>
    <style:style style:name="T1813" style:parent-style-name="Fuentedepárrafopredeter." style:family="text">
      <style:text-properties fo:color="#006E28"/>
    </style:style>
    <style:style style:name="P1814" style:parent-style-name="HTMLconformatoprevio" style:family="paragraph">
      <style:paragraph-properties fo:background-color="#DEDEDE"/>
      <style:text-properties fo:color="#000000"/>
    </style:style>
    <style:style style:name="P1815" style:parent-style-name="HTMLconformatoprevio" style:family="paragraph">
      <style:paragraph-properties fo:background-color="#DEDEDE"/>
    </style:style>
    <style:style style:name="T1816" style:parent-style-name="Fuentedepárrafopredeter." style:family="text">
      <style:text-properties fo:color="#000000"/>
    </style:style>
    <style:style style:name="T1817" style:parent-style-name="Fuentedepárrafopredeter." style:family="text">
      <style:text-properties fo:color="#898887"/>
    </style:style>
    <style:style style:name="P1818" style:parent-style-name="HTMLconformatoprevio" style:family="paragraph">
      <style:paragraph-properties fo:background-color="#DEDEDE"/>
    </style:style>
    <style:style style:name="T1819" style:parent-style-name="Fuentedepárrafopredeter." style:family="text">
      <style:text-properties fo:color="#000000"/>
    </style:style>
    <style:style style:name="T1820" style:parent-style-name="Fuentedepárrafopredeter." style:family="text">
      <style:text-properties fo:color="#A1A100" fo:language="en" fo:country="GB"/>
    </style:style>
    <style:style style:name="T1821" style:parent-style-name="Fuentedepárrafopredeter." style:family="text">
      <style:text-properties fo:color="#000000" fo:language="en" fo:country="GB"/>
    </style:style>
    <style:style style:name="T1822" style:parent-style-name="Fuentedepárrafopredeter." style:family="text">
      <style:text-properties fo:color="#BF0303" fo:language="en" fo:country="GB"/>
    </style:style>
    <style:style style:name="T1823" style:parent-style-name="Fuentedepárrafopredeter." style:family="text">
      <style:text-properties fo:color="#5555FF" fo:language="en" fo:country="GB"/>
    </style:style>
    <style:style style:name="T1824" style:parent-style-name="Fuentedepárrafopredeter." style:family="text">
      <style:text-properties fo:color="#BF0303" fo:language="en" fo:country="GB"/>
    </style:style>
    <style:style style:name="T1825" style:parent-style-name="Fuentedepárrafopredeter." style:family="text">
      <style:text-properties fo:color="#006E28" fo:language="en" fo:country="GB"/>
    </style:style>
    <style:style style:name="P1826" style:parent-style-name="HTMLconformatoprevio" style:family="paragraph">
      <style:paragraph-properties fo:background-color="#DEDEDE"/>
    </style:style>
    <style:style style:name="T1827" style:parent-style-name="Fuentedepárrafopredeter." style:family="text">
      <style:text-properties fo:color="#000000" fo:language="en" fo:country="GB"/>
    </style:style>
    <style:style style:name="T1828" style:parent-style-name="Fuentedepárrafopredeter." style:family="text">
      <style:text-properties fo:color="#5555FF" fo:language="en" fo:country="GB"/>
    </style:style>
    <style:style style:name="T1829" style:parent-style-name="Fuentedepárrafopredeter." style:family="text">
      <style:text-properties fo:color="#000000" fo:language="en" fo:country="GB"/>
    </style:style>
    <style:style style:name="T1830" style:parent-style-name="Fuentedepárrafopredeter." style:family="text">
      <style:text-properties fo:color="#644A9B" fo:language="en" fo:country="GB"/>
    </style:style>
    <style:style style:name="T1831" style:parent-style-name="Fuentedepárrafopredeter." style:family="text">
      <style:text-properties fo:color="#006E28" fo:language="en" fo:country="GB"/>
    </style:style>
    <style:style style:name="T1832" style:parent-style-name="Fuentedepárrafopredeter." style:family="text">
      <style:text-properties fo:color="#5555FF" fo:language="en" fo:country="GB"/>
    </style:style>
    <style:style style:name="T1833" style:parent-style-name="Fuentedepárrafopredeter." style:family="text">
      <style:text-properties fo:color="#006E28" fo:language="en" fo:country="GB"/>
    </style:style>
    <style:style style:name="T1834" style:parent-style-name="Fuentedepárrafopredeter." style:family="text">
      <style:text-properties fo:color="#000000" fo:language="en" fo:country="GB"/>
    </style:style>
    <style:style style:name="T1835" style:parent-style-name="Fuentedepárrafopredeter." style:family="text">
      <style:text-properties fo:color="#BF0303" fo:language="en" fo:country="GB"/>
    </style:style>
    <style:style style:name="T1836" style:parent-style-name="Fuentedepárrafopredeter." style:family="text">
      <style:text-properties fo:color="#006E28" fo:language="en" fo:country="GB"/>
    </style:style>
    <style:style style:name="P1837" style:parent-style-name="HTMLconformatoprevio" style:family="paragraph">
      <style:paragraph-properties fo:background-color="#DEDEDE"/>
    </style:style>
    <style:style style:name="T1838" style:parent-style-name="Fuentedepárrafopredeter." style:family="text">
      <style:text-properties fo:color="#000000" fo:language="en" fo:country="GB"/>
    </style:style>
    <style:style style:name="T1839" style:parent-style-name="Fuentedepárrafopredeter." style:family="text">
      <style:text-properties fo:color="#5555FF" fo:language="en" fo:country="GB"/>
    </style:style>
    <style:style style:name="T1840" style:parent-style-name="Fuentedepárrafopredeter." style:family="text">
      <style:text-properties fo:color="#000000" fo:language="en" fo:country="GB"/>
    </style:style>
    <style:style style:name="T1841" style:parent-style-name="Textoennegrita" style:family="text">
      <style:text-properties fo:color="#000000" fo:language="en" fo:country="GB"/>
    </style:style>
    <style:style style:name="T1842" style:parent-style-name="Fuentedepárrafopredeter." style:family="text">
      <style:text-properties fo:color="#000000" fo:language="en" fo:country="GB"/>
    </style:style>
    <style:style style:name="T1843" style:parent-style-name="Fuentedepárrafopredeter." style:family="text">
      <style:text-properties fo:color="#5555FF" fo:language="en" fo:country="GB"/>
    </style:style>
    <style:style style:name="T1844" style:parent-style-name="Fuentedepárrafopredeter." style:family="text">
      <style:text-properties fo:color="#006E28" fo:language="en" fo:country="GB"/>
    </style:style>
    <style:style style:name="P1845" style:parent-style-name="HTMLconformatoprevio" style:family="paragraph">
      <style:paragraph-properties fo:background-color="#DEDEDE"/>
      <style:text-properties fo:color="#000000" fo:language="en" fo:country="GB"/>
    </style:style>
    <style:style style:name="P1846" style:parent-style-name="HTMLconformatoprevio" style:family="paragraph">
      <style:paragraph-properties fo:background-color="#DEDEDE"/>
    </style:style>
    <style:style style:name="T1847" style:parent-style-name="Fuentedepárrafopredeter." style:family="text">
      <style:text-properties fo:color="#000000" fo:language="en" fo:country="GB"/>
    </style:style>
    <style:style style:name="T1848" style:parent-style-name="Fuentedepárrafopredeter." style:family="text">
      <style:text-properties fo:color="#898887"/>
    </style:style>
    <style:style style:name="P1849" style:parent-style-name="HTMLconformatoprevio" style:family="paragraph">
      <style:paragraph-properties fo:background-color="#DEDEDE"/>
    </style:style>
    <style:style style:name="T1850" style:parent-style-name="Fuentedepárrafopredeter." style:family="text">
      <style:text-properties fo:color="#000000"/>
    </style:style>
    <style:style style:name="T1851" style:parent-style-name="Fuentedepárrafopredeter." style:family="text">
      <style:text-properties fo:color="#644A9B"/>
    </style:style>
    <style:style style:name="T1852" style:parent-style-name="Fuentedepárrafopredeter." style:family="text">
      <style:text-properties fo:color="#006E28"/>
    </style:style>
    <style:style style:name="T1853" style:parent-style-name="Fuentedepárrafopredeter." style:family="text">
      <style:text-properties fo:color="#000000"/>
    </style:style>
    <style:style style:name="T1854" style:parent-style-name="Fuentedepárrafopredeter." style:family="text">
      <style:text-properties fo:color="#644A9B"/>
    </style:style>
    <style:style style:name="T1855" style:parent-style-name="Fuentedepárrafopredeter." style:family="text">
      <style:text-properties fo:color="#006E28"/>
    </style:style>
    <style:style style:name="T1856" style:parent-style-name="Fuentedepárrafopredeter." style:family="text">
      <style:text-properties fo:color="#000000"/>
    </style:style>
    <style:style style:name="T1857" style:parent-style-name="Fuentedepárrafopredeter." style:family="text">
      <style:text-properties fo:color="#5555FF"/>
    </style:style>
    <style:style style:name="T1858" style:parent-style-name="Fuentedepárrafopredeter." style:family="text">
      <style:text-properties fo:color="#006E28"/>
    </style:style>
    <style:style style:name="T1859" style:parent-style-name="Fuentedepárrafopredeter." style:family="text">
      <style:text-properties fo:color="#000000"/>
    </style:style>
    <style:style style:name="T1860" style:parent-style-name="Fuentedepárrafopredeter." style:family="text">
      <style:text-properties fo:color="#5555FF"/>
    </style:style>
    <style:style style:name="T1861" style:parent-style-name="Fuentedepárrafopredeter." style:family="text">
      <style:text-properties fo:color="#000000"/>
    </style:style>
    <style:style style:name="T1862" style:parent-style-name="Fuentedepárrafopredeter." style:family="text">
      <style:text-properties fo:color="#006E28"/>
    </style:style>
    <style:style style:name="T1863" style:parent-style-name="Fuentedepárrafopredeter." style:family="text">
      <style:text-properties fo:color="#000000"/>
    </style:style>
    <style:style style:name="T1864" style:parent-style-name="Fuentedepárrafopredeter." style:family="text">
      <style:text-properties fo:color="#006E28"/>
    </style:style>
    <style:style style:name="P1865" style:parent-style-name="HTMLconformatoprevio" style:family="paragraph">
      <style:paragraph-properties fo:background-color="#DEDEDE"/>
      <style:text-properties fo:color="#000000"/>
    </style:style>
    <style:style style:name="P1866" style:parent-style-name="NormalWeb" style:family="paragraph">
      <style:paragraph-properties fo:margin-top="0.125in" fo:margin-bottom="0.125in" fo:margin-left="0.1041in">
        <style:tab-stops/>
      </style:paragraph-properties>
    </style:style>
    <style:style style:name="T1867" style:parent-style-name="Textoennegrita" style:family="text">
      <style:text-properties style:font-name="Verdana" fo:color="#262727" fo:font-size="10pt" style:font-size-asian="10pt" style:font-size-complex="10pt"/>
    </style:style>
    <style:style style:name="T1868" style:parent-style-name="Fuentedepárrafopredeter." style:family="text">
      <style:text-properties style:font-name="Verdana" fo:color="#262727" fo:font-size="10pt" style:font-size-asian="10pt" style:font-size-complex="10pt"/>
    </style:style>
    <style:style style:name="T1869" style:parent-style-name="Textoennegrita" style:family="text">
      <style:text-properties style:font-name="Verdana" fo:color="#262727" fo:font-size="10pt" style:font-size-asian="10pt" style:font-size-complex="10pt"/>
    </style:style>
    <style:style style:name="T1870" style:parent-style-name="Fuentedepárrafopredeter." style:family="text">
      <style:text-properties style:font-name="Verdana" fo:color="#262727" fo:font-size="10pt" style:font-size-asian="10pt" style:font-size-complex="10pt"/>
    </style:style>
    <style:style style:name="T1871" style:parent-style-name="Textoennegrita" style:family="text">
      <style:text-properties style:font-name="Verdana" fo:color="#262727" fo:font-size="10pt" style:font-size-asian="10pt" style:font-size-complex="10pt"/>
    </style:style>
    <style:style style:name="T1872" style:parent-style-name="Fuentedepárrafopredeter." style:family="text">
      <style:text-properties style:font-name="Verdana" fo:color="#262727" fo:font-size="10pt" style:font-size-asian="10pt" style:font-size-complex="10pt"/>
    </style:style>
    <style:style style:name="T1873" style:parent-style-name="Textoennegrita" style:family="text">
      <style:text-properties style:font-name="Verdana" fo:color="#262727" fo:font-size="10pt" style:font-size-asian="10pt" style:font-size-complex="10pt"/>
    </style:style>
    <style:style style:name="T1874" style:parent-style-name="Fuentedepárrafopredeter." style:family="text">
      <style:text-properties style:font-name="Verdana" fo:color="#262727" fo:font-size="10pt" style:font-size-asian="10pt" style:font-size-complex="10pt"/>
    </style:style>
    <style:style style:name="P1875" style:parent-style-name="HTMLconformatoprevio" style:family="paragraph">
      <style:paragraph-properties fo:background-color="#DEDEDE"/>
    </style:style>
    <style:style style:name="T1876" style:parent-style-name="Textoennegrita" style:family="text">
      <style:text-properties fo:color="#000000" fo:language="en" fo:country="GB"/>
    </style:style>
    <style:style style:name="P1877" style:parent-style-name="HTMLconformatoprevio" style:family="paragraph">
      <style:paragraph-properties fo:background-color="#DEDEDE"/>
    </style:style>
    <style:style style:name="T1878" style:parent-style-name="Fuentedepárrafopredeter." style:family="text">
      <style:text-properties fo:color="#A1A100" fo:language="en" fo:country="GB"/>
    </style:style>
    <style:style style:name="T1879" style:parent-style-name="Fuentedepárrafopredeter." style:family="text">
      <style:text-properties fo:color="#000000" fo:language="en" fo:country="GB"/>
    </style:style>
    <style:style style:name="T1880" style:parent-style-name="Fuentedepárrafopredeter." style:family="text">
      <style:text-properties fo:color="#BF0303" fo:language="en" fo:country="GB"/>
    </style:style>
    <style:style style:name="T1881" style:parent-style-name="Fuentedepárrafopredeter." style:family="text">
      <style:text-properties fo:color="#006E28" fo:language="en" fo:country="GB"/>
    </style:style>
    <style:style style:name="P1882" style:parent-style-name="HTMLconformatoprevio" style:family="paragraph">
      <style:paragraph-properties fo:background-color="#DEDEDE"/>
      <style:text-properties fo:color="#000000" fo:language="en" fo:country="GB"/>
    </style:style>
    <style:style style:name="P1883" style:parent-style-name="HTMLconformatoprevio" style:family="paragraph">
      <style:paragraph-properties fo:background-color="#DEDEDE"/>
    </style:style>
    <style:style style:name="T1884" style:parent-style-name="Textoennegrita" style:family="text">
      <style:text-properties fo:color="#000000" fo:language="en" fo:country="GB"/>
    </style:style>
    <style:style style:name="T1885" style:parent-style-name="Fuentedepárrafopredeter." style:family="text">
      <style:text-properties fo:color="#000000" fo:language="en" fo:country="GB"/>
    </style:style>
    <style:style style:name="P1886" style:parent-style-name="HTMLconformatoprevio" style:family="paragraph">
      <style:paragraph-properties fo:background-color="#DEDEDE"/>
      <style:text-properties fo:color="#000000" fo:language="en" fo:country="GB"/>
    </style:style>
    <style:style style:name="P1887" style:parent-style-name="HTMLconformatoprevio" style:family="paragraph">
      <style:paragraph-properties fo:background-color="#DEDEDE"/>
    </style:style>
    <style:style style:name="T1888" style:parent-style-name="Fuentedepárrafopredeter." style:family="text">
      <style:text-properties fo:color="#000000" fo:language="en" fo:country="GB"/>
    </style:style>
    <style:style style:name="T1889" style:parent-style-name="Textoennegrita" style:family="text">
      <style:text-properties fo:color="#000000" fo:language="en" fo:country="GB"/>
    </style:style>
    <style:style style:name="T1890" style:parent-style-name="Fuentedepárrafopredeter." style:family="text">
      <style:text-properties fo:color="#000000" fo:language="en" fo:country="GB"/>
    </style:style>
    <style:style style:name="T1891" style:parent-style-name="Fuentedepárrafopredeter." style:family="text">
      <style:text-properties fo:color="#5555FF" fo:language="en" fo:country="GB"/>
    </style:style>
    <style:style style:name="T1892" style:parent-style-name="Fuentedepárrafopredeter." style:family="text">
      <style:text-properties fo:color="#006E28" fo:language="en" fo:country="GB"/>
    </style:style>
    <style:style style:name="P1893" style:parent-style-name="HTMLconformatoprevio" style:family="paragraph">
      <style:paragraph-properties fo:background-color="#DEDEDE"/>
      <style:text-properties fo:color="#000000" fo:language="en" fo:country="GB"/>
    </style:style>
    <style:style style:name="P1894" style:parent-style-name="HTMLconformatoprevio" style:family="paragraph">
      <style:paragraph-properties fo:background-color="#DEDEDE"/>
    </style:style>
    <style:style style:name="T1895" style:parent-style-name="Fuentedepárrafopredeter." style:family="text">
      <style:text-properties fo:color="#000000" fo:language="en" fo:country="GB"/>
    </style:style>
    <style:style style:name="T1896" style:parent-style-name="Textoennegrita" style:family="text">
      <style:text-properties fo:color="#000000" fo:language="en" fo:country="GB"/>
    </style:style>
    <style:style style:name="T1897" style:parent-style-name="Fuentedepárrafopredeter." style:family="text">
      <style:text-properties fo:color="#000000" fo:language="en" fo:country="GB"/>
    </style:style>
    <style:style style:name="T1898" style:parent-style-name="Textoennegrita" style:family="text">
      <style:text-properties fo:color="#000000" fo:language="en" fo:country="GB"/>
    </style:style>
    <style:style style:name="T1899" style:parent-style-name="Fuentedepárrafopredeter." style:family="text">
      <style:text-properties fo:color="#000000" fo:language="en" fo:country="GB"/>
    </style:style>
    <style:style style:name="T1900" style:parent-style-name="Fuentedepárrafopredeter." style:family="text">
      <style:text-properties fo:color="#644A9B" fo:language="en" fo:country="GB"/>
    </style:style>
    <style:style style:name="T1901" style:parent-style-name="Fuentedepárrafopredeter." style:family="text">
      <style:text-properties fo:color="#006E28" fo:language="en" fo:country="GB"/>
    </style:style>
    <style:style style:name="T1902" style:parent-style-name="Fuentedepárrafopredeter." style:family="text">
      <style:text-properties fo:color="#000000" fo:language="en" fo:country="GB"/>
    </style:style>
    <style:style style:name="P1903" style:parent-style-name="HTMLconformatoprevio" style:family="paragraph">
      <style:paragraph-properties fo:background-color="#DEDEDE"/>
    </style:style>
    <style:style style:name="T1904" style:parent-style-name="Fuentedepárrafopredeter." style:family="text">
      <style:text-properties fo:color="#000000" fo:language="en" fo:country="GB"/>
    </style:style>
    <style:style style:name="T1905" style:parent-style-name="Textoennegrita" style:family="text">
      <style:text-properties fo:color="#5555FF" fo:language="en" fo:country="GB"/>
    </style:style>
    <style:style style:name="T1906" style:parent-style-name="Fuentedepárrafopredeter." style:family="text">
      <style:text-properties fo:color="#000000" fo:language="en" fo:country="GB"/>
    </style:style>
    <style:style style:name="T1907" style:parent-style-name="Textoennegrita" style:family="text">
      <style:text-properties fo:color="#000000" fo:language="en" fo:country="GB"/>
    </style:style>
    <style:style style:name="T1908" style:parent-style-name="Fuentedepárrafopredeter." style:family="text">
      <style:text-properties fo:color="#000000" fo:language="en" fo:country="GB"/>
    </style:style>
    <style:style style:name="T1909" style:parent-style-name="Fuentedepárrafopredeter." style:family="text">
      <style:text-properties fo:color="#006E28" fo:language="en" fo:country="GB"/>
    </style:style>
    <style:style style:name="P1910" style:parent-style-name="HTMLconformatoprevio" style:family="paragraph">
      <style:paragraph-properties fo:background-color="#DEDEDE"/>
      <style:text-properties fo:color="#000000" fo:language="en" fo:country="GB"/>
    </style:style>
    <style:style style:name="P1911" style:parent-style-name="HTMLconformatoprevio" style:family="paragraph">
      <style:paragraph-properties fo:background-color="#DEDEDE"/>
      <style:text-properties fo:color="#000000" fo:language="en" fo:country="GB"/>
    </style:style>
    <style:style style:name="P1912" style:parent-style-name="HTMLconformatoprevio" style:family="paragraph">
      <style:paragraph-properties fo:background-color="#DEDEDE"/>
    </style:style>
    <style:style style:name="T1913" style:parent-style-name="Fuentedepárrafopredeter." style:family="text">
      <style:text-properties fo:color="#000000" fo:language="en" fo:country="GB"/>
    </style:style>
    <style:style style:name="T1914" style:parent-style-name="Textoennegrita" style:family="text">
      <style:text-properties fo:color="#000000" fo:language="en" fo:country="GB"/>
    </style:style>
    <style:style style:name="T1915" style:parent-style-name="Fuentedepárrafopredeter." style:family="text">
      <style:text-properties fo:color="#000000" fo:language="en" fo:country="GB"/>
    </style:style>
    <style:style style:name="T1916" style:parent-style-name="Textoennegrita" style:family="text">
      <style:text-properties fo:color="#000000" fo:language="en" fo:country="GB"/>
    </style:style>
    <style:style style:name="T1917" style:parent-style-name="Fuentedepárrafopredeter." style:family="text">
      <style:text-properties fo:color="#000000" fo:language="en" fo:country="GB"/>
    </style:style>
    <style:style style:name="T1918" style:parent-style-name="Fuentedepárrafopredeter." style:family="text">
      <style:text-properties fo:color="#006E28" fo:language="en" fo:country="GB"/>
    </style:style>
    <style:style style:name="T1919" style:parent-style-name="Fuentedepárrafopredeter." style:family="text">
      <style:text-properties fo:color="#000000" fo:language="en" fo:country="GB"/>
    </style:style>
    <style:style style:name="P1920" style:parent-style-name="HTMLconformatoprevio" style:family="paragraph">
      <style:paragraph-properties fo:background-color="#DEDEDE"/>
    </style:style>
    <style:style style:name="T1921" style:parent-style-name="Fuentedepárrafopredeter." style:family="text">
      <style:text-properties fo:color="#000000" fo:language="en" fo:country="GB"/>
    </style:style>
    <style:style style:name="T1922" style:parent-style-name="Fuentedepárrafopredeter." style:family="text">
      <style:text-properties fo:color="#A1A100" fo:language="en" fo:country="GB"/>
    </style:style>
    <style:style style:name="T1923" style:parent-style-name="Fuentedepárrafopredeter." style:family="text">
      <style:text-properties fo:color="#000000" fo:language="en" fo:country="GB"/>
    </style:style>
    <style:style style:name="T1924" style:parent-style-name="Fuentedepárrafopredeter." style:family="text">
      <style:text-properties fo:color="#BF0303" fo:language="en" fo:country="GB"/>
    </style:style>
    <style:style style:name="T1925" style:parent-style-name="Fuentedepárrafopredeter." style:family="text">
      <style:text-properties fo:color="#006E28" fo:language="en" fo:country="GB"/>
    </style:style>
    <style:style style:name="P1926" style:parent-style-name="HTMLconformatoprevio" style:family="paragraph">
      <style:paragraph-properties fo:background-color="#DEDEDE"/>
    </style:style>
    <style:style style:name="T1927" style:parent-style-name="Fuentedepárrafopredeter." style:family="text">
      <style:text-properties fo:color="#000000" fo:language="en" fo:country="GB"/>
    </style:style>
    <style:style style:name="T1928" style:parent-style-name="Fuentedepárrafopredeter." style:family="text">
      <style:text-properties fo:color="#A1A100" fo:language="en" fo:country="GB"/>
    </style:style>
    <style:style style:name="T1929" style:parent-style-name="Fuentedepárrafopredeter." style:family="text">
      <style:text-properties fo:color="#000000" fo:language="en" fo:country="GB"/>
    </style:style>
    <style:style style:name="T1930" style:parent-style-name="Fuentedepárrafopredeter." style:family="text">
      <style:text-properties fo:color="#BF0303" fo:language="en" fo:country="GB"/>
    </style:style>
    <style:style style:name="T1931" style:parent-style-name="Fuentedepárrafopredeter." style:family="text">
      <style:text-properties fo:color="#006E28" fo:language="en" fo:country="GB"/>
    </style:style>
    <style:style style:name="P1932" style:parent-style-name="HTMLconformatoprevio" style:family="paragraph">
      <style:paragraph-properties fo:background-color="#DEDEDE"/>
    </style:style>
    <style:style style:name="T1933" style:parent-style-name="Fuentedepárrafopredeter." style:family="text">
      <style:text-properties fo:color="#000000" fo:language="en" fo:country="GB"/>
    </style:style>
    <style:style style:name="T1934" style:parent-style-name="Fuentedepárrafopredeter." style:family="text">
      <style:text-properties fo:color="#A1A100" fo:language="en" fo:country="GB"/>
    </style:style>
    <style:style style:name="T1935" style:parent-style-name="Fuentedepárrafopredeter." style:family="text">
      <style:text-properties fo:color="#000000" fo:language="en" fo:country="GB"/>
    </style:style>
    <style:style style:name="T1936" style:parent-style-name="Fuentedepárrafopredeter." style:family="text">
      <style:text-properties fo:color="#BF0303" fo:language="en" fo:country="GB"/>
    </style:style>
    <style:style style:name="T1937" style:parent-style-name="Fuentedepárrafopredeter." style:family="text">
      <style:text-properties fo:color="#006E28" fo:language="en" fo:country="GB"/>
    </style:style>
    <style:style style:name="P1938" style:parent-style-name="HTMLconformatoprevio" style:family="paragraph">
      <style:paragraph-properties fo:background-color="#DEDEDE"/>
      <style:text-properties fo:color="#000000" fo:language="en" fo:country="GB"/>
    </style:style>
    <style:style style:name="P1939" style:parent-style-name="HTMLconformatoprevio" style:family="paragraph">
      <style:paragraph-properties fo:background-color="#DEDEDE"/>
      <style:text-properties fo:color="#000000" fo:language="en" fo:country="GB"/>
    </style:style>
    <style:style style:name="P1940" style:parent-style-name="HTMLconformatoprevio" style:family="paragraph">
      <style:paragraph-properties fo:background-color="#DEDEDE"/>
    </style:style>
    <style:style style:name="T1941" style:parent-style-name="Fuentedepárrafopredeter." style:family="text">
      <style:text-properties fo:color="#000000" fo:language="en" fo:country="GB"/>
    </style:style>
    <style:style style:name="T1942" style:parent-style-name="Textoennegrita" style:family="text">
      <style:text-properties fo:color="#000000" fo:language="en" fo:country="GB"/>
    </style:style>
    <style:style style:name="T1943" style:parent-style-name="Fuentedepárrafopredeter." style:family="text">
      <style:text-properties fo:color="#000000" fo:language="en" fo:country="GB"/>
    </style:style>
    <style:style style:name="T1944" style:parent-style-name="Textoennegrita" style:family="text">
      <style:text-properties fo:color="#000000" fo:language="en" fo:country="GB"/>
    </style:style>
    <style:style style:name="T1945" style:parent-style-name="Fuentedepárrafopredeter." style:family="text">
      <style:text-properties fo:color="#000000" fo:language="en" fo:country="GB"/>
    </style:style>
    <style:style style:name="T1946" style:parent-style-name="Fuentedepárrafopredeter." style:family="text">
      <style:text-properties fo:color="#006E28" fo:language="en" fo:country="GB"/>
    </style:style>
    <style:style style:name="T1947" style:parent-style-name="Fuentedepárrafopredeter." style:family="text">
      <style:text-properties fo:color="#000000" fo:language="en" fo:country="GB"/>
    </style:style>
    <style:style style:name="P1948" style:parent-style-name="HTMLconformatoprevio" style:family="paragraph">
      <style:paragraph-properties fo:background-color="#DEDEDE"/>
    </style:style>
    <style:style style:name="T1949" style:parent-style-name="Fuentedepárrafopredeter." style:family="text">
      <style:text-properties fo:color="#000000" fo:language="en" fo:country="GB"/>
    </style:style>
    <style:style style:name="T1950" style:parent-style-name="Fuentedepárrafopredeter." style:family="text">
      <style:text-properties fo:color="#5555FF" fo:language="en" fo:country="GB"/>
    </style:style>
    <style:style style:name="T1951" style:parent-style-name="Fuentedepárrafopredeter." style:family="text">
      <style:text-properties fo:color="#000000" fo:language="en" fo:country="GB"/>
    </style:style>
    <style:style style:name="T1952" style:parent-style-name="Textoennegrita" style:family="text">
      <style:text-properties fo:color="#000000" fo:language="en" fo:country="GB"/>
    </style:style>
    <style:style style:name="T1953" style:parent-style-name="Fuentedepárrafopredeter." style:family="text">
      <style:text-properties fo:color="#000000" fo:language="en" fo:country="GB"/>
    </style:style>
    <style:style style:name="T1954" style:parent-style-name="Fuentedepárrafopredeter." style:family="text">
      <style:text-properties fo:color="#006E28" fo:language="en" fo:country="GB"/>
    </style:style>
    <style:style style:name="P1955" style:parent-style-name="HTMLconformatoprevio" style:family="paragraph">
      <style:paragraph-properties fo:background-color="#DEDEDE"/>
      <style:text-properties fo:color="#000000" fo:language="en" fo:country="GB"/>
    </style:style>
    <style:style style:name="P1956" style:parent-style-name="HTMLconformatoprevio" style:family="paragraph">
      <style:paragraph-properties fo:background-color="#DEDEDE"/>
    </style:style>
    <style:style style:name="T1957" style:parent-style-name="Fuentedepárrafopredeter." style:family="text">
      <style:text-properties fo:color="#000000" fo:language="en" fo:country="GB"/>
    </style:style>
    <style:style style:name="T1958" style:parent-style-name="Fuentedepárrafopredeter." style:family="text">
      <style:text-properties fo:color="#A1A100" fo:language="en" fo:country="GB"/>
    </style:style>
    <style:style style:name="T1959" style:parent-style-name="Fuentedepárrafopredeter." style:family="text">
      <style:text-properties fo:color="#006E28" fo:language="en" fo:country="GB"/>
    </style:style>
    <style:style style:name="T1960" style:parent-style-name="Fuentedepárrafopredeter." style:family="text">
      <style:text-properties fo:color="#644A9B" fo:language="en" fo:country="GB"/>
    </style:style>
    <style:style style:name="T1961" style:parent-style-name="Fuentedepárrafopredeter." style:family="text">
      <style:text-properties fo:color="#006E28" fo:language="en" fo:country="GB"/>
    </style:style>
    <style:style style:name="T1962" style:parent-style-name="Textoennegrita" style:family="text">
      <style:text-properties fo:color="#5555FF" fo:language="en" fo:country="GB"/>
    </style:style>
    <style:style style:name="T1963" style:parent-style-name="Fuentedepárrafopredeter." style:family="text">
      <style:text-properties fo:color="#006E28" fo:language="en" fo:country="GB"/>
    </style:style>
    <style:style style:name="T1964" style:parent-style-name="Fuentedepárrafopredeter." style:family="text">
      <style:text-properties fo:color="#BF0303" fo:language="en" fo:country="GB"/>
    </style:style>
    <style:style style:name="T1965" style:parent-style-name="Fuentedepárrafopredeter." style:family="text">
      <style:text-properties fo:color="#006E28" fo:language="en" fo:country="GB"/>
    </style:style>
    <style:style style:name="T1966" style:parent-style-name="Fuentedepárrafopredeter." style:family="text">
      <style:text-properties fo:color="#000000" fo:language="en" fo:country="GB"/>
    </style:style>
    <style:style style:name="P1967" style:parent-style-name="HTMLconformatoprevio" style:family="paragraph">
      <style:paragraph-properties fo:background-color="#DEDEDE"/>
    </style:style>
    <style:style style:name="T1968" style:parent-style-name="Fuentedepárrafopredeter." style:family="text">
      <style:text-properties fo:color="#000000" fo:language="en" fo:country="GB"/>
    </style:style>
    <style:style style:name="T1969" style:parent-style-name="Fuentedepárrafopredeter." style:family="text">
      <style:text-properties fo:color="#5555FF" fo:language="en" fo:country="GB"/>
    </style:style>
    <style:style style:name="T1970" style:parent-style-name="Fuentedepárrafopredeter." style:family="text">
      <style:text-properties fo:color="#000000" fo:language="en" fo:country="GB"/>
    </style:style>
    <style:style style:name="T1971" style:parent-style-name="Textoennegrita" style:family="text">
      <style:text-properties fo:color="#5555FF" fo:language="en" fo:country="GB"/>
    </style:style>
    <style:style style:name="T1972" style:parent-style-name="Fuentedepárrafopredeter." style:family="text">
      <style:text-properties fo:color="#000000" fo:language="en" fo:country="GB"/>
    </style:style>
    <style:style style:name="T1973" style:parent-style-name="Fuentedepárrafopredeter." style:family="text">
      <style:text-properties fo:color="#006E28" fo:language="en" fo:country="GB"/>
    </style:style>
    <style:style style:name="T1974" style:parent-style-name="Textoennegrita" style:family="text">
      <style:text-properties fo:color="#5555FF" fo:language="en" fo:country="GB"/>
    </style:style>
    <style:style style:name="T1975" style:parent-style-name="Fuentedepárrafopredeter." style:family="text">
      <style:text-properties fo:color="#006E28" fo:language="en" fo:country="GB"/>
    </style:style>
    <style:style style:name="T1976" style:parent-style-name="Fuentedepárrafopredeter." style:family="text">
      <style:text-properties fo:color="#BF0303" fo:language="en" fo:country="GB"/>
    </style:style>
    <style:style style:name="T1977" style:parent-style-name="Fuentedepárrafopredeter." style:family="text">
      <style:text-properties fo:color="#006E28" fo:language="en" fo:country="GB"/>
    </style:style>
    <style:style style:name="P1978" style:parent-style-name="HTMLconformatoprevio" style:family="paragraph">
      <style:paragraph-properties fo:background-color="#DEDEDE"/>
      <style:text-properties fo:color="#000000" fo:language="en" fo:country="GB"/>
    </style:style>
    <style:style style:name="P1979" style:parent-style-name="HTMLconformatoprevio" style:family="paragraph">
      <style:paragraph-properties fo:background-color="#DEDEDE"/>
      <style:text-properties fo:color="#000000" fo:language="en" fo:country="GB"/>
    </style:style>
    <style:style style:name="P1980" style:parent-style-name="HTMLconformatoprevio" style:family="paragraph">
      <style:paragraph-properties fo:background-color="#DEDEDE"/>
    </style:style>
    <style:style style:name="T1981" style:parent-style-name="Fuentedepárrafopredeter." style:family="text">
      <style:text-properties fo:color="#000000" fo:language="en" fo:country="GB"/>
    </style:style>
    <style:style style:name="T1982" style:parent-style-name="Fuentedepárrafopredeter." style:family="text">
      <style:text-properties fo:color="#A1A100" fo:language="en" fo:country="GB"/>
    </style:style>
    <style:style style:name="T1983" style:parent-style-name="Fuentedepárrafopredeter." style:family="text">
      <style:text-properties fo:color="#000000" fo:language="en" fo:country="GB"/>
    </style:style>
    <style:style style:name="T1984" style:parent-style-name="Fuentedepárrafopredeter." style:family="text">
      <style:text-properties fo:color="#BF0303" fo:language="en" fo:country="GB"/>
    </style:style>
    <style:style style:name="T1985" style:parent-style-name="Fuentedepárrafopredeter." style:family="text">
      <style:text-properties fo:color="#006E28" fo:language="en" fo:country="GB"/>
    </style:style>
    <style:style style:name="P1986" style:parent-style-name="HTMLconformatoprevio" style:family="paragraph">
      <style:paragraph-properties fo:background-color="#DEDEDE"/>
    </style:style>
    <style:style style:name="T1987" style:parent-style-name="Fuentedepárrafopredeter." style:family="text">
      <style:text-properties fo:color="#000000" fo:language="en" fo:country="GB"/>
    </style:style>
    <style:style style:name="T1988" style:parent-style-name="Fuentedepárrafopredeter." style:family="text">
      <style:text-properties fo:color="#A1A100" fo:language="en" fo:country="GB"/>
    </style:style>
    <style:style style:name="T1989" style:parent-style-name="Fuentedepárrafopredeter." style:family="text">
      <style:text-properties fo:color="#000000" fo:language="en" fo:country="GB"/>
    </style:style>
    <style:style style:name="T1990" style:parent-style-name="Fuentedepárrafopredeter." style:family="text">
      <style:text-properties fo:color="#BF0303" fo:language="en" fo:country="GB"/>
    </style:style>
    <style:style style:name="T1991" style:parent-style-name="Fuentedepárrafopredeter." style:family="text">
      <style:text-properties fo:color="#006E28" fo:language="en" fo:country="GB"/>
    </style:style>
    <style:style style:name="P1992" style:parent-style-name="HTMLconformatoprevio" style:family="paragraph">
      <style:paragraph-properties fo:background-color="#DEDEDE"/>
    </style:style>
    <style:style style:name="T1993" style:parent-style-name="Fuentedepárrafopredeter." style:family="text">
      <style:text-properties fo:color="#000000" fo:language="en" fo:country="GB"/>
    </style:style>
    <style:style style:name="T1994" style:parent-style-name="Fuentedepárrafopredeter." style:family="text">
      <style:text-properties fo:color="#A1A100" fo:language="en" fo:country="GB"/>
    </style:style>
    <style:style style:name="T1995" style:parent-style-name="Fuentedepárrafopredeter." style:family="text">
      <style:text-properties fo:color="#000000" fo:language="en" fo:country="GB"/>
    </style:style>
    <style:style style:name="T1996" style:parent-style-name="Fuentedepárrafopredeter." style:family="text">
      <style:text-properties fo:color="#BF0303" fo:language="en" fo:country="GB"/>
    </style:style>
    <style:style style:name="T1997" style:parent-style-name="Fuentedepárrafopredeter." style:family="text">
      <style:text-properties fo:color="#006E28" fo:language="en" fo:country="GB"/>
    </style:style>
    <style:style style:name="P1998" style:parent-style-name="HTMLconformatoprevio" style:family="paragraph">
      <style:paragraph-properties fo:background-color="#DEDEDE"/>
      <style:text-properties fo:color="#000000" fo:language="en" fo:country="GB"/>
    </style:style>
    <style:style style:name="P1999" style:parent-style-name="HTMLconformatoprevio" style:family="paragraph">
      <style:paragraph-properties fo:background-color="#DEDEDE"/>
      <style:text-properties fo:color="#000000" fo:language="en" fo:country="GB"/>
    </style:style>
    <style:style style:name="P2000" style:parent-style-name="HTMLconformatoprevio" style:family="paragraph">
      <style:paragraph-properties fo:background-color="#DEDEDE"/>
    </style:style>
    <style:style style:name="T2001" style:parent-style-name="Fuentedepárrafopredeter." style:family="text">
      <style:text-properties fo:color="#000000" fo:language="en" fo:country="GB"/>
    </style:style>
    <style:style style:name="T2002" style:parent-style-name="Textoennegrita" style:family="text">
      <style:text-properties fo:color="#000000" fo:language="en" fo:country="GB"/>
    </style:style>
    <style:style style:name="T2003" style:parent-style-name="Fuentedepárrafopredeter." style:family="text">
      <style:text-properties fo:color="#000000" fo:language="en" fo:country="GB"/>
    </style:style>
    <style:style style:name="T2004" style:parent-style-name="Textoennegrita" style:family="text">
      <style:text-properties fo:color="#000000" fo:language="en" fo:country="GB"/>
    </style:style>
    <style:style style:name="T2005" style:parent-style-name="Fuentedepárrafopredeter." style:family="text">
      <style:text-properties fo:color="#000000" fo:language="en" fo:country="GB"/>
    </style:style>
    <style:style style:name="T2006" style:parent-style-name="Fuentedepárrafopredeter." style:family="text">
      <style:text-properties fo:color="#006E28" fo:language="en" fo:country="GB"/>
    </style:style>
    <style:style style:name="T2007" style:parent-style-name="Fuentedepárrafopredeter." style:family="text">
      <style:text-properties fo:color="#000000" fo:language="en" fo:country="GB"/>
    </style:style>
    <style:style style:name="P2008" style:parent-style-name="HTMLconformatoprevio" style:family="paragraph">
      <style:paragraph-properties fo:background-color="#DEDEDE"/>
    </style:style>
    <style:style style:name="T2009" style:parent-style-name="Fuentedepárrafopredeter." style:family="text">
      <style:text-properties fo:color="#000000" fo:language="en" fo:country="GB"/>
    </style:style>
    <style:style style:name="T2010" style:parent-style-name="Fuentedepárrafopredeter." style:family="text">
      <style:text-properties fo:color="#5555FF" fo:language="en" fo:country="GB"/>
    </style:style>
    <style:style style:name="T2011" style:parent-style-name="Fuentedepárrafopredeter." style:family="text">
      <style:text-properties fo:color="#000000" fo:language="en" fo:country="GB"/>
    </style:style>
    <style:style style:name="T2012" style:parent-style-name="Textoennegrita" style:family="text">
      <style:text-properties fo:color="#000000" fo:language="en" fo:country="GB"/>
    </style:style>
    <style:style style:name="T2013" style:parent-style-name="Fuentedepárrafopredeter." style:family="text">
      <style:text-properties fo:color="#000000" fo:language="en" fo:country="GB"/>
    </style:style>
    <style:style style:name="T2014" style:parent-style-name="Fuentedepárrafopredeter." style:family="text">
      <style:text-properties fo:color="#006E28" fo:language="en" fo:country="GB"/>
    </style:style>
    <style:style style:name="P2015" style:parent-style-name="HTMLconformatoprevio" style:family="paragraph">
      <style:paragraph-properties fo:background-color="#DEDEDE"/>
      <style:text-properties fo:color="#000000" fo:language="en" fo:country="GB"/>
    </style:style>
    <style:style style:name="P2016" style:parent-style-name="HTMLconformatoprevio" style:family="paragraph">
      <style:paragraph-properties fo:background-color="#DEDEDE"/>
    </style:style>
    <style:style style:name="T2017" style:parent-style-name="Fuentedepárrafopredeter." style:family="text">
      <style:text-properties fo:color="#000000" fo:language="en" fo:country="GB"/>
    </style:style>
    <style:style style:name="T2018" style:parent-style-name="Fuentedepárrafopredeter." style:family="text">
      <style:text-properties fo:color="#5555FF" fo:language="en" fo:country="GB"/>
    </style:style>
    <style:style style:name="T2019" style:parent-style-name="Fuentedepárrafopredeter." style:family="text">
      <style:text-properties fo:color="#000000" fo:language="en" fo:country="GB"/>
    </style:style>
    <style:style style:name="T2020" style:parent-style-name="Textoennegrita" style:family="text">
      <style:text-properties fo:color="#5555FF" fo:language="en" fo:country="GB"/>
    </style:style>
    <style:style style:name="T2021" style:parent-style-name="Fuentedepárrafopredeter." style:family="text">
      <style:text-properties fo:color="#006E28" fo:language="en" fo:country="GB"/>
    </style:style>
    <style:style style:name="T2022" style:parent-style-name="Fuentedepárrafopredeter." style:family="text">
      <style:text-properties fo:color="#BF0303" fo:language="en" fo:country="GB"/>
    </style:style>
    <style:style style:name="T2023" style:parent-style-name="Fuentedepárrafopredeter." style:family="text">
      <style:text-properties fo:color="#006E28" fo:language="en" fo:country="GB"/>
    </style:style>
    <style:style style:name="P2024" style:parent-style-name="HTMLconformatoprevio" style:family="paragraph">
      <style:paragraph-properties fo:background-color="#DEDEDE"/>
    </style:style>
    <style:style style:name="T2025" style:parent-style-name="Fuentedepárrafopredeter." style:family="text">
      <style:text-properties fo:color="#000000" fo:language="en" fo:country="GB"/>
    </style:style>
    <style:style style:name="T2026" style:parent-style-name="Fuentedepárrafopredeter." style:family="text">
      <style:text-properties fo:color="#5555FF" fo:language="en" fo:country="GB"/>
    </style:style>
    <style:style style:name="T2027" style:parent-style-name="Fuentedepárrafopredeter." style:family="text">
      <style:text-properties fo:color="#000000" fo:language="en" fo:country="GB"/>
    </style:style>
    <style:style style:name="T2028" style:parent-style-name="Textoennegrita" style:family="text">
      <style:text-properties fo:color="#5555FF" fo:language="en" fo:country="GB"/>
    </style:style>
    <style:style style:name="T2029" style:parent-style-name="Fuentedepárrafopredeter." style:family="text">
      <style:text-properties fo:color="#006E28" fo:language="en" fo:country="GB"/>
    </style:style>
    <style:style style:name="T2030" style:parent-style-name="Fuentedepárrafopredeter." style:family="text">
      <style:text-properties fo:color="#BF0303" fo:language="en" fo:country="GB"/>
    </style:style>
    <style:style style:name="T2031" style:parent-style-name="Fuentedepárrafopredeter." style:family="text">
      <style:text-properties fo:color="#006E28" fo:language="en" fo:country="GB"/>
    </style:style>
    <style:style style:name="P2032" style:parent-style-name="HTMLconformatoprevio" style:family="paragraph">
      <style:paragraph-properties fo:background-color="#DEDEDE"/>
    </style:style>
    <style:style style:name="T2033" style:parent-style-name="Fuentedepárrafopredeter." style:family="text">
      <style:text-properties fo:color="#000000" fo:language="en" fo:country="GB"/>
    </style:style>
    <style:style style:name="T2034" style:parent-style-name="Fuentedepárrafopredeter." style:family="text">
      <style:text-properties fo:color="#5555FF"/>
    </style:style>
    <style:style style:name="T2035" style:parent-style-name="Fuentedepárrafopredeter." style:family="text">
      <style:text-properties fo:color="#000000"/>
    </style:style>
    <style:style style:name="T2036" style:parent-style-name="Textoennegrita" style:family="text">
      <style:text-properties fo:color="#5555FF"/>
    </style:style>
    <style:style style:name="T2037" style:parent-style-name="Fuentedepárrafopredeter." style:family="text">
      <style:text-properties fo:color="#006E28"/>
    </style:style>
    <style:style style:name="T2038" style:parent-style-name="Fuentedepárrafopredeter." style:family="text">
      <style:text-properties fo:color="#BF0303"/>
    </style:style>
    <style:style style:name="T2039" style:parent-style-name="Fuentedepárrafopredeter." style:family="text">
      <style:text-properties fo:color="#006E28"/>
    </style:style>
    <style:style style:name="P2040" style:parent-style-name="HTMLconformatoprevio" style:family="paragraph">
      <style:paragraph-properties fo:background-color="#DEDEDE"/>
    </style:style>
    <style:style style:name="T2041" style:parent-style-name="Fuentedepárrafopredeter." style:family="text">
      <style:text-properties fo:color="#000000"/>
    </style:style>
    <style:style style:name="T2042" style:parent-style-name="Fuentedepárrafopredeter." style:family="text">
      <style:text-properties fo:color="#5555FF"/>
    </style:style>
    <style:style style:name="T2043" style:parent-style-name="Fuentedepárrafopredeter." style:family="text">
      <style:text-properties fo:color="#000000"/>
    </style:style>
    <style:style style:name="T2044" style:parent-style-name="Textoennegrita" style:family="text">
      <style:text-properties fo:color="#5555FF"/>
    </style:style>
    <style:style style:name="T2045" style:parent-style-name="Fuentedepárrafopredeter." style:family="text">
      <style:text-properties fo:color="#006E28"/>
    </style:style>
    <style:style style:name="T2046" style:parent-style-name="Fuentedepárrafopredeter." style:family="text">
      <style:text-properties fo:color="#BF0303"/>
    </style:style>
    <style:style style:name="T2047" style:parent-style-name="Fuentedepárrafopredeter." style:family="text">
      <style:text-properties fo:color="#006E28"/>
    </style:style>
    <style:style style:name="P2048" style:parent-style-name="HTMLconformatoprevio" style:family="paragraph">
      <style:paragraph-properties fo:background-color="#DEDEDE"/>
    </style:style>
    <style:style style:name="T2049" style:parent-style-name="Fuentedepárrafopredeter." style:family="text">
      <style:text-properties fo:color="#000000"/>
    </style:style>
    <style:style style:name="T2050" style:parent-style-name="Fuentedepárrafopredeter." style:family="text">
      <style:text-properties fo:color="#5555FF"/>
    </style:style>
    <style:style style:name="T2051" style:parent-style-name="Fuentedepárrafopredeter." style:family="text">
      <style:text-properties fo:color="#000000"/>
    </style:style>
    <style:style style:name="T2052" style:parent-style-name="Textoennegrita" style:family="text">
      <style:text-properties fo:color="#5555FF"/>
    </style:style>
    <style:style style:name="T2053" style:parent-style-name="Fuentedepárrafopredeter." style:family="text">
      <style:text-properties fo:color="#006E28"/>
    </style:style>
    <style:style style:name="T2054" style:parent-style-name="Fuentedepárrafopredeter." style:family="text">
      <style:text-properties fo:color="#BF0303"/>
    </style:style>
    <style:style style:name="T2055" style:parent-style-name="Fuentedepárrafopredeter." style:family="text">
      <style:text-properties fo:color="#006E28"/>
    </style:style>
    <style:style style:name="P2056" style:parent-style-name="HTMLconformatoprevio" style:family="paragraph">
      <style:paragraph-properties fo:background-color="#DEDEDE"/>
    </style:style>
    <style:style style:name="T2057" style:parent-style-name="Fuentedepárrafopredeter." style:family="text">
      <style:text-properties fo:color="#000000"/>
    </style:style>
    <style:style style:name="T2058" style:parent-style-name="Fuentedepárrafopredeter." style:family="text">
      <style:text-properties fo:color="#5555FF"/>
    </style:style>
    <style:style style:name="T2059" style:parent-style-name="Fuentedepárrafopredeter." style:family="text">
      <style:text-properties fo:color="#000000"/>
    </style:style>
    <style:style style:name="T2060" style:parent-style-name="Textoennegrita" style:family="text">
      <style:text-properties fo:color="#5555FF"/>
    </style:style>
    <style:style style:name="T2061" style:parent-style-name="Fuentedepárrafopredeter." style:family="text">
      <style:text-properties fo:color="#006E28"/>
    </style:style>
    <style:style style:name="T2062" style:parent-style-name="Fuentedepárrafopredeter." style:family="text">
      <style:text-properties fo:color="#BF0303"/>
    </style:style>
    <style:style style:name="T2063" style:parent-style-name="Fuentedepárrafopredeter." style:family="text">
      <style:text-properties fo:color="#006E28"/>
    </style:style>
    <style:style style:name="P2064" style:parent-style-name="HTMLconformatoprevio" style:family="paragraph">
      <style:paragraph-properties fo:background-color="#DEDEDE"/>
      <style:text-properties fo:color="#000000"/>
    </style:style>
    <style:style style:name="P2065" style:parent-style-name="HTMLconformatoprevio" style:family="paragraph">
      <style:paragraph-properties fo:background-color="#DEDEDE"/>
    </style:style>
    <style:style style:name="T2066" style:parent-style-name="Fuentedepárrafopredeter." style:family="text">
      <style:text-properties fo:color="#000000"/>
    </style:style>
    <style:style style:name="T2067" style:parent-style-name="Fuentedepárrafopredeter." style:family="text">
      <style:text-properties fo:color="#5555FF" fo:language="en" fo:country="GB"/>
    </style:style>
    <style:style style:name="T2068" style:parent-style-name="Fuentedepárrafopredeter." style:family="text">
      <style:text-properties fo:color="#000000" fo:language="en" fo:country="GB"/>
    </style:style>
    <style:style style:name="T2069" style:parent-style-name="Fuentedepárrafopredeter." style:family="text">
      <style:text-properties fo:color="#B08000" fo:language="en" fo:country="GB"/>
    </style:style>
    <style:style style:name="T2070" style:parent-style-name="Fuentedepárrafopredeter." style:family="text">
      <style:text-properties fo:color="#000000" fo:language="en" fo:country="GB"/>
    </style:style>
    <style:style style:name="P2071" style:parent-style-name="HTMLconformatoprevio" style:family="paragraph">
      <style:paragraph-properties fo:background-color="#DEDEDE"/>
    </style:style>
    <style:style style:name="T2072" style:parent-style-name="Fuentedepárrafopredeter." style:family="text">
      <style:text-properties fo:color="#000000" fo:language="en" fo:country="GB"/>
    </style:style>
    <style:style style:name="T2073" style:parent-style-name="Fuentedepárrafopredeter." style:family="text">
      <style:text-properties fo:color="#006E28" fo:language="en" fo:country="GB"/>
    </style:style>
    <style:style style:name="T2074" style:parent-style-name="Fuentedepárrafopredeter." style:family="text">
      <style:text-properties fo:color="#000000" fo:language="en" fo:country="GB"/>
    </style:style>
    <style:style style:name="T2075" style:parent-style-name="Textoennegrita" style:family="text">
      <style:text-properties fo:color="#5555FF" fo:language="en" fo:country="GB"/>
    </style:style>
    <style:style style:name="T2076" style:parent-style-name="Fuentedepárrafopredeter." style:family="text">
      <style:text-properties fo:color="#000000" fo:language="en" fo:country="GB"/>
    </style:style>
    <style:style style:name="T2077" style:parent-style-name="Fuentedepárrafopredeter." style:family="text">
      <style:text-properties fo:color="#006E28" fo:language="en" fo:country="GB"/>
    </style:style>
    <style:style style:name="T2078" style:parent-style-name="Fuentedepárrafopredeter." style:family="text">
      <style:text-properties fo:color="#5555FF" fo:language="en" fo:country="GB"/>
    </style:style>
    <style:style style:name="T2079" style:parent-style-name="Fuentedepárrafopredeter." style:family="text">
      <style:text-properties fo:color="#006E28" fo:language="en" fo:country="GB"/>
    </style:style>
    <style:style style:name="P2080" style:parent-style-name="HTMLconformatoprevio" style:family="paragraph">
      <style:paragraph-properties fo:background-color="#DEDEDE"/>
    </style:style>
    <style:style style:name="T2081" style:parent-style-name="Fuentedepárrafopredeter." style:family="text">
      <style:text-properties fo:color="#000000" fo:language="en" fo:country="GB"/>
    </style:style>
    <style:style style:name="T2082" style:parent-style-name="Fuentedepárrafopredeter." style:family="text">
      <style:text-properties fo:color="#006E28" fo:language="en" fo:country="GB"/>
    </style:style>
    <style:style style:name="T2083" style:parent-style-name="Fuentedepárrafopredeter." style:family="text">
      <style:text-properties fo:color="#000000" fo:language="en" fo:country="GB"/>
    </style:style>
    <style:style style:name="T2084" style:parent-style-name="Textoennegrita" style:family="text">
      <style:text-properties fo:color="#5555FF" fo:language="en" fo:country="GB"/>
    </style:style>
    <style:style style:name="T2085" style:parent-style-name="Fuentedepárrafopredeter." style:family="text">
      <style:text-properties fo:color="#000000" fo:language="en" fo:country="GB"/>
    </style:style>
    <style:style style:name="T2086" style:parent-style-name="Fuentedepárrafopredeter." style:family="text">
      <style:text-properties fo:color="#006E28" fo:language="en" fo:country="GB"/>
    </style:style>
    <style:style style:name="T2087" style:parent-style-name="Fuentedepárrafopredeter." style:family="text">
      <style:text-properties fo:color="#5555FF" fo:language="en" fo:country="GB"/>
    </style:style>
    <style:style style:name="T2088" style:parent-style-name="Fuentedepárrafopredeter." style:family="text">
      <style:text-properties fo:color="#006E28" fo:language="en" fo:country="GB"/>
    </style:style>
    <style:style style:name="P2089" style:parent-style-name="HTMLconformatoprevio" style:family="paragraph">
      <style:paragraph-properties fo:background-color="#DEDEDE"/>
      <style:text-properties fo:color="#000000" fo:language="en" fo:country="GB"/>
    </style:style>
    <style:style style:name="P2090" style:parent-style-name="HTMLconformatoprevio" style:family="paragraph">
      <style:paragraph-properties fo:background-color="#DEDEDE"/>
    </style:style>
    <style:style style:name="T2091" style:parent-style-name="Fuentedepárrafopredeter." style:family="text">
      <style:text-properties fo:color="#000000" fo:language="en" fo:country="GB"/>
    </style:style>
    <style:style style:name="T2092" style:parent-style-name="Fuentedepárrafopredeter." style:family="text">
      <style:text-properties fo:color="#644A9B" fo:language="en" fo:country="GB"/>
    </style:style>
    <style:style style:name="T2093" style:parent-style-name="Fuentedepárrafopredeter." style:family="text">
      <style:text-properties fo:color="#006E28" fo:language="en" fo:country="GB"/>
    </style:style>
    <style:style style:name="T2094" style:parent-style-name="Fuentedepárrafopredeter." style:family="text">
      <style:text-properties fo:color="#BF0303" fo:language="en" fo:country="GB"/>
    </style:style>
    <style:style style:name="T2095" style:parent-style-name="Fuentedepárrafopredeter." style:family="text">
      <style:text-properties fo:color="#006E28" fo:language="en" fo:country="GB"/>
    </style:style>
    <style:style style:name="P2096" style:parent-style-name="HTMLconformatoprevio" style:family="paragraph">
      <style:paragraph-properties fo:background-color="#DEDEDE"/>
      <style:text-properties fo:color="#000000" fo:language="en" fo:country="GB"/>
    </style:style>
    <style:style style:name="P2097" style:parent-style-name="HTMLconformatoprevio" style:family="paragraph">
      <style:paragraph-properties fo:background-color="#DEDEDE"/>
      <style:text-properties fo:color="#000000" fo:language="en" fo:country="GB"/>
    </style:style>
    <style:style style:name="P2098" style:parent-style-name="HTMLconformatoprevio" style:family="paragraph">
      <style:paragraph-properties fo:background-color="#DEDEDE"/>
    </style:style>
    <style:style style:name="T2099" style:parent-style-name="Fuentedepárrafopredeter." style:family="text">
      <style:text-properties fo:color="#000000" fo:language="en" fo:country="GB"/>
    </style:style>
    <style:style style:name="T2100" style:parent-style-name="Textoennegrita" style:family="text">
      <style:text-properties fo:color="#000000" fo:language="en" fo:country="GB"/>
    </style:style>
    <style:style style:name="T2101" style:parent-style-name="Fuentedepárrafopredeter." style:family="text">
      <style:text-properties fo:color="#000000" fo:language="en" fo:country="GB"/>
    </style:style>
    <style:style style:name="T2102" style:parent-style-name="Textoennegrita" style:family="text">
      <style:text-properties fo:color="#000000" fo:language="en" fo:country="GB"/>
    </style:style>
    <style:style style:name="T2103" style:parent-style-name="Fuentedepárrafopredeter." style:family="text">
      <style:text-properties fo:color="#000000" fo:language="en" fo:country="GB"/>
    </style:style>
    <style:style style:name="T2104" style:parent-style-name="Fuentedepárrafopredeter." style:family="text">
      <style:text-properties fo:color="#006E28" fo:language="en" fo:country="GB"/>
    </style:style>
    <style:style style:name="T2105" style:parent-style-name="Fuentedepárrafopredeter." style:family="text">
      <style:text-properties fo:color="#000000" fo:language="en" fo:country="GB"/>
    </style:style>
    <style:style style:name="P2106" style:parent-style-name="HTMLconformatoprevio" style:family="paragraph">
      <style:paragraph-properties fo:background-color="#DEDEDE"/>
    </style:style>
    <style:style style:name="T2107" style:parent-style-name="Fuentedepárrafopredeter." style:family="text">
      <style:text-properties fo:color="#000000" fo:language="en" fo:country="GB"/>
    </style:style>
    <style:style style:name="T2108" style:parent-style-name="Textoennegrita" style:family="text">
      <style:text-properties fo:color="#5555FF" fo:language="en" fo:country="GB"/>
    </style:style>
    <style:style style:name="T2109" style:parent-style-name="Fuentedepárrafopredeter." style:family="text">
      <style:text-properties fo:color="#000000" fo:language="en" fo:country="GB"/>
    </style:style>
    <style:style style:name="T2110" style:parent-style-name="Fuentedepárrafopredeter." style:family="text">
      <style:text-properties fo:color="#006E28" fo:language="en" fo:country="GB"/>
    </style:style>
    <style:style style:name="T2111" style:parent-style-name="Textoennegrita" style:family="text">
      <style:text-properties fo:color="#5555FF" fo:language="en" fo:country="GB"/>
    </style:style>
    <style:style style:name="T2112" style:parent-style-name="Fuentedepárrafopredeter." style:family="text">
      <style:text-properties fo:color="#006E28" fo:language="en" fo:country="GB"/>
    </style:style>
    <style:style style:name="T2113" style:parent-style-name="Fuentedepárrafopredeter." style:family="text">
      <style:text-properties fo:color="#BF0303" fo:language="en" fo:country="GB"/>
    </style:style>
    <style:style style:name="T2114" style:parent-style-name="Fuentedepárrafopredeter." style:family="text">
      <style:text-properties fo:color="#006E28" fo:language="en" fo:country="GB"/>
    </style:style>
    <style:style style:name="P2115" style:parent-style-name="HTMLconformatoprevio" style:family="paragraph">
      <style:paragraph-properties fo:background-color="#DEDEDE"/>
    </style:style>
    <style:style style:name="T2116" style:parent-style-name="Fuentedepárrafopredeter." style:family="text">
      <style:text-properties fo:color="#000000" fo:language="en" fo:country="GB"/>
    </style:style>
    <style:style style:name="T2117" style:parent-style-name="Fuentedepárrafopredeter." style:family="text">
      <style:text-properties fo:color="#644A9B"/>
    </style:style>
    <style:style style:name="T2118" style:parent-style-name="Fuentedepárrafopredeter." style:family="text">
      <style:text-properties fo:color="#006E28"/>
    </style:style>
    <style:style style:name="T2119" style:parent-style-name="Fuentedepárrafopredeter." style:family="text">
      <style:text-properties fo:color="#BF0303"/>
    </style:style>
    <style:style style:name="T2120" style:parent-style-name="Fuentedepárrafopredeter." style:family="text">
      <style:text-properties fo:color="#006E28"/>
    </style:style>
    <style:style style:name="P2121" style:parent-style-name="HTMLconformatoprevio" style:family="paragraph">
      <style:paragraph-properties fo:background-color="#DEDEDE"/>
      <style:text-properties fo:color="#000000"/>
    </style:style>
    <style:style style:name="P2122" style:parent-style-name="HTMLconformatoprevio" style:family="paragraph">
      <style:paragraph-properties fo:background-color="#DEDEDE"/>
      <style:text-properties fo:color="#000000"/>
    </style:style>
    <style:style style:name="P2123" style:parent-style-name="NormalWeb" style:family="paragraph">
      <style:paragraph-properties fo:margin-top="0.125in" fo:margin-bottom="0.125in" fo:margin-left="0.1041in">
        <style:tab-stops/>
      </style:paragraph-properties>
    </style:style>
    <style:style style:name="T2124" style:parent-style-name="Textoennegrita" style:family="text">
      <style:text-properties style:font-name="Verdana" fo:color="#262727" fo:font-size="10pt" style:font-size-asian="10pt" style:font-size-complex="10pt"/>
    </style:style>
    <style:style style:name="T2125" style:parent-style-name="Fuentedepárrafopredeter." style:family="text">
      <style:text-properties style:font-name="Verdana" fo:color="#262727" fo:font-size="10pt" style:font-size-asian="10pt" style:font-size-complex="10pt"/>
    </style:style>
    <style:style style:name="P2126" style:parent-style-name="NormalWeb" style:family="paragraph">
      <style:paragraph-properties fo:margin-top="0.125in" fo:margin-bottom="0.125in" fo:margin-left="0.1041in">
        <style:tab-stops/>
      </style:paragraph-properties>
    </style:style>
    <style:style style:name="T2127" style:parent-style-name="Textoennegrita" style:family="text">
      <style:text-properties style:font-name="Verdana" fo:color="#262727" fo:font-size="10pt" style:font-size-asian="10pt" style:font-size-complex="10pt"/>
    </style:style>
    <style:style style:name="T2128" style:parent-style-name="Fuentedepárrafopredeter." style:family="text">
      <style:text-properties style:font-name="Verdana" fo:color="#262727" fo:font-size="10pt" style:font-size-asian="10pt" style:font-size-complex="10pt"/>
    </style:style>
    <style:style style:name="T2129" style:parent-style-name="Textoennegrita" style:family="text">
      <style:text-properties style:font-name="Verdana" fo:color="#262727" fo:font-size="10pt" style:font-size-asian="10pt" style:font-size-complex="10pt"/>
    </style:style>
    <style:style style:name="T2130" style:parent-style-name="Fuentedepárrafopredeter." style:family="text">
      <style:text-properties style:font-name="Verdana" fo:color="#262727" fo:font-size="10pt" style:font-size-asian="10pt" style:font-size-complex="10pt"/>
    </style:style>
    <style:style style:name="T2131" style:parent-style-name="Textoennegrita" style:family="text">
      <style:text-properties style:font-name="Verdana" fo:color="#262727" fo:font-size="10pt" style:font-size-asian="10pt" style:font-size-complex="10pt"/>
    </style:style>
    <style:style style:name="T2132" style:parent-style-name="Fuentedepárrafopredeter." style:family="text">
      <style:text-properties style:font-name="Verdana" fo:color="#262727" fo:font-size="10pt" style:font-size-asian="10pt" style:font-size-complex="10pt"/>
    </style:style>
    <style:style style:name="T2133" style:parent-style-name="Textoennegrita" style:family="text">
      <style:text-properties style:font-name="Verdana" fo:color="#262727" fo:font-size="10pt" style:font-size-asian="10pt" style:font-size-complex="10pt"/>
    </style:style>
    <style:style style:name="T2134" style:parent-style-name="Fuentedepárrafopredeter." style:family="text">
      <style:text-properties style:font-name="Verdana" fo:color="#262727" fo:font-size="10pt" style:font-size-asian="10pt" style:font-size-complex="10pt"/>
    </style:style>
    <style:style style:name="T2135" style:parent-style-name="Textoennegrita" style:family="text">
      <style:text-properties style:font-name="Verdana" fo:color="#262727" fo:font-size="10pt" style:font-size-asian="10pt" style:font-size-complex="10pt"/>
    </style:style>
    <style:style style:name="T2136" style:parent-style-name="Fuentedepárrafopredeter." style:family="text">
      <style:text-properties style:font-name="Verdana" fo:color="#262727" fo:font-size="10pt" style:font-size-asian="10pt" style:font-size-complex="10pt"/>
    </style:style>
    <style:style style:name="T2137" style:parent-style-name="Textoennegrita" style:family="text">
      <style:text-properties style:font-name="Verdana" fo:color="#262727" fo:font-size="10pt" style:font-size-asian="10pt" style:font-size-complex="10pt"/>
    </style:style>
    <style:style style:name="T2138" style:parent-style-name="Fuentedepárrafopredeter." style:family="text">
      <style:text-properties style:font-name="Verdana" fo:color="#262727" fo:font-size="10pt" style:font-size-asian="10pt" style:font-size-complex="10pt"/>
    </style:style>
    <style:style style:name="P2139" style:parent-style-name="NormalWeb" style:family="paragraph">
      <style:paragraph-properties fo:margin-top="0.125in" fo:margin-bottom="0.125in" fo:margin-left="0.1041in">
        <style:tab-stops/>
      </style:paragraph-properties>
    </style:style>
    <style:style style:name="T2140" style:parent-style-name="Textoennegrita" style:family="text">
      <style:text-properties style:font-name="Verdana" fo:color="#262727" fo:font-size="10pt" style:font-size-asian="10pt" style:font-size-complex="10pt"/>
    </style:style>
    <style:style style:name="T2141" style:parent-style-name="Fuentedepárrafopredeter." style:family="text">
      <style:text-properties style:font-name="Verdana" fo:color="#262727" fo:font-size="10pt" style:font-size-asian="10pt" style:font-size-complex="10pt"/>
    </style:style>
    <style:style style:name="P2142" style:parent-style-name="NormalWeb" style:family="paragraph">
      <style:paragraph-properties fo:margin-top="0.0104in" fo:margin-bottom="0.0104in" fo:margin-left="0.125in" fo:margin-right="0.0104in">
        <style:tab-stops>
          <style:tab-stop style:type="left" style:position="0.375in"/>
        </style:tab-stops>
      </style:paragraph-properties>
    </style:style>
    <style:style style:name="T2143" style:parent-style-name="Textoennegrita" style:family="text">
      <style:text-properties style:font-name="Lucida Sans Unicode" style:font-name-complex="Lucida Sans Unicode" fo:color="#3A3B3B" fo:font-size="10pt" style:font-size-asian="10pt" style:font-size-complex="10pt"/>
    </style:style>
    <style:style style:name="T2144" style:parent-style-name="Fuentedepárrafopredeter." style:family="text">
      <style:text-properties style:font-name="Lucida Sans Unicode" style:font-name-complex="Lucida Sans Unicode" fo:color="#3A3B3B" fo:font-size="10pt" style:font-size-asian="10pt" style:font-size-complex="10pt"/>
    </style:style>
    <style:style style:name="T2145" style:parent-style-name="Textoennegrita" style:family="text">
      <style:text-properties style:font-name="Lucida Sans Unicode" style:font-name-complex="Lucida Sans Unicode" fo:color="#3A3B3B" fo:font-size="10pt" style:font-size-asian="10pt" style:font-size-complex="10pt"/>
    </style:style>
    <style:style style:name="T2146" style:parent-style-name="Fuentedepárrafopredeter." style:family="text">
      <style:text-properties style:font-name="Lucida Sans Unicode" style:font-name-complex="Lucida Sans Unicode" fo:color="#3A3B3B" fo:font-size="10pt" style:font-size-asian="10pt" style:font-size-complex="10pt"/>
    </style:style>
    <style:style style:name="P2147" style:parent-style-name="NormalWeb" style:family="paragraph">
      <style:paragraph-properties fo:margin-top="0.0104in" fo:margin-bottom="0.0104in" fo:margin-left="0.125in" fo:margin-right="0.0104in">
        <style:tab-stops>
          <style:tab-stop style:type="left" style:position="0.375in"/>
        </style:tab-stops>
      </style:paragraph-properties>
    </style:style>
    <style:style style:name="T2148" style:parent-style-name="Textoennegrita" style:family="text">
      <style:text-properties style:font-name="Lucida Sans Unicode" style:font-name-complex="Lucida Sans Unicode" fo:color="#3A3B3B" fo:font-size="10pt" style:font-size-asian="10pt" style:font-size-complex="10pt"/>
    </style:style>
    <style:style style:name="T2149" style:parent-style-name="Fuentedepárrafopredeter." style:family="text">
      <style:text-properties style:font-name="Lucida Sans Unicode" style:font-name-complex="Lucida Sans Unicode" fo:color="#3A3B3B" fo:font-size="10pt" style:font-size-asian="10pt" style:font-size-complex="10pt"/>
    </style:style>
    <style:style style:name="T2150" style:parent-style-name="Textoennegrita" style:family="text">
      <style:text-properties style:font-name="Lucida Sans Unicode" style:font-name-complex="Lucida Sans Unicode" fo:color="#3A3B3B" fo:font-size="10pt" style:font-size-asian="10pt" style:font-size-complex="10pt"/>
    </style:style>
    <style:style style:name="T2151" style:parent-style-name="Fuentedepárrafopredeter." style:family="text">
      <style:text-properties style:font-name="Lucida Sans Unicode" style:font-name-complex="Lucida Sans Unicode" fo:color="#3A3B3B" fo:font-size="10pt" style:font-size-asian="10pt" style:font-size-complex="10pt"/>
    </style:style>
    <style:style style:name="T2152" style:parent-style-name="Textoennegrita" style:family="text">
      <style:text-properties style:font-name="Lucida Sans Unicode" style:font-name-complex="Lucida Sans Unicode" fo:color="#3A3B3B" fo:font-size="10pt" style:font-size-asian="10pt" style:font-size-complex="10pt"/>
    </style:style>
    <style:style style:name="T2153" style:parent-style-name="Fuentedepárrafopredeter." style:family="text">
      <style:text-properties style:font-name="Lucida Sans Unicode" style:font-name-complex="Lucida Sans Unicode" fo:color="#3A3B3B" fo:font-size="10pt" style:font-size-asian="10pt" style:font-size-complex="10pt"/>
    </style:style>
    <style:style style:name="P2154" style:parent-style-name="HTMLconformatoprevio" style:family="paragraph">
      <style:paragraph-properties fo:background-color="#DEDEDE"/>
    </style:style>
    <style:style style:name="T2155" style:parent-style-name="Textoennegrita" style:family="text">
      <style:text-properties fo:color="#000000" fo:language="en" fo:country="GB"/>
    </style:style>
    <style:style style:name="T2156" style:parent-style-name="Fuentedepárrafopredeter." style:family="text">
      <style:text-properties fo:color="#006E28" fo:language="en" fo:country="GB"/>
    </style:style>
    <style:style style:name="T2157" style:parent-style-name="Fuentedepárrafopredeter." style:family="text">
      <style:text-properties fo:color="#AA0000" fo:language="en" fo:country="GB"/>
    </style:style>
    <style:style style:name="T2158" style:parent-style-name="Textoennegrita" style:family="text">
      <style:text-properties fo:color="#000000" fo:language="en" fo:country="GB"/>
    </style:style>
    <style:style style:name="T2159" style:parent-style-name="Fuentedepárrafopredeter." style:family="text">
      <style:text-properties fo:color="#000000" fo:language="en" fo:country="GB"/>
    </style:style>
    <style:style style:name="T2160" style:parent-style-name="Textoennegrita" style:family="text">
      <style:text-properties fo:color="#000000" fo:language="en" fo:country="GB"/>
    </style:style>
    <style:style style:name="P2161" style:parent-style-name="HTMLconformatoprevio" style:family="paragraph">
      <style:paragraph-properties fo:background-color="#DEDEDE"/>
      <style:text-properties fo:color="#000000" fo:language="en" fo:country="GB"/>
    </style:style>
    <style:style style:name="P2162" style:parent-style-name="HTMLconformatoprevio" style:family="paragraph">
      <style:paragraph-properties fo:background-color="#DEDEDE"/>
    </style:style>
    <style:style style:name="T2163" style:parent-style-name="Textoennegrita" style:family="text">
      <style:text-properties fo:color="#000000" fo:language="en" fo:country="GB"/>
    </style:style>
    <style:style style:name="T2164" style:parent-style-name="Fuentedepárrafopredeter." style:family="text">
      <style:text-properties fo:color="#006E28" fo:language="en" fo:country="GB"/>
    </style:style>
    <style:style style:name="T2165" style:parent-style-name="Fuentedepárrafopredeter." style:family="text">
      <style:text-properties fo:color="#AA0000" fo:language="en" fo:country="GB"/>
    </style:style>
    <style:style style:name="T2166" style:parent-style-name="Textoennegrita" style:family="text">
      <style:text-properties fo:color="#000000" fo:language="en" fo:country="GB"/>
    </style:style>
    <style:style style:name="P2167" style:parent-style-name="HTMLconformatoprevio" style:family="paragraph">
      <style:paragraph-properties fo:background-color="#DEDEDE"/>
    </style:style>
    <style:style style:name="T2168" style:parent-style-name="Fuentedepárrafopredeter." style:family="text">
      <style:text-properties fo:color="#000000" fo:language="en" fo:country="GB"/>
    </style:style>
    <style:style style:name="T2169" style:parent-style-name="Textoennegrita" style:family="text">
      <style:text-properties fo:color="#000000"/>
    </style:style>
    <style:style style:name="T2170" style:parent-style-name="Fuentedepárrafopredeter." style:family="text">
      <style:text-properties fo:color="#006E28"/>
    </style:style>
    <style:style style:name="T2171" style:parent-style-name="Fuentedepárrafopredeter." style:family="text">
      <style:text-properties fo:color="#AA0000"/>
    </style:style>
    <style:style style:name="T2172" style:parent-style-name="Fuentedepárrafopredeter." style:family="text">
      <style:text-properties fo:color="#006E28"/>
    </style:style>
    <style:style style:name="T2173" style:parent-style-name="Fuentedepárrafopredeter." style:family="text">
      <style:text-properties fo:color="#AA0000"/>
    </style:style>
    <style:style style:name="T2174" style:parent-style-name="Fuentedepárrafopredeter." style:family="text">
      <style:text-properties fo:color="#BF0303"/>
    </style:style>
    <style:style style:name="T2175" style:parent-style-name="Fuentedepárrafopredeter." style:family="text">
      <style:text-properties fo:color="#AA0000"/>
    </style:style>
    <style:style style:name="T2176" style:parent-style-name="Textoennegrita" style:family="text">
      <style:text-properties fo:color="#000000"/>
    </style:style>
    <style:style style:name="T2177" style:parent-style-name="Fuentedepárrafopredeter." style:family="text">
      <style:text-properties fo:color="#000000"/>
    </style:style>
    <style:style style:name="T2178" style:parent-style-name="Textoennegrita" style:family="text">
      <style:text-properties fo:color="#000000"/>
    </style:style>
    <style:style style:name="P2179" style:parent-style-name="HTMLconformatoprevio" style:family="paragraph">
      <style:paragraph-properties fo:background-color="#DEDEDE"/>
    </style:style>
    <style:style style:name="T2180" style:parent-style-name="Textoennegrita" style:family="text">
      <style:text-properties fo:color="#000000" fo:language="en" fo:country="GB"/>
    </style:style>
    <style:style style:name="P2181" style:parent-style-name="HTMLconformatoprevio" style:family="paragraph">
      <style:paragraph-properties fo:background-color="#DEDEDE"/>
      <style:text-properties fo:color="#000000" fo:language="en" fo:country="GB"/>
    </style:style>
    <style:style style:name="P2182" style:parent-style-name="HTMLconformatoprevio" style:family="paragraph">
      <style:paragraph-properties fo:background-color="#DEDEDE"/>
    </style:style>
    <style:style style:name="T2183" style:parent-style-name="Textoennegrita" style:family="text">
      <style:text-properties fo:color="#000000" fo:language="en" fo:country="GB"/>
    </style:style>
    <style:style style:name="T2184" style:parent-style-name="Fuentedepárrafopredeter." style:family="text">
      <style:text-properties fo:color="#006E28" fo:language="en" fo:country="GB"/>
    </style:style>
    <style:style style:name="T2185" style:parent-style-name="Fuentedepárrafopredeter." style:family="text">
      <style:text-properties fo:color="#AA0000" fo:language="en" fo:country="GB"/>
    </style:style>
    <style:style style:name="T2186" style:parent-style-name="Textoennegrita" style:family="text">
      <style:text-properties fo:color="#000000" fo:language="en" fo:country="GB"/>
    </style:style>
    <style:style style:name="P2187" style:parent-style-name="HTMLconformatoprevio" style:family="paragraph">
      <style:paragraph-properties fo:background-color="#DEDEDE"/>
    </style:style>
    <style:style style:name="T2188" style:parent-style-name="Fuentedepárrafopredeter." style:family="text">
      <style:text-properties fo:color="#000000" fo:language="en" fo:country="GB"/>
    </style:style>
    <style:style style:name="T2189" style:parent-style-name="Textoennegrita" style:family="text">
      <style:text-properties fo:color="#000000" fo:language="en" fo:country="GB"/>
    </style:style>
    <style:style style:name="P2190" style:parent-style-name="HTMLconformatoprevio" style:family="paragraph">
      <style:paragraph-properties fo:background-color="#DEDEDE"/>
    </style:style>
    <style:style style:name="T2191" style:parent-style-name="Fuentedepárrafopredeter." style:family="text">
      <style:text-properties fo:color="#000000" fo:language="en" fo:country="GB"/>
    </style:style>
    <style:style style:name="T2192" style:parent-style-name="Textoennegrita" style:family="text">
      <style:text-properties fo:color="#000000" fo:language="en" fo:country="GB"/>
    </style:style>
    <style:style style:name="P2193" style:parent-style-name="HTMLconformatoprevio" style:family="paragraph">
      <style:paragraph-properties fo:background-color="#DEDEDE"/>
    </style:style>
    <style:style style:name="T2194" style:parent-style-name="Fuentedepárrafopredeter." style:family="text">
      <style:text-properties fo:color="#000000" fo:language="en" fo:country="GB"/>
    </style:style>
    <style:style style:name="T2195" style:parent-style-name="Textoennegrita" style:family="text">
      <style:text-properties fo:color="#000000" fo:language="en" fo:country="GB"/>
    </style:style>
    <style:style style:name="T2196" style:parent-style-name="Fuentedepárrafopredeter." style:family="text">
      <style:text-properties fo:color="#000000" fo:language="en" fo:country="GB"/>
    </style:style>
    <style:style style:name="T2197" style:parent-style-name="Textoennegrita" style:family="text">
      <style:text-properties fo:color="#000000" fo:language="en" fo:country="GB"/>
    </style:style>
    <style:style style:name="T2198" style:parent-style-name="Fuentedepárrafopredeter." style:family="text">
      <style:text-properties fo:color="#000000" fo:language="en" fo:country="GB"/>
    </style:style>
    <style:style style:name="T2199" style:parent-style-name="Textoennegrita" style:family="text">
      <style:text-properties fo:color="#000000" fo:language="en" fo:country="GB"/>
    </style:style>
    <style:style style:name="P2200" style:parent-style-name="HTMLconformatoprevio" style:family="paragraph">
      <style:paragraph-properties fo:background-color="#DEDEDE"/>
    </style:style>
    <style:style style:name="T2201" style:parent-style-name="Fuentedepárrafopredeter." style:family="text">
      <style:text-properties fo:color="#000000" fo:language="en" fo:country="GB"/>
    </style:style>
    <style:style style:name="T2202" style:parent-style-name="Textoennegrita" style:family="text">
      <style:text-properties fo:color="#000000" fo:language="en" fo:country="GB"/>
    </style:style>
    <style:style style:name="T2203" style:parent-style-name="Fuentedepárrafopredeter." style:family="text">
      <style:text-properties fo:color="#000000" fo:language="en" fo:country="GB"/>
    </style:style>
    <style:style style:name="T2204" style:parent-style-name="Textoennegrita" style:family="text">
      <style:text-properties fo:color="#000000" fo:language="en" fo:country="GB"/>
    </style:style>
    <style:style style:name="P2205" style:parent-style-name="HTMLconformatoprevio" style:family="paragraph">
      <style:paragraph-properties fo:background-color="#DEDEDE"/>
    </style:style>
    <style:style style:name="T2206" style:parent-style-name="Fuentedepárrafopredeter." style:family="text">
      <style:text-properties fo:color="#000000" fo:language="en" fo:country="GB"/>
    </style:style>
    <style:style style:name="T2207" style:parent-style-name="Textoennegrita" style:family="text">
      <style:text-properties fo:color="#000000" fo:language="en" fo:country="GB"/>
    </style:style>
    <style:style style:name="T2208" style:parent-style-name="Fuentedepárrafopredeter." style:family="text">
      <style:text-properties fo:color="#000000" fo:language="en" fo:country="GB"/>
    </style:style>
    <style:style style:name="T2209" style:parent-style-name="Textoennegrita" style:family="text">
      <style:text-properties fo:color="#000000" fo:language="en" fo:country="GB"/>
    </style:style>
    <style:style style:name="P2210" style:parent-style-name="HTMLconformatoprevio" style:family="paragraph">
      <style:paragraph-properties fo:background-color="#DEDEDE"/>
    </style:style>
    <style:style style:name="T2211" style:parent-style-name="Fuentedepárrafopredeter." style:family="text">
      <style:text-properties fo:color="#000000" fo:language="en" fo:country="GB"/>
    </style:style>
    <style:style style:name="T2212" style:parent-style-name="Textoennegrita" style:family="text">
      <style:text-properties fo:color="#000000" fo:language="en" fo:country="GB"/>
    </style:style>
    <style:style style:name="T2213" style:parent-style-name="Fuentedepárrafopredeter." style:family="text">
      <style:text-properties fo:color="#000000" fo:language="en" fo:country="GB"/>
    </style:style>
    <style:style style:name="T2214" style:parent-style-name="Textoennegrita" style:family="text">
      <style:text-properties fo:color="#000000" fo:language="en" fo:country="GB"/>
    </style:style>
    <style:style style:name="T2215" style:parent-style-name="Fuentedepárrafopredeter." style:family="text">
      <style:text-properties fo:color="#000000" fo:language="en" fo:country="GB"/>
    </style:style>
    <style:style style:name="T2216" style:parent-style-name="Textoennegrita" style:family="text">
      <style:text-properties fo:color="#000000" fo:language="en" fo:country="GB"/>
    </style:style>
    <style:style style:name="P2217" style:parent-style-name="HTMLconformatoprevio" style:family="paragraph">
      <style:paragraph-properties fo:background-color="#DEDEDE"/>
    </style:style>
    <style:style style:name="T2218" style:parent-style-name="Fuentedepárrafopredeter." style:family="text">
      <style:text-properties fo:color="#000000" fo:language="en" fo:country="GB"/>
    </style:style>
    <style:style style:name="T2219" style:parent-style-name="Textoennegrita" style:family="text">
      <style:text-properties fo:color="#000000" fo:language="en" fo:country="GB"/>
    </style:style>
    <style:style style:name="T2220" style:parent-style-name="Fuentedepárrafopredeter." style:family="text">
      <style:text-properties fo:color="#000000" fo:language="en" fo:country="GB"/>
    </style:style>
    <style:style style:name="T2221" style:parent-style-name="Textoennegrita" style:family="text">
      <style:text-properties fo:color="#000000" fo:language="en" fo:country="GB"/>
    </style:style>
    <style:style style:name="T2222" style:parent-style-name="Fuentedepárrafopredeter." style:family="text">
      <style:text-properties fo:color="#000000" fo:language="en" fo:country="GB"/>
    </style:style>
    <style:style style:name="T2223" style:parent-style-name="Textoennegrita" style:family="text">
      <style:text-properties fo:color="#000000" fo:language="en" fo:country="GB"/>
    </style:style>
    <style:style style:name="P2224" style:parent-style-name="HTMLconformatoprevio" style:family="paragraph">
      <style:paragraph-properties fo:background-color="#DEDEDE"/>
    </style:style>
    <style:style style:name="T2225" style:parent-style-name="Fuentedepárrafopredeter." style:family="text">
      <style:text-properties fo:color="#000000" fo:language="en" fo:country="GB"/>
    </style:style>
    <style:style style:name="T2226" style:parent-style-name="Textoennegrita" style:family="text">
      <style:text-properties fo:color="#000000" fo:language="en" fo:country="GB"/>
    </style:style>
    <style:style style:name="T2227" style:parent-style-name="Fuentedepárrafopredeter." style:family="text">
      <style:text-properties fo:color="#000000" fo:language="en" fo:country="GB"/>
    </style:style>
    <style:style style:name="T2228" style:parent-style-name="Textoennegrita" style:family="text">
      <style:text-properties fo:color="#000000" fo:language="en" fo:country="GB"/>
    </style:style>
    <style:style style:name="P2229" style:parent-style-name="HTMLconformatoprevio" style:family="paragraph">
      <style:paragraph-properties fo:background-color="#DEDEDE"/>
    </style:style>
    <style:style style:name="T2230" style:parent-style-name="Fuentedepárrafopredeter." style:family="text">
      <style:text-properties fo:color="#000000" fo:language="en" fo:country="GB"/>
    </style:style>
    <style:style style:name="T2231" style:parent-style-name="Textoennegrita" style:family="text">
      <style:text-properties fo:color="#000000" fo:language="en" fo:country="GB"/>
    </style:style>
    <style:style style:name="T2232" style:parent-style-name="Fuentedepárrafopredeter." style:family="text">
      <style:text-properties fo:color="#000000" fo:language="en" fo:country="GB"/>
    </style:style>
    <style:style style:name="T2233" style:parent-style-name="Textoennegrita" style:family="text">
      <style:text-properties fo:color="#000000" fo:language="en" fo:country="GB"/>
    </style:style>
    <style:style style:name="P2234" style:parent-style-name="HTMLconformatoprevio" style:family="paragraph">
      <style:paragraph-properties fo:background-color="#DEDEDE"/>
    </style:style>
    <style:style style:name="T2235" style:parent-style-name="Fuentedepárrafopredeter." style:family="text">
      <style:text-properties fo:color="#000000" fo:language="en" fo:country="GB"/>
    </style:style>
    <style:style style:name="T2236" style:parent-style-name="Textoennegrita" style:family="text">
      <style:text-properties fo:color="#000000" fo:language="en" fo:country="GB"/>
    </style:style>
    <style:style style:name="P2237" style:parent-style-name="HTMLconformatoprevio" style:family="paragraph">
      <style:paragraph-properties fo:background-color="#DEDEDE"/>
    </style:style>
    <style:style style:name="T2238" style:parent-style-name="Fuentedepárrafopredeter." style:family="text">
      <style:text-properties fo:color="#000000" fo:language="en" fo:country="GB"/>
    </style:style>
    <style:style style:name="T2239" style:parent-style-name="Textoennegrita" style:family="text">
      <style:text-properties fo:color="#000000" fo:language="en" fo:country="GB"/>
    </style:style>
    <style:style style:name="P2240" style:parent-style-name="HTMLconformatoprevio" style:family="paragraph">
      <style:paragraph-properties fo:background-color="#DEDEDE"/>
    </style:style>
    <style:style style:name="T2241" style:parent-style-name="Fuentedepárrafopredeter." style:family="text">
      <style:text-properties fo:color="#000000" fo:language="en" fo:country="GB"/>
    </style:style>
    <style:style style:name="T2242" style:parent-style-name="Textoennegrita" style:family="text">
      <style:text-properties fo:color="#000000" fo:language="en" fo:country="GB"/>
    </style:style>
    <style:style style:name="P2243" style:parent-style-name="HTMLconformatoprevio" style:family="paragraph">
      <style:paragraph-properties fo:background-color="#DEDEDE"/>
    </style:style>
    <style:style style:name="T2244" style:parent-style-name="Fuentedepárrafopredeter." style:family="text">
      <style:text-properties fo:color="#000000" fo:language="en" fo:country="GB"/>
    </style:style>
    <style:style style:name="T2245" style:parent-style-name="Textoennegrita" style:family="text">
      <style:text-properties fo:color="#000000" fo:language="en" fo:country="GB"/>
    </style:style>
    <style:style style:name="T2246" style:parent-style-name="Fuentedepárrafopredeter." style:family="text">
      <style:text-properties fo:color="#000000" fo:language="en" fo:country="GB"/>
    </style:style>
    <style:style style:name="T2247" style:parent-style-name="Fuentedepárrafopredeter." style:family="text">
      <style:text-properties fo:color="#A1A100" fo:language="en" fo:country="GB"/>
    </style:style>
    <style:style style:name="T2248" style:parent-style-name="Fuentedepárrafopredeter." style:family="text">
      <style:text-properties fo:color="#006E28" fo:language="en" fo:country="GB"/>
    </style:style>
    <style:style style:name="T2249" style:parent-style-name="Textoennegrita" style:family="text">
      <style:text-properties fo:color="#5555FF" fo:language="en" fo:country="GB"/>
    </style:style>
    <style:style style:name="T2250" style:parent-style-name="Fuentedepárrafopredeter." style:family="text">
      <style:text-properties fo:color="#000000" fo:language="en" fo:country="GB"/>
    </style:style>
    <style:style style:name="T2251" style:parent-style-name="Fuentedepárrafopredeter." style:family="text">
      <style:text-properties fo:color="#006E28" fo:language="en" fo:country="GB"/>
    </style:style>
    <style:style style:name="T2252" style:parent-style-name="Fuentedepárrafopredeter." style:family="text">
      <style:text-properties fo:color="#000000" fo:language="en" fo:country="GB"/>
    </style:style>
    <style:style style:name="T2253" style:parent-style-name="Fuentedepárrafopredeter." style:family="text">
      <style:text-properties fo:color="#A1A100" fo:language="en" fo:country="GB"/>
    </style:style>
    <style:style style:name="T2254" style:parent-style-name="Fuentedepárrafopredeter." style:family="text">
      <style:text-properties fo:color="#000000" fo:language="en" fo:country="GB"/>
    </style:style>
    <style:style style:name="T2255" style:parent-style-name="Fuentedepárrafopredeter." style:family="text">
      <style:text-properties fo:color="#5555FF" fo:language="en" fo:country="GB"/>
    </style:style>
    <style:style style:name="T2256" style:parent-style-name="Fuentedepárrafopredeter." style:family="text">
      <style:text-properties fo:color="#006E28" fo:language="en" fo:country="GB"/>
    </style:style>
    <style:style style:name="T2257" style:parent-style-name="Fuentedepárrafopredeter." style:family="text">
      <style:text-properties fo:color="#000000" fo:language="en" fo:country="GB"/>
    </style:style>
    <style:style style:name="T2258" style:parent-style-name="Textoennegrita" style:family="text">
      <style:text-properties fo:color="#000000" fo:language="en" fo:country="GB"/>
    </style:style>
    <style:style style:name="P2259" style:parent-style-name="HTMLconformatoprevio" style:family="paragraph">
      <style:paragraph-properties fo:background-color="#DEDEDE"/>
    </style:style>
    <style:style style:name="T2260" style:parent-style-name="Fuentedepárrafopredeter." style:family="text">
      <style:text-properties fo:color="#000000" fo:language="en" fo:country="GB"/>
    </style:style>
    <style:style style:name="T2261" style:parent-style-name="Textoennegrita" style:family="text">
      <style:text-properties fo:color="#000000"/>
    </style:style>
    <style:style style:name="P2262" style:parent-style-name="HTMLconformatoprevio" style:family="paragraph">
      <style:paragraph-properties fo:background-color="#DEDEDE"/>
    </style:style>
    <style:style style:name="T2263" style:parent-style-name="Fuentedepárrafopredeter." style:family="text">
      <style:text-properties fo:color="#000000"/>
    </style:style>
    <style:style style:name="T2264" style:parent-style-name="Textoennegrita" style:family="text">
      <style:text-properties fo:color="#000000"/>
    </style:style>
    <style:style style:name="T2265" style:parent-style-name="Fuentedepárrafopredeter." style:family="text">
      <style:text-properties fo:color="#000000"/>
    </style:style>
    <style:style style:name="T2266" style:parent-style-name="Fuentedepárrafopredeter." style:family="text">
      <style:text-properties fo:color="#644A9B"/>
    </style:style>
    <style:style style:name="T2267" style:parent-style-name="Fuentedepárrafopredeter." style:family="text">
      <style:text-properties fo:color="#000000"/>
    </style:style>
    <style:style style:name="T2268" style:parent-style-name="Fuentedepárrafopredeter." style:family="text">
      <style:text-properties fo:color="#5555FF"/>
    </style:style>
    <style:style style:name="T2269" style:parent-style-name="Fuentedepárrafopredeter." style:family="text">
      <style:text-properties fo:color="#000000"/>
    </style:style>
    <style:style style:name="T2270" style:parent-style-name="Fuentedepárrafopredeter." style:family="text">
      <style:text-properties fo:color="#006E28"/>
    </style:style>
    <style:style style:name="T2271" style:parent-style-name="Fuentedepárrafopredeter." style:family="text">
      <style:text-properties fo:color="#000000"/>
    </style:style>
    <style:style style:name="T2272" style:parent-style-name="Textoennegrita" style:family="text">
      <style:text-properties fo:color="#000000"/>
    </style:style>
    <style:style style:name="P2273" style:parent-style-name="HTMLconformatoprevio" style:family="paragraph">
      <style:paragraph-properties fo:background-color="#DEDEDE"/>
    </style:style>
    <style:style style:name="T2274" style:parent-style-name="Fuentedepárrafopredeter." style:family="text">
      <style:text-properties fo:color="#000000"/>
    </style:style>
    <style:style style:name="T2275" style:parent-style-name="Textoennegrita" style:family="text">
      <style:text-properties fo:color="#000000"/>
    </style:style>
    <style:style style:name="T2276" style:parent-style-name="Fuentedepárrafopredeter." style:family="text">
      <style:text-properties fo:color="#000000"/>
    </style:style>
    <style:style style:name="T2277" style:parent-style-name="Fuentedepárrafopredeter." style:family="text">
      <style:text-properties fo:color="#644A9B"/>
    </style:style>
    <style:style style:name="T2278" style:parent-style-name="Fuentedepárrafopredeter." style:family="text">
      <style:text-properties fo:color="#000000"/>
    </style:style>
    <style:style style:name="T2279" style:parent-style-name="Fuentedepárrafopredeter." style:family="text">
      <style:text-properties fo:color="#5555FF"/>
    </style:style>
    <style:style style:name="T2280" style:parent-style-name="Fuentedepárrafopredeter." style:family="text">
      <style:text-properties fo:color="#000000"/>
    </style:style>
    <style:style style:name="T2281" style:parent-style-name="Fuentedepárrafopredeter." style:family="text">
      <style:text-properties fo:color="#006E28"/>
    </style:style>
    <style:style style:name="T2282" style:parent-style-name="Fuentedepárrafopredeter." style:family="text">
      <style:text-properties fo:color="#000000"/>
    </style:style>
    <style:style style:name="T2283" style:parent-style-name="Textoennegrita" style:family="text">
      <style:text-properties fo:color="#000000"/>
    </style:style>
    <style:style style:name="P2284" style:parent-style-name="HTMLconformatoprevio" style:family="paragraph">
      <style:paragraph-properties fo:background-color="#DEDEDE"/>
    </style:style>
    <style:style style:name="T2285" style:parent-style-name="Fuentedepárrafopredeter." style:family="text">
      <style:text-properties fo:color="#000000"/>
    </style:style>
    <style:style style:name="T2286" style:parent-style-name="Textoennegrita" style:family="text">
      <style:text-properties fo:color="#000000"/>
    </style:style>
    <style:style style:name="T2287" style:parent-style-name="Fuentedepárrafopredeter." style:family="text">
      <style:text-properties fo:color="#000000"/>
    </style:style>
    <style:style style:name="T2288" style:parent-style-name="Fuentedepárrafopredeter." style:family="text">
      <style:text-properties fo:color="#644A9B"/>
    </style:style>
    <style:style style:name="T2289" style:parent-style-name="Fuentedepárrafopredeter." style:family="text">
      <style:text-properties fo:color="#000000"/>
    </style:style>
    <style:style style:name="T2290" style:parent-style-name="Fuentedepárrafopredeter." style:family="text">
      <style:text-properties fo:color="#5555FF"/>
    </style:style>
    <style:style style:name="T2291" style:parent-style-name="Fuentedepárrafopredeter." style:family="text">
      <style:text-properties fo:color="#000000"/>
    </style:style>
    <style:style style:name="T2292" style:parent-style-name="Fuentedepárrafopredeter." style:family="text">
      <style:text-properties fo:color="#006E28"/>
    </style:style>
    <style:style style:name="T2293" style:parent-style-name="Fuentedepárrafopredeter." style:family="text">
      <style:text-properties fo:color="#000000"/>
    </style:style>
    <style:style style:name="T2294" style:parent-style-name="Textoennegrita" style:family="text">
      <style:text-properties fo:color="#000000"/>
    </style:style>
    <style:style style:name="P2295" style:parent-style-name="HTMLconformatoprevio" style:family="paragraph">
      <style:paragraph-properties fo:background-color="#DEDEDE"/>
    </style:style>
    <style:style style:name="T2296" style:parent-style-name="Fuentedepárrafopredeter." style:family="text">
      <style:text-properties fo:color="#000000"/>
    </style:style>
    <style:style style:name="T2297" style:parent-style-name="Textoennegrita" style:family="text">
      <style:text-properties fo:color="#000000"/>
    </style:style>
    <style:style style:name="T2298" style:parent-style-name="Fuentedepárrafopredeter." style:family="text">
      <style:text-properties fo:color="#000000"/>
    </style:style>
    <style:style style:name="T2299" style:parent-style-name="Fuentedepárrafopredeter." style:family="text">
      <style:text-properties fo:color="#644A9B"/>
    </style:style>
    <style:style style:name="T2300" style:parent-style-name="Fuentedepárrafopredeter." style:family="text">
      <style:text-properties fo:color="#000000"/>
    </style:style>
    <style:style style:name="T2301" style:parent-style-name="Fuentedepárrafopredeter." style:family="text">
      <style:text-properties fo:color="#5555FF"/>
    </style:style>
    <style:style style:name="T2302" style:parent-style-name="Fuentedepárrafopredeter." style:family="text">
      <style:text-properties fo:color="#000000"/>
    </style:style>
    <style:style style:name="T2303" style:parent-style-name="Fuentedepárrafopredeter." style:family="text">
      <style:text-properties fo:color="#B08000"/>
    </style:style>
    <style:style style:name="T2304" style:parent-style-name="Fuentedepárrafopredeter." style:family="text">
      <style:text-properties fo:color="#000000"/>
    </style:style>
    <style:style style:name="T2305" style:parent-style-name="Fuentedepárrafopredeter." style:family="text">
      <style:text-properties fo:color="#006E28"/>
    </style:style>
    <style:style style:name="T2306" style:parent-style-name="Fuentedepárrafopredeter." style:family="text">
      <style:text-properties fo:color="#000000"/>
    </style:style>
    <style:style style:name="T2307" style:parent-style-name="Fuentedepárrafopredeter." style:family="text">
      <style:text-properties fo:color="#BF0303"/>
    </style:style>
    <style:style style:name="T2308" style:parent-style-name="Fuentedepárrafopredeter." style:family="text">
      <style:text-properties fo:color="#000000"/>
    </style:style>
    <style:style style:name="T2309" style:parent-style-name="Fuentedepárrafopredeter." style:family="text">
      <style:text-properties fo:color="#006E28"/>
    </style:style>
    <style:style style:name="T2310" style:parent-style-name="Fuentedepárrafopredeter." style:family="text">
      <style:text-properties fo:color="#000000"/>
    </style:style>
    <style:style style:name="T2311" style:parent-style-name="Fuentedepárrafopredeter." style:family="text">
      <style:text-properties fo:color="#BF0303"/>
    </style:style>
    <style:style style:name="T2312" style:parent-style-name="Fuentedepárrafopredeter." style:family="text">
      <style:text-properties fo:color="#006E28"/>
    </style:style>
    <style:style style:name="T2313" style:parent-style-name="Fuentedepárrafopredeter." style:family="text">
      <style:text-properties fo:color="#000000"/>
    </style:style>
    <style:style style:name="T2314" style:parent-style-name="Textoennegrita" style:family="text">
      <style:text-properties fo:color="#000000"/>
    </style:style>
    <style:style style:name="P2315" style:parent-style-name="HTMLconformatoprevio" style:family="paragraph">
      <style:paragraph-properties fo:background-color="#DEDEDE"/>
    </style:style>
    <style:style style:name="T2316" style:parent-style-name="Fuentedepárrafopredeter." style:family="text">
      <style:text-properties fo:color="#000000"/>
    </style:style>
    <style:style style:name="T2317" style:parent-style-name="Textoennegrita" style:family="text">
      <style:text-properties fo:color="#000000"/>
    </style:style>
    <style:style style:name="T2318" style:parent-style-name="Fuentedepárrafopredeter." style:family="text">
      <style:text-properties fo:color="#000000"/>
    </style:style>
    <style:style style:name="T2319" style:parent-style-name="Fuentedepárrafopredeter." style:family="text">
      <style:text-properties fo:color="#644A9B"/>
    </style:style>
    <style:style style:name="T2320" style:parent-style-name="Fuentedepárrafopredeter." style:family="text">
      <style:text-properties fo:color="#000000"/>
    </style:style>
    <style:style style:name="T2321" style:parent-style-name="Fuentedepárrafopredeter." style:family="text">
      <style:text-properties fo:color="#5555FF"/>
    </style:style>
    <style:style style:name="T2322" style:parent-style-name="Fuentedepárrafopredeter." style:family="text">
      <style:text-properties fo:color="#000000"/>
    </style:style>
    <style:style style:name="T2323" style:parent-style-name="Fuentedepárrafopredeter." style:family="text">
      <style:text-properties fo:color="#006E28"/>
    </style:style>
    <style:style style:name="T2324" style:parent-style-name="Fuentedepárrafopredeter." style:family="text">
      <style:text-properties fo:color="#000000"/>
    </style:style>
    <style:style style:name="T2325" style:parent-style-name="Textoennegrita" style:family="text">
      <style:text-properties fo:color="#000000"/>
    </style:style>
    <style:style style:name="P2326" style:parent-style-name="HTMLconformatoprevio" style:family="paragraph">
      <style:paragraph-properties fo:background-color="#DEDEDE"/>
    </style:style>
    <style:style style:name="T2327" style:parent-style-name="Fuentedepárrafopredeter." style:family="text">
      <style:text-properties fo:color="#000000"/>
    </style:style>
    <style:style style:name="T2328" style:parent-style-name="Textoennegrita" style:family="text">
      <style:text-properties fo:color="#000000"/>
    </style:style>
    <style:style style:name="P2329" style:parent-style-name="HTMLconformatoprevio" style:family="paragraph">
      <style:paragraph-properties fo:background-color="#DEDEDE"/>
    </style:style>
    <style:style style:name="T2330" style:parent-style-name="Fuentedepárrafopredeter." style:family="text">
      <style:text-properties fo:color="#000000"/>
    </style:style>
    <style:style style:name="T2331" style:parent-style-name="Textoennegrita" style:family="text">
      <style:text-properties fo:color="#000000"/>
    </style:style>
    <style:style style:name="T2332" style:parent-style-name="Fuentedepárrafopredeter." style:family="text">
      <style:text-properties fo:color="#006E28"/>
    </style:style>
    <style:style style:name="T2333" style:parent-style-name="Fuentedepárrafopredeter." style:family="text">
      <style:text-properties fo:color="#AA0000"/>
    </style:style>
    <style:style style:name="T2334" style:parent-style-name="Fuentedepárrafopredeter." style:family="text">
      <style:text-properties fo:color="#BF0303"/>
    </style:style>
    <style:style style:name="T2335" style:parent-style-name="Fuentedepárrafopredeter." style:family="text">
      <style:text-properties fo:color="#AA0000"/>
    </style:style>
    <style:style style:name="T2336" style:parent-style-name="Fuentedepárrafopredeter." style:family="text">
      <style:text-properties fo:color="#BF0303"/>
    </style:style>
    <style:style style:name="T2337" style:parent-style-name="Fuentedepárrafopredeter." style:family="text">
      <style:text-properties fo:color="#AA0000"/>
    </style:style>
    <style:style style:name="T2338" style:parent-style-name="Textoennegrita" style:family="text">
      <style:text-properties fo:color="#000000"/>
    </style:style>
    <style:style style:name="T2339" style:parent-style-name="Fuentedepárrafopredeter." style:family="text">
      <style:text-properties fo:color="#000000"/>
    </style:style>
    <style:style style:name="T2340" style:parent-style-name="Fuentedepárrafopredeter." style:family="text">
      <style:text-properties fo:color="#644A9B"/>
    </style:style>
    <style:style style:name="T2341" style:parent-style-name="Fuentedepárrafopredeter." style:family="text">
      <style:text-properties fo:color="#000000"/>
    </style:style>
    <style:style style:name="T2342" style:parent-style-name="Fuentedepárrafopredeter." style:family="text">
      <style:text-properties fo:color="#5555FF"/>
    </style:style>
    <style:style style:name="T2343" style:parent-style-name="Fuentedepárrafopredeter." style:family="text">
      <style:text-properties fo:color="#000000"/>
    </style:style>
    <style:style style:name="T2344" style:parent-style-name="Fuentedepárrafopredeter." style:family="text">
      <style:text-properties fo:color="#006E28"/>
    </style:style>
    <style:style style:name="T2345" style:parent-style-name="Fuentedepárrafopredeter." style:family="text">
      <style:text-properties fo:color="#000000"/>
    </style:style>
    <style:style style:name="T2346" style:parent-style-name="Textoennegrita" style:family="text">
      <style:text-properties fo:color="#000000"/>
    </style:style>
    <style:style style:name="T2347" style:parent-style-name="Fuentedepárrafopredeter." style:family="text">
      <style:text-properties fo:color="#AA0000"/>
    </style:style>
    <style:style style:name="T2348" style:parent-style-name="Textoennegrita" style:family="text">
      <style:text-properties fo:color="#000000"/>
    </style:style>
    <style:style style:name="T2349" style:parent-style-name="Fuentedepárrafopredeter." style:family="text">
      <style:text-properties fo:color="#000000"/>
    </style:style>
    <style:style style:name="T2350" style:parent-style-name="Textoennegrita" style:family="text">
      <style:text-properties fo:color="#000000"/>
    </style:style>
    <style:style style:name="P2351" style:parent-style-name="HTMLconformatoprevio" style:family="paragraph">
      <style:paragraph-properties fo:background-color="#DEDEDE"/>
    </style:style>
    <style:style style:name="T2352" style:parent-style-name="Fuentedepárrafopredeter." style:family="text">
      <style:text-properties fo:color="#000000"/>
    </style:style>
    <style:style style:name="T2353" style:parent-style-name="Textoennegrita" style:family="text">
      <style:text-properties fo:color="#000000"/>
    </style:style>
    <style:style style:name="P2354" style:parent-style-name="HTMLconformatoprevio" style:family="paragraph">
      <style:paragraph-properties fo:background-color="#DEDEDE"/>
    </style:style>
    <style:style style:name="T2355" style:parent-style-name="Fuentedepárrafopredeter." style:family="text">
      <style:text-properties fo:color="#000000"/>
    </style:style>
    <style:style style:name="T2356" style:parent-style-name="Textoennegrita" style:family="text">
      <style:text-properties fo:color="#000000"/>
    </style:style>
    <style:style style:name="P2357" style:parent-style-name="HTMLconformatoprevio" style:family="paragraph">
      <style:paragraph-properties fo:background-color="#DEDEDE"/>
    </style:style>
    <style:style style:name="T2358" style:parent-style-name="Fuentedepárrafopredeter." style:family="text">
      <style:text-properties fo:color="#000000"/>
    </style:style>
    <style:style style:name="T2359" style:parent-style-name="Textoennegrita" style:family="text">
      <style:text-properties fo:color="#000000"/>
    </style:style>
    <style:style style:name="T2360" style:parent-style-name="Fuentedepárrafopredeter." style:family="text">
      <style:text-properties fo:color="#006E28"/>
    </style:style>
    <style:style style:name="T2361" style:parent-style-name="Fuentedepárrafopredeter." style:family="text">
      <style:text-properties fo:color="#AA0000"/>
    </style:style>
    <style:style style:name="T2362" style:parent-style-name="Fuentedepárrafopredeter." style:family="text">
      <style:text-properties fo:color="#BF0303"/>
    </style:style>
    <style:style style:name="T2363" style:parent-style-name="Fuentedepárrafopredeter." style:family="text">
      <style:text-properties fo:color="#AA0000"/>
    </style:style>
    <style:style style:name="T2364" style:parent-style-name="Fuentedepárrafopredeter." style:family="text">
      <style:text-properties fo:color="#BF0303"/>
    </style:style>
    <style:style style:name="T2365" style:parent-style-name="Fuentedepárrafopredeter." style:family="text">
      <style:text-properties fo:color="#AA0000"/>
    </style:style>
    <style:style style:name="T2366" style:parent-style-name="Textoennegrita" style:family="text">
      <style:text-properties fo:color="#000000"/>
    </style:style>
    <style:style style:name="T2367" style:parent-style-name="Fuentedepárrafopredeter." style:family="text">
      <style:text-properties fo:color="#000000"/>
    </style:style>
    <style:style style:name="T2368" style:parent-style-name="Fuentedepárrafopredeter." style:family="text">
      <style:text-properties fo:color="#644A9B"/>
    </style:style>
    <style:style style:name="T2369" style:parent-style-name="Fuentedepárrafopredeter." style:family="text">
      <style:text-properties fo:color="#000000"/>
    </style:style>
    <style:style style:name="T2370" style:parent-style-name="Fuentedepárrafopredeter." style:family="text">
      <style:text-properties fo:color="#5555FF"/>
    </style:style>
    <style:style style:name="T2371" style:parent-style-name="Fuentedepárrafopredeter." style:family="text">
      <style:text-properties fo:color="#000000"/>
    </style:style>
    <style:style style:name="T2372" style:parent-style-name="Fuentedepárrafopredeter." style:family="text">
      <style:text-properties fo:color="#006E28"/>
    </style:style>
    <style:style style:name="T2373" style:parent-style-name="Fuentedepárrafopredeter." style:family="text">
      <style:text-properties fo:color="#000000"/>
    </style:style>
    <style:style style:name="T2374" style:parent-style-name="Textoennegrita" style:family="text">
      <style:text-properties fo:color="#000000"/>
    </style:style>
    <style:style style:name="T2375" style:parent-style-name="Fuentedepárrafopredeter." style:family="text">
      <style:text-properties fo:color="#AA0000"/>
    </style:style>
    <style:style style:name="T2376" style:parent-style-name="Textoennegrita" style:family="text">
      <style:text-properties fo:color="#000000"/>
    </style:style>
    <style:style style:name="T2377" style:parent-style-name="Fuentedepárrafopredeter." style:family="text">
      <style:text-properties fo:color="#000000"/>
    </style:style>
    <style:style style:name="T2378" style:parent-style-name="Textoennegrita" style:family="text">
      <style:text-properties fo:color="#000000"/>
    </style:style>
    <style:style style:name="P2379" style:parent-style-name="HTMLconformatoprevio" style:family="paragraph">
      <style:paragraph-properties fo:background-color="#DEDEDE"/>
    </style:style>
    <style:style style:name="T2380" style:parent-style-name="Fuentedepárrafopredeter." style:family="text">
      <style:text-properties fo:color="#000000"/>
    </style:style>
    <style:style style:name="T2381" style:parent-style-name="Textoennegrita" style:family="text">
      <style:text-properties fo:color="#000000" fo:language="en" fo:country="GB"/>
    </style:style>
    <style:style style:name="P2382" style:parent-style-name="HTMLconformatoprevio" style:family="paragraph">
      <style:paragraph-properties fo:background-color="#DEDEDE"/>
    </style:style>
    <style:style style:name="T2383" style:parent-style-name="Fuentedepárrafopredeter." style:family="text">
      <style:text-properties fo:color="#000000" fo:language="en" fo:country="GB"/>
    </style:style>
    <style:style style:name="T2384" style:parent-style-name="Textoennegrita" style:family="text">
      <style:text-properties fo:color="#000000" fo:language="en" fo:country="GB"/>
    </style:style>
    <style:style style:name="P2385" style:parent-style-name="HTMLconformatoprevio" style:family="paragraph">
      <style:paragraph-properties fo:background-color="#DEDEDE"/>
    </style:style>
    <style:style style:name="T2386" style:parent-style-name="Fuentedepárrafopredeter." style:family="text">
      <style:text-properties fo:color="#000000" fo:language="en" fo:country="GB"/>
    </style:style>
    <style:style style:name="T2387" style:parent-style-name="Textoennegrita" style:family="text">
      <style:text-properties fo:color="#000000" fo:language="en" fo:country="GB"/>
    </style:style>
    <style:style style:name="T2388" style:parent-style-name="Fuentedepárrafopredeter." style:family="text">
      <style:text-properties fo:color="#000000" fo:language="en" fo:country="GB"/>
    </style:style>
    <style:style style:name="T2389" style:parent-style-name="Fuentedepárrafopredeter." style:family="text">
      <style:text-properties fo:color="#A1A100" fo:language="en" fo:country="GB"/>
    </style:style>
    <style:style style:name="T2390" style:parent-style-name="Fuentedepárrafopredeter." style:family="text">
      <style:text-properties fo:color="#006E28" fo:language="en" fo:country="GB"/>
    </style:style>
    <style:style style:name="T2391" style:parent-style-name="Fuentedepárrafopredeter." style:family="text">
      <style:text-properties fo:color="#000000" fo:language="en" fo:country="GB"/>
    </style:style>
    <style:style style:name="T2392" style:parent-style-name="Textoennegrita" style:family="text">
      <style:text-properties fo:color="#000000" fo:language="en" fo:country="GB"/>
    </style:style>
    <style:style style:name="P2393" style:parent-style-name="HTMLconformatoprevio" style:family="paragraph">
      <style:paragraph-properties fo:background-color="#DEDEDE"/>
    </style:style>
    <style:style style:name="T2394" style:parent-style-name="Fuentedepárrafopredeter." style:family="text">
      <style:text-properties fo:color="#000000" fo:language="en" fo:country="GB"/>
    </style:style>
    <style:style style:name="T2395" style:parent-style-name="Textoennegrita" style:family="text">
      <style:text-properties fo:color="#000000" fo:language="en" fo:country="GB"/>
    </style:style>
    <style:style style:name="P2396" style:parent-style-name="HTMLconformatoprevio" style:family="paragraph">
      <style:paragraph-properties fo:background-color="#DEDEDE"/>
    </style:style>
    <style:style style:name="T2397" style:parent-style-name="Textoennegrita" style:family="text">
      <style:text-properties fo:color="#000000"/>
    </style:style>
    <style:style style:name="T2398" style:parent-style-name="Fuentedepárrafopredeter." style:family="text">
      <style:text-properties fo:color="#000000"/>
    </style:style>
    <style:style style:name="P2399" style:parent-style-name="HTMLconformatoprevio" style:family="paragraph">
      <style:paragraph-properties fo:background-color="#DEDEDE"/>
      <style:text-properties fo:color="#000000"/>
    </style:style>
    <style:style style:name="P2400" style:parent-style-name="HTMLconformatoprevio" style:family="paragraph">
      <style:paragraph-properties fo:background-color="#DEDEDE"/>
    </style:style>
    <style:style style:name="T2401" style:parent-style-name="Textoennegrita" style:family="text">
      <style:text-properties fo:color="#000000"/>
    </style:style>
    <style:style style:name="T2402" style:parent-style-name="Fuentedepárrafopredeter." style:family="text">
      <style:text-properties fo:color="#000000"/>
    </style:style>
    <style:style style:name="P2403" style:parent-style-name="NormalWeb" style:family="paragraph">
      <style:paragraph-properties fo:margin-top="0.125in" fo:margin-bottom="0.125in" fo:margin-left="0.1041in">
        <style:tab-stops/>
      </style:paragraph-properties>
      <style:text-properties style:font-name="Verdana" fo:color="#262727" fo:font-size="10pt" style:font-size-asian="10pt" style:font-size-complex="10pt"/>
    </style:style>
    <style:style style:name="P2404" style:parent-style-name="HTMLconformatoprevio" style:family="paragraph">
      <style:paragraph-properties fo:background-color="#DEDEDE"/>
    </style:style>
    <style:style style:name="T2405" style:parent-style-name="Fuentedepárrafopredeter." style:family="text">
      <style:text-properties fo:color="#000000"/>
    </style:style>
    <style:style style:name="T2406" style:parent-style-name="Textoennegrita" style:family="text">
      <style:text-properties fo:color="#000000" fo:language="en" fo:country="GB"/>
    </style:style>
    <style:style style:name="T2407" style:parent-style-name="Fuentedepárrafopredeter." style:family="text">
      <style:text-properties fo:color="#006E28" fo:language="en" fo:country="GB"/>
    </style:style>
    <style:style style:name="T2408" style:parent-style-name="Fuentedepárrafopredeter." style:family="text">
      <style:text-properties fo:color="#AA0000" fo:language="en" fo:country="GB"/>
    </style:style>
    <style:style style:name="T2409" style:parent-style-name="Textoennegrita" style:family="text">
      <style:text-properties fo:color="#000000" fo:language="en" fo:country="GB"/>
    </style:style>
    <style:style style:name="P2410" style:parent-style-name="HTMLconformatoprevio" style:family="paragraph">
      <style:paragraph-properties fo:background-color="#DEDEDE"/>
    </style:style>
    <style:style style:name="T2411" style:parent-style-name="Fuentedepárrafopredeter." style:family="text">
      <style:text-properties fo:color="#000000" fo:language="en" fo:country="GB"/>
    </style:style>
    <style:style style:name="T2412" style:parent-style-name="Textoennegrita" style:family="text">
      <style:text-properties fo:color="#000000" fo:language="en" fo:country="GB"/>
    </style:style>
    <style:style style:name="T2413" style:parent-style-name="Fuentedepárrafopredeter." style:family="text">
      <style:text-properties fo:color="#000000" fo:language="en" fo:country="GB"/>
    </style:style>
    <style:style style:name="T2414" style:parent-style-name="Fuentedepárrafopredeter." style:family="text">
      <style:text-properties fo:color="#644A9B" fo:language="en" fo:country="GB"/>
    </style:style>
    <style:style style:name="T2415" style:parent-style-name="Fuentedepárrafopredeter." style:family="text">
      <style:text-properties fo:color="#000000" fo:language="en" fo:country="GB"/>
    </style:style>
    <style:style style:name="T2416" style:parent-style-name="Fuentedepárrafopredeter." style:family="text">
      <style:text-properties fo:color="#5555FF" fo:language="en" fo:country="GB"/>
    </style:style>
    <style:style style:name="T2417" style:parent-style-name="Fuentedepárrafopredeter." style:family="text">
      <style:text-properties fo:color="#000000" fo:language="en" fo:country="GB"/>
    </style:style>
    <style:style style:name="T2418" style:parent-style-name="Textoennegrita" style:family="text">
      <style:text-properties fo:color="#000000" fo:language="en" fo:country="GB"/>
    </style:style>
    <style:style style:name="T2419" style:parent-style-name="Fuentedepárrafopredeter." style:family="text">
      <style:text-properties fo:color="#000000" fo:language="en" fo:country="GB"/>
    </style:style>
    <style:style style:name="T2420" style:parent-style-name="Fuentedepárrafopredeter." style:family="text">
      <style:text-properties fo:color="#006E28" fo:language="en" fo:country="GB"/>
    </style:style>
    <style:style style:name="T2421" style:parent-style-name="Fuentedepárrafopredeter." style:family="text">
      <style:text-properties fo:color="#000000" fo:language="en" fo:country="GB"/>
    </style:style>
    <style:style style:name="T2422" style:parent-style-name="Fuentedepárrafopredeter." style:family="text">
      <style:text-properties fo:color="#5555FF"/>
    </style:style>
    <style:style style:name="T2423" style:parent-style-name="Fuentedepárrafopredeter." style:family="text">
      <style:text-properties fo:color="#000000"/>
    </style:style>
    <style:style style:name="T2424" style:parent-style-name="Fuentedepárrafopredeter." style:family="text">
      <style:text-properties fo:color="#006E28"/>
    </style:style>
    <style:style style:name="T2425" style:parent-style-name="Fuentedepárrafopredeter." style:family="text">
      <style:text-properties fo:color="#000000"/>
    </style:style>
    <style:style style:name="T2426" style:parent-style-name="Fuentedepárrafopredeter." style:family="text">
      <style:text-properties fo:color="#BF0303"/>
    </style:style>
    <style:style style:name="T2427" style:parent-style-name="Fuentedepárrafopredeter." style:family="text">
      <style:text-properties fo:color="#006E28"/>
    </style:style>
    <style:style style:name="T2428" style:parent-style-name="Fuentedepárrafopredeter." style:family="text">
      <style:text-properties fo:color="#000000"/>
    </style:style>
    <style:style style:name="T2429" style:parent-style-name="Textoennegrita" style:family="text">
      <style:text-properties fo:color="#000000"/>
    </style:style>
    <style:style style:name="P2430" style:parent-style-name="HTMLconformatoprevio" style:family="paragraph">
      <style:paragraph-properties fo:background-color="#DEDEDE"/>
    </style:style>
    <style:style style:name="T2431" style:parent-style-name="Fuentedepárrafopredeter." style:family="text">
      <style:text-properties fo:color="#000000"/>
    </style:style>
    <style:style style:name="T2432" style:parent-style-name="Textoennegrita" style:family="text">
      <style:text-properties fo:color="#000000"/>
    </style:style>
    <style:style style:name="P2433" style:parent-style-name="HTMLconformatoprevio" style:family="paragraph">
      <style:paragraph-properties fo:background-color="#DEDEDE"/>
      <style:text-properties fo:color="#000000"/>
    </style:style>
    <style:style style:name="P2434" style:parent-style-name="HTMLconformatoprevio" style:family="paragraph">
      <style:paragraph-properties fo:background-color="#DEDEDE"/>
    </style:style>
    <style:style style:name="T2435" style:parent-style-name="Fuentedepárrafopredeter." style:family="text">
      <style:text-properties fo:color="#000000"/>
    </style:style>
    <style:style style:name="T2436" style:parent-style-name="Textoennegrita" style:family="text">
      <style:text-properties fo:color="#000000"/>
    </style:style>
    <style:style style:name="T2437" style:parent-style-name="Fuentedepárrafopredeter." style:family="text">
      <style:text-properties fo:color="#006E28"/>
    </style:style>
    <style:style style:name="T2438" style:parent-style-name="Fuentedepárrafopredeter." style:family="text">
      <style:text-properties fo:color="#AA0000"/>
    </style:style>
    <style:style style:name="T2439" style:parent-style-name="Textoennegrita" style:family="text">
      <style:text-properties fo:color="#000000"/>
    </style:style>
    <style:style style:name="P2440" style:parent-style-name="HTMLconformatoprevio" style:family="paragraph">
      <style:paragraph-properties fo:background-color="#DEDEDE"/>
    </style:style>
    <style:style style:name="T2441" style:parent-style-name="Fuentedepárrafopredeter." style:family="text">
      <style:text-properties fo:color="#000000"/>
    </style:style>
    <style:style style:name="T2442" style:parent-style-name="Textoennegrita" style:family="text">
      <style:text-properties fo:color="#000000"/>
    </style:style>
    <style:style style:name="T2443" style:parent-style-name="Fuentedepárrafopredeter." style:family="text">
      <style:text-properties fo:color="#006E28"/>
    </style:style>
    <style:style style:name="T2444" style:parent-style-name="Fuentedepárrafopredeter." style:family="text">
      <style:text-properties fo:color="#AA0000"/>
    </style:style>
    <style:style style:name="T2445" style:parent-style-name="Textoennegrita" style:family="text">
      <style:text-properties fo:color="#000000"/>
    </style:style>
    <style:style style:name="T2446" style:parent-style-name="Fuentedepárrafopredeter." style:family="text">
      <style:text-properties fo:color="#000000"/>
    </style:style>
    <style:style style:name="T2447" style:parent-style-name="Textoennegrita" style:family="text">
      <style:text-properties fo:color="#000000"/>
    </style:style>
    <style:style style:name="P2448" style:parent-style-name="HTMLconformatoprevio" style:family="paragraph">
      <style:paragraph-properties fo:background-color="#DEDEDE"/>
    </style:style>
    <style:style style:name="T2449" style:parent-style-name="Fuentedepárrafopredeter." style:family="text">
      <style:text-properties fo:color="#000000"/>
    </style:style>
    <style:style style:name="T2450" style:parent-style-name="Textoennegrita" style:family="text">
      <style:text-properties fo:color="#000000" fo:language="en" fo:country="GB"/>
    </style:style>
    <style:style style:name="T2451" style:parent-style-name="Fuentedepárrafopredeter." style:family="text">
      <style:text-properties fo:color="#006E28" fo:language="en" fo:country="GB"/>
    </style:style>
    <style:style style:name="T2452" style:parent-style-name="Fuentedepárrafopredeter." style:family="text">
      <style:text-properties fo:color="#AA0000" fo:language="en" fo:country="GB"/>
    </style:style>
    <style:style style:name="T2453" style:parent-style-name="Textoennegrita" style:family="text">
      <style:text-properties fo:color="#000000" fo:language="en" fo:country="GB"/>
    </style:style>
    <style:style style:name="T2454" style:parent-style-name="Fuentedepárrafopredeter." style:family="text">
      <style:text-properties fo:color="#000000" fo:language="en" fo:country="GB"/>
    </style:style>
    <style:style style:name="T2455" style:parent-style-name="Fuentedepárrafopredeter." style:family="text">
      <style:text-properties fo:color="#644A9B" fo:language="en" fo:country="GB"/>
    </style:style>
    <style:style style:name="T2456" style:parent-style-name="Fuentedepárrafopredeter." style:family="text">
      <style:text-properties fo:color="#000000" fo:language="en" fo:country="GB"/>
    </style:style>
    <style:style style:name="T2457" style:parent-style-name="Fuentedepárrafopredeter." style:family="text">
      <style:text-properties fo:color="#5555FF" fo:language="en" fo:country="GB"/>
    </style:style>
    <style:style style:name="T2458" style:parent-style-name="Fuentedepárrafopredeter." style:family="text">
      <style:text-properties fo:color="#000000" fo:language="en" fo:country="GB"/>
    </style:style>
    <style:style style:name="T2459" style:parent-style-name="Textoennegrita" style:family="text">
      <style:text-properties fo:color="#000000" fo:language="en" fo:country="GB"/>
    </style:style>
    <style:style style:name="T2460" style:parent-style-name="Fuentedepárrafopredeter." style:family="text">
      <style:text-properties fo:color="#000000" fo:language="en" fo:country="GB"/>
    </style:style>
    <style:style style:name="T2461" style:parent-style-name="Fuentedepárrafopredeter." style:family="text">
      <style:text-properties fo:color="#006E28" fo:language="en" fo:country="GB"/>
    </style:style>
    <style:style style:name="T2462" style:parent-style-name="Fuentedepárrafopredeter." style:family="text">
      <style:text-properties fo:color="#000000" fo:language="en" fo:country="GB"/>
    </style:style>
    <style:style style:name="T2463" style:parent-style-name="Fuentedepárrafopredeter." style:family="text">
      <style:text-properties fo:color="#5555FF"/>
    </style:style>
    <style:style style:name="T2464" style:parent-style-name="Fuentedepárrafopredeter." style:family="text">
      <style:text-properties fo:color="#000000"/>
    </style:style>
    <style:style style:name="T2465" style:parent-style-name="Fuentedepárrafopredeter." style:family="text">
      <style:text-properties fo:color="#006E28"/>
    </style:style>
    <style:style style:name="T2466" style:parent-style-name="Fuentedepárrafopredeter." style:family="text">
      <style:text-properties fo:color="#000000"/>
    </style:style>
    <style:style style:name="T2467" style:parent-style-name="Fuentedepárrafopredeter." style:family="text">
      <style:text-properties fo:color="#BF0303"/>
    </style:style>
    <style:style style:name="T2468" style:parent-style-name="Fuentedepárrafopredeter." style:family="text">
      <style:text-properties fo:color="#006E28"/>
    </style:style>
    <style:style style:name="T2469" style:parent-style-name="Fuentedepárrafopredeter." style:family="text">
      <style:text-properties fo:color="#000000"/>
    </style:style>
    <style:style style:name="T2470" style:parent-style-name="Textoennegrita" style:family="text">
      <style:text-properties fo:color="#000000"/>
    </style:style>
    <style:style style:name="P2471" style:parent-style-name="HTMLconformatoprevio" style:family="paragraph">
      <style:paragraph-properties fo:background-color="#DEDEDE"/>
    </style:style>
    <style:style style:name="T2472" style:parent-style-name="Fuentedepárrafopredeter." style:family="text">
      <style:text-properties fo:color="#000000"/>
    </style:style>
    <style:style style:name="T2473" style:parent-style-name="Textoennegrita" style:family="text">
      <style:text-properties fo:color="#000000" fo:language="en" fo:country="GB"/>
    </style:style>
    <style:style style:name="P2474" style:parent-style-name="HTMLconformatoprevio" style:family="paragraph">
      <style:paragraph-properties fo:background-color="#DEDEDE"/>
      <style:text-properties fo:color="#000000" fo:language="en" fo:country="GB"/>
    </style:style>
    <style:style style:name="P2475" style:parent-style-name="HTMLconformatoprevio" style:family="paragraph">
      <style:paragraph-properties fo:background-color="#DEDEDE"/>
    </style:style>
    <style:style style:name="T2476" style:parent-style-name="Fuentedepárrafopredeter." style:family="text">
      <style:text-properties fo:color="#000000" fo:language="en" fo:country="GB"/>
    </style:style>
    <style:style style:name="T2477" style:parent-style-name="Textoennegrita" style:family="text">
      <style:text-properties fo:color="#000000" fo:language="en" fo:country="GB"/>
    </style:style>
    <style:style style:name="T2478" style:parent-style-name="Fuentedepárrafopredeter." style:family="text">
      <style:text-properties fo:color="#006E28" fo:language="en" fo:country="GB"/>
    </style:style>
    <style:style style:name="T2479" style:parent-style-name="Fuentedepárrafopredeter." style:family="text">
      <style:text-properties fo:color="#AA0000" fo:language="en" fo:country="GB"/>
    </style:style>
    <style:style style:name="T2480" style:parent-style-name="Fuentedepárrafopredeter." style:family="text">
      <style:text-properties fo:color="#BF0303" fo:language="en" fo:country="GB"/>
    </style:style>
    <style:style style:name="T2481" style:parent-style-name="Fuentedepárrafopredeter." style:family="text">
      <style:text-properties fo:color="#AA0000" fo:language="en" fo:country="GB"/>
    </style:style>
    <style:style style:name="T2482" style:parent-style-name="Fuentedepárrafopredeter." style:family="text">
      <style:text-properties fo:color="#006E28" fo:language="en" fo:country="GB"/>
    </style:style>
    <style:style style:name="T2483" style:parent-style-name="Fuentedepárrafopredeter." style:family="text">
      <style:text-properties fo:color="#AA0000" fo:language="en" fo:country="GB"/>
    </style:style>
    <style:style style:name="T2484" style:parent-style-name="Fuentedepárrafopredeter." style:family="text">
      <style:text-properties fo:color="#006E28" fo:language="en" fo:country="GB"/>
    </style:style>
    <style:style style:name="T2485" style:parent-style-name="Fuentedepárrafopredeter." style:family="text">
      <style:text-properties fo:color="#AA0000" fo:language="en" fo:country="GB"/>
    </style:style>
    <style:style style:name="T2486" style:parent-style-name="Textoennegrita" style:family="text">
      <style:text-properties fo:color="#000000" fo:language="en" fo:country="GB"/>
    </style:style>
    <style:style style:name="P2487" style:parent-style-name="HTMLconformatoprevio" style:family="paragraph">
      <style:paragraph-properties fo:background-color="#DEDEDE"/>
    </style:style>
    <style:style style:name="T2488" style:parent-style-name="Fuentedepárrafopredeter." style:family="text">
      <style:text-properties fo:color="#000000" fo:language="en" fo:country="GB"/>
    </style:style>
    <style:style style:name="T2489" style:parent-style-name="Textoennegrita" style:family="text">
      <style:text-properties fo:color="#000000" fo:language="en" fo:country="GB"/>
    </style:style>
    <style:style style:name="T2490" style:parent-style-name="Fuentedepárrafopredeter." style:family="text">
      <style:text-properties fo:color="#006E28" fo:language="en" fo:country="GB"/>
    </style:style>
    <style:style style:name="T2491" style:parent-style-name="Fuentedepárrafopredeter." style:family="text">
      <style:text-properties fo:color="#AA0000" fo:language="en" fo:country="GB"/>
    </style:style>
    <style:style style:name="T2492" style:parent-style-name="Fuentedepárrafopredeter." style:family="text">
      <style:text-properties fo:color="#006E28" fo:language="en" fo:country="GB"/>
    </style:style>
    <style:style style:name="T2493" style:parent-style-name="Fuentedepárrafopredeter." style:family="text">
      <style:text-properties fo:color="#AA0000" fo:language="en" fo:country="GB"/>
    </style:style>
    <style:style style:name="T2494" style:parent-style-name="Fuentedepárrafopredeter." style:family="text">
      <style:text-properties fo:color="#006E28" fo:language="en" fo:country="GB"/>
    </style:style>
    <style:style style:name="T2495" style:parent-style-name="Fuentedepárrafopredeter." style:family="text">
      <style:text-properties fo:color="#AA0000" fo:language="en" fo:country="GB"/>
    </style:style>
    <style:style style:name="T2496" style:parent-style-name="Textoennegrita" style:family="text">
      <style:text-properties fo:color="#000000" fo:language="en" fo:country="GB"/>
    </style:style>
    <style:style style:name="T2497" style:parent-style-name="Fuentedepárrafopredeter." style:family="text">
      <style:text-properties fo:color="#000000" fo:language="en" fo:country="GB"/>
    </style:style>
    <style:style style:name="T2498" style:parent-style-name="Fuentedepárrafopredeter." style:family="text">
      <style:text-properties fo:color="#644A9B" fo:language="en" fo:country="GB"/>
    </style:style>
    <style:style style:name="T2499" style:parent-style-name="Fuentedepárrafopredeter." style:family="text">
      <style:text-properties fo:color="#000000" fo:language="en" fo:country="GB"/>
    </style:style>
    <style:style style:name="T2500" style:parent-style-name="Fuentedepárrafopredeter." style:family="text">
      <style:text-properties fo:color="#5555FF" fo:language="en" fo:country="GB"/>
    </style:style>
    <style:style style:name="T2501" style:parent-style-name="Fuentedepárrafopredeter." style:family="text">
      <style:text-properties fo:color="#000000" fo:language="en" fo:country="GB"/>
    </style:style>
    <style:style style:name="T2502" style:parent-style-name="Fuentedepárrafopredeter." style:family="text">
      <style:text-properties fo:color="#006E28" fo:language="en" fo:country="GB"/>
    </style:style>
    <style:style style:name="T2503" style:parent-style-name="Fuentedepárrafopredeter." style:family="text">
      <style:text-properties fo:color="#000000" fo:language="en" fo:country="GB"/>
    </style:style>
    <style:style style:name="T2504" style:parent-style-name="Textoennegrita" style:family="text">
      <style:text-properties fo:color="#000000" fo:language="en" fo:country="GB"/>
    </style:style>
    <style:style style:name="T2505" style:parent-style-name="Fuentedepárrafopredeter." style:family="text">
      <style:text-properties fo:color="#AA0000" fo:language="en" fo:country="GB"/>
    </style:style>
    <style:style style:name="T2506" style:parent-style-name="Fuentedepárrafopredeter." style:family="text">
      <style:text-properties fo:color="#000000" fo:language="en" fo:country="GB"/>
    </style:style>
    <style:style style:name="T2507" style:parent-style-name="Textoennegrita" style:family="text">
      <style:text-properties fo:color="#000000" fo:language="en" fo:country="GB"/>
    </style:style>
    <style:style style:name="P2508" style:parent-style-name="HTMLconformatoprevio" style:family="paragraph">
      <style:paragraph-properties fo:background-color="#DEDEDE"/>
      <style:text-properties fo:color="#000000" fo:language="en" fo:country="GB"/>
    </style:style>
    <style:style style:name="P2509" style:parent-style-name="HTMLconformatoprevio" style:family="paragraph">
      <style:paragraph-properties fo:background-color="#DEDEDE"/>
    </style:style>
    <style:style style:name="T2510" style:parent-style-name="Fuentedepárrafopredeter." style:family="text">
      <style:text-properties fo:color="#000000" fo:language="en" fo:country="GB"/>
    </style:style>
    <style:style style:name="T2511" style:parent-style-name="Textoennegrita" style:family="text">
      <style:text-properties fo:color="#000000" fo:language="en" fo:country="GB"/>
    </style:style>
    <style:style style:name="T2512" style:parent-style-name="Fuentedepárrafopredeter." style:family="text">
      <style:text-properties fo:color="#006E28" fo:language="en" fo:country="GB"/>
    </style:style>
    <style:style style:name="T2513" style:parent-style-name="Fuentedepárrafopredeter." style:family="text">
      <style:text-properties fo:color="#AA0000" fo:language="en" fo:country="GB"/>
    </style:style>
    <style:style style:name="T2514" style:parent-style-name="Textoennegrita" style:family="text">
      <style:text-properties fo:color="#000000" fo:language="en" fo:country="GB"/>
    </style:style>
    <style:style style:name="P2515" style:parent-style-name="HTMLconformatoprevio" style:family="paragraph">
      <style:paragraph-properties fo:background-color="#DEDEDE"/>
    </style:style>
    <style:style style:name="T2516" style:parent-style-name="Fuentedepárrafopredeter." style:family="text">
      <style:text-properties fo:color="#000000" fo:language="en" fo:country="GB"/>
    </style:style>
    <style:style style:name="T2517" style:parent-style-name="Textoennegrita" style:family="text">
      <style:text-properties fo:color="#000000" fo:language="en" fo:country="GB"/>
    </style:style>
    <style:style style:name="T2518" style:parent-style-name="Fuentedepárrafopredeter." style:family="text">
      <style:text-properties fo:color="#000000" fo:language="en" fo:country="GB"/>
    </style:style>
    <style:style style:name="T2519" style:parent-style-name="Textoennegrita" style:family="text">
      <style:text-properties fo:color="#000000" fo:language="en" fo:country="GB"/>
    </style:style>
    <style:style style:name="P2520" style:parent-style-name="HTMLconformatoprevio" style:family="paragraph">
      <style:paragraph-properties fo:background-color="#DEDEDE"/>
    </style:style>
    <style:style style:name="T2521" style:parent-style-name="Fuentedepárrafopredeter." style:family="text">
      <style:text-properties fo:color="#000000" fo:language="en" fo:country="GB"/>
    </style:style>
    <style:style style:name="T2522" style:parent-style-name="Textoennegrita" style:family="text">
      <style:text-properties fo:color="#000000" fo:language="en" fo:country="GB"/>
    </style:style>
    <style:style style:name="T2523" style:parent-style-name="Fuentedepárrafopredeter." style:family="text">
      <style:text-properties fo:color="#006E28" fo:language="en" fo:country="GB"/>
    </style:style>
    <style:style style:name="T2524" style:parent-style-name="Fuentedepárrafopredeter." style:family="text">
      <style:text-properties fo:color="#AA0000" fo:language="en" fo:country="GB"/>
    </style:style>
    <style:style style:name="T2525" style:parent-style-name="Fuentedepárrafopredeter." style:family="text">
      <style:text-properties fo:color="#006E28" fo:language="en" fo:country="GB"/>
    </style:style>
    <style:style style:name="T2526" style:parent-style-name="Fuentedepárrafopredeter." style:family="text">
      <style:text-properties fo:color="#AA0000" fo:language="en" fo:country="GB"/>
    </style:style>
    <style:style style:name="T2527" style:parent-style-name="Fuentedepárrafopredeter." style:family="text">
      <style:text-properties fo:color="#006E28" fo:language="en" fo:country="GB"/>
    </style:style>
    <style:style style:name="T2528" style:parent-style-name="Fuentedepárrafopredeter." style:family="text">
      <style:text-properties fo:color="#AA0000" fo:language="en" fo:country="GB"/>
    </style:style>
    <style:style style:name="T2529" style:parent-style-name="Textoennegrita" style:family="text">
      <style:text-properties fo:color="#000000" fo:language="en" fo:country="GB"/>
    </style:style>
    <style:style style:name="T2530" style:parent-style-name="Fuentedepárrafopredeter." style:family="text">
      <style:text-properties fo:color="#000000" fo:language="en" fo:country="GB"/>
    </style:style>
    <style:style style:name="T2531" style:parent-style-name="Fuentedepárrafopredeter." style:family="text">
      <style:text-properties fo:color="#644A9B" fo:language="en" fo:country="GB"/>
    </style:style>
    <style:style style:name="T2532" style:parent-style-name="Fuentedepárrafopredeter." style:family="text">
      <style:text-properties fo:color="#000000" fo:language="en" fo:country="GB"/>
    </style:style>
    <style:style style:name="T2533" style:parent-style-name="Fuentedepárrafopredeter." style:family="text">
      <style:text-properties fo:color="#5555FF" fo:language="en" fo:country="GB"/>
    </style:style>
    <style:style style:name="T2534" style:parent-style-name="Fuentedepárrafopredeter." style:family="text">
      <style:text-properties fo:color="#000000" fo:language="en" fo:country="GB"/>
    </style:style>
    <style:style style:name="T2535" style:parent-style-name="Fuentedepárrafopredeter." style:family="text">
      <style:text-properties fo:color="#006E28" fo:language="en" fo:country="GB"/>
    </style:style>
    <style:style style:name="T2536" style:parent-style-name="Fuentedepárrafopredeter." style:family="text">
      <style:text-properties fo:color="#000000" fo:language="en" fo:country="GB"/>
    </style:style>
    <style:style style:name="T2537" style:parent-style-name="Textoennegrita" style:family="text">
      <style:text-properties fo:color="#000000" fo:language="en" fo:country="GB"/>
    </style:style>
    <style:style style:name="T2538" style:parent-style-name="Fuentedepárrafopredeter." style:family="text">
      <style:text-properties fo:color="#AA0000" fo:language="en" fo:country="GB"/>
    </style:style>
    <style:style style:name="T2539" style:parent-style-name="Fuentedepárrafopredeter." style:family="text">
      <style:text-properties fo:color="#006E28" fo:language="en" fo:country="GB"/>
    </style:style>
    <style:style style:name="T2540" style:parent-style-name="Fuentedepárrafopredeter." style:family="text">
      <style:text-properties fo:color="#AA0000" fo:language="en" fo:country="GB"/>
    </style:style>
    <style:style style:name="T2541" style:parent-style-name="Fuentedepárrafopredeter." style:family="text">
      <style:text-properties fo:color="#006E28" fo:language="en" fo:country="GB"/>
    </style:style>
    <style:style style:name="T2542" style:parent-style-name="Fuentedepárrafopredeter." style:family="text">
      <style:text-properties fo:color="#AA0000" fo:language="en" fo:country="GB"/>
    </style:style>
    <style:style style:name="T2543" style:parent-style-name="Fuentedepárrafopredeter." style:family="text">
      <style:text-properties fo:color="#006E28" fo:language="en" fo:country="GB"/>
    </style:style>
    <style:style style:name="T2544" style:parent-style-name="Fuentedepárrafopredeter." style:family="text">
      <style:text-properties fo:color="#AA0000" fo:language="en" fo:country="GB"/>
    </style:style>
    <style:style style:name="T2545" style:parent-style-name="Fuentedepárrafopredeter." style:family="text">
      <style:text-properties fo:color="#000000" fo:language="en" fo:country="GB"/>
    </style:style>
    <style:style style:name="T2546" style:parent-style-name="Textoennegrita" style:family="text">
      <style:text-properties fo:color="#000000" fo:language="en" fo:country="GB"/>
    </style:style>
    <style:style style:name="P2547" style:parent-style-name="HTMLconformatoprevio" style:family="paragraph">
      <style:paragraph-properties fo:background-color="#DEDEDE"/>
    </style:style>
    <style:style style:name="T2548" style:parent-style-name="Fuentedepárrafopredeter." style:family="text">
      <style:text-properties fo:color="#000000" fo:language="en" fo:country="GB"/>
    </style:style>
    <style:style style:name="T2549" style:parent-style-name="Textoennegrita" style:family="text">
      <style:text-properties fo:color="#000000" fo:language="en" fo:country="GB"/>
    </style:style>
    <style:style style:name="P2550" style:parent-style-name="HTMLconformatoprevio" style:family="paragraph">
      <style:paragraph-properties fo:background-color="#DEDEDE"/>
      <style:text-properties fo:color="#000000" fo:language="en" fo:country="GB"/>
    </style:style>
    <style:style style:name="P2551" style:parent-style-name="HTMLconformatoprevio" style:family="paragraph">
      <style:paragraph-properties fo:background-color="#DEDEDE"/>
    </style:style>
    <style:style style:name="T2552" style:parent-style-name="Fuentedepárrafopredeter." style:family="text">
      <style:text-properties fo:color="#000000" fo:language="en" fo:country="GB"/>
    </style:style>
    <style:style style:name="T2553" style:parent-style-name="Textoennegrita" style:family="text">
      <style:text-properties fo:color="#000000" fo:language="en" fo:country="GB"/>
    </style:style>
    <style:style style:name="T2554" style:parent-style-name="Fuentedepárrafopredeter." style:family="text">
      <style:text-properties fo:color="#006E28" fo:language="en" fo:country="GB"/>
    </style:style>
    <style:style style:name="T2555" style:parent-style-name="Fuentedepárrafopredeter." style:family="text">
      <style:text-properties fo:color="#AA0000" fo:language="en" fo:country="GB"/>
    </style:style>
    <style:style style:name="T2556" style:parent-style-name="Textoennegrita" style:family="text">
      <style:text-properties fo:color="#000000" fo:language="en" fo:country="GB"/>
    </style:style>
    <style:style style:name="P2557" style:parent-style-name="HTMLconformatoprevio" style:family="paragraph">
      <style:paragraph-properties fo:background-color="#DEDEDE"/>
    </style:style>
    <style:style style:name="T2558" style:parent-style-name="Fuentedepárrafopredeter." style:family="text">
      <style:text-properties fo:color="#000000" fo:language="en" fo:country="GB"/>
    </style:style>
    <style:style style:name="T2559" style:parent-style-name="Textoennegrita" style:family="text">
      <style:text-properties fo:color="#000000"/>
    </style:style>
    <style:style style:name="T2560" style:parent-style-name="Fuentedepárrafopredeter." style:family="text">
      <style:text-properties fo:color="#000000"/>
    </style:style>
    <style:style style:name="T2561" style:parent-style-name="Textoennegrita" style:family="text">
      <style:text-properties fo:color="#000000"/>
    </style:style>
    <style:style style:name="P2562" style:parent-style-name="HTMLconformatoprevio" style:family="paragraph">
      <style:paragraph-properties fo:background-color="#DEDEDE"/>
    </style:style>
    <style:style style:name="T2563" style:parent-style-name="Fuentedepárrafopredeter." style:family="text">
      <style:text-properties fo:color="#000000"/>
    </style:style>
    <style:style style:name="T2564" style:parent-style-name="Textoennegrita" style:family="text">
      <style:text-properties fo:color="#000000"/>
    </style:style>
    <style:style style:name="T2565" style:parent-style-name="Fuentedepárrafopredeter." style:family="text">
      <style:text-properties fo:color="#006E28"/>
    </style:style>
    <style:style style:name="T2566" style:parent-style-name="Fuentedepárrafopredeter." style:family="text">
      <style:text-properties fo:color="#AA0000"/>
    </style:style>
    <style:style style:name="T2567" style:parent-style-name="Fuentedepárrafopredeter." style:family="text">
      <style:text-properties fo:color="#006E28"/>
    </style:style>
    <style:style style:name="T2568" style:parent-style-name="Fuentedepárrafopredeter." style:family="text">
      <style:text-properties fo:color="#AA0000"/>
    </style:style>
    <style:style style:name="T2569" style:parent-style-name="Fuentedepárrafopredeter." style:family="text">
      <style:text-properties fo:color="#006E28"/>
    </style:style>
    <style:style style:name="T2570" style:parent-style-name="Fuentedepárrafopredeter." style:family="text">
      <style:text-properties fo:color="#AA0000"/>
    </style:style>
    <style:style style:name="T2571" style:parent-style-name="Textoennegrita" style:family="text">
      <style:text-properties fo:color="#000000"/>
    </style:style>
    <style:style style:name="T2572" style:parent-style-name="Fuentedepárrafopredeter." style:family="text">
      <style:text-properties fo:color="#000000"/>
    </style:style>
    <style:style style:name="T2573" style:parent-style-name="Fuentedepárrafopredeter." style:family="text">
      <style:text-properties fo:color="#644A9B"/>
    </style:style>
    <style:style style:name="T2574" style:parent-style-name="Fuentedepárrafopredeter." style:family="text">
      <style:text-properties fo:color="#000000"/>
    </style:style>
    <style:style style:name="T2575" style:parent-style-name="Fuentedepárrafopredeter." style:family="text">
      <style:text-properties fo:color="#5555FF"/>
    </style:style>
    <style:style style:name="T2576" style:parent-style-name="Fuentedepárrafopredeter." style:family="text">
      <style:text-properties fo:color="#000000"/>
    </style:style>
    <style:style style:name="T2577" style:parent-style-name="Fuentedepárrafopredeter." style:family="text">
      <style:text-properties fo:color="#006E28"/>
    </style:style>
    <style:style style:name="T2578" style:parent-style-name="Fuentedepárrafopredeter." style:family="text">
      <style:text-properties fo:color="#000000"/>
    </style:style>
    <style:style style:name="T2579" style:parent-style-name="Textoennegrita" style:family="text">
      <style:text-properties fo:color="#000000"/>
    </style:style>
    <style:style style:name="T2580" style:parent-style-name="Fuentedepárrafopredeter." style:family="text">
      <style:text-properties fo:color="#AA0000"/>
    </style:style>
    <style:style style:name="T2581" style:parent-style-name="Fuentedepárrafopredeter." style:family="text">
      <style:text-properties fo:color="#006E28"/>
    </style:style>
    <style:style style:name="T2582" style:parent-style-name="Fuentedepárrafopredeter." style:family="text">
      <style:text-properties fo:color="#AA0000"/>
    </style:style>
    <style:style style:name="T2583" style:parent-style-name="Fuentedepárrafopredeter." style:family="text">
      <style:text-properties fo:color="#006E28"/>
    </style:style>
    <style:style style:name="T2584" style:parent-style-name="Fuentedepárrafopredeter." style:family="text">
      <style:text-properties fo:color="#AA0000"/>
    </style:style>
    <style:style style:name="T2585" style:parent-style-name="Fuentedepárrafopredeter." style:family="text">
      <style:text-properties fo:color="#006E28"/>
    </style:style>
    <style:style style:name="T2586" style:parent-style-name="Fuentedepárrafopredeter." style:family="text">
      <style:text-properties fo:color="#AA0000"/>
    </style:style>
    <style:style style:name="T2587" style:parent-style-name="Fuentedepárrafopredeter." style:family="text">
      <style:text-properties fo:color="#000000"/>
    </style:style>
    <style:style style:name="T2588" style:parent-style-name="Textoennegrita" style:family="text">
      <style:text-properties fo:color="#000000"/>
    </style:style>
    <style:style style:name="P2589" style:parent-style-name="HTMLconformatoprevio" style:family="paragraph">
      <style:paragraph-properties fo:background-color="#DEDEDE"/>
    </style:style>
    <style:style style:name="T2590" style:parent-style-name="Fuentedepárrafopredeter." style:family="text">
      <style:text-properties fo:color="#000000"/>
    </style:style>
    <style:style style:name="T2591" style:parent-style-name="Textoennegrita" style:family="text">
      <style:text-properties fo:color="#000000" fo:language="en" fo:country="GB"/>
    </style:style>
    <style:style style:name="P2592" style:parent-style-name="HTMLconformatoprevio" style:family="paragraph">
      <style:paragraph-properties fo:background-color="#DEDEDE"/>
      <style:text-properties fo:color="#000000" fo:language="en" fo:country="GB"/>
    </style:style>
    <style:style style:name="P2593" style:parent-style-name="HTMLconformatoprevio" style:family="paragraph">
      <style:paragraph-properties fo:background-color="#DEDEDE"/>
    </style:style>
    <style:style style:name="T2594" style:parent-style-name="Fuentedepárrafopredeter." style:family="text">
      <style:text-properties fo:color="#000000" fo:language="en" fo:country="GB"/>
    </style:style>
    <style:style style:name="T2595" style:parent-style-name="Textoennegrita" style:family="text">
      <style:text-properties fo:color="#000000" fo:language="en" fo:country="GB"/>
    </style:style>
    <style:style style:name="T2596" style:parent-style-name="Fuentedepárrafopredeter." style:family="text">
      <style:text-properties fo:color="#006E28" fo:language="en" fo:country="GB"/>
    </style:style>
    <style:style style:name="T2597" style:parent-style-name="Fuentedepárrafopredeter." style:family="text">
      <style:text-properties fo:color="#AA0000" fo:language="en" fo:country="GB"/>
    </style:style>
    <style:style style:name="T2598" style:parent-style-name="Textoennegrita" style:family="text">
      <style:text-properties fo:color="#000000" fo:language="en" fo:country="GB"/>
    </style:style>
    <style:style style:name="P2599" style:parent-style-name="HTMLconformatoprevio" style:family="paragraph">
      <style:paragraph-properties fo:background-color="#DEDEDE"/>
    </style:style>
    <style:style style:name="T2600" style:parent-style-name="Fuentedepárrafopredeter." style:family="text">
      <style:text-properties fo:color="#000000" fo:language="en" fo:country="GB"/>
    </style:style>
    <style:style style:name="T2601" style:parent-style-name="Textoennegrita" style:family="text">
      <style:text-properties fo:color="#000000"/>
    </style:style>
    <style:style style:name="T2602" style:parent-style-name="Fuentedepárrafopredeter." style:family="text">
      <style:text-properties fo:color="#000000"/>
    </style:style>
    <style:style style:name="T2603" style:parent-style-name="Textoennegrita" style:family="text">
      <style:text-properties fo:color="#000000"/>
    </style:style>
    <style:style style:name="P2604" style:parent-style-name="HTMLconformatoprevio" style:family="paragraph">
      <style:paragraph-properties fo:background-color="#DEDEDE"/>
    </style:style>
    <style:style style:name="T2605" style:parent-style-name="Fuentedepárrafopredeter." style:family="text">
      <style:text-properties fo:color="#000000"/>
    </style:style>
    <style:style style:name="T2606" style:parent-style-name="Textoennegrita" style:family="text">
      <style:text-properties fo:color="#000000"/>
    </style:style>
    <style:style style:name="T2607" style:parent-style-name="Fuentedepárrafopredeter." style:family="text">
      <style:text-properties fo:color="#006E28"/>
    </style:style>
    <style:style style:name="T2608" style:parent-style-name="Fuentedepárrafopredeter." style:family="text">
      <style:text-properties fo:color="#AA0000"/>
    </style:style>
    <style:style style:name="T2609" style:parent-style-name="Fuentedepárrafopredeter." style:family="text">
      <style:text-properties fo:color="#006E28"/>
    </style:style>
    <style:style style:name="T2610" style:parent-style-name="Fuentedepárrafopredeter." style:family="text">
      <style:text-properties fo:color="#AA0000"/>
    </style:style>
    <style:style style:name="T2611" style:parent-style-name="Fuentedepárrafopredeter." style:family="text">
      <style:text-properties fo:color="#006E28"/>
    </style:style>
    <style:style style:name="T2612" style:parent-style-name="Fuentedepárrafopredeter." style:family="text">
      <style:text-properties fo:color="#AA0000"/>
    </style:style>
    <style:style style:name="T2613" style:parent-style-name="Textoennegrita" style:family="text">
      <style:text-properties fo:color="#000000"/>
    </style:style>
    <style:style style:name="T2614" style:parent-style-name="Fuentedepárrafopredeter." style:family="text">
      <style:text-properties fo:color="#000000"/>
    </style:style>
    <style:style style:name="T2615" style:parent-style-name="Fuentedepárrafopredeter." style:family="text">
      <style:text-properties fo:color="#644A9B"/>
    </style:style>
    <style:style style:name="T2616" style:parent-style-name="Fuentedepárrafopredeter." style:family="text">
      <style:text-properties fo:color="#000000"/>
    </style:style>
    <style:style style:name="T2617" style:parent-style-name="Fuentedepárrafopredeter." style:family="text">
      <style:text-properties fo:color="#5555FF"/>
    </style:style>
    <style:style style:name="T2618" style:parent-style-name="Fuentedepárrafopredeter." style:family="text">
      <style:text-properties fo:color="#000000"/>
    </style:style>
    <style:style style:name="T2619" style:parent-style-name="Fuentedepárrafopredeter." style:family="text">
      <style:text-properties fo:color="#006E28"/>
    </style:style>
    <style:style style:name="T2620" style:parent-style-name="Fuentedepárrafopredeter." style:family="text">
      <style:text-properties fo:color="#000000"/>
    </style:style>
    <style:style style:name="T2621" style:parent-style-name="Textoennegrita" style:family="text">
      <style:text-properties fo:color="#000000"/>
    </style:style>
    <style:style style:name="T2622" style:parent-style-name="Fuentedepárrafopredeter." style:family="text">
      <style:text-properties fo:color="#AA0000"/>
    </style:style>
    <style:style style:name="T2623" style:parent-style-name="Fuentedepárrafopredeter." style:family="text">
      <style:text-properties fo:color="#006E28"/>
    </style:style>
    <style:style style:name="T2624" style:parent-style-name="Fuentedepárrafopredeter." style:family="text">
      <style:text-properties fo:color="#AA0000"/>
    </style:style>
    <style:style style:name="T2625" style:parent-style-name="Fuentedepárrafopredeter." style:family="text">
      <style:text-properties fo:color="#006E28"/>
    </style:style>
    <style:style style:name="T2626" style:parent-style-name="Fuentedepárrafopredeter." style:family="text">
      <style:text-properties fo:color="#AA0000"/>
    </style:style>
    <style:style style:name="T2627" style:parent-style-name="Fuentedepárrafopredeter." style:family="text">
      <style:text-properties fo:color="#006E28"/>
    </style:style>
    <style:style style:name="T2628" style:parent-style-name="Fuentedepárrafopredeter." style:family="text">
      <style:text-properties fo:color="#AA0000"/>
    </style:style>
    <style:style style:name="T2629" style:parent-style-name="Fuentedepárrafopredeter." style:family="text">
      <style:text-properties fo:color="#000000"/>
    </style:style>
    <style:style style:name="T2630" style:parent-style-name="Textoennegrita" style:family="text">
      <style:text-properties fo:color="#000000"/>
    </style:style>
    <style:style style:name="P2631" style:parent-style-name="HTMLconformatoprevio" style:family="paragraph">
      <style:paragraph-properties fo:background-color="#DEDEDE"/>
    </style:style>
    <style:style style:name="T2632" style:parent-style-name="Fuentedepárrafopredeter." style:family="text">
      <style:text-properties fo:color="#000000"/>
    </style:style>
    <style:style style:name="T2633" style:parent-style-name="Textoennegrita" style:family="text">
      <style:text-properties fo:color="#000000" fo:language="en" fo:country="GB"/>
    </style:style>
    <style:style style:name="P2634" style:parent-style-name="HTMLconformatoprevio" style:family="paragraph">
      <style:paragraph-properties fo:background-color="#DEDEDE"/>
      <style:text-properties fo:color="#000000" fo:language="en" fo:country="GB"/>
    </style:style>
    <style:style style:name="P2635" style:parent-style-name="HTMLconformatoprevio" style:family="paragraph">
      <style:paragraph-properties fo:background-color="#DEDEDE"/>
    </style:style>
    <style:style style:name="T2636" style:parent-style-name="Fuentedepárrafopredeter." style:family="text">
      <style:text-properties fo:color="#000000" fo:language="en" fo:country="GB"/>
    </style:style>
    <style:style style:name="T2637" style:parent-style-name="Textoennegrita" style:family="text">
      <style:text-properties fo:color="#000000" fo:language="en" fo:country="GB"/>
    </style:style>
    <style:style style:name="T2638" style:parent-style-name="Fuentedepárrafopredeter." style:family="text">
      <style:text-properties fo:color="#006E28" fo:language="en" fo:country="GB"/>
    </style:style>
    <style:style style:name="T2639" style:parent-style-name="Fuentedepárrafopredeter." style:family="text">
      <style:text-properties fo:color="#AA0000" fo:language="en" fo:country="GB"/>
    </style:style>
    <style:style style:name="T2640" style:parent-style-name="Textoennegrita" style:family="text">
      <style:text-properties fo:color="#000000" fo:language="en" fo:country="GB"/>
    </style:style>
    <style:style style:name="P2641" style:parent-style-name="HTMLconformatoprevio" style:family="paragraph">
      <style:paragraph-properties fo:background-color="#DEDEDE"/>
    </style:style>
    <style:style style:name="T2642" style:parent-style-name="Fuentedepárrafopredeter." style:family="text">
      <style:text-properties fo:color="#000000" fo:language="en" fo:country="GB"/>
    </style:style>
    <style:style style:name="T2643" style:parent-style-name="Textoennegrita" style:family="text">
      <style:text-properties fo:color="#000000" fo:language="en" fo:country="GB"/>
    </style:style>
    <style:style style:name="T2644" style:parent-style-name="Fuentedepárrafopredeter." style:family="text">
      <style:text-properties fo:color="#000000" fo:language="en" fo:country="GB"/>
    </style:style>
    <style:style style:name="T2645" style:parent-style-name="Textoennegrita" style:family="text">
      <style:text-properties fo:color="#000000" fo:language="en" fo:country="GB"/>
    </style:style>
    <style:style style:name="P2646" style:parent-style-name="HTMLconformatoprevio" style:family="paragraph">
      <style:paragraph-properties fo:background-color="#DEDEDE"/>
    </style:style>
    <style:style style:name="T2647" style:parent-style-name="Fuentedepárrafopredeter." style:family="text">
      <style:text-properties fo:color="#000000" fo:language="en" fo:country="GB"/>
    </style:style>
    <style:style style:name="T2648" style:parent-style-name="Textoennegrita" style:family="text">
      <style:text-properties fo:color="#000000" fo:language="en" fo:country="GB"/>
    </style:style>
    <style:style style:name="T2649" style:parent-style-name="Fuentedepárrafopredeter." style:family="text">
      <style:text-properties fo:color="#006E28" fo:language="en" fo:country="GB"/>
    </style:style>
    <style:style style:name="T2650" style:parent-style-name="Fuentedepárrafopredeter." style:family="text">
      <style:text-properties fo:color="#AA0000" fo:language="en" fo:country="GB"/>
    </style:style>
    <style:style style:name="T2651" style:parent-style-name="Fuentedepárrafopredeter." style:family="text">
      <style:text-properties fo:color="#006E28" fo:language="en" fo:country="GB"/>
    </style:style>
    <style:style style:name="T2652" style:parent-style-name="Fuentedepárrafopredeter." style:family="text">
      <style:text-properties fo:color="#AA0000" fo:language="en" fo:country="GB"/>
    </style:style>
    <style:style style:name="T2653" style:parent-style-name="Textoennegrita" style:family="text">
      <style:text-properties fo:color="#000000" fo:language="en" fo:country="GB"/>
    </style:style>
    <style:style style:name="P2654" style:parent-style-name="HTMLconformatoprevio" style:family="paragraph">
      <style:paragraph-properties fo:background-color="#DEDEDE"/>
    </style:style>
    <style:style style:name="T2655" style:parent-style-name="Fuentedepárrafopredeter." style:family="text">
      <style:text-properties fo:color="#000000" fo:language="en" fo:country="GB"/>
    </style:style>
    <style:style style:name="T2656" style:parent-style-name="Textoennegrita" style:family="text">
      <style:text-properties fo:color="#000000" fo:language="en" fo:country="GB"/>
    </style:style>
    <style:style style:name="T2657" style:parent-style-name="Fuentedepárrafopredeter." style:family="text">
      <style:text-properties fo:color="#000000" fo:language="en" fo:country="GB"/>
    </style:style>
    <style:style style:name="T2658" style:parent-style-name="Textoennegrita" style:family="text">
      <style:text-properties fo:color="#000000" fo:language="en" fo:country="GB"/>
    </style:style>
    <style:style style:name="T2659" style:parent-style-name="Fuentedepárrafopredeter." style:family="text">
      <style:text-properties fo:color="#000000" fo:language="en" fo:country="GB"/>
    </style:style>
    <style:style style:name="T2660" style:parent-style-name="Fuentedepárrafopredeter." style:family="text">
      <style:text-properties fo:color="#644A9B" fo:language="en" fo:country="GB"/>
    </style:style>
    <style:style style:name="T2661" style:parent-style-name="Fuentedepárrafopredeter." style:family="text">
      <style:text-properties fo:color="#000000" fo:language="en" fo:country="GB"/>
    </style:style>
    <style:style style:name="T2662" style:parent-style-name="Fuentedepárrafopredeter." style:family="text">
      <style:text-properties fo:color="#5555FF" fo:language="en" fo:country="GB"/>
    </style:style>
    <style:style style:name="T2663" style:parent-style-name="Fuentedepárrafopredeter." style:family="text">
      <style:text-properties fo:color="#000000" fo:language="en" fo:country="GB"/>
    </style:style>
    <style:style style:name="T2664" style:parent-style-name="Fuentedepárrafopredeter." style:family="text">
      <style:text-properties fo:color="#B08000" fo:language="en" fo:country="GB"/>
    </style:style>
    <style:style style:name="T2665" style:parent-style-name="Fuentedepárrafopredeter." style:family="text">
      <style:text-properties fo:color="#000000" fo:language="en" fo:country="GB"/>
    </style:style>
    <style:style style:name="T2666" style:parent-style-name="Fuentedepárrafopredeter." style:family="text">
      <style:text-properties fo:color="#006E28" fo:language="en" fo:country="GB"/>
    </style:style>
    <style:style style:name="T2667" style:parent-style-name="Fuentedepárrafopredeter." style:family="text">
      <style:text-properties fo:color="#000000" fo:language="en" fo:country="GB"/>
    </style:style>
    <style:style style:name="T2668" style:parent-style-name="Fuentedepárrafopredeter." style:family="text">
      <style:text-properties fo:color="#BF0303" fo:language="en" fo:country="GB"/>
    </style:style>
    <style:style style:name="T2669" style:parent-style-name="Fuentedepárrafopredeter." style:family="text">
      <style:text-properties fo:color="#000000" fo:language="en" fo:country="GB"/>
    </style:style>
    <style:style style:name="T2670" style:parent-style-name="Fuentedepárrafopredeter." style:family="text">
      <style:text-properties fo:color="#006E28" fo:language="en" fo:country="GB"/>
    </style:style>
    <style:style style:name="T2671" style:parent-style-name="Fuentedepárrafopredeter." style:family="text">
      <style:text-properties fo:color="#000000" fo:language="en" fo:country="GB"/>
    </style:style>
    <style:style style:name="T2672" style:parent-style-name="Fuentedepárrafopredeter." style:family="text">
      <style:text-properties fo:color="#BF0303" fo:language="en" fo:country="GB"/>
    </style:style>
    <style:style style:name="T2673" style:parent-style-name="Fuentedepárrafopredeter." style:family="text">
      <style:text-properties fo:color="#006E28" fo:language="en" fo:country="GB"/>
    </style:style>
    <style:style style:name="T2674" style:parent-style-name="Fuentedepárrafopredeter." style:family="text">
      <style:text-properties fo:color="#000000" fo:language="en" fo:country="GB"/>
    </style:style>
    <style:style style:name="T2675" style:parent-style-name="Textoennegrita" style:family="text">
      <style:text-properties fo:color="#000000" fo:language="en" fo:country="GB"/>
    </style:style>
    <style:style style:name="T2676" style:parent-style-name="Fuentedepárrafopredeter." style:family="text">
      <style:text-properties fo:color="#006E28" fo:language="en" fo:country="GB"/>
    </style:style>
    <style:style style:name="T2677" style:parent-style-name="Fuentedepárrafopredeter." style:family="text">
      <style:text-properties fo:color="#AA0000" fo:language="en" fo:country="GB"/>
    </style:style>
    <style:style style:name="T2678" style:parent-style-name="Textoennegrita" style:family="text">
      <style:text-properties fo:color="#000000" fo:language="en" fo:country="GB"/>
    </style:style>
    <style:style style:name="T2679" style:parent-style-name="Fuentedepárrafopredeter." style:family="text">
      <style:text-properties fo:color="#000000" fo:language="en" fo:country="GB"/>
    </style:style>
    <style:style style:name="T2680" style:parent-style-name="Textoennegrita" style:family="text">
      <style:text-properties fo:color="#000000" fo:language="en" fo:country="GB"/>
    </style:style>
    <style:style style:name="P2681" style:parent-style-name="HTMLconformatoprevio" style:family="paragraph">
      <style:paragraph-properties fo:background-color="#DEDEDE"/>
    </style:style>
    <style:style style:name="T2682" style:parent-style-name="Fuentedepárrafopredeter." style:family="text">
      <style:text-properties fo:color="#000000" fo:language="en" fo:country="GB"/>
    </style:style>
    <style:style style:name="T2683" style:parent-style-name="Textoennegrita" style:family="text">
      <style:text-properties fo:color="#000000" fo:language="en" fo:country="GB"/>
    </style:style>
    <style:style style:name="T2684" style:parent-style-name="Fuentedepárrafopredeter." style:family="text">
      <style:text-properties fo:color="#000000" fo:language="en" fo:country="GB"/>
    </style:style>
    <style:style style:name="T2685" style:parent-style-name="Textoennegrita" style:family="text">
      <style:text-properties fo:color="#000000" fo:language="en" fo:country="GB"/>
    </style:style>
    <style:style style:name="T2686" style:parent-style-name="Fuentedepárrafopredeter." style:family="text">
      <style:text-properties fo:color="#000000" fo:language="en" fo:country="GB"/>
    </style:style>
    <style:style style:name="T2687" style:parent-style-name="Fuentedepárrafopredeter." style:family="text">
      <style:text-properties fo:color="#644A9B" fo:language="en" fo:country="GB"/>
    </style:style>
    <style:style style:name="T2688" style:parent-style-name="Fuentedepárrafopredeter." style:family="text">
      <style:text-properties fo:color="#000000" fo:language="en" fo:country="GB"/>
    </style:style>
    <style:style style:name="T2689" style:parent-style-name="Fuentedepárrafopredeter." style:family="text">
      <style:text-properties fo:color="#5555FF" fo:language="en" fo:country="GB"/>
    </style:style>
    <style:style style:name="T2690" style:parent-style-name="Fuentedepárrafopredeter." style:family="text">
      <style:text-properties fo:color="#000000" fo:language="en" fo:country="GB"/>
    </style:style>
    <style:style style:name="T2691" style:parent-style-name="Fuentedepárrafopredeter." style:family="text">
      <style:text-properties fo:color="#B08000" fo:language="en" fo:country="GB"/>
    </style:style>
    <style:style style:name="T2692" style:parent-style-name="Fuentedepárrafopredeter." style:family="text">
      <style:text-properties fo:color="#000000" fo:language="en" fo:country="GB"/>
    </style:style>
    <style:style style:name="T2693" style:parent-style-name="Fuentedepárrafopredeter." style:family="text">
      <style:text-properties fo:color="#006E28" fo:language="en" fo:country="GB"/>
    </style:style>
    <style:style style:name="T2694" style:parent-style-name="Fuentedepárrafopredeter." style:family="text">
      <style:text-properties fo:color="#000000" fo:language="en" fo:country="GB"/>
    </style:style>
    <style:style style:name="T2695" style:parent-style-name="Fuentedepárrafopredeter." style:family="text">
      <style:text-properties fo:color="#BF0303" fo:language="en" fo:country="GB"/>
    </style:style>
    <style:style style:name="T2696" style:parent-style-name="Fuentedepárrafopredeter." style:family="text">
      <style:text-properties fo:color="#000000" fo:language="en" fo:country="GB"/>
    </style:style>
    <style:style style:name="T2697" style:parent-style-name="Fuentedepárrafopredeter." style:family="text">
      <style:text-properties fo:color="#006E28" fo:language="en" fo:country="GB"/>
    </style:style>
    <style:style style:name="T2698" style:parent-style-name="Fuentedepárrafopredeter." style:family="text">
      <style:text-properties fo:color="#000000" fo:language="en" fo:country="GB"/>
    </style:style>
    <style:style style:name="T2699" style:parent-style-name="Fuentedepárrafopredeter." style:family="text">
      <style:text-properties fo:color="#BF0303" fo:language="en" fo:country="GB"/>
    </style:style>
    <style:style style:name="T2700" style:parent-style-name="Fuentedepárrafopredeter." style:family="text">
      <style:text-properties fo:color="#006E28" fo:language="en" fo:country="GB"/>
    </style:style>
    <style:style style:name="T2701" style:parent-style-name="Fuentedepárrafopredeter." style:family="text">
      <style:text-properties fo:color="#000000" fo:language="en" fo:country="GB"/>
    </style:style>
    <style:style style:name="T2702" style:parent-style-name="Textoennegrita" style:family="text">
      <style:text-properties fo:color="#000000" fo:language="en" fo:country="GB"/>
    </style:style>
    <style:style style:name="T2703" style:parent-style-name="Fuentedepárrafopredeter." style:family="text">
      <style:text-properties fo:color="#006E28" fo:language="en" fo:country="GB"/>
    </style:style>
    <style:style style:name="T2704" style:parent-style-name="Fuentedepárrafopredeter." style:family="text">
      <style:text-properties fo:color="#AA0000" fo:language="en" fo:country="GB"/>
    </style:style>
    <style:style style:name="T2705" style:parent-style-name="Textoennegrita" style:family="text">
      <style:text-properties fo:color="#000000" fo:language="en" fo:country="GB"/>
    </style:style>
    <style:style style:name="T2706" style:parent-style-name="Fuentedepárrafopredeter." style:family="text">
      <style:text-properties fo:color="#000000" fo:language="en" fo:country="GB"/>
    </style:style>
    <style:style style:name="T2707" style:parent-style-name="Textoennegrita" style:family="text">
      <style:text-properties fo:color="#000000" fo:language="en" fo:country="GB"/>
    </style:style>
    <style:style style:name="P2708" style:parent-style-name="HTMLconformatoprevio" style:family="paragraph">
      <style:paragraph-properties fo:background-color="#DEDEDE"/>
    </style:style>
    <style:style style:name="T2709" style:parent-style-name="Fuentedepárrafopredeter." style:family="text">
      <style:text-properties fo:color="#000000" fo:language="en" fo:country="GB"/>
    </style:style>
    <style:style style:name="T2710" style:parent-style-name="Textoennegrita" style:family="text">
      <style:text-properties fo:color="#000000" fo:language="en" fo:country="GB"/>
    </style:style>
    <style:style style:name="P2711" style:parent-style-name="HTMLconformatoprevio" style:family="paragraph">
      <style:paragraph-properties fo:background-color="#DEDEDE"/>
    </style:style>
    <style:style style:name="T2712" style:parent-style-name="Fuentedepárrafopredeter." style:family="text">
      <style:text-properties fo:color="#000000" fo:language="en" fo:country="GB"/>
    </style:style>
    <style:style style:name="T2713" style:parent-style-name="Textoennegrita" style:family="text">
      <style:text-properties fo:color="#000000" fo:language="en" fo:country="GB"/>
    </style:style>
    <style:style style:name="P2714" style:parent-style-name="HTMLconformatoprevio" style:family="paragraph">
      <style:paragraph-properties fo:background-color="#DEDEDE"/>
      <style:text-properties fo:color="#000000" fo:language="en" fo:country="GB"/>
    </style:style>
    <style:style style:name="P2715" style:parent-style-name="HTMLconformatoprevio" style:family="paragraph">
      <style:paragraph-properties fo:background-color="#DEDEDE"/>
    </style:style>
    <style:style style:name="T2716" style:parent-style-name="Fuentedepárrafopredeter." style:family="text">
      <style:text-properties fo:color="#000000" fo:language="en" fo:country="GB"/>
    </style:style>
    <style:style style:name="T2717" style:parent-style-name="Textoennegrita" style:family="text">
      <style:text-properties fo:color="#000000" fo:language="en" fo:country="GB"/>
    </style:style>
    <style:style style:name="T2718" style:parent-style-name="Fuentedepárrafopredeter." style:family="text">
      <style:text-properties fo:color="#006E28" fo:language="en" fo:country="GB"/>
    </style:style>
    <style:style style:name="T2719" style:parent-style-name="Fuentedepárrafopredeter." style:family="text">
      <style:text-properties fo:color="#AA0000" fo:language="en" fo:country="GB"/>
    </style:style>
    <style:style style:name="T2720" style:parent-style-name="Textoennegrita" style:family="text">
      <style:text-properties fo:color="#000000" fo:language="en" fo:country="GB"/>
    </style:style>
    <style:style style:name="P2721" style:parent-style-name="HTMLconformatoprevio" style:family="paragraph">
      <style:paragraph-properties fo:background-color="#DEDEDE"/>
    </style:style>
    <style:style style:name="T2722" style:parent-style-name="Fuentedepárrafopredeter." style:family="text">
      <style:text-properties fo:color="#000000" fo:language="en" fo:country="GB"/>
    </style:style>
    <style:style style:name="T2723" style:parent-style-name="Textoennegrita" style:family="text">
      <style:text-properties fo:color="#000000"/>
    </style:style>
    <style:style style:name="T2724" style:parent-style-name="Fuentedepárrafopredeter." style:family="text">
      <style:text-properties fo:color="#000000"/>
    </style:style>
    <style:style style:name="T2725" style:parent-style-name="Textoennegrita" style:family="text">
      <style:text-properties fo:color="#000000"/>
    </style:style>
    <style:style style:name="P2726" style:parent-style-name="HTMLconformatoprevio" style:family="paragraph">
      <style:paragraph-properties fo:background-color="#DEDEDE"/>
    </style:style>
    <style:style style:name="T2727" style:parent-style-name="Fuentedepárrafopredeter." style:family="text">
      <style:text-properties fo:color="#000000"/>
    </style:style>
    <style:style style:name="T2728" style:parent-style-name="Textoennegrita" style:family="text">
      <style:text-properties fo:color="#000000"/>
    </style:style>
    <style:style style:name="T2729" style:parent-style-name="Fuentedepárrafopredeter." style:family="text">
      <style:text-properties fo:color="#006E28"/>
    </style:style>
    <style:style style:name="T2730" style:parent-style-name="Fuentedepárrafopredeter." style:family="text">
      <style:text-properties fo:color="#AA0000"/>
    </style:style>
    <style:style style:name="T2731" style:parent-style-name="Fuentedepárrafopredeter." style:family="text">
      <style:text-properties fo:color="#006E28"/>
    </style:style>
    <style:style style:name="T2732" style:parent-style-name="Fuentedepárrafopredeter." style:family="text">
      <style:text-properties fo:color="#AA0000"/>
    </style:style>
    <style:style style:name="T2733" style:parent-style-name="Fuentedepárrafopredeter." style:family="text">
      <style:text-properties fo:color="#006E28"/>
    </style:style>
    <style:style style:name="T2734" style:parent-style-name="Fuentedepárrafopredeter." style:family="text">
      <style:text-properties fo:color="#AA0000"/>
    </style:style>
    <style:style style:name="T2735" style:parent-style-name="Textoennegrita" style:family="text">
      <style:text-properties fo:color="#000000"/>
    </style:style>
    <style:style style:name="T2736" style:parent-style-name="Fuentedepárrafopredeter." style:family="text">
      <style:text-properties fo:color="#000000"/>
    </style:style>
    <style:style style:name="T2737" style:parent-style-name="Fuentedepárrafopredeter." style:family="text">
      <style:text-properties fo:color="#644A9B"/>
    </style:style>
    <style:style style:name="T2738" style:parent-style-name="Fuentedepárrafopredeter." style:family="text">
      <style:text-properties fo:color="#000000"/>
    </style:style>
    <style:style style:name="T2739" style:parent-style-name="Fuentedepárrafopredeter." style:family="text">
      <style:text-properties fo:color="#5555FF"/>
    </style:style>
    <style:style style:name="T2740" style:parent-style-name="Fuentedepárrafopredeter." style:family="text">
      <style:text-properties fo:color="#000000"/>
    </style:style>
    <style:style style:name="T2741" style:parent-style-name="Fuentedepárrafopredeter." style:family="text">
      <style:text-properties fo:color="#006E28"/>
    </style:style>
    <style:style style:name="T2742" style:parent-style-name="Fuentedepárrafopredeter." style:family="text">
      <style:text-properties fo:color="#000000"/>
    </style:style>
    <style:style style:name="T2743" style:parent-style-name="Textoennegrita" style:family="text">
      <style:text-properties fo:color="#000000"/>
    </style:style>
    <style:style style:name="T2744" style:parent-style-name="Fuentedepárrafopredeter." style:family="text">
      <style:text-properties fo:color="#AA0000"/>
    </style:style>
    <style:style style:name="T2745" style:parent-style-name="Fuentedepárrafopredeter." style:family="text">
      <style:text-properties fo:color="#006E28"/>
    </style:style>
    <style:style style:name="T2746" style:parent-style-name="Fuentedepárrafopredeter." style:family="text">
      <style:text-properties fo:color="#AA0000"/>
    </style:style>
    <style:style style:name="T2747" style:parent-style-name="Fuentedepárrafopredeter." style:family="text">
      <style:text-properties fo:color="#006E28"/>
    </style:style>
    <style:style style:name="T2748" style:parent-style-name="Fuentedepárrafopredeter." style:family="text">
      <style:text-properties fo:color="#AA0000"/>
    </style:style>
    <style:style style:name="T2749" style:parent-style-name="Fuentedepárrafopredeter." style:family="text">
      <style:text-properties fo:color="#006E28"/>
    </style:style>
    <style:style style:name="T2750" style:parent-style-name="Fuentedepárrafopredeter." style:family="text">
      <style:text-properties fo:color="#AA0000"/>
    </style:style>
    <style:style style:name="T2751" style:parent-style-name="Fuentedepárrafopredeter." style:family="text">
      <style:text-properties fo:color="#000000"/>
    </style:style>
    <style:style style:name="T2752" style:parent-style-name="Textoennegrita" style:family="text">
      <style:text-properties fo:color="#000000"/>
    </style:style>
    <style:style style:name="P2753" style:parent-style-name="HTMLconformatoprevio" style:family="paragraph">
      <style:paragraph-properties fo:background-color="#DEDEDE"/>
    </style:style>
    <style:style style:name="T2754" style:parent-style-name="Fuentedepárrafopredeter." style:family="text">
      <style:text-properties fo:color="#000000"/>
    </style:style>
    <style:style style:name="T2755" style:parent-style-name="Textoennegrita" style:family="text">
      <style:text-properties fo:color="#000000" fo:language="en" fo:country="GB"/>
    </style:style>
    <style:style style:name="P2756" style:parent-style-name="HTMLconformatoprevio" style:family="paragraph">
      <style:paragraph-properties fo:background-color="#DEDEDE"/>
      <style:text-properties fo:color="#000000" fo:language="en" fo:country="GB"/>
    </style:style>
    <style:style style:name="P2757" style:parent-style-name="HTMLconformatoprevio" style:family="paragraph">
      <style:paragraph-properties fo:background-color="#DEDEDE"/>
    </style:style>
    <style:style style:name="T2758" style:parent-style-name="Fuentedepárrafopredeter." style:family="text">
      <style:text-properties fo:color="#000000" fo:language="en" fo:country="GB"/>
    </style:style>
    <style:style style:name="T2759" style:parent-style-name="Textoennegrita" style:family="text">
      <style:text-properties fo:color="#000000" fo:language="en" fo:country="GB"/>
    </style:style>
    <style:style style:name="T2760" style:parent-style-name="Fuentedepárrafopredeter." style:family="text">
      <style:text-properties fo:color="#000000" fo:language="en" fo:country="GB"/>
    </style:style>
    <style:style style:name="T2761" style:parent-style-name="Textoennegrita" style:family="text">
      <style:text-properties fo:color="#000000" fo:language="en" fo:country="GB"/>
    </style:style>
    <style:style style:name="P2762" style:parent-style-name="HTMLconformatoprevio" style:family="paragraph">
      <style:paragraph-properties fo:background-color="#DEDEDE"/>
      <style:text-properties fo:color="#000000" fo:language="en" fo:country="GB"/>
    </style:style>
    <style:style style:name="P2763" style:parent-style-name="HTMLconformatoprevio" style:family="paragraph">
      <style:paragraph-properties fo:background-color="#DEDEDE"/>
    </style:style>
    <style:style style:name="T2764" style:parent-style-name="Fuentedepárrafopredeter." style:family="text">
      <style:text-properties fo:color="#000000" fo:language="en" fo:country="GB"/>
    </style:style>
    <style:style style:name="T2765" style:parent-style-name="Textoennegrita" style:family="text">
      <style:text-properties fo:color="#000000" fo:language="en" fo:country="GB"/>
    </style:style>
    <style:style style:name="T2766" style:parent-style-name="Fuentedepárrafopredeter." style:family="text">
      <style:text-properties fo:color="#006E28" fo:language="en" fo:country="GB"/>
    </style:style>
    <style:style style:name="T2767" style:parent-style-name="Fuentedepárrafopredeter." style:family="text">
      <style:text-properties fo:color="#AA0000" fo:language="en" fo:country="GB"/>
    </style:style>
    <style:style style:name="T2768" style:parent-style-name="Textoennegrita" style:family="text">
      <style:text-properties fo:color="#000000" fo:language="en" fo:country="GB"/>
    </style:style>
    <style:style style:name="P2769" style:parent-style-name="HTMLconformatoprevio" style:family="paragraph">
      <style:paragraph-properties fo:background-color="#DEDEDE"/>
    </style:style>
    <style:style style:name="T2770" style:parent-style-name="Fuentedepárrafopredeter." style:family="text">
      <style:text-properties fo:color="#000000" fo:language="en" fo:country="GB"/>
    </style:style>
    <style:style style:name="T2771" style:parent-style-name="Textoennegrita" style:family="text">
      <style:text-properties fo:color="#000000" fo:language="en" fo:country="GB"/>
    </style:style>
    <style:style style:name="T2772" style:parent-style-name="Fuentedepárrafopredeter." style:family="text">
      <style:text-properties fo:color="#006E28" fo:language="en" fo:country="GB"/>
    </style:style>
    <style:style style:name="T2773" style:parent-style-name="Fuentedepárrafopredeter." style:family="text">
      <style:text-properties fo:color="#AA0000" fo:language="en" fo:country="GB"/>
    </style:style>
    <style:style style:name="T2774" style:parent-style-name="Textoennegrita" style:family="text">
      <style:text-properties fo:color="#000000" fo:language="en" fo:country="GB"/>
    </style:style>
    <style:style style:name="T2775" style:parent-style-name="Fuentedepárrafopredeter." style:family="text">
      <style:text-properties fo:color="#000000" fo:language="en" fo:country="GB"/>
    </style:style>
    <style:style style:name="T2776" style:parent-style-name="Textoennegrita" style:family="text">
      <style:text-properties fo:color="#000000" fo:language="en" fo:country="GB"/>
    </style:style>
    <style:style style:name="P2777" style:parent-style-name="HTMLconformatoprevio" style:family="paragraph">
      <style:paragraph-properties fo:background-color="#DEDEDE"/>
    </style:style>
    <style:style style:name="T2778" style:parent-style-name="Fuentedepárrafopredeter." style:family="text">
      <style:text-properties fo:color="#000000" fo:language="en" fo:country="GB"/>
    </style:style>
    <style:style style:name="T2779" style:parent-style-name="Textoennegrita" style:family="text">
      <style:text-properties fo:color="#000000" fo:language="en" fo:country="GB"/>
    </style:style>
    <style:style style:name="P2780" style:parent-style-name="HTMLconformatoprevio" style:family="paragraph">
      <style:paragraph-properties fo:background-color="#DEDEDE"/>
    </style:style>
    <style:style style:name="T2781" style:parent-style-name="Fuentedepárrafopredeter." style:family="text">
      <style:text-properties fo:color="#000000" fo:language="en" fo:country="GB"/>
    </style:style>
    <style:style style:name="T2782" style:parent-style-name="Textoennegrita" style:family="text">
      <style:text-properties fo:color="#000000" fo:language="en" fo:country="GB"/>
    </style:style>
    <style:style style:name="P2783" style:parent-style-name="HTMLconformatoprevio" style:family="paragraph">
      <style:paragraph-properties fo:background-color="#DEDEDE"/>
      <style:text-properties fo:color="#000000" fo:language="en" fo:country="GB"/>
    </style:style>
    <style:style style:name="P2784" style:parent-style-name="HTMLconformatoprevio" style:family="paragraph">
      <style:paragraph-properties fo:background-color="#DEDEDE"/>
    </style:style>
    <style:style style:name="T2785" style:parent-style-name="Fuentedepárrafopredeter." style:family="text">
      <style:text-properties fo:color="#000000" fo:language="en" fo:country="GB"/>
    </style:style>
    <style:style style:name="T2786" style:parent-style-name="Textoennegrita" style:family="text">
      <style:text-properties fo:color="#000000" fo:language="en" fo:country="GB"/>
    </style:style>
    <style:style style:name="P2787" style:parent-style-name="HTMLconformatoprevio" style:family="paragraph">
      <style:paragraph-properties fo:background-color="#DEDEDE"/>
    </style:style>
    <style:style style:name="T2788" style:parent-style-name="Fuentedepárrafopredeter." style:family="text">
      <style:text-properties fo:color="#000000" fo:language="en" fo:country="GB"/>
    </style:style>
    <style:style style:name="T2789" style:parent-style-name="Fuentedepárrafopredeter." style:family="text">
      <style:text-properties fo:color="#644A9B" fo:language="en" fo:country="GB"/>
    </style:style>
    <style:style style:name="T2790" style:parent-style-name="Fuentedepárrafopredeter." style:family="text">
      <style:text-properties fo:color="#000000" fo:language="en" fo:country="GB"/>
    </style:style>
    <style:style style:name="T2791" style:parent-style-name="Fuentedepárrafopredeter." style:family="text">
      <style:text-properties fo:color="#644A9B" fo:language="en" fo:country="GB"/>
    </style:style>
    <style:style style:name="T2792" style:parent-style-name="Fuentedepárrafopredeter." style:family="text">
      <style:text-properties fo:color="#000000" fo:language="en" fo:country="GB"/>
    </style:style>
    <style:style style:name="T2793" style:parent-style-name="Textoennegrita" style:family="text">
      <style:text-properties fo:color="#000000" fo:language="en" fo:country="GB"/>
    </style:style>
    <style:style style:name="T2794" style:parent-style-name="Fuentedepárrafopredeter." style:family="text">
      <style:text-properties fo:color="#000000" fo:language="en" fo:country="GB"/>
    </style:style>
    <style:style style:name="P2795" style:parent-style-name="HTMLconformatoprevio" style:family="paragraph">
      <style:paragraph-properties fo:background-color="#DEDEDE"/>
    </style:style>
    <style:style style:name="T2796" style:parent-style-name="Fuentedepárrafopredeter." style:family="text">
      <style:text-properties fo:color="#000000" fo:language="en" fo:country="GB"/>
    </style:style>
    <style:style style:name="T2797" style:parent-style-name="Fuentedepárrafopredeter." style:family="text">
      <style:text-properties fo:color="#644A9B" fo:language="en" fo:country="GB"/>
    </style:style>
    <style:style style:name="T2798" style:parent-style-name="Fuentedepárrafopredeter." style:family="text">
      <style:text-properties fo:color="#000000" fo:language="en" fo:country="GB"/>
    </style:style>
    <style:style style:name="T2799" style:parent-style-name="Fuentedepárrafopredeter." style:family="text">
      <style:text-properties fo:color="#BF0303" fo:language="en" fo:country="GB"/>
    </style:style>
    <style:style style:name="T2800" style:parent-style-name="Fuentedepárrafopredeter." style:family="text">
      <style:text-properties fo:color="#000000" fo:language="en" fo:country="GB"/>
    </style:style>
    <style:style style:name="T2801" style:parent-style-name="Fuentedepárrafopredeter." style:family="text">
      <style:text-properties fo:color="#644A9B" fo:language="en" fo:country="GB"/>
    </style:style>
    <style:style style:name="T2802" style:parent-style-name="Fuentedepárrafopredeter." style:family="text">
      <style:text-properties fo:color="#000000" fo:language="en" fo:country="GB"/>
    </style:style>
    <style:style style:name="T2803" style:parent-style-name="Textoennegrita" style:family="text">
      <style:text-properties fo:color="#000000" fo:language="en" fo:country="GB"/>
    </style:style>
    <style:style style:name="T2804" style:parent-style-name="Fuentedepárrafopredeter." style:family="text">
      <style:text-properties fo:color="#000000" fo:language="en" fo:country="GB"/>
    </style:style>
    <style:style style:name="P2805" style:parent-style-name="HTMLconformatoprevio" style:family="paragraph">
      <style:paragraph-properties fo:background-color="#DEDEDE"/>
    </style:style>
    <style:style style:name="T2806" style:parent-style-name="Fuentedepárrafopredeter." style:family="text">
      <style:text-properties fo:color="#000000" fo:language="en" fo:country="GB"/>
    </style:style>
    <style:style style:name="T2807" style:parent-style-name="Textoennegrita" style:family="text">
      <style:text-properties fo:color="#000000" fo:language="en" fo:country="GB"/>
    </style:style>
    <style:style style:name="T2808" style:parent-style-name="Fuentedepárrafopredeter." style:family="text">
      <style:text-properties fo:color="#000000" fo:language="en" fo:country="GB"/>
    </style:style>
    <style:style style:name="T2809" style:parent-style-name="Fuentedepárrafopredeter." style:family="text">
      <style:text-properties fo:color="#644A9B" fo:language="en" fo:country="GB"/>
    </style:style>
    <style:style style:name="T2810" style:parent-style-name="Fuentedepárrafopredeter." style:family="text">
      <style:text-properties fo:color="#000000" fo:language="en" fo:country="GB"/>
    </style:style>
    <style:style style:name="T2811" style:parent-style-name="Textoennegrita" style:family="text">
      <style:text-properties fo:color="#000000" fo:language="en" fo:country="GB"/>
    </style:style>
    <style:style style:name="T2812" style:parent-style-name="Fuentedepárrafopredeter." style:family="text">
      <style:text-properties fo:color="#000000" fo:language="en" fo:country="GB"/>
    </style:style>
    <style:style style:name="T2813" style:parent-style-name="Fuentedepárrafopredeter." style:family="text">
      <style:text-properties fo:color="#644A9B" fo:language="en" fo:country="GB"/>
    </style:style>
    <style:style style:name="T2814" style:parent-style-name="Fuentedepárrafopredeter." style:family="text">
      <style:text-properties fo:color="#000000" fo:language="en" fo:country="GB"/>
    </style:style>
    <style:style style:name="P2815" style:parent-style-name="HTMLconformatoprevio" style:family="paragraph">
      <style:paragraph-properties fo:background-color="#DEDEDE"/>
      <style:text-properties fo:color="#000000" fo:language="en" fo:country="GB"/>
    </style:style>
    <style:style style:name="P2816" style:parent-style-name="HTMLconformatoprevio" style:family="paragraph">
      <style:paragraph-properties fo:background-color="#DEDEDE"/>
      <style:text-properties fo:color="#000000" fo:language="en" fo:country="GB"/>
    </style:style>
    <style:style style:name="P2817" style:parent-style-name="HTMLconformatoprevio" style:family="paragraph">
      <style:paragraph-properties fo:background-color="#DEDEDE"/>
    </style:style>
    <style:style style:name="T2818" style:parent-style-name="Fuentedepárrafopredeter." style:family="text">
      <style:text-properties fo:color="#000000" fo:language="en" fo:country="GB"/>
    </style:style>
    <style:style style:name="T2819" style:parent-style-name="Textoennegrita" style:family="text">
      <style:text-properties fo:color="#000000" fo:language="en" fo:country="GB"/>
    </style:style>
    <style:style style:name="P2820" style:parent-style-name="NormalWeb" style:family="paragraph">
      <style:paragraph-properties fo:margin-top="0.125in" fo:margin-bottom="0.125in" fo:margin-left="0.1041in">
        <style:tab-stops/>
      </style:paragraph-properties>
    </style:style>
    <style:style style:name="T2821" style:parent-style-name="Fuentedepárrafopredeter." style:family="text">
      <style:text-properties style:font-name="Verdana" fo:color="#262727" fo:font-size="10pt" style:font-size-asian="10pt" style:font-size-complex="10pt" fo:language="en" fo:country="GB"/>
    </style:style>
    <style:style style:name="T2822" style:parent-style-name="Textoennegrita" style:family="text">
      <style:text-properties style:font-name="Verdana" fo:color="#262727" fo:font-size="10pt" style:font-size-asian="10pt" style:font-size-complex="10pt" fo:language="en" fo:country="GB"/>
    </style:style>
    <style:style style:name="P2823" style:parent-style-name="NormalWeb" style:family="paragraph">
      <style:paragraph-properties fo:margin-top="0.125in" fo:margin-bottom="0.125in" fo:margin-left="0.1041in">
        <style:tab-stops/>
      </style:paragraph-properties>
      <style:text-properties style:font-name="Verdana" fo:color="#262727" fo:font-size="10pt" style:font-size-asian="10pt" style:font-size-complex="10pt"/>
    </style:style>
    <style:style style:name="P2824" style:parent-style-name="HTMLconformatoprevio" style:family="paragraph">
      <style:paragraph-properties fo:background-color="#DEDEDE"/>
    </style:style>
    <style:style style:name="T2825" style:parent-style-name="Textoennegrita" style:family="text">
      <style:text-properties fo:color="#000000" fo:language="en" fo:country="GB"/>
    </style:style>
    <style:style style:name="T2826" style:parent-style-name="Fuentedepárrafopredeter." style:family="text">
      <style:text-properties fo:color="#000000" fo:language="en" fo:country="GB"/>
    </style:style>
    <style:style style:name="T2827" style:parent-style-name="Textoennegrita" style:family="text">
      <style:text-properties fo:color="#000000" fo:language="en" fo:country="GB"/>
    </style:style>
    <style:style style:name="T2828" style:parent-style-name="Fuentedepárrafopredeter." style:family="text">
      <style:text-properties fo:color="#000000" fo:language="en" fo:country="GB"/>
    </style:style>
    <style:style style:name="T2829" style:parent-style-name="Fuentedepárrafopredeter." style:family="text">
      <style:text-properties fo:color="#006E28" fo:language="en" fo:country="GB"/>
    </style:style>
    <style:style style:name="T2830" style:parent-style-name="Fuentedepárrafopredeter." style:family="text">
      <style:text-properties fo:color="#000000" fo:language="en" fo:country="GB"/>
    </style:style>
    <style:style style:name="P2831" style:parent-style-name="HTMLconformatoprevio" style:family="paragraph">
      <style:paragraph-properties fo:background-color="#DEDEDE"/>
    </style:style>
    <style:style style:name="T2832" style:parent-style-name="Fuentedepárrafopredeter." style:family="text">
      <style:text-properties fo:color="#000000" fo:language="en" fo:country="GB"/>
    </style:style>
    <style:style style:name="T2833" style:parent-style-name="Fuentedepárrafopredeter." style:family="text">
      <style:text-properties fo:color="#A1A100" fo:language="en" fo:country="GB"/>
    </style:style>
    <style:style style:name="T2834" style:parent-style-name="Fuentedepárrafopredeter." style:family="text">
      <style:text-properties fo:color="#000000" fo:language="en" fo:country="GB"/>
    </style:style>
    <style:style style:name="T2835" style:parent-style-name="Fuentedepárrafopredeter." style:family="text">
      <style:text-properties fo:color="#BF0303" fo:language="en" fo:country="GB"/>
    </style:style>
    <style:style style:name="T2836" style:parent-style-name="Fuentedepárrafopredeter." style:family="text">
      <style:text-properties fo:color="#006E28" fo:language="en" fo:country="GB"/>
    </style:style>
    <style:style style:name="P2837" style:parent-style-name="HTMLconformatoprevio" style:family="paragraph">
      <style:paragraph-properties fo:background-color="#DEDEDE"/>
    </style:style>
    <style:style style:name="T2838" style:parent-style-name="Fuentedepárrafopredeter." style:family="text">
      <style:text-properties fo:color="#000000" fo:language="en" fo:country="GB"/>
    </style:style>
    <style:style style:name="T2839" style:parent-style-name="Fuentedepárrafopredeter." style:family="text">
      <style:text-properties fo:color="#A1A100" fo:language="en" fo:country="GB"/>
    </style:style>
    <style:style style:name="T2840" style:parent-style-name="Fuentedepárrafopredeter." style:family="text">
      <style:text-properties fo:color="#000000" fo:language="en" fo:country="GB"/>
    </style:style>
    <style:style style:name="T2841" style:parent-style-name="Fuentedepárrafopredeter." style:family="text">
      <style:text-properties fo:color="#BF0303" fo:language="en" fo:country="GB"/>
    </style:style>
    <style:style style:name="T2842" style:parent-style-name="Fuentedepárrafopredeter." style:family="text">
      <style:text-properties fo:color="#006E28" fo:language="en" fo:country="GB"/>
    </style:style>
    <style:style style:name="P2843" style:parent-style-name="HTMLconformatoprevio" style:family="paragraph">
      <style:paragraph-properties fo:background-color="#DEDEDE"/>
    </style:style>
    <style:style style:name="T2844" style:parent-style-name="Fuentedepárrafopredeter." style:family="text">
      <style:text-properties fo:color="#000000" fo:language="en" fo:country="GB"/>
    </style:style>
    <style:style style:name="T2845" style:parent-style-name="Fuentedepárrafopredeter." style:family="text">
      <style:text-properties fo:color="#A1A100" fo:language="en" fo:country="GB"/>
    </style:style>
    <style:style style:name="T2846" style:parent-style-name="Fuentedepárrafopredeter." style:family="text">
      <style:text-properties fo:color="#000000" fo:language="en" fo:country="GB"/>
    </style:style>
    <style:style style:name="T2847" style:parent-style-name="Fuentedepárrafopredeter." style:family="text">
      <style:text-properties fo:color="#BF0303" fo:language="en" fo:country="GB"/>
    </style:style>
    <style:style style:name="T2848" style:parent-style-name="Fuentedepárrafopredeter." style:family="text">
      <style:text-properties fo:color="#006E28" fo:language="en" fo:country="GB"/>
    </style:style>
    <style:style style:name="P2849" style:parent-style-name="HTMLconformatoprevio" style:family="paragraph">
      <style:paragraph-properties fo:background-color="#DEDEDE"/>
      <style:text-properties fo:color="#000000"/>
    </style:style>
    <style:style style:name="P2850" style:parent-style-name="NormalWeb" style:family="paragraph">
      <style:paragraph-properties fo:margin-top="0.125in" fo:margin-bottom="0.125in" fo:margin-left="0.1041in">
        <style:tab-stops/>
      </style:paragraph-properties>
      <style:text-properties style:font-name="Verdana" fo:color="#262727" fo:font-size="10pt" style:font-size-asian="10pt" style:font-size-complex="10pt"/>
    </style:style>
    <style:style style:name="P2851" style:parent-style-name="Título3" style:family="paragraph">
      <style:paragraph-properties fo:margin-top="0.1041in"/>
    </style:style>
    <style:style style:name="T2852" style:parent-style-name="Fuentedepárrafopredeter." style:family="text">
      <style:text-properties style:font-name="Lucida Sans Unicode" style:font-name-complex="Lucida Sans Unicode" fo:color="#797C7C"/>
    </style:style>
    <style:style style:name="P2853" style:parent-style-name="Normal" style:family="paragraph">
      <style:paragraph-properties style:vertical-align="auto" fo:margin-left="0.1145in">
        <style:tab-stops>
          <style:tab-stop style:type="left" style:position="0.3854in"/>
        </style:tab-stops>
      </style:paragraph-properties>
      <style:text-properties fo:hyphenate="true"/>
    </style:style>
    <style:style style:name="T2854" style:parent-style-name="Hipervínculo" style:family="text">
      <style:text-properties style:font-name="Lucida Sans Unicode" style:font-name-complex="Lucida Sans Unicode" fo:color="#989A9A" fo:font-size="10pt" style:font-size-asian="10pt" style:font-size-complex="10pt"/>
    </style:style>
    <style:style style:name="P2855" style:parent-style-name="Normal" style:family="paragraph">
      <style:paragraph-properties style:vertical-align="auto" fo:margin-top="0.125in" fo:margin-bottom="0.125in" fo:margin-left="0.1041in">
        <style:tab-stops/>
      </style:paragraph-properties>
      <style:text-properties style:font-name="Verdana" style:font-name-asian="Times New Roman" style:font-name-complex="Times New Roman" fo:color="#262727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P2856" style:parent-style-name="Standard" style:family="paragraph">
      <style:text-properties fo:language="es" fo:country="ES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529810021" office:target-frame-name="_top" xlink:show="replace"><text:span text:style-name="T3">Realizar un CRUD (listar, registrar, actualizar, eliminar) con PHP. Parte [ 1 de 2]</text:span><text:tab/>1</text:a></text:p>
          <text:p text:style-name="P4"><text:a xlink:href="#_Toc529810022" office:target-frame-name="_top" xlink:show="replace"><text:span text:style-name="T5">Realizar un CRUD con el patrón MVC en PHP. Parte [ 2 de 2 ]</text:span><text:tab/>1</text:a></text:p>
          <text:p text:style-name="P6"><text:a xlink:href="#_Toc529810023" office:target-frame-name="_top" xlink:show="replace"><text:span text:style-name="T7">Adjuntos</text:span><text:tab/>1</text:a></text:p>
        </text:index-body>
      </text:table-of-content>
      <text:p text:style-name="Normal"/>
      <text:p text:style-name="Standard"/>
      <text:p text:style-name="P8"><text:a xlink:href="http://www.linux-party.com/54-programacion/9526-realizar-un-crud-listar-registrar-actualizar-eliminar-con-php-parte-1-de-2" office:target-frame-name="_top" xlink:show="replace"><text:bookmark-start text:name="_Toc529810021"/><text:span text:style-name="T9">Realizar un CRUD (listar, registrar, actualizar, eliminar) con PHP. Parte [ 1 de 2]</text:span><text:bookmark-end text:name="_Toc529810021"/></text:a></text:p>
      <text:p text:style-name="P10">Publicado el 02 Junio 2016 | Escrito por Javier Orovengua |  |  | Visto: 94</text:p>
      <text:p text:style-name="P11">Ratio:  / 0 </text:p>
      <text:p text:style-name="P12">Principio del formulario</text:p>
      <text:p text:style-name="P13"><text:span text:style-name="T14">Malo</text:span><text:span text:style-name="T15">Bueno </text:span></text:p>
      <text:p text:style-name="P16">Final del formulario</text:p>
      <text:p text:style-name="P17"><text:span text:style-name="T18">PDO es una capa abstracta</text:span><text:span text:style-name="T19"> para PHP que nos permite realizar consultas a la base de datos y entre sus motores soporta </text:span><text:span text:style-name="T20">mysql</text:span><text:span text:style-name="T21">, </text:span><text:span text:style-name="T22">sqlserver</text:span><text:span text:style-name="T23">, </text:span><text:span text:style-name="T24">oracle </text:span><text:span text:style-name="T25">etc.</text:span><text:span text:style-name="T26"><text:line-break/></text:span><text:a xlink:href="http://php.net/manual/en/pdo.drivers.php" office:target-frame-name="_blank" xlink:show="new"><text:span text:style-name="T27">http://php.net/manual/en/pdo.drivers.php</text:span></text:a></text:p>
      <text:p text:style-name="P28"><text:span text:style-name="T29">Para nuestro ejemplo vamos a dar mantenimiento a la </text:span><text:span text:style-name="T30">tabla Alumnos</text:span></text:p>
      <text:p text:style-name="P31"><text:span text:style-name="T32">Primero vamos a crear </text:span><text:span text:style-name="T33">la entidad Alumno,</text:span><text:span text:style-name="T34"> ya que es la data a mapear ya sea para listar o realizar una acción </text:span><text:span text:style-name="T35">contra la base de datos</text:span><text:span text:style-name="T36"> (registrar/eliminar/actualizar). Por regla esta clase contiene como atributos las columnas de la tabla.</text:span></text:p>
      <text:p text:style-name="P37"><text:span text:style-name="T38">class</text:span><text:span text:style-name="T39"><text:s/>Alumno</text:span></text:p>
      <text:p text:style-name="P40">{</text:p>
      <text:p text:style-name="P41"><text:span text:style-name="T42"><text:s text:c="4"/></text:span><text:span text:style-name="T43">private</text:span><text:span text:style-name="T44"><text:s/></text:span><text:span text:style-name="T45">$id</text:span><text:span text:style-name="T46">;</text:span></text:p>
      <text:p text:style-name="P47"><text:span text:style-name="T48"><text:s text:c="4"/></text:span><text:span text:style-name="T49">private</text:span><text:span text:style-name="T50"><text:s/></text:span><text:span text:style-name="T51">$Nombre</text:span><text:span text:style-name="T52">;</text:span></text:p>
      <text:p text:style-name="P53"><text:span text:style-name="T54"><text:s text:c="4"/></text:span><text:span text:style-name="T55">private</text:span><text:span text:style-name="T56"><text:s/></text:span><text:span text:style-name="T57">$Apellido</text:span><text:span text:style-name="T58">;</text:span></text:p>
      <text:p text:style-name="P59"><text:span text:style-name="T60"><text:s text:c="4"/></text:span><text:span text:style-name="T61">private</text:span><text:span text:style-name="T62"><text:s/></text:span><text:span text:style-name="T63">$Sexo</text:span><text:span text:style-name="T64">;</text:span></text:p>
      <text:p text:style-name="P65"><text:span text:style-name="T66"><text:s text:c="4"/></text:span><text:span text:style-name="T67">private</text:span><text:span text:style-name="T68"><text:s/></text:span><text:span text:style-name="T69">$FechaNacimiento</text:span><text:span text:style-name="T70">;</text:span></text:p>
      <text:p text:style-name="P71"/>
      <text:p text:style-name="P72"><text:span text:style-name="T73"><text:s text:c="4"/></text:span><text:span text:style-name="T74">public</text:span><text:span text:style-name="T75"><text:s/></text:span><text:span text:style-name="T76">function</text:span><text:span text:style-name="T77"><text:s/></text:span><text:span text:style-name="T78">__GET</text:span><text:span text:style-name="T79">(</text:span><text:span text:style-name="T80">$k</text:span><text:span text:style-name="T81">)</text:span><text:span text:style-name="T82">{<text:s/></text:span><text:span text:style-name="T83">return</text:span><text:span text:style-name="T84"><text:s/></text:span><text:span text:style-name="T85">$this</text:span><text:span text:style-name="T86">-&gt;</text:span><text:span text:style-name="T87">$k</text:span><text:span text:style-name="T88">;</text:span><text:span text:style-name="T89"><text:s/>}</text:span></text:p>
      <text:p text:style-name="P90"><text:span text:style-name="T91"><text:s text:c="4"/></text:span><text:span text:style-name="T92">public</text:span><text:span text:style-name="T93"><text:s/></text:span><text:span text:style-name="T94">function</text:span><text:span text:style-name="T95"><text:s/></text:span><text:span text:style-name="T96">__SET</text:span><text:span text:style-name="T97">(</text:span><text:span text:style-name="T98">$k</text:span><text:span text:style-name="T99">,</text:span><text:span text:style-name="T100"><text:s/></text:span><text:span text:style-name="T101">$v</text:span><text:span text:style-name="T102">)</text:span><text:span text:style-name="T103">{<text:s/></text:span><text:span text:style-name="T104">return</text:span><text:span text:style-name="T105"><text:s/></text:span><text:span text:style-name="T106">$this</text:span><text:span text:style-name="T107">-&gt;</text:span><text:span text:style-name="T108">$k</text:span><text:span text:style-name="T109"><text:s/>=<text:s/></text:span><text:span text:style-name="T110">$v</text:span><text:span text:style-name="T111">;</text:span><text:span text:style-name="T112"><text:s/>}</text:span></text:p>
      <text:p text:style-name="P113">}</text:p>
      <text:p text:style-name="P114"><text:span text:style-name="T115">Luego de esto, necesitamos crear una clase que contenga la lógica de negocio que nos permita acceder a la base de datos. Esta la conoceremos como nuestro </text:span><text:span text:style-name="T116">modelo de acceso a datos</text:span><text:span text:style-name="T117">.</text:span></text:p>
      <text:p text:style-name="P118"><text:span text:style-name="T119">class</text:span><text:span text:style-name="T120"><text:s/>AlumnoModel</text:span></text:p>
      <text:p text:style-name="P121">{</text:p>
      <text:p text:style-name="P122"><text:span text:style-name="T123"><text:s text:c="4"/></text:span><text:span text:style-name="T124">private</text:span><text:span text:style-name="T125"><text:s/></text:span><text:span text:style-name="T126">$pdo</text:span><text:span text:style-name="T127">;</text:span></text:p>
      <text:p text:style-name="P128"/>
      <text:p text:style-name="P129"><text:span text:style-name="T130"><text:s text:c="4"/></text:span><text:span text:style-name="T131">public</text:span><text:span text:style-name="T132"><text:s/></text:span><text:span text:style-name="T133">function</text:span><text:span text:style-name="T134"><text:s/></text:span><text:span text:style-name="T135">__CONSTRUCT</text:span><text:span text:style-name="T136">()</text:span></text:p>
      <text:p text:style-name="P137"><text:s text:c="4"/>{</text:p>
      <text:p text:style-name="P138"><text:span text:style-name="T139"><text:s text:c="8"/></text:span><text:span text:style-name="T140">try</text:span></text:p>
      <text:p text:style-name="P141"><text:s text:c="8"/>{</text:p>
      <text:p text:style-name="P142"><text:span text:style-name="T143"><text:s text:c="12"/></text:span><text:span text:style-name="T144">$this</text:span><text:span text:style-name="T145">-&gt;</text:span><text:span text:style-name="T146">pdo</text:span><text:span text:style-name="T147"><text:s/>=<text:s/></text:span><text:span text:style-name="T148">new</text:span><text:span text:style-name="T149"><text:s/></text:span><text:span text:style-name="T150">PDO</text:span><text:span text:style-name="T151">(</text:span><text:span text:style-name="T152">'mysql:host=localhost;dbname=test'</text:span><text:span text:style-name="T153">,</text:span><text:span text:style-name="T154"><text:s/></text:span><text:span text:style-name="T155">'root'</text:span><text:span text:style-name="T156">,</text:span><text:span text:style-name="T157"><text:s/></text:span><text:span text:style-name="T158">''</text:span><text:span text:style-name="T159">);</text:span></text:p>
      <text:p text:style-name="P160"><text:span text:style-name="T161"><text:s text:c="12"/></text:span><text:span text:style-name="T162">$this</text:span><text:span text:style-name="T163">-&gt;</text:span><text:span text:style-name="T164">pdo</text:span><text:span text:style-name="T165">-&gt;setAttribute</text:span><text:span text:style-name="T166">(</text:span><text:span text:style-name="T167">PDO</text:span><text:span text:style-name="T168">::ATTR_ERRMODE</text:span><text:span text:style-name="T169">,</text:span><text:span text:style-name="T170"><text:s/></text:span><text:span text:style-name="T171">PDO</text:span><text:span text:style-name="T172">::ERRMODE_EXCEPTION</text:span><text:span text:style-name="T173">);</text:span><text:span text:style-name="T174"><text:s text:c="16"/></text:span></text:p>
      <text:p text:style-name="P175"><text:s text:c="8"/>}</text:p>
      <text:p text:style-name="P176"><text:span text:style-name="T177"><text:s text:c="8"/></text:span><text:span text:style-name="T178">catch</text:span><text:span text:style-name="T179">(</text:span><text:span text:style-name="T180">Exception</text:span><text:span text:style-name="T181"><text:s/></text:span><text:span text:style-name="T182">$e</text:span><text:span text:style-name="T183">)</text:span></text:p>
      <text:p text:style-name="P184"><text:s text:c="8"/>{</text:p>
      <text:p text:style-name="P185"><text:span text:style-name="T186"><text:s text:c="12"/></text:span><text:span text:style-name="T187">die</text:span><text:span text:style-name="T188">(</text:span><text:span text:style-name="T189">$e</text:span><text:span text:style-name="T190">-&gt;getMessage</text:span><text:span text:style-name="T191">());</text:span></text:p>
      <text:p text:style-name="P192"><text:s text:c="8"/>}</text:p>
      <text:p text:style-name="P193"><text:s text:c="4"/>}</text:p>
      <text:p text:style-name="P194"/>
      <text:p text:style-name="P195"><text:span text:style-name="T196"><text:s text:c="4"/></text:span><text:span text:style-name="T197">public</text:span><text:span text:style-name="T198"><text:s/></text:span><text:span text:style-name="T199">function</text:span><text:span text:style-name="T200"><text:s/>Listar</text:span><text:span text:style-name="T201">()</text:span></text:p>
      <text:p text:style-name="P202"><text:s text:c="4"/>{</text:p>
      <text:p text:style-name="P203"><text:span text:style-name="T204"><text:s text:c="8"/></text:span><text:span text:style-name="T205">try</text:span></text:p>
      <text:p text:style-name="P206"><text:s text:c="8"/>{</text:p>
      <text:p text:style-name="P207"><text:span text:style-name="T208"><text:s text:c="12"/></text:span><text:span text:style-name="T209">$result</text:span><text:span text:style-name="T210"><text:s/>=<text:s/></text:span><text:span text:style-name="T211">array</text:span><text:span text:style-name="T212">();</text:span></text:p>
      <text:p text:style-name="P213"/>
      <text:p text:style-name="P214"><text:span text:style-name="T215"><text:s text:c="12"/></text:span><text:span text:style-name="T216">$stm</text:span><text:span text:style-name="T217"><text:s/>=<text:s/></text:span><text:span text:style-name="T218">$this</text:span><text:span text:style-name="T219">-&gt;</text:span><text:span text:style-name="T220">pdo</text:span><text:span text:style-name="T221">-&gt;prepare</text:span><text:span text:style-name="T222">(</text:span><text:span text:style-name="T223">"SELECT * FROM alumnos"</text:span><text:span text:style-name="T224">);</text:span></text:p>
      <text:p text:style-name="P225"><text:span text:style-name="T226"><text:s text:c="12"/></text:span><text:span text:style-name="T227">$stm</text:span><text:span text:style-name="T228">-&gt;execute</text:span><text:span text:style-name="T229">();</text:span></text:p>
      <text:p text:style-name="P230"/>
      <text:p text:style-name="P231"><text:span text:style-name="T232"><text:s text:c="12"/></text:span><text:span text:style-name="T233">foreach</text:span><text:span text:style-name="T234">(</text:span><text:span text:style-name="T235">$stm</text:span><text:span text:style-name="T236">-&gt;fetchAll</text:span><text:span text:style-name="T237">(</text:span><text:span text:style-name="T238">PDO</text:span><text:span text:style-name="T239">::FETCH_OBJ</text:span><text:span text:style-name="T240">)</text:span><text:span text:style-name="T241"><text:s/></text:span><text:span text:style-name="T242">as</text:span><text:span text:style-name="T243"><text:s/></text:span><text:span text:style-name="T244">$r</text:span><text:span text:style-name="T245">)</text:span></text:p>
      <text:p text:style-name="P246"><text:s text:c="12"/>{</text:p>
      <text:p text:style-name="P247"><text:span text:style-name="T248"><text:s text:c="16"/></text:span><text:span text:style-name="T249">$alm</text:span><text:span text:style-name="T250"><text:s/>=<text:s/></text:span><text:span text:style-name="T251">new</text:span><text:span text:style-name="T252"><text:s/>Alumno</text:span><text:span text:style-name="T253">();</text:span></text:p>
      <text:p text:style-name="P254"/>
      <text:p text:style-name="P255"><text:span text:style-name="T256"><text:s text:c="16"/></text:span><text:span text:style-name="T257">$alm</text:span><text:span text:style-name="T258">-&gt;</text:span><text:span text:style-name="T259">__SET</text:span><text:span text:style-name="T260">(</text:span><text:span text:style-name="T261">'id'</text:span><text:span text:style-name="T262">,</text:span><text:span text:style-name="T263"><text:s/></text:span><text:span text:style-name="T264">$r</text:span><text:span text:style-name="T265">-&gt;id</text:span><text:span text:style-name="T266">);</text:span></text:p>
      <text:p text:style-name="P267"><text:span text:style-name="T268"><text:s text:c="16"/></text:span><text:span text:style-name="T269">$alm</text:span><text:span text:style-name="T270">-&gt;</text:span><text:span text:style-name="T271">__SET</text:span><text:span text:style-name="T272">(</text:span><text:span text:style-name="T273">'Nombre'</text:span><text:span text:style-name="T274">,</text:span><text:span text:style-name="T275"><text:s/></text:span><text:span text:style-name="T276">$r</text:span><text:span text:style-name="T277">-&gt;Nombre</text:span><text:span text:style-name="T278">);</text:span></text:p>
      <text:p text:style-name="P279"><text:span text:style-name="T280"><text:s text:c="16"/></text:span><text:span text:style-name="T281">$alm</text:span><text:span text:style-name="T282">-&gt;</text:span><text:span text:style-name="T283">__SET</text:span><text:span text:style-name="T284">(</text:span><text:span text:style-name="T285">'Apellido'</text:span><text:span text:style-name="T286">,</text:span><text:span text:style-name="T287"><text:s/></text:span><text:span text:style-name="T288">$r</text:span><text:span text:style-name="T289">-&gt;Apellido</text:span><text:span text:style-name="T290">);</text:span></text:p>
      <text:p text:style-name="P291"><text:span text:style-name="T292"><text:s text:c="16"/></text:span><text:span text:style-name="T293">$alm</text:span><text:span text:style-name="T294">-&gt;</text:span><text:span text:style-name="T295">__SET</text:span><text:span text:style-name="T296">(</text:span><text:span text:style-name="T297">'Sexo'</text:span><text:span text:style-name="T298">,</text:span><text:span text:style-name="T299"><text:s/></text:span><text:span text:style-name="T300">$r</text:span><text:span text:style-name="T301">-&gt;Sexo</text:span><text:span text:style-name="T302">);</text:span></text:p>
      <text:p text:style-name="P303"><text:span text:style-name="T304"><text:s text:c="16"/></text:span><text:span text:style-name="T305">$alm</text:span><text:span text:style-name="T306">-&gt;</text:span><text:span text:style-name="T307">__SET</text:span><text:span text:style-name="T308">(</text:span><text:span text:style-name="T309">'FechaNacimiento'</text:span><text:span text:style-name="T310">,</text:span><text:span text:style-name="T311"><text:s/></text:span><text:span text:style-name="T312">$r</text:span><text:span text:style-name="T313">-&gt;FechaNacimiento</text:span><text:span text:style-name="T314">);</text:span></text:p>
      <text:p text:style-name="P315"/>
      <text:p text:style-name="P316"><text:span text:style-name="T317"><text:s text:c="16"/></text:span><text:span text:style-name="T318">$result</text:span><text:span text:style-name="T319">[]</text:span><text:span text:style-name="T320"><text:s/>=<text:s/></text:span><text:span text:style-name="T321">$alm</text:span><text:span text:style-name="T322">;</text:span></text:p>
      <text:p text:style-name="P323"><text:s text:c="12"/>}</text:p>
      <text:p text:style-name="P324"/>
      <text:p text:style-name="P325"><text:span text:style-name="T326"><text:s text:c="12"/></text:span><text:span text:style-name="T327">return</text:span><text:span text:style-name="T328"><text:s/></text:span><text:span text:style-name="T329">$result</text:span><text:span text:style-name="T330">;</text:span></text:p>
      <text:p text:style-name="P331"><text:s text:c="8"/>}</text:p>
      <text:p text:style-name="P332"><text:span text:style-name="T333"><text:s text:c="8"/></text:span><text:span text:style-name="T334">catch</text:span><text:span text:style-name="T335">(</text:span><text:span text:style-name="T336">Exception</text:span><text:span text:style-name="T337"><text:s/></text:span><text:span text:style-name="T338">$e</text:span><text:span text:style-name="T339">)</text:span></text:p>
      <text:p text:style-name="P340"><text:s text:c="8"/>{</text:p>
      <text:p text:style-name="P341"><text:span text:style-name="T342"><text:s text:c="12"/></text:span><text:span text:style-name="T343">die</text:span><text:span text:style-name="T344">(</text:span><text:span text:style-name="T345">$e</text:span><text:span text:style-name="T346">-&gt;getMessage</text:span><text:span text:style-name="T347">());</text:span></text:p>
      <text:p text:style-name="P348"><text:s text:c="8"/>}</text:p>
      <text:p text:style-name="P349"><text:s text:c="4"/>}</text:p>
      <text:p text:style-name="P350"/>
      <text:p text:style-name="P351"><text:span text:style-name="T352"><text:s text:c="4"/></text:span><text:span text:style-name="T353">public</text:span><text:span text:style-name="T354"><text:s/></text:span><text:span text:style-name="T355">function</text:span><text:span text:style-name="T356"><text:s/>Obtener</text:span><text:span text:style-name="T357">(</text:span><text:span text:style-name="T358">$id</text:span><text:span text:style-name="T359">)</text:span></text:p>
      <text:p text:style-name="P360"><text:s text:c="4"/>{</text:p>
      <text:p text:style-name="P361"><text:span text:style-name="T362"><text:s text:c="8"/></text:span><text:span text:style-name="T363">try</text:span><text:span text:style-name="T364"><text:s/></text:span></text:p>
      <text:p text:style-name="P365"><text:s text:c="8"/>{</text:p>
      <text:p text:style-name="P366"><text:span text:style-name="T367"><text:s text:c="12"/></text:span><text:span text:style-name="T368">$stm</text:span><text:span text:style-name="T369"><text:s/>=<text:s/></text:span><text:span text:style-name="T370">$this</text:span><text:span text:style-name="T371">-&gt;</text:span><text:span text:style-name="T372">pdo</text:span></text:p>
      <text:p text:style-name="P373"><text:span text:style-name="T374"><text:s text:c="22"/>-&gt;prepare</text:span><text:span text:style-name="T375">(</text:span><text:span text:style-name="T376">"SELECT * FROM alumnos WHERE id = ?"</text:span><text:span text:style-name="T377">);</text:span></text:p>
      <text:p text:style-name="P378"><text:s text:c="22"/></text:p>
      <text:p text:style-name="P379"/>
      <text:p text:style-name="P380"><text:span text:style-name="T381"><text:s text:c="12"/></text:span><text:span text:style-name="T382">$stm</text:span><text:span text:style-name="T383">-&gt;execute</text:span><text:span text:style-name="T384">(</text:span><text:span text:style-name="T385">array</text:span><text:span text:style-name="T386">(</text:span><text:span text:style-name="T387">$id</text:span><text:span text:style-name="T388">));</text:span></text:p>
      <text:p text:style-name="P389"><text:span text:style-name="T390"><text:s text:c="12"/></text:span><text:span text:style-name="T391">$r</text:span><text:span text:style-name="T392"><text:s/>=<text:s/></text:span><text:span text:style-name="T393">$stm</text:span><text:span text:style-name="T394">-&gt;fetch</text:span><text:span text:style-name="T395">(</text:span><text:span text:style-name="T396">PDO</text:span><text:span text:style-name="T397">::FETCH_OBJ</text:span><text:span text:style-name="T398">);</text:span></text:p>
      <text:p text:style-name="P399"/>
      <text:p text:style-name="P400"><text:span text:style-name="T401"><text:s text:c="12"/></text:span><text:span text:style-name="T402">$alm</text:span><text:span text:style-name="T403"><text:s/>=<text:s/></text:span><text:span text:style-name="T404">new</text:span><text:span text:style-name="T405"><text:s/>Alumno</text:span><text:span text:style-name="T406">();</text:span></text:p>
      <text:p text:style-name="P407"/>
      <text:p text:style-name="P408"><text:span text:style-name="T409"><text:s text:c="12"/></text:span><text:span text:style-name="T410">$alm</text:span><text:span text:style-name="T411">-&gt;</text:span><text:span text:style-name="T412">__SET</text:span><text:span text:style-name="T413">(</text:span><text:span text:style-name="T414">'id'</text:span><text:span text:style-name="T415">,</text:span><text:span text:style-name="T416"><text:s/></text:span><text:span text:style-name="T417">$r</text:span><text:span text:style-name="T418">-&gt;id</text:span><text:span text:style-name="T419">);</text:span></text:p>
      <text:p text:style-name="P420"><text:span text:style-name="T421"><text:s text:c="12"/></text:span><text:span text:style-name="T422">$alm</text:span><text:span text:style-name="T423">-&gt;</text:span><text:span text:style-name="T424">__SET</text:span><text:span text:style-name="T425">(</text:span><text:span text:style-name="T426">'Nombre'</text:span><text:span text:style-name="T427">,</text:span><text:span text:style-name="T428"><text:s/></text:span><text:span text:style-name="T429">$r</text:span><text:span text:style-name="T430">-&gt;Nombre</text:span><text:span text:style-name="T431">);</text:span></text:p>
      <text:p text:style-name="P432"><text:span text:style-name="T433"><text:s text:c="12"/></text:span><text:span text:style-name="T434">$alm</text:span><text:span text:style-name="T435">-&gt;</text:span><text:span text:style-name="T436">__SET</text:span><text:span text:style-name="T437">(</text:span><text:span text:style-name="T438">'Apellido'</text:span><text:span text:style-name="T439">,</text:span><text:span text:style-name="T440"><text:s/></text:span><text:span text:style-name="T441">$r</text:span><text:span text:style-name="T442">-&gt;Apellido</text:span><text:span text:style-name="T443">);</text:span></text:p>
      <text:p text:style-name="P444"><text:span text:style-name="T445"><text:s text:c="12"/></text:span><text:span text:style-name="T446">$alm</text:span><text:span text:style-name="T447">-&gt;</text:span><text:span text:style-name="T448">__SET</text:span><text:span text:style-name="T449">(</text:span><text:span text:style-name="T450">'Sexo'</text:span><text:span text:style-name="T451">,</text:span><text:span text:style-name="T452"><text:s/></text:span><text:span text:style-name="T453">$r</text:span><text:span text:style-name="T454">-&gt;Sexo</text:span><text:span text:style-name="T455">);</text:span></text:p>
      <text:p text:style-name="P456"><text:span text:style-name="T457"><text:s text:c="12"/></text:span><text:span text:style-name="T458">$alm</text:span><text:span text:style-name="T459">-&gt;</text:span><text:span text:style-name="T460">__SET</text:span><text:span text:style-name="T461">(</text:span><text:span text:style-name="T462">'FechaNacimiento'</text:span><text:span text:style-name="T463">,</text:span><text:span text:style-name="T464"><text:s/></text:span><text:span text:style-name="T465">$r</text:span><text:span text:style-name="T466">-&gt;FechaNacimiento</text:span><text:span text:style-name="T467">);</text:span></text:p>
      <text:p text:style-name="P468"/>
      <text:p text:style-name="P469"><text:span text:style-name="T470"><text:s text:c="12"/></text:span><text:span text:style-name="T471">return</text:span><text:span text:style-name="T472"><text:s/></text:span><text:span text:style-name="T473">$alm</text:span><text:span text:style-name="T474">;</text:span></text:p>
      <text:p text:style-name="P475"><text:span text:style-name="T476"><text:s text:c="8"/>}<text:s/></text:span><text:span text:style-name="T477">catch</text:span><text:span text:style-name="T478"><text:s/></text:span><text:span text:style-name="T479">(</text:span><text:span text:style-name="T480">Exception</text:span><text:span text:style-name="T481"><text:s/></text:span><text:span text:style-name="T482">$e</text:span><text:span text:style-name="T483">)</text:span><text:span text:style-name="T484"><text:s/></text:span></text:p>
      <text:p text:style-name="P485"><text:s text:c="8"/>{</text:p>
      <text:p text:style-name="P486"><text:span text:style-name="T487"><text:s text:c="12"/></text:span><text:span text:style-name="T488">die</text:span><text:span text:style-name="T489">(</text:span><text:span text:style-name="T490">$e</text:span><text:span text:style-name="T491">-&gt;getMessage</text:span><text:span text:style-name="T492">());</text:span></text:p>
      <text:p text:style-name="P493"><text:s text:c="8"/>}</text:p>
      <text:p text:style-name="P494"><text:s text:c="4"/>}</text:p>
      <text:p text:style-name="P495"/>
      <text:p text:style-name="P496"><text:span text:style-name="T497"><text:s text:c="4"/></text:span><text:span text:style-name="T498">public</text:span><text:span text:style-name="T499"><text:s/></text:span><text:span text:style-name="T500">function</text:span><text:span text:style-name="T501"><text:s/>Eliminar</text:span><text:span text:style-name="T502">(</text:span><text:span text:style-name="T503">$id</text:span><text:span text:style-name="T504">)</text:span></text:p>
      <text:p text:style-name="P505"><text:s text:c="4"/>{</text:p>
      <text:p text:style-name="P506"><text:span text:style-name="T507"><text:s text:c="8"/></text:span><text:span text:style-name="T508">try</text:span><text:span text:style-name="T509"><text:s/></text:span></text:p>
      <text:p text:style-name="P510"><text:s text:c="8"/>{</text:p>
      <text:p text:style-name="P511"><text:span text:style-name="T512"><text:s text:c="12"/></text:span><text:span text:style-name="T513">$stm</text:span><text:span text:style-name="T514"><text:s/>=<text:s/></text:span><text:span text:style-name="T515">$this</text:span><text:span text:style-name="T516">-&gt;</text:span><text:span text:style-name="T517">pdo</text:span></text:p>
      <text:p text:style-name="P518"><text:span text:style-name="T519"><text:s text:c="22"/>-&gt;prepare</text:span><text:span text:style-name="T520">(</text:span><text:span text:style-name="T521">"DELETE FROM alumnos WHERE id = ?"</text:span><text:span text:style-name="T522">);</text:span><text:span text:style-name="T523"><text:s text:c="22"/></text:span></text:p>
      <text:p text:style-name="P524"/>
      <text:p text:style-name="P525"><text:span text:style-name="T526"><text:s text:c="12"/></text:span><text:span text:style-name="T527">$stm</text:span><text:span text:style-name="T528">-&gt;execute</text:span><text:span text:style-name="T529">(</text:span><text:span text:style-name="T530">array</text:span><text:span text:style-name="T531">(</text:span><text:span text:style-name="T532">$id</text:span><text:span text:style-name="T533">));</text:span></text:p>
      <text:p text:style-name="P534"><text:span text:style-name="T535"><text:s text:c="8"/>}<text:s/></text:span><text:span text:style-name="T536">catch</text:span><text:span text:style-name="T537"><text:s/></text:span><text:span text:style-name="T538">(</text:span><text:span text:style-name="T539">Exception</text:span><text:span text:style-name="T540"><text:s/></text:span><text:span text:style-name="T541">$e</text:span><text:span text:style-name="T542">)</text:span><text:span text:style-name="T543"><text:s/></text:span></text:p>
      <text:p text:style-name="P544"><text:s text:c="8"/>{</text:p>
      <text:p text:style-name="P545"><text:span text:style-name="T546"><text:s text:c="12"/></text:span><text:span text:style-name="T547">die</text:span><text:span text:style-name="T548">(</text:span><text:span text:style-name="T549">$e</text:span><text:span text:style-name="T550">-&gt;getMessage</text:span><text:span text:style-name="T551">());</text:span></text:p>
      <text:p text:style-name="P552"><text:s text:c="8"/>}</text:p>
      <text:p text:style-name="P553"><text:s text:c="4"/>}</text:p>
      <text:p text:style-name="P554"/>
      <text:p text:style-name="P555"><text:span text:style-name="T556"><text:s text:c="4"/></text:span><text:span text:style-name="T557">public</text:span><text:span text:style-name="T558"><text:s/></text:span><text:span text:style-name="T559">function</text:span><text:span text:style-name="T560"><text:s/>Actualizar</text:span><text:span text:style-name="T561">(</text:span><text:span text:style-name="T562">Alumno<text:s/></text:span><text:span text:style-name="T563">$data</text:span><text:span text:style-name="T564">)</text:span></text:p>
      <text:p text:style-name="P565"><text:s text:c="4"/>{</text:p>
      <text:p text:style-name="P566"><text:span text:style-name="T567"><text:s text:c="8"/></text:span><text:span text:style-name="T568">try</text:span><text:span text:style-name="T569"><text:s/></text:span></text:p>
      <text:p text:style-name="P570"><text:span text:style-name="T571"><text:s text:c="8"/></text:span><text:span text:style-name="T572">{</text:span></text:p>
      <text:p text:style-name="P573"><text:span text:style-name="T574"><text:s text:c="12"/></text:span><text:span text:style-name="T575">$sql</text:span><text:span text:style-name="T576"><text:s/>=<text:s/></text:span><text:span text:style-name="T577">"UPDATE alumnos SET<text:s/></text:span></text:p>
      <text:p text:style-name="P578"><text:span text:style-name="T579"><text:s text:c="24"/>Nombre <text:s text:c="9"/>= ?,<text:s/></text:span></text:p>
      <text:p text:style-name="P580"><text:span text:style-name="T581"><text:s text:c="24"/>Apellido <text:s text:c="7"/>= ?,</text:span></text:p>
      <text:p text:style-name="P582"><text:span text:style-name="T583"><text:s text:c="24"/>Sexo <text:s text:c="11"/>= ?,<text:s/></text:span></text:p>
      <text:p text:style-name="P584"><text:span text:style-name="T585"><text:s text:c="24"/>FechaNacimiento = ?</text:span></text:p>
      <text:p text:style-name="P586"><text:span text:style-name="T587"><text:s text:c="20"/>WHERE id = ?"</text:span><text:span text:style-name="T588">;</text:span></text:p>
      <text:p text:style-name="P589"/>
      <text:p text:style-name="P590"><text:span text:style-name="T591"><text:s text:c="12"/></text:span><text:span text:style-name="T592">$this</text:span><text:span text:style-name="T593">-&gt;</text:span><text:span text:style-name="T594">pdo</text:span><text:span text:style-name="T595">-&gt;prepare</text:span><text:span text:style-name="T596">(</text:span><text:span text:style-name="T597">$sql</text:span><text:span text:style-name="T598">)</text:span></text:p>
      <text:p text:style-name="P599"><text:span text:style-name="T600"><text:s text:c="17"/>-&gt;execute</text:span><text:span text:style-name="T601">(</text:span></text:p>
      <text:p text:style-name="P602"><text:span text:style-name="T603"><text:s text:c="16"/></text:span><text:span text:style-name="T604">array</text:span><text:span text:style-name="T605">(</text:span></text:p>
      <text:p text:style-name="P606"><text:span text:style-name="T607"><text:s text:c="20"/></text:span><text:span text:style-name="T608">$data</text:span><text:span text:style-name="T609">-&gt;</text:span><text:span text:style-name="T610">__GET</text:span><text:span text:style-name="T611">(</text:span><text:span text:style-name="T612">'Nombre'</text:span><text:span text:style-name="T613">),</text:span><text:span text:style-name="T614"><text:s/></text:span></text:p>
      <text:p text:style-name="P615"><text:span text:style-name="T616"><text:s text:c="20"/></text:span><text:span text:style-name="T617">$data</text:span><text:span text:style-name="T618">-&gt;</text:span><text:span text:style-name="T619">__GET</text:span><text:span text:style-name="T620">(</text:span><text:span text:style-name="T621">'Apellido'</text:span><text:span text:style-name="T622">),</text:span><text:span text:style-name="T623"><text:s/></text:span></text:p>
      <text:p text:style-name="P624"><text:span text:style-name="T625"><text:s text:c="20"/></text:span><text:span text:style-name="T626">$data</text:span><text:span text:style-name="T627">-&gt;</text:span><text:span text:style-name="T628">__GET</text:span><text:span text:style-name="T629">(</text:span><text:span text:style-name="T630">'Sexo'</text:span><text:span text:style-name="T631">),</text:span></text:p>
      <text:p text:style-name="P632"><text:span text:style-name="T633"><text:s text:c="20"/></text:span><text:span text:style-name="T634">$data</text:span><text:span text:style-name="T635">-&gt;</text:span><text:span text:style-name="T636">__GET</text:span><text:span text:style-name="T637">(</text:span><text:span text:style-name="T638">'FechaNacimiento'</text:span><text:span text:style-name="T639">),</text:span></text:p>
      <text:p text:style-name="P640"><text:span text:style-name="T641"><text:s text:c="20"/></text:span><text:span text:style-name="T642">$data</text:span><text:span text:style-name="T643">-&gt;</text:span><text:span text:style-name="T644">__GET</text:span><text:span text:style-name="T645">(</text:span><text:span text:style-name="T646">'id'</text:span><text:span text:style-name="T647">)</text:span></text:p>
      <text:p text:style-name="P648"><text:span text:style-name="T649"><text:s text:c="20"/></text:span><text:span text:style-name="T650">)</text:span></text:p>
      <text:p text:style-name="P651"><text:span text:style-name="T652"><text:s text:c="16"/></text:span><text:span text:style-name="T653">);</text:span></text:p>
      <text:p text:style-name="P654"><text:span text:style-name="T655"><text:s text:c="8"/>}<text:s/></text:span><text:span text:style-name="T656">catch</text:span><text:span text:style-name="T657"><text:s/></text:span><text:span text:style-name="T658">(</text:span><text:span text:style-name="T659">Exception</text:span><text:span text:style-name="T660"><text:s/></text:span><text:span text:style-name="T661">$e</text:span><text:span text:style-name="T662">)</text:span><text:span text:style-name="T663"><text:s/></text:span></text:p>
      <text:p text:style-name="P664"><text:s text:c="8"/>{</text:p>
      <text:p text:style-name="P665"><text:span text:style-name="T666"><text:s text:c="12"/></text:span><text:span text:style-name="T667">die</text:span><text:span text:style-name="T668">(</text:span><text:span text:style-name="T669">$e</text:span><text:span text:style-name="T670">-&gt;getMessage</text:span><text:span text:style-name="T671">());</text:span></text:p>
      <text:p text:style-name="P672"><text:s text:c="8"/>}</text:p>
      <text:p text:style-name="P673"><text:s text:c="4"/>}</text:p>
      <text:p text:style-name="P674"/>
      <text:p text:style-name="P675"><text:span text:style-name="T676"><text:s text:c="4"/></text:span><text:span text:style-name="T677">public</text:span><text:span text:style-name="T678"><text:s/></text:span><text:span text:style-name="T679">function</text:span><text:span text:style-name="T680"><text:s/>Registrar</text:span><text:span text:style-name="T681">(</text:span><text:span text:style-name="T682">Alumno<text:s/></text:span><text:span text:style-name="T683">$data</text:span><text:span text:style-name="T684">)</text:span></text:p>
      <text:p text:style-name="P685"><text:span text:style-name="T686"><text:s text:c="4"/></text:span><text:span text:style-name="T687">{</text:span></text:p>
      <text:p text:style-name="P688"><text:span text:style-name="T689"><text:s text:c="8"/></text:span><text:span text:style-name="T690">try</text:span><text:span text:style-name="T691"><text:s/></text:span></text:p>
      <text:p text:style-name="P692"><text:s text:c="8"/>{</text:p>
      <text:p text:style-name="P693"><text:span text:style-name="T694"><text:s text:c="8"/></text:span><text:span text:style-name="T695">$sql</text:span><text:span text:style-name="T696"><text:s/>=<text:s/></text:span><text:span text:style-name="T697">"INSERT INTO alumnos (Nombre,Apellido,Sexo,FechaNacimiento)<text:s/></text:span></text:p>
      <text:p text:style-name="P698"><text:span text:style-name="T699"><text:s text:c="16"/></text:span><text:span text:style-name="T700">VALUES (?, ?, ?, ?)"</text:span><text:span text:style-name="T701">;</text:span></text:p>
      <text:p text:style-name="P702"/>
      <text:p text:style-name="P703"><text:span text:style-name="T704"><text:s text:c="8"/></text:span><text:span text:style-name="T705">$this</text:span><text:span text:style-name="T706">-&gt;</text:span><text:span text:style-name="T707">pdo</text:span><text:span text:style-name="T708">-&gt;prepare</text:span><text:span text:style-name="T709">(</text:span><text:span text:style-name="T710">$sql</text:span><text:span text:style-name="T711">)</text:span></text:p>
      <text:p text:style-name="P712"><text:span text:style-name="T713"><text:s text:c="13"/>-&gt;execute</text:span><text:span text:style-name="T714">(</text:span></text:p>
      <text:p text:style-name="P715"><text:span text:style-name="T716"><text:s text:c="12"/></text:span><text:span text:style-name="T717">array</text:span><text:span text:style-name="T718">(</text:span></text:p>
      <text:p text:style-name="P719"><text:span text:style-name="T720"><text:s text:c="16"/></text:span><text:span text:style-name="T721">$data</text:span><text:span text:style-name="T722">-&gt;</text:span><text:span text:style-name="T723">__GET</text:span><text:span text:style-name="T724">(</text:span><text:span text:style-name="T725">'Nombre'</text:span><text:span text:style-name="T726">),</text:span><text:span text:style-name="T727"><text:s/></text:span></text:p>
      <text:p text:style-name="P728"><text:span text:style-name="T729"><text:s text:c="16"/></text:span><text:span text:style-name="T730">$data</text:span><text:span text:style-name="T731">-&gt;</text:span><text:span text:style-name="T732">__GET</text:span><text:span text:style-name="T733">(</text:span><text:span text:style-name="T734">'Apellido'</text:span><text:span text:style-name="T735">),</text:span><text:span text:style-name="T736"><text:s/></text:span></text:p>
      <text:p text:style-name="P737"><text:span text:style-name="T738"><text:s text:c="16"/></text:span><text:span text:style-name="T739">$data</text:span><text:span text:style-name="T740">-&gt;</text:span><text:span text:style-name="T741">__GET</text:span><text:span text:style-name="T742">(</text:span><text:span text:style-name="T743">'Sexo'</text:span><text:span text:style-name="T744">),</text:span></text:p>
      <text:p text:style-name="P745"><text:span text:style-name="T746"><text:s text:c="16"/></text:span><text:span text:style-name="T747">$data</text:span><text:span text:style-name="T748">-&gt;</text:span><text:span text:style-name="T749">__GET</text:span><text:span text:style-name="T750">(</text:span><text:span text:style-name="T751">'FechaNacimiento'</text:span><text:span text:style-name="T752">)</text:span></text:p>
      <text:p text:style-name="P753"><text:span text:style-name="T754"><text:s text:c="16"/></text:span><text:span text:style-name="T755">)</text:span></text:p>
      <text:p text:style-name="P756"><text:span text:style-name="T757"><text:s text:c="12"/></text:span><text:span text:style-name="T758">);</text:span></text:p>
      <text:p text:style-name="P759"><text:span text:style-name="T760"><text:s text:c="8"/>}<text:s/></text:span><text:span text:style-name="T761">catch</text:span><text:span text:style-name="T762"><text:s/></text:span><text:span text:style-name="T763">(</text:span><text:span text:style-name="T764">Exception</text:span><text:span text:style-name="T765"><text:s/></text:span><text:span text:style-name="T766">$e</text:span><text:span text:style-name="T767">)</text:span><text:span text:style-name="T768"><text:s/></text:span></text:p>
      <text:p text:style-name="P769"><text:s text:c="8"/>{</text:p>
      <text:p text:style-name="P770"><text:span text:style-name="T771"><text:s text:c="12"/></text:span><text:span text:style-name="T772">die</text:span><text:span text:style-name="T773">(</text:span><text:span text:style-name="T774">$e</text:span><text:span text:style-name="T775">-&gt;getMessage</text:span><text:span text:style-name="T776">());</text:span></text:p>
      <text:p text:style-name="P777"><text:span text:style-name="T778"><text:s text:c="8"/></text:span><text:span text:style-name="T779">}</text:span></text:p>
      <text:p text:style-name="P780"><text:s text:c="4"/>}</text:p>
      <text:p text:style-name="P781">}</text:p>
      <text:p text:style-name="P782">Vamos a explicar ciertos puntos para que se entienda:</text:p>
      <text:list text:style-name="LFO1" text:continue-numbering="true">
        <text:list-item>
          <text:p text:style-name="P783"><text:span text:style-name="T784">Nuestro </text:span><text:span text:style-name="T785">constructor </text:span><text:span text:style-name="T786">de </text:span><text:span text:style-name="T787">AlumnoModel</text:span><text:span text:style-name="T788"> se encarga de inicializar la </text:span><text:span text:style-name="T789">cadena de conexión hacia MySQL</text:span><text:span text:style-name="T790"> y esta instancia es guardado en la variable </text:span><text:span text:style-name="T791">$pdo</text:span><text:span text:style-name="T792"> del tipo private. De esta manera en cada método de mi clase puedo hacer referencia a la </text:span><text:span text:style-name="T793">instancia de conexión a MySQL</text:span><text:span text:style-name="T794">.</text:span></text:p>
        </text:list-item>
        <text:list-item>
          <text:p text:style-name="P795"><text:span text:style-name="T796">Los </text:span><text:span text:style-name="T797">"?"</text:span><text:span text:style-name="T798">, lo usamos como comodines para escapar parametros. De esta forma evitamos concatenar nuestra consulta sql dejandolo propenso a un ataque sql conocido como "SQL Injection". Estas consultas se les conoce como </text:span><text:span text:style-name="T799">prepared statement</text:span><text:span text:style-name="T800">.</text:span></text:p>
        </text:list-item>
        <text:list-item>
          <text:p text:style-name="P801"><text:span text:style-name="T802">PDO </text:span><text:span text:style-name="T803">es orientado a objetos, por lo tanto podemos usar </text:span><text:span text:style-name="T804">try/catch</text:span><text:span text:style-name="T805"> para detectar errores en tiempo de ejecución.</text:span></text:p>
        </text:list-item>
      </text:list>
      <text:p text:style-name="P806"> </text:p>
      <text:p text:style-name="P807">Ahora necesitamos nuestra interface, que es código HTML más algo de PHP para pintar la data</text:p>
      <text:p text:style-name="P808">Nuestro código PHP es el siguiente</text:p>
      <text:p text:style-name="P809"><text:span text:style-name="T810">require_once</text:span><text:span text:style-name="T811"><text:s/></text:span><text:span text:style-name="T812">'alumno.entidad.php'</text:span><text:span text:style-name="T813">;</text:span></text:p>
      <text:p text:style-name="P814"><text:span text:style-name="T815">require_once</text:span><text:span text:style-name="T816"><text:s/></text:span><text:span text:style-name="T817">'alumno.model.php'</text:span><text:span text:style-name="T818">;</text:span></text:p>
      <text:p text:style-name="P819"/>
      <text:p text:style-name="P820"><text:span text:style-name="T821">// Logica</text:span></text:p>
      <text:p text:style-name="P822"><text:span text:style-name="T823">$alm</text:span><text:span text:style-name="T824"><text:s/>=<text:s/></text:span><text:span text:style-name="T825">new</text:span><text:span text:style-name="T826"><text:s/>Alumno</text:span><text:span text:style-name="T827">();</text:span></text:p>
      <text:p text:style-name="P828"><text:span text:style-name="T829">$model</text:span><text:span text:style-name="T830"><text:s/>=<text:s/></text:span><text:span text:style-name="T831">new</text:span><text:span text:style-name="T832"><text:s/>AlumnoModel</text:span><text:span text:style-name="T833">();</text:span></text:p>
      <text:p text:style-name="P834"/>
      <text:p text:style-name="P835"><text:span text:style-name="T836">if</text:span><text:span text:style-name="T837">(</text:span><text:span text:style-name="T838">isset</text:span><text:span text:style-name="T839">(</text:span><text:span text:style-name="T840">$_REQUEST</text:span><text:span text:style-name="T841">[</text:span><text:span text:style-name="T842">'action'</text:span><text:span text:style-name="T843">]))</text:span></text:p>
      <text:p text:style-name="P844">{</text:p>
      <text:p text:style-name="P845"><text:span text:style-name="T846"><text:s text:c="4"/></text:span><text:span text:style-name="T847">switch</text:span><text:span text:style-name="T848">(</text:span><text:span text:style-name="T849">$_REQUEST</text:span><text:span text:style-name="T850">[</text:span><text:span text:style-name="T851">'action'</text:span><text:span text:style-name="T852">])</text:span></text:p>
      <text:p text:style-name="P853"><text:s text:c="4"/>{</text:p>
      <text:p text:style-name="P854"><text:span text:style-name="T855"><text:s text:c="8"/></text:span><text:span text:style-name="T856">case<text:s/></text:span><text:span text:style-name="T857">'actualizar'</text:span><text:span text:style-name="T858">:</text:span></text:p>
      <text:p text:style-name="P859"><text:span text:style-name="T860"><text:s text:c="12"/></text:span><text:span text:style-name="T861">$alm</text:span><text:span text:style-name="T862">-&gt;</text:span><text:span text:style-name="T863">__SET</text:span><text:span text:style-name="T864">(</text:span><text:span text:style-name="T865">'id'</text:span><text:span text:style-name="T866">,</text:span><text:span text:style-name="T867"><text:s text:c="14"/></text:span><text:span text:style-name="T868">$_REQUEST</text:span><text:span text:style-name="T869">[</text:span><text:span text:style-name="T870">'id'</text:span><text:span text:style-name="T871">]);</text:span></text:p>
      <text:p text:style-name="P872"><text:span text:style-name="T873"><text:s text:c="12"/></text:span><text:span text:style-name="T874">$alm</text:span><text:span text:style-name="T875">-&gt;</text:span><text:span text:style-name="T876">__SET</text:span><text:span text:style-name="T877">(</text:span><text:span text:style-name="T878">'Nombre'</text:span><text:span text:style-name="T879">,</text:span><text:span text:style-name="T880"><text:s text:c="10"/></text:span><text:span text:style-name="T881">$_REQUEST</text:span><text:span text:style-name="T882">[</text:span><text:span text:style-name="T883">'Nombre'</text:span><text:span text:style-name="T884">]);</text:span></text:p>
      <text:p text:style-name="P885"><text:span text:style-name="T886"><text:s text:c="12"/></text:span><text:span text:style-name="T887">$alm</text:span><text:span text:style-name="T888">-&gt;</text:span><text:span text:style-name="T889">__SET</text:span><text:span text:style-name="T890">(</text:span><text:span text:style-name="T891">'Apellido'</text:span><text:span text:style-name="T892">,</text:span><text:span text:style-name="T893"><text:s text:c="8"/></text:span><text:span text:style-name="T894">$_REQUEST</text:span><text:span text:style-name="T895">[</text:span><text:span text:style-name="T896">'Apellido'</text:span><text:span text:style-name="T897">]);</text:span></text:p>
      <text:p text:style-name="P898"><text:span text:style-name="T899"><text:s text:c="12"/></text:span><text:span text:style-name="T900">$alm</text:span><text:span text:style-name="T901">-&gt;</text:span><text:span text:style-name="T902">__SET</text:span><text:span text:style-name="T903">(</text:span><text:span text:style-name="T904">'Sexo'</text:span><text:span text:style-name="T905">,</text:span><text:span text:style-name="T906"><text:s text:c="12"/></text:span><text:span text:style-name="T907">$_REQUEST</text:span><text:span text:style-name="T908">[</text:span><text:span text:style-name="T909">'Sexo'</text:span><text:span text:style-name="T910">]);</text:span></text:p>
      <text:p text:style-name="P911"><text:span text:style-name="T912"><text:s text:c="12"/></text:span><text:span text:style-name="T913">$alm</text:span><text:span text:style-name="T914">-&gt;</text:span><text:span text:style-name="T915">__SET</text:span><text:span text:style-name="T916">(</text:span><text:span text:style-name="T917">'FechaNacimiento'</text:span><text:span text:style-name="T918">,</text:span><text:span text:style-name="T919"><text:s/></text:span><text:span text:style-name="T920">$_REQUEST</text:span><text:span text:style-name="T921">[</text:span><text:span text:style-name="T922">'FechaNacimiento'</text:span><text:span text:style-name="T923">]);</text:span></text:p>
      <text:p text:style-name="P924"/>
      <text:p text:style-name="P925"><text:span text:style-name="T926"><text:s text:c="12"/></text:span><text:span text:style-name="T927">$model</text:span><text:span text:style-name="T928">-&gt;Actualizar</text:span><text:span text:style-name="T929">(</text:span><text:span text:style-name="T930">$alm</text:span><text:span text:style-name="T931">);</text:span></text:p>
      <text:p text:style-name="P932"><text:span text:style-name="T933"><text:s text:c="12"/></text:span><text:span text:style-name="T934">header</text:span><text:span text:style-name="T935">(</text:span><text:span text:style-name="T936">'Location: index.php'</text:span><text:span text:style-name="T937">);</text:span></text:p>
      <text:p text:style-name="P938"><text:span text:style-name="T939"><text:s text:c="12"/></text:span><text:span text:style-name="T940">break</text:span><text:span text:style-name="T941">;</text:span></text:p>
      <text:p text:style-name="P942"/>
      <text:p text:style-name="P943"><text:span text:style-name="T944"><text:s text:c="8"/></text:span><text:span text:style-name="T945">case<text:s/></text:span><text:span text:style-name="T946">'registrar'</text:span><text:span text:style-name="T947">:</text:span></text:p>
      <text:p text:style-name="P948"><text:span text:style-name="T949"><text:s text:c="12"/></text:span><text:span text:style-name="T950">$alm</text:span><text:span text:style-name="T951">-&gt;</text:span><text:span text:style-name="T952">__SET</text:span><text:span text:style-name="T953">(</text:span><text:span text:style-name="T954">'Nombre'</text:span><text:span text:style-name="T955">,</text:span><text:span text:style-name="T956"><text:s text:c="10"/></text:span><text:span text:style-name="T957">$_REQUEST</text:span><text:span text:style-name="T958">[</text:span><text:span text:style-name="T959">'Nombre'</text:span><text:span text:style-name="T960">]);</text:span></text:p>
      <text:p text:style-name="P961"><text:span text:style-name="T962"><text:s text:c="12"/></text:span><text:span text:style-name="T963">$alm</text:span><text:span text:style-name="T964">-&gt;</text:span><text:span text:style-name="T965">__SET</text:span><text:span text:style-name="T966">(</text:span><text:span text:style-name="T967">'Apellido'</text:span><text:span text:style-name="T968">,</text:span><text:span text:style-name="T969"><text:s text:c="8"/></text:span><text:span text:style-name="T970">$_REQUEST</text:span><text:span text:style-name="T971">[</text:span><text:span text:style-name="T972">'Apellido'</text:span><text:span text:style-name="T973">]);</text:span></text:p>
      <text:p text:style-name="P974"><text:span text:style-name="T975"><text:s text:c="12"/></text:span><text:span text:style-name="T976">$alm</text:span><text:span text:style-name="T977">-&gt;</text:span><text:span text:style-name="T978">__SET</text:span><text:span text:style-name="T979">(</text:span><text:span text:style-name="T980">'Sexo'</text:span><text:span text:style-name="T981">,</text:span><text:span text:style-name="T982"><text:s text:c="12"/></text:span><text:span text:style-name="T983">$_REQUEST</text:span><text:span text:style-name="T984">[</text:span><text:span text:style-name="T985">'Sexo'</text:span><text:span text:style-name="T986">]);</text:span></text:p>
      <text:p text:style-name="P987"><text:span text:style-name="T988"><text:s text:c="12"/></text:span><text:span text:style-name="T989">$alm</text:span><text:span text:style-name="T990">-&gt;</text:span><text:span text:style-name="T991">__SET</text:span><text:span text:style-name="T992">(</text:span><text:span text:style-name="T993">'FechaNacimiento'</text:span><text:span text:style-name="T994">,</text:span><text:span text:style-name="T995"><text:s/></text:span><text:span text:style-name="T996">$_REQUEST</text:span><text:span text:style-name="T997">[</text:span><text:span text:style-name="T998">'FechaNacimiento'</text:span><text:span text:style-name="T999">]);</text:span></text:p>
      <text:p text:style-name="P1000"/>
      <text:p text:style-name="P1001"><text:span text:style-name="T1002"><text:s text:c="12"/></text:span><text:span text:style-name="T1003">$model</text:span><text:span text:style-name="T1004">-&gt;Registrar</text:span><text:span text:style-name="T1005">(</text:span><text:span text:style-name="T1006">$alm</text:span><text:span text:style-name="T1007">);</text:span></text:p>
      <text:p text:style-name="P1008"><text:span text:style-name="T1009"><text:s text:c="12"/></text:span><text:span text:style-name="T1010">header</text:span><text:span text:style-name="T1011">(</text:span><text:span text:style-name="T1012">'Location: index.php'</text:span><text:span text:style-name="T1013">);</text:span></text:p>
      <text:p text:style-name="P1014"><text:span text:style-name="T1015"><text:s text:c="12"/></text:span><text:span text:style-name="T1016">break</text:span><text:span text:style-name="T1017">;</text:span></text:p>
      <text:p text:style-name="P1018"/>
      <text:p text:style-name="P1019"><text:span text:style-name="T1020"><text:s text:c="8"/></text:span><text:span text:style-name="T1021">case<text:s/></text:span><text:span text:style-name="T1022">'eliminar'</text:span><text:span text:style-name="T1023">:</text:span></text:p>
      <text:p text:style-name="P1024"><text:span text:style-name="T1025"><text:s text:c="12"/></text:span><text:span text:style-name="T1026">$model</text:span><text:span text:style-name="T1027">-&gt;Eliminar</text:span><text:span text:style-name="T1028">(</text:span><text:span text:style-name="T1029">$_REQUEST</text:span><text:span text:style-name="T1030">[</text:span><text:span text:style-name="T1031">'id'</text:span><text:span text:style-name="T1032">]);</text:span></text:p>
      <text:p text:style-name="P1033"><text:span text:style-name="T1034"><text:s text:c="12"/></text:span><text:span text:style-name="T1035">header</text:span><text:span text:style-name="T1036">(</text:span><text:span text:style-name="T1037">'Location: index.php'</text:span><text:span text:style-name="T1038">);</text:span></text:p>
      <text:p text:style-name="P1039"><text:span text:style-name="T1040"><text:s text:c="12"/></text:span><text:span text:style-name="T1041">break</text:span><text:span text:style-name="T1042">;</text:span></text:p>
      <text:p text:style-name="P1043"/>
      <text:p text:style-name="P1044"><text:span text:style-name="T1045"><text:s text:c="8"/></text:span><text:span text:style-name="T1046">case<text:s/></text:span><text:span text:style-name="T1047">'editar'</text:span><text:span text:style-name="T1048">:</text:span></text:p>
      <text:p text:style-name="P1049"><text:span text:style-name="T1050"><text:s text:c="12"/></text:span><text:span text:style-name="T1051">$alm</text:span><text:span text:style-name="T1052"><text:s/>=<text:s/></text:span><text:span text:style-name="T1053">$model</text:span><text:span text:style-name="T1054">-&gt;Obtener</text:span><text:span text:style-name="T1055">(</text:span><text:span text:style-name="T1056">$_REQUEST</text:span><text:span text:style-name="T1057">[</text:span><text:span text:style-name="T1058">'id'</text:span><text:span text:style-name="T1059">]);</text:span></text:p>
      <text:p text:style-name="P1060"><text:span text:style-name="T1061"><text:s text:c="12"/></text:span><text:span text:style-name="T1062">break</text:span><text:span text:style-name="T1063">;</text:span></text:p>
      <text:p text:style-name="P1064"><text:s text:c="4"/>}</text:p>
      <text:p text:style-name="P1065">}</text:p>
      <text:p text:style-name="P1066"><text:span text:style-name="T1067">Y nuestro </text:span><text:span text:style-name="T1068">HTML </text:span><text:span text:style-name="T1069">es el siguiente:</text:span></text:p>
      <text:p text:style-name="P1070"><text:span text:style-name="T1071"><text:s text:c="4"/></text:span><text:span text:style-name="T1072">&lt;!DOCTYPE<text:s/></text:span><text:span text:style-name="T1073">html</text:span><text:span text:style-name="T1074">&gt;</text:span></text:p>
      <text:p text:style-name="P1075"><text:span text:style-name="T1076"><text:s text:c="4"/></text:span><text:span text:style-name="T1077">&lt;html</text:span><text:span text:style-name="T1078"><text:s/>lang=</text:span><text:span text:style-name="T1079">"es"</text:span><text:span text:style-name="T1080">&gt;</text:span></text:p>
      <text:p text:style-name="P1081"><text:span text:style-name="T1082"><text:s text:c="8"/></text:span><text:span text:style-name="T1083">&lt;head&gt;</text:span></text:p>
      <text:p text:style-name="P1084"><text:span text:style-name="T1085"><text:s text:c="12"/></text:span><text:span text:style-name="T1086">&lt;title&gt;</text:span><text:span text:style-name="T1087">Anexsoft</text:span><text:span text:style-name="T1088">&lt;/title&gt;</text:span></text:p>
      <text:p text:style-name="P1089"><text:span text:style-name="T1090"><text:s text:c="12"/></text:span><text:span text:style-name="T1091">&lt;link</text:span><text:span text:style-name="T1092"><text:s/>rel=</text:span><text:span text:style-name="T1093">"stylesheet"</text:span><text:span text:style-name="T1094"><text:s/>href=</text:span><text:span text:style-name="T1095">"http://yui.yahooapis.com/pure/0.5.0/pure-min.css"</text:span><text:span text:style-name="T1096">&gt;</text:span></text:p>
      <text:p text:style-name="P1097"><text:span text:style-name="T1098"><text:s text:c="8"/></text:span><text:span text:style-name="T1099">&lt;/head&gt;</text:span></text:p>
      <text:p text:style-name="P1100"><text:span text:style-name="T1101"><text:s text:c="8"/></text:span><text:span text:style-name="T1102">&lt;body</text:span><text:span text:style-name="T1103"><text:s/></text:span><text:span text:style-name="T1104">&gt;</text:span></text:p>
      <text:p text:style-name="P1105"/>
      <text:p text:style-name="P1106"><text:span text:style-name="T1107"><text:s text:c="12"/></text:span><text:span text:style-name="T1108">&lt;div</text:span><text:span text:style-name="T1109"><text:s/>class=</text:span><text:span text:style-name="T1110">"pure-g"</text:span><text:span text:style-name="T1111">&gt;</text:span></text:p>
      <text:p text:style-name="P1112"><text:span text:style-name="T1113"><text:s text:c="16"/></text:span><text:span text:style-name="T1114">&lt;div</text:span><text:span text:style-name="T1115"><text:s/>class=</text:span><text:span text:style-name="T1116">"pure-u-1-12"</text:span><text:span text:style-name="T1117">&gt;</text:span></text:p>
      <text:p text:style-name="P1118"><text:s text:c="20"/></text:p>
      <text:p text:style-name="P1119"><text:span text:style-name="T1120"><text:s text:c="20"/></text:span><text:span text:style-name="T1121">&lt;form</text:span><text:span text:style-name="T1122"><text:s/>action=</text:span><text:span text:style-name="T1123">"?action=</text:span><text:span text:style-name="T1124">&lt;?php</text:span><text:span text:style-name="T1125"><text:s/></text:span><text:span text:style-name="T1126">echo</text:span><text:span text:style-name="T1127"><text:s/></text:span><text:span text:style-name="T1128">$alm</text:span><text:span text:style-name="T1129">-&gt;id &gt;<text:s/></text:span><text:span text:style-name="T1130">0</text:span><text:span text:style-name="T1131"><text:s/></text:span><text:span text:style-name="T1132">?</text:span><text:span text:style-name="T1133"><text:s/></text:span><text:span text:style-name="T1134">'actualizar'</text:span><text:span text:style-name="T1135"><text:s/></text:span><text:span text:style-name="T1136">:</text:span><text:span text:style-name="T1137"><text:s/></text:span><text:span text:style-name="T1138">'registrar'</text:span><text:span text:style-name="T1139">;</text:span><text:span text:style-name="T1140"><text:s/></text:span><text:span text:style-name="T1141">?&gt;</text:span><text:span text:style-name="T1142">"</text:span><text:span text:style-name="T1143"><text:s/>method=</text:span><text:span text:style-name="T1144">"post"</text:span><text:span text:style-name="T1145"><text:s/>class=</text:span><text:span text:style-name="T1146">"pure-form pure-form-stacked"</text:span><text:span text:style-name="T1147"><text:s/></text:span><text:span text:style-name="T1148">&gt;</text:span></text:p>
      <text:p text:style-name="P1149"><text:span text:style-name="T1150"><text:s text:c="24"/></text:span><text:span text:style-name="T1151">&lt;input</text:span><text:span text:style-name="T1152"><text:s/>type=</text:span><text:span text:style-name="T1153">"hidden"</text:span><text:span text:style-name="T1154"><text:s/>name=</text:span><text:span text:style-name="T1155">"id"</text:span><text:span text:style-name="T1156"><text:s/>value=</text:span><text:span text:style-name="T1157">"</text:span><text:span text:style-name="T1158">&lt;?php</text:span><text:span text:style-name="T1159"><text:s/></text:span><text:span text:style-name="T1160">echo</text:span><text:span text:style-name="T1161"><text:s/></text:span><text:span text:style-name="T1162">$alm</text:span><text:span text:style-name="T1163">-&gt;</text:span><text:span text:style-name="T1164">__GET</text:span><text:span text:style-name="T1165">(</text:span><text:span text:style-name="T1166">'id'</text:span><text:span text:style-name="T1167">);</text:span><text:span text:style-name="T1168"><text:s/></text:span><text:span text:style-name="T1169">?&gt;</text:span><text:span text:style-name="T1170">"</text:span><text:span text:style-name="T1171"><text:s/></text:span><text:span text:style-name="T1172">/&gt;</text:span></text:p>
      <text:p text:style-name="P1173"><text:s text:c="24"/></text:p>
      <text:p text:style-name="P1174"><text:span text:style-name="T1175"><text:s text:c="24"/></text:span><text:span text:style-name="T1176">&lt;table</text:span><text:span text:style-name="T1177"><text:s/></text:span><text:span text:style-name="T1178">&gt;</text:span></text:p>
      <text:p text:style-name="P1179"><text:span text:style-name="T1180"><text:s text:c="28"/></text:span><text:span text:style-name="T1181">&lt;tr&gt;</text:span></text:p>
      <text:p text:style-name="P1182"><text:span text:style-name="T1183"><text:s text:c="32"/></text:span><text:span text:style-name="T1184">&lt;th</text:span><text:span text:style-name="T1185"><text:s/></text:span><text:span text:style-name="T1186">&gt;</text:span><text:span text:style-name="T1187">Nombre</text:span><text:span text:style-name="T1188">&lt;/th&gt;</text:span></text:p>
      <text:p text:style-name="P1189"><text:span text:style-name="T1190"><text:s text:c="32"/></text:span><text:span text:style-name="T1191">&lt;td&gt;&lt;input</text:span><text:span text:style-name="T1192"><text:s/>type=</text:span><text:span text:style-name="T1193">"text"</text:span><text:span text:style-name="T1194"><text:s/>name=</text:span><text:span text:style-name="T1195">"Nombre"</text:span><text:span text:style-name="T1196"><text:s/>value=</text:span><text:span text:style-name="T1197">"</text:span><text:span text:style-name="T1198">&lt;?php</text:span><text:span text:style-name="T1199"><text:s/></text:span><text:span text:style-name="T1200">echo</text:span><text:span text:style-name="T1201"><text:s/></text:span><text:span text:style-name="T1202">$alm</text:span><text:span text:style-name="T1203">-&gt;</text:span><text:span text:style-name="T1204">__GET</text:span><text:span text:style-name="T1205">(</text:span><text:span text:style-name="T1206">'Nombre'</text:span><text:span text:style-name="T1207">);</text:span><text:span text:style-name="T1208"><text:s/></text:span><text:span text:style-name="T1209">?&gt;</text:span><text:span text:style-name="T1210">"</text:span><text:span text:style-name="T1211"><text:s text:c="2"/></text:span><text:span text:style-name="T1212">/&gt;&lt;/td&gt;</text:span></text:p>
      <text:p text:style-name="P1213"><text:span text:style-name="T1214"><text:s text:c="28"/></text:span><text:span text:style-name="T1215">&lt;/tr&gt;</text:span></text:p>
      <text:p text:style-name="P1216"><text:span text:style-name="T1217"><text:s text:c="28"/></text:span><text:span text:style-name="T1218">&lt;tr&gt;</text:span></text:p>
      <text:p text:style-name="P1219"><text:span text:style-name="T1220"><text:s text:c="32"/></text:span><text:span text:style-name="T1221">&lt;th</text:span><text:span text:style-name="T1222"><text:s/></text:span><text:span text:style-name="T1223">&gt;</text:span><text:span text:style-name="T1224">Apellido</text:span><text:span text:style-name="T1225">&lt;/th&gt;</text:span></text:p>
      <text:p text:style-name="P1226"><text:span text:style-name="T1227"><text:s text:c="32"/></text:span><text:span text:style-name="T1228">&lt;td&gt;&lt;input</text:span><text:span text:style-name="T1229"><text:s/>type=</text:span><text:span text:style-name="T1230">"text"</text:span><text:span text:style-name="T1231"><text:s/>name=</text:span><text:span text:style-name="T1232">"Apellido"</text:span><text:span text:style-name="T1233"><text:s/>value=</text:span><text:span text:style-name="T1234">"</text:span><text:span text:style-name="T1235">&lt;?php</text:span><text:span text:style-name="T1236"><text:s/></text:span><text:span text:style-name="T1237">echo</text:span><text:span text:style-name="T1238"><text:s/></text:span><text:span text:style-name="T1239">$alm</text:span><text:span text:style-name="T1240">-&gt;</text:span><text:span text:style-name="T1241">__GET</text:span><text:span text:style-name="T1242">(</text:span><text:span text:style-name="T1243">'Apellido'</text:span><text:span text:style-name="T1244">);</text:span><text:span text:style-name="T1245"><text:s/></text:span><text:span text:style-name="T1246">?&gt;</text:span><text:span text:style-name="T1247">"</text:span><text:span text:style-name="T1248"><text:s text:c="2"/></text:span><text:span text:style-name="T1249">/&gt;&lt;/td&gt;</text:span></text:p>
      <text:p text:style-name="P1250"><text:span text:style-name="T1251"><text:s text:c="28"/></text:span><text:span text:style-name="T1252">&lt;/tr&gt;</text:span></text:p>
      <text:p text:style-name="P1253"><text:span text:style-name="T1254"><text:s text:c="28"/></text:span><text:span text:style-name="T1255">&lt;tr&gt;</text:span></text:p>
      <text:p text:style-name="P1256"><text:span text:style-name="T1257"><text:s text:c="32"/></text:span><text:span text:style-name="T1258">&lt;th</text:span><text:span text:style-name="T1259"><text:s/></text:span><text:span text:style-name="T1260">&gt;</text:span><text:span text:style-name="T1261">Sexo</text:span><text:span text:style-name="T1262">&lt;/th&gt;</text:span></text:p>
      <text:p text:style-name="P1263"><text:span text:style-name="T1264"><text:s text:c="32"/></text:span><text:span text:style-name="T1265">&lt;td&gt;</text:span></text:p>
      <text:p text:style-name="P1266"><text:span text:style-name="T1267"><text:s text:c="36"/></text:span><text:span text:style-name="T1268">&lt;select</text:span><text:span text:style-name="T1269"><text:s/>name=</text:span><text:span text:style-name="T1270">"Sexo"</text:span><text:span text:style-name="T1271"><text:s/></text:span><text:span text:style-name="T1272">&gt;</text:span></text:p>
      <text:p text:style-name="P1273"><text:span text:style-name="T1274"><text:s text:c="40"/></text:span><text:span text:style-name="T1275">&lt;option</text:span><text:span text:style-name="T1276"><text:s/>value=</text:span><text:span text:style-name="T1277">"1"</text:span><text:span text:style-name="T1278"><text:s/></text:span><text:span text:style-name="T1279">&lt;?php</text:span><text:span text:style-name="T1280"><text:s/></text:span><text:span text:style-name="T1281">echo</text:span><text:span text:style-name="T1282"><text:s/></text:span><text:span text:style-name="T1283">$alm</text:span><text:span text:style-name="T1284">-&gt;</text:span><text:span text:style-name="T1285">__GET</text:span><text:span text:style-name="T1286">(</text:span><text:span text:style-name="T1287">'Sexo'</text:span><text:span text:style-name="T1288">)</text:span><text:span text:style-name="T1289"><text:s/>==<text:s/></text:span><text:span text:style-name="T1290">1</text:span><text:span text:style-name="T1291"><text:s/></text:span><text:span text:style-name="T1292">?</text:span><text:span text:style-name="T1293"><text:s/></text:span><text:span text:style-name="T1294">'selected'</text:span><text:span text:style-name="T1295"><text:s/></text:span><text:span text:style-name="T1296">:</text:span><text:span text:style-name="T1297"><text:s/></text:span><text:span text:style-name="T1298">''</text:span><text:span text:style-name="T1299">;</text:span><text:span text:style-name="T1300"><text:s/></text:span><text:span text:style-name="T1301">?&gt;&gt;</text:span><text:span text:style-name="T1302">Masculino</text:span><text:span text:style-name="T1303">&lt;/option&gt;</text:span></text:p>
      <text:p text:style-name="P1304"><text:span text:style-name="T1305"><text:s text:c="40"/></text:span><text:span text:style-name="T1306">&lt;option</text:span><text:span text:style-name="T1307"><text:s/>value=</text:span><text:span text:style-name="T1308">"2"</text:span><text:span text:style-name="T1309"><text:s/></text:span><text:span text:style-name="T1310">&lt;?php</text:span><text:span text:style-name="T1311"><text:s/></text:span><text:span text:style-name="T1312">echo</text:span><text:span text:style-name="T1313"><text:s/></text:span><text:span text:style-name="T1314">$alm</text:span><text:span text:style-name="T1315">-&gt;</text:span><text:span text:style-name="T1316">__GET</text:span><text:span text:style-name="T1317">(</text:span><text:span text:style-name="T1318">'Sexo'</text:span><text:span text:style-name="T1319">)</text:span><text:span text:style-name="T1320"><text:s/>==<text:s/></text:span><text:span text:style-name="T1321">2</text:span><text:span text:style-name="T1322"><text:s/></text:span><text:span text:style-name="T1323">?</text:span><text:span text:style-name="T1324"><text:s/></text:span><text:span text:style-name="T1325">'selected'</text:span><text:span text:style-name="T1326"><text:s/></text:span><text:span text:style-name="T1327">:</text:span><text:span text:style-name="T1328"><text:s/></text:span><text:span text:style-name="T1329">''</text:span><text:span text:style-name="T1330">;</text:span><text:span text:style-name="T1331"><text:s/></text:span><text:span text:style-name="T1332">?&gt;&gt;</text:span><text:span text:style-name="T1333">Femenino</text:span><text:span text:style-name="T1334">&lt;/option&gt;</text:span></text:p>
      <text:p text:style-name="P1335"><text:span text:style-name="T1336"><text:s text:c="36"/></text:span><text:span text:style-name="T1337">&lt;/select&gt;</text:span></text:p>
      <text:p text:style-name="P1338"><text:span text:style-name="T1339"><text:s text:c="32"/></text:span><text:span text:style-name="T1340">&lt;/td&gt;</text:span></text:p>
      <text:p text:style-name="P1341"><text:span text:style-name="T1342"><text:s text:c="28"/></text:span><text:span text:style-name="T1343">&lt;/tr&gt;</text:span></text:p>
      <text:p text:style-name="P1344"><text:span text:style-name="T1345"><text:s text:c="28"/></text:span><text:span text:style-name="T1346">&lt;tr&gt;</text:span></text:p>
      <text:p text:style-name="P1347"><text:span text:style-name="T1348"><text:s text:c="32"/></text:span><text:span text:style-name="T1349">&lt;th</text:span><text:span text:style-name="T1350"><text:s/></text:span><text:span text:style-name="T1351">&gt;</text:span><text:span text:style-name="T1352">Fecha</text:span><text:span text:style-name="T1353">&lt;/th&gt;</text:span></text:p>
      <text:p text:style-name="P1354"><text:span text:style-name="T1355"><text:s text:c="32"/></text:span><text:span text:style-name="T1356">&lt;td&gt;&lt;input</text:span><text:span text:style-name="T1357"><text:s/>type=</text:span><text:span text:style-name="T1358">"text"</text:span><text:span text:style-name="T1359"><text:s/>name=</text:span><text:span text:style-name="T1360">"FechaNacimiento"</text:span><text:span text:style-name="T1361"><text:s/>value=</text:span><text:span text:style-name="T1362">"</text:span><text:span text:style-name="T1363">&lt;?php</text:span><text:span text:style-name="T1364"><text:s/></text:span><text:span text:style-name="T1365">echo</text:span><text:span text:style-name="T1366"><text:s/></text:span><text:span text:style-name="T1367">$alm</text:span><text:span text:style-name="T1368">-&gt;</text:span><text:span text:style-name="T1369">__GET</text:span><text:span text:style-name="T1370">(</text:span><text:span text:style-name="T1371">'FechaNacimiento'</text:span><text:span text:style-name="T1372">);</text:span><text:span text:style-name="T1373"><text:s/></text:span><text:span text:style-name="T1374">?&gt;</text:span><text:span text:style-name="T1375">"</text:span><text:span text:style-name="T1376"><text:s text:c="2"/></text:span><text:span text:style-name="T1377">/&gt;&lt;/td&gt;</text:span></text:p>
      <text:p text:style-name="P1378"><text:span text:style-name="T1379"><text:s text:c="28"/></text:span><text:span text:style-name="T1380">&lt;/tr&gt;</text:span></text:p>
      <text:p text:style-name="P1381"><text:span text:style-name="T1382"><text:s text:c="28"/></text:span><text:span text:style-name="T1383">&lt;tr&gt;</text:span></text:p>
      <text:p text:style-name="P1384"><text:span text:style-name="T1385"><text:s text:c="32"/></text:span><text:span text:style-name="T1386">&lt;td</text:span><text:span text:style-name="T1387"><text:s/>colspan=</text:span><text:span text:style-name="T1388">"2"</text:span><text:span text:style-name="T1389">&gt;</text:span></text:p>
      <text:p text:style-name="P1390"><text:span text:style-name="T1391"><text:s text:c="36"/></text:span><text:span text:style-name="T1392">&lt;button</text:span><text:span text:style-name="T1393"><text:s/>type=</text:span><text:span text:style-name="T1394">"submit"</text:span><text:span text:style-name="T1395"><text:s/>class=</text:span><text:span text:style-name="T1396">"pure-button pure-button-primary"</text:span><text:span text:style-name="T1397">&gt;</text:span><text:span text:style-name="T1398">Guardar</text:span><text:span text:style-name="T1399">&lt;/button&gt;</text:span></text:p>
      <text:p text:style-name="P1400"><text:span text:style-name="T1401"><text:s text:c="32"/></text:span><text:span text:style-name="T1402">&lt;/td&gt;</text:span></text:p>
      <text:p text:style-name="P1403"><text:span text:style-name="T1404"><text:s text:c="28"/></text:span><text:span text:style-name="T1405">&lt;/tr&gt;</text:span></text:p>
      <text:p text:style-name="P1406"><text:span text:style-name="T1407"><text:s text:c="24"/></text:span><text:span text:style-name="T1408">&lt;/table&gt;</text:span></text:p>
      <text:p text:style-name="P1409"><text:span text:style-name="T1410"><text:s text:c="20"/></text:span><text:span text:style-name="T1411">&lt;/form&gt;</text:span></text:p>
      <text:p text:style-name="P1412"/>
      <text:p text:style-name="P1413"><text:span text:style-name="T1414"><text:s text:c="20"/></text:span><text:span text:style-name="T1415">&lt;table</text:span><text:span text:style-name="T1416"><text:s/>class=</text:span><text:span text:style-name="T1417">"pure-table pure-table-horizontal"</text:span><text:span text:style-name="T1418">&gt;</text:span></text:p>
      <text:p text:style-name="P1419"><text:span text:style-name="T1420"><text:s text:c="24"/></text:span><text:span text:style-name="T1421">&lt;thead&gt;</text:span></text:p>
      <text:p text:style-name="P1422"><text:span text:style-name="T1423"><text:s text:c="28"/></text:span><text:span text:style-name="T1424">&lt;tr&gt;</text:span></text:p>
      <text:p text:style-name="P1425"><text:span text:style-name="T1426"><text:s text:c="32"/></text:span><text:span text:style-name="T1427">&lt;th</text:span><text:span text:style-name="T1428"><text:s/></text:span><text:span text:style-name="T1429">&gt;</text:span><text:span text:style-name="T1430">Nombre</text:span><text:span text:style-name="T1431">&lt;/th&gt;</text:span></text:p>
      <text:p text:style-name="P1432"><text:span text:style-name="T1433"><text:s text:c="32"/></text:span><text:span text:style-name="T1434">&lt;th</text:span><text:span text:style-name="T1435"><text:s/></text:span><text:span text:style-name="T1436">&gt;</text:span><text:span text:style-name="T1437">Apellido</text:span><text:span text:style-name="T1438">&lt;/th&gt;</text:span></text:p>
      <text:p text:style-name="P1439"><text:span text:style-name="T1440"><text:s text:c="32"/></text:span><text:span text:style-name="T1441">&lt;th</text:span><text:span text:style-name="T1442"><text:s/></text:span><text:span text:style-name="T1443">&gt;</text:span><text:span text:style-name="T1444">Sexo</text:span><text:span text:style-name="T1445">&lt;/th&gt;</text:span></text:p>
      <text:p text:style-name="P1446"><text:span text:style-name="T1447"><text:s text:c="32"/></text:span><text:span text:style-name="T1448">&lt;th</text:span><text:span text:style-name="T1449"><text:s/></text:span><text:span text:style-name="T1450">&gt;</text:span><text:span text:style-name="T1451">Nacimiento</text:span><text:span text:style-name="T1452">&lt;/th&gt;</text:span></text:p>
      <text:p text:style-name="P1453"><text:span text:style-name="T1454"><text:s text:c="32"/></text:span><text:span text:style-name="T1455">&lt;th&gt;&lt;/th&gt;</text:span></text:p>
      <text:p text:style-name="P1456"><text:span text:style-name="T1457"><text:s text:c="32"/></text:span><text:span text:style-name="T1458">&lt;th&gt;&lt;/th&gt;</text:span></text:p>
      <text:p text:style-name="P1459"><text:span text:style-name="T1460"><text:s text:c="28"/></text:span><text:span text:style-name="T1461">&lt;/tr&gt;</text:span></text:p>
      <text:p text:style-name="P1462"><text:span text:style-name="T1463"><text:s text:c="24"/></text:span><text:span text:style-name="T1464">&lt;/thead&gt;</text:span></text:p>
      <text:p text:style-name="P1465"><text:span text:style-name="T1466"><text:s text:c="24"/></text:span><text:span text:style-name="T1467">&lt;?php</text:span><text:span text:style-name="T1468"><text:s/></text:span><text:span text:style-name="T1469">foreach</text:span><text:span text:style-name="T1470">(</text:span><text:span text:style-name="T1471">$model</text:span><text:span text:style-name="T1472">-&gt;Listar</text:span><text:span text:style-name="T1473">()</text:span><text:span text:style-name="T1474"><text:s/></text:span><text:span text:style-name="T1475">as</text:span><text:span text:style-name="T1476"><text:s/></text:span><text:span text:style-name="T1477">$r</text:span><text:span text:style-name="T1478">)</text:span><text:span text:style-name="T1479">:<text:s/></text:span><text:span text:style-name="T1480">?&gt;</text:span></text:p>
      <text:p text:style-name="P1481"><text:span text:style-name="T1482"><text:s text:c="28"/></text:span><text:span text:style-name="T1483">&lt;tr&gt;</text:span></text:p>
      <text:p text:style-name="P1484"><text:span text:style-name="T1485"><text:s text:c="32"/></text:span><text:span text:style-name="T1486">&lt;td&gt;&lt;?php</text:span><text:span text:style-name="T1487"><text:s/></text:span><text:span text:style-name="T1488">echo</text:span><text:span text:style-name="T1489"><text:s/></text:span><text:span text:style-name="T1490">$r</text:span><text:span text:style-name="T1491">-&gt;</text:span><text:span text:style-name="T1492">__GET</text:span><text:span text:style-name="T1493">(</text:span><text:span text:style-name="T1494">'Nombre'</text:span><text:span text:style-name="T1495">);</text:span><text:span text:style-name="T1496"><text:s/></text:span><text:span text:style-name="T1497">?&gt;&lt;/td&gt;</text:span></text:p>
      <text:p text:style-name="P1498"><text:span text:style-name="T1499"><text:s text:c="32"/></text:span><text:span text:style-name="T1500">&lt;td&gt;&lt;?php</text:span><text:span text:style-name="T1501"><text:s/></text:span><text:span text:style-name="T1502">echo</text:span><text:span text:style-name="T1503"><text:s/></text:span><text:span text:style-name="T1504">$r</text:span><text:span text:style-name="T1505">-&gt;</text:span><text:span text:style-name="T1506">__GET</text:span><text:span text:style-name="T1507">(</text:span><text:span text:style-name="T1508">'Apellido'</text:span><text:span text:style-name="T1509">);</text:span><text:span text:style-name="T1510"><text:s/></text:span><text:span text:style-name="T1511">?&gt;&lt;/td&gt;</text:span></text:p>
      <text:p text:style-name="P1512"><text:span text:style-name="T1513"><text:s text:c="32"/></text:span><text:span text:style-name="T1514">&lt;td&gt;&lt;?php</text:span><text:span text:style-name="T1515"><text:s/></text:span><text:span text:style-name="T1516">echo</text:span><text:span text:style-name="T1517"><text:s/></text:span><text:span text:style-name="T1518">$r</text:span><text:span text:style-name="T1519">-&gt;</text:span><text:span text:style-name="T1520">__GET</text:span><text:span text:style-name="T1521">(</text:span><text:span text:style-name="T1522">'Sexo'</text:span><text:span text:style-name="T1523">)</text:span><text:span text:style-name="T1524"><text:s/>==<text:s/></text:span><text:span text:style-name="T1525">1</text:span><text:span text:style-name="T1526"><text:s/></text:span><text:span text:style-name="T1527">?</text:span><text:span text:style-name="T1528"><text:s/></text:span><text:span text:style-name="T1529">'H'</text:span><text:span text:style-name="T1530"><text:s/></text:span><text:span text:style-name="T1531">:</text:span><text:span text:style-name="T1532"><text:s/></text:span><text:span text:style-name="T1533">'F'</text:span><text:span text:style-name="T1534">;</text:span><text:span text:style-name="T1535"><text:s/></text:span><text:span text:style-name="T1536">?&gt;&lt;/td&gt;</text:span></text:p>
      <text:p text:style-name="P1537"><text:span text:style-name="T1538"><text:s text:c="32"/></text:span><text:span text:style-name="T1539">&lt;td&gt;&lt;?php</text:span><text:span text:style-name="T1540"><text:s/></text:span><text:span text:style-name="T1541">echo</text:span><text:span text:style-name="T1542"><text:s/></text:span><text:span text:style-name="T1543">$r</text:span><text:span text:style-name="T1544">-&gt;</text:span><text:span text:style-name="T1545">__GET</text:span><text:span text:style-name="T1546">(</text:span><text:span text:style-name="T1547">'FechaNacimiento'</text:span><text:span text:style-name="T1548">);</text:span><text:span text:style-name="T1549"><text:s/></text:span><text:span text:style-name="T1550">?&gt;&lt;/td&gt;</text:span></text:p>
      <text:p text:style-name="P1551"><text:span text:style-name="T1552"><text:s text:c="32"/></text:span><text:span text:style-name="T1553">&lt;td&gt;</text:span></text:p>
      <text:p text:style-name="P1554"><text:span text:style-name="T1555"><text:s text:c="36"/></text:span><text:span text:style-name="T1556">&lt;a</text:span><text:span text:style-name="T1557"><text:s/>href=</text:span><text:span text:style-name="T1558">"?action=editar</text:span><text:span text:style-name="T1559">&amp;</text:span><text:span text:style-name="T1560">id=</text:span><text:span text:style-name="T1561">&lt;?php</text:span><text:span text:style-name="T1562"><text:s/></text:span><text:span text:style-name="T1563">echo</text:span><text:span text:style-name="T1564"><text:s/></text:span><text:span text:style-name="T1565">$r</text:span><text:span text:style-name="T1566">-&gt;id</text:span><text:span text:style-name="T1567">;</text:span><text:span text:style-name="T1568"><text:s/></text:span><text:span text:style-name="T1569">?&gt;</text:span><text:span text:style-name="T1570">"</text:span><text:span text:style-name="T1571">&gt;</text:span><text:span text:style-name="T1572">Editar</text:span><text:span text:style-name="T1573">&lt;/a&gt;</text:span></text:p>
      <text:p text:style-name="P1574"><text:span text:style-name="T1575"><text:s text:c="32"/></text:span><text:span text:style-name="T1576">&lt;/td&gt;</text:span></text:p>
      <text:p text:style-name="P1577"><text:span text:style-name="T1578"><text:s text:c="32"/></text:span><text:span text:style-name="T1579">&lt;td&gt;</text:span></text:p>
      <text:p text:style-name="P1580"><text:span text:style-name="T1581"><text:s text:c="36"/></text:span><text:span text:style-name="T1582">&lt;a</text:span><text:span text:style-name="T1583"><text:s/>href=</text:span><text:span text:style-name="T1584">"?action=eliminar</text:span><text:span text:style-name="T1585">&amp;</text:span><text:span text:style-name="T1586">id=</text:span><text:span text:style-name="T1587">&lt;?php</text:span><text:span text:style-name="T1588"><text:s/></text:span><text:span text:style-name="T1589">echo</text:span><text:span text:style-name="T1590"><text:s/></text:span><text:span text:style-name="T1591">$r</text:span><text:span text:style-name="T1592">-&gt;id</text:span><text:span text:style-name="T1593">;</text:span><text:span text:style-name="T1594"><text:s/></text:span><text:span text:style-name="T1595">?&gt;</text:span><text:span text:style-name="T1596">"</text:span><text:span text:style-name="T1597">&gt;</text:span><text:span text:style-name="T1598">Eliminar</text:span><text:span text:style-name="T1599">&lt;/a&gt;</text:span></text:p>
      <text:p text:style-name="P1600"><text:span text:style-name="T1601"><text:s text:c="32"/></text:span><text:span text:style-name="T1602">&lt;/td&gt;</text:span></text:p>
      <text:p text:style-name="P1603"><text:span text:style-name="T1604"><text:s text:c="28"/></text:span><text:span text:style-name="T1605">&lt;/tr&gt;</text:span></text:p>
      <text:p text:style-name="P1606"><text:span text:style-name="T1607"><text:s text:c="24"/></text:span><text:span text:style-name="T1608">&lt;?php</text:span><text:span text:style-name="T1609"><text:s/></text:span><text:span text:style-name="T1610">endforeach</text:span><text:span text:style-name="T1611">;</text:span><text:span text:style-name="T1612"><text:s/></text:span><text:span text:style-name="T1613">?&gt;</text:span></text:p>
      <text:p text:style-name="P1614"><text:span text:style-name="T1615"><text:s text:c="20"/></text:span><text:span text:style-name="T1616">&lt;/table&gt;</text:span><text:span text:style-name="T1617"><text:s text:c="5"/></text:span></text:p>
      <text:p text:style-name="P1618"><text:s text:c="18"/></text:p>
      <text:p text:style-name="P1619"><text:span text:style-name="T1620"><text:s text:c="16"/></text:span><text:span text:style-name="T1621">&lt;/div&gt;</text:span></text:p>
      <text:p text:style-name="P1622"><text:span text:style-name="T1623"><text:s text:c="12"/></text:span><text:span text:style-name="T1624">&lt;/div&gt;</text:span></text:p>
      <text:p text:style-name="P1625"/>
      <text:p text:style-name="P1626"><text:span text:style-name="T1627"><text:s text:c="8"/></text:span><text:span text:style-name="T1628">&lt;/body&gt;</text:span></text:p>
      <text:p text:style-name="P1629"><text:span text:style-name="T1630"><text:s text:c="4"/></text:span><text:span text:style-name="T1631">&lt;/html&gt;</text:span></text:p>
      <text:p text:style-name="P1632"/>
      <text:p text:style-name="P1633"><text:span text:style-name="T1634">Si somos detallistas, veremos que los </text:span><text:span text:style-name="T1635">botones de eliminar/editar</text:span><text:span text:style-name="T1636"> y nuestro formulario tienen una </text:span><text:span text:style-name="T1637">queryString</text:span><text:span text:style-name="T1638"> que se llama "Action", la cual le dice a nuestro código PHP </text:span><text:span text:style-name="T1639">que cosa debe hacer</text:span><text:span text:style-name="T1640">.</text:span></text:p>
      <text:p text:style-name="P1641"/>
      <text:h text:style-name="P1642" text:outline-level="2"><text:a xlink:href="https://www.linux-party.com/54-programacion/9524-realizar-un-crud-con-el-patron-mvc-en-php-parte-2-de-2" office:target-frame-name="_top" xlink:show="replace"><text:bookmark-start text:name="_Toc529810022"/><text:span text:style-name="T1643">Realizar un CRUD con el patrón MVC en PHP. Parte [ 2 de 2 ]</text:span><text:bookmark-end text:name="_Toc529810022"/></text:a></text:h>
      <text:p text:style-name="Normal"><text:span text:style-name="T1644">Publicado el 03 Junio 2016</text:span><text:span text:style-name="T1645"> | </text:span><text:span text:style-name="T1646">Escrito por Javier Orovengua</text:span><text:span text:style-name="T1647"> | </text:span><text:span text:style-name="T1648"><draw:frame draw:style-name="a0" draw:name="Imagen 7" text:anchor-type="as-char" svg:x="0in" svg:y="0in" svg:width="0.15625in" svg:height="0.13542in" style:rel-width="scale" style:rel-height="scale"><draw:image xlink:href="media/image1.png" xlink:type="simple" xlink:show="embed" xlink:actuate="onLoad"/><svg:title/><svg:desc>Imprimir</svg:desc></draw:frame></text:span><text:span text:style-name="T1649"> | </text:span><text:span text:style-name="T1650"><draw:frame draw:style-name="a1" draw:name="Imagen 6" text:anchor-type="as-char" svg:x="0in" svg:y="0in" svg:width="0.1875in" svg:height="0.125in" style:rel-width="scale" style:rel-height="scale"><draw:image xlink:href="media/image2.png" xlink:type="simple" xlink:show="embed" xlink:actuate="onLoad"/><svg:title/><svg:desc>Correo electrónico</svg:desc></draw:frame></text:span></text:p>
      <text:p text:style-name="Normal"><text:span text:style-name="T1651">Ratio: </text:span><text:span text:style-name="T1652"><draw:frame draw:style-name="a2" draw:name="Imagen 5" text:anchor-type="as-char" svg:x="0in" svg:y="0in" svg:width="0.09375in" svg:height="0.11458in" style:rel-width="scale" style:rel-height="scale"><draw:image xlink:href="media/image3.png" xlink:type="simple" xlink:show="embed" xlink:actuate="onLoad"/><svg:title/><svg:desc>https://www.linux-party.com/media/system/images/rating_star.png</svg:desc></draw:frame></text:span><text:span text:style-name="T1653"><draw:frame draw:style-name="a3" draw:name="Imagen 4" text:anchor-type="as-char" svg:x="0in" svg:y="0in" svg:width="0.09375in" svg:height="0.11458in" style:rel-width="scale" style:rel-height="scale"><draw:image xlink:href="media/image4.png" xlink:type="simple" xlink:show="embed" xlink:actuate="onLoad"/><svg:title/><svg:desc>https://www.linux-party.com/media/system/images/rating_star_blank.png</svg:desc></draw:frame></text:span><text:span text:style-name="T1654"><draw:frame draw:style-name="a4" draw:name="Imagen 3" text:anchor-type="as-char" svg:x="0in" svg:y="0in" svg:width="0.09375in" svg:height="0.11458in" style:rel-width="scale" style:rel-height="scale"><draw:image xlink:href="media/image4.png" xlink:type="simple" xlink:show="embed" xlink:actuate="onLoad"/><svg:title/><svg:desc>https://www.linux-party.com/media/system/images/rating_star_blank.png</svg:desc></draw:frame></text:span><text:span text:style-name="T1655"><draw:frame draw:style-name="a5" draw:name="Imagen 2" text:anchor-type="as-char" svg:x="0in" svg:y="0in" svg:width="0.09375in" svg:height="0.11458in" style:rel-width="scale" style:rel-height="scale"><draw:image xlink:href="media/image4.png" xlink:type="simple" xlink:show="embed" xlink:actuate="onLoad"/><svg:title/><svg:desc>https://www.linux-party.com/media/system/images/rating_star_blank.png</svg:desc></draw:frame></text:span><text:span text:style-name="T1656"><draw:frame draw:style-name="a6" draw:name="Imagen 1" text:anchor-type="as-char" svg:x="0in" svg:y="0in" svg:width="0.09375in" svg:height="0.11458in" style:rel-width="scale" style:rel-height="scale"><draw:image xlink:href="media/image4.png" xlink:type="simple" xlink:show="embed" xlink:actuate="onLoad"/><svg:title/><svg:desc>https://www.linux-party.com/media/system/images/rating_star_blank.png</svg:desc></draw:frame></text:span><text:span text:style-name="T1657"> / 1</text:span><text:span text:style-name="T1658"> </text:span></text:p>
      <text:p text:style-name="z-Principiodelformulario">Principio del formulario</text:p>
      <text:p text:style-name="Normal"><text:span text:style-name="T1659">Malo</text:span><text:span text:style-name="T1660">Bueno </text:span></text:p>
      <text:p text:style-name="z-Finaldelformulario">Final del formulario</text:p>
      <text:p text:style-name="P1661"><text:span text:style-name="T1662">¿Que es MVC?: </text:span><text:span text:style-name="T1663">Es un </text:span><text:span text:style-name="T1664">patrón de arquitectura de software</text:span><text:span text:style-name="T1665"> que busca </text:span><text:span text:style-name="T1666">desacoplar la lógica en 3 capas</text:span><text:span text:style-name="T1667">:</text:span></text:p>
      <text:list text:style-name="LFO2" text:continue-numbering="true">
        <text:list-item>
          <text:p text:style-name="P1668"><text:span text:style-name="T1669">El </text:span><text:span text:style-name="T1670">controlador se encarga de recibir las peticiones que manda la vista</text:span><text:span text:style-name="T1671">.</text:span></text:p>
        </text:list-item>
        <text:list-item>
          <text:p text:style-name="P1672"><text:span text:style-name="T1673">El modelo </text:span><text:span text:style-name="T1674">es el que</text:span><text:span text:style-name="T1675"> define las reglas de negocio</text:span><text:span text:style-name="T1676"> en nuestro caso las </text:span><text:span text:style-name="T1677">consultas a MySQL</text:span><text:span text:style-name="T1678">.</text:span></text:p>
        </text:list-item>
        <text:list-item>
          <text:p text:style-name="P1679"><text:span text:style-name="T1680">La </text:span><text:span text:style-name="T1681">vista es lo que va a ver el usuario</text:span><text:span text:style-name="T1682"> que en nuestro caso la </text:span><text:span text:style-name="T1683">maquetación en HTML</text:span><text:span text:style-name="T1684">.</text:span></text:p>
        </text:list-item>
      </text:list>
      <text:p text:style-name="P1685"><text:span text:style-name="T1686">Basándonos en nuestro proyecto anterior </text:span><text:a xlink:href="https://www.linux-party.com/54-programacion/9526-realizar-un-crud-listar-registrar-actualizar-eliminar-con-php-parte-1-de-2" office:target-frame-name="_blank" xlink:show="new"><text:span text:style-name="T1687">http://www.linux-party.com/54-programacion/9526-realizar-un-crud-listar-registrar-actualizar-eliminar-con-php-parte-1-de-2</text:span></text:a><text:span text:style-name="T1688"> hemos pasado toda la lógica a </text:span><text:span text:style-name="T1689">MVC</text:span><text:span text:style-name="T1690">. En la cual hemos separado por completo el código HTMl del lenguaje PHP implementando un controlador, modelo y vista.</text:span></text:p>
      <text:p text:style-name="P1691"><text:span text:style-name="T1692">Distribución de nuestras carpetas</text:span></text:p>
      <text:list text:style-name="LFO3" text:continue-numbering="true">
        <text:list-item>
          <text:p text:style-name="P1693"><text:span text:style-name="T1694">Controller</text:span><text:span text:style-name="T1695">, contendrá a todos nuestros controladores. Este esta compuesto por acciones, que en código son métodos/funciones.</text:span></text:p>
        </text:list-item>
        <text:list-item>
          <text:p text:style-name="P1696"><text:span text:style-name="T1697">Model</text:span><text:span text:style-name="T1698">, contendrá a nuestros modelos y entidades de negocio</text:span></text:p>
        </text:list-item>
        <text:list-item>
          <text:p text:style-name="P1699"><text:span text:style-name="T1700">View</text:span><text:span text:style-name="T1701">, contendrá a nuestras vistas (código HTML)</text:span></text:p>
        </text:list-item>
        <text:list-item>
          <text:p text:style-name="P1702"><text:span text:style-name="T1703">index.php</text:span><text:span text:style-name="T1704">, sera nuestro </text:span><text:span text:style-name="T1705">FrontController</text:span></text:p>
        </text:list-item>
      </text:list>
      <text:p text:style-name="P1706"><text:span text:style-name="T1707">FrontController</text:span><text:span text:style-name="T1708"> (index.php)</text:span><text:span text:style-name="T1709"><text:line-break/>Nuestro proyecto comienzan ejecutando el archivo index.php, que va a hacer el papel de un </text:span><text:span text:style-name="T1710">FrontController</text:span><text:span text:style-name="T1711">, este es el encargado de saber que controlador y acción se esta ejecutando mientras que nuestro usuario navega. Nuestra lógica dice que mediante la queryString habrán 2 parámetros esenciales para saber que </text:span><text:span text:style-name="T1712">controlador </text:span><text:span text:style-name="T1713">y acción ejecutar el cual es "c"  de controlador y "a" de acción.</text:span></text:p>
      <text:p text:style-name="P1714"> </text:p>
      <text:p text:style-name="P1715"><text:span text:style-name="T1716">&lt;?php</text:span></text:p>
      <text:p text:style-name="P1717"><text:span text:style-name="T1718">require_once</text:span><text:span text:style-name="T1719"><text:s/></text:span><text:span text:style-name="T1720">'model/database.php'</text:span><text:span text:style-name="T1721">;</text:span></text:p>
      <text:p text:style-name="P1722"/>
      <text:p text:style-name="P1723"><text:span text:style-name="T1724">$controller</text:span><text:span text:style-name="T1725"><text:s/>=<text:s/></text:span><text:span text:style-name="T1726">'alumno'</text:span><text:span text:style-name="T1727">;</text:span></text:p>
      <text:p text:style-name="P1728"/>
      <text:p text:style-name="P1729"><text:span text:style-name="T1730">// Todo esta lógica hara el papel de un FrontController</text:span></text:p>
      <text:p text:style-name="P1731"><text:span text:style-name="T1732">if</text:span><text:span text:style-name="T1733">(</text:span><text:span text:style-name="T1734">!</text:span><text:span text:style-name="T1735">isset</text:span><text:span text:style-name="T1736">(</text:span><text:span text:style-name="T1737">$_REQUEST</text:span><text:span text:style-name="T1738">[</text:span><text:span text:style-name="T1739">'c'</text:span><text:span text:style-name="T1740">]))</text:span></text:p>
      <text:p text:style-name="P1741">{</text:p>
      <text:p text:style-name="P1742"><text:span text:style-name="T1743"><text:s text:c="4"/></text:span><text:span text:style-name="T1744">require_once</text:span><text:span text:style-name="T1745"><text:s/></text:span><text:span text:style-name="T1746">"controller/</text:span><text:span text:style-name="T1747">$controller</text:span><text:span text:style-name="T1748">.controller.php"</text:span><text:span text:style-name="T1749">;</text:span></text:p>
      <text:p text:style-name="P1750"><text:span text:style-name="T1751"><text:s text:c="4"/></text:span><text:span text:style-name="T1752">$controller</text:span><text:span text:style-name="T1753"><text:s/>=<text:s/></text:span><text:span text:style-name="T1754">ucwords</text:span><text:span text:style-name="T1755">(</text:span><text:span text:style-name="T1756">$controller</text:span><text:span text:style-name="T1757">)</text:span><text:span text:style-name="T1758"><text:s/>.<text:s/></text:span><text:span text:style-name="T1759">'Controller'</text:span><text:span text:style-name="T1760">;</text:span></text:p>
      <text:p text:style-name="P1761"><text:span text:style-name="T1762"><text:s text:c="4"/></text:span><text:span text:style-name="T1763">$controller</text:span><text:span text:style-name="T1764"><text:s/>=<text:s/></text:span><text:span text:style-name="T1765">new</text:span><text:span text:style-name="T1766"><text:s/></text:span><text:span text:style-name="T1767">$controller</text:span><text:span text:style-name="T1768">;</text:span></text:p>
      <text:p text:style-name="P1769"><text:span text:style-name="T1770"><text:s text:c="4"/></text:span><text:span text:style-name="T1771">$controller</text:span><text:span text:style-name="T1772">-&gt;Index</text:span><text:span text:style-name="T1773">();</text:span><text:span text:style-name="T1774"><text:s text:c="4"/></text:span></text:p>
      <text:p text:style-name="P1775">}</text:p>
      <text:p text:style-name="P1776"><text:span text:style-name="T1777">else</text:span></text:p>
      <text:p text:style-name="P1778">{</text:p>
      <text:p text:style-name="P1779"><text:span text:style-name="T1780"><text:s text:c="4"/></text:span><text:span text:style-name="T1781">// Obtenemos el controlador que queremos cargar</text:span></text:p>
      <text:p text:style-name="P1782"><text:span text:style-name="T1783"><text:s text:c="4"/></text:span><text:span text:style-name="T1784">$controller</text:span><text:span text:style-name="T1785"><text:s/>=<text:s/></text:span><text:span text:style-name="T1786">strtolower</text:span><text:span text:style-name="T1787">(</text:span><text:span text:style-name="T1788">$_REQUEST</text:span><text:span text:style-name="T1789">[</text:span><text:span text:style-name="T1790">'c'</text:span><text:span text:style-name="T1791">]);</text:span></text:p>
      <text:p text:style-name="P1792"><text:span text:style-name="T1793"><text:s text:c="4"/></text:span><text:span text:style-name="T1794">$accion</text:span><text:span text:style-name="T1795"><text:s/>=<text:s/></text:span><text:span text:style-name="T1796">isset</text:span><text:span text:style-name="T1797">(</text:span><text:span text:style-name="T1798">$_REQUEST</text:span><text:span text:style-name="T1799">[</text:span><text:span text:style-name="T1800">'a'</text:span><text:span text:style-name="T1801">])</text:span><text:span text:style-name="T1802"><text:s/></text:span><text:span text:style-name="T1803">?</text:span><text:span text:style-name="T1804"><text:s/></text:span><text:span text:style-name="T1805">$_REQUEST</text:span><text:span text:style-name="T1806">[</text:span><text:span text:style-name="T1807">'a'</text:span><text:span text:style-name="T1808">]</text:span><text:span text:style-name="T1809"><text:s/></text:span><text:span text:style-name="T1810">:</text:span><text:span text:style-name="T1811"><text:s/></text:span><text:span text:style-name="T1812">'Index'</text:span><text:span text:style-name="T1813">;</text:span></text:p>
      <text:p text:style-name="P1814"><text:s text:c="4"/></text:p>
      <text:p text:style-name="P1815"><text:span text:style-name="T1816"><text:s text:c="4"/></text:span><text:span text:style-name="T1817">// Instanciamos el controlador</text:span></text:p>
      <text:p text:style-name="P1818"><text:span text:style-name="T1819"><text:s text:c="4"/></text:span><text:span text:style-name="T1820">require_once</text:span><text:span text:style-name="T1821"><text:s/></text:span><text:span text:style-name="T1822">"controller/</text:span><text:span text:style-name="T1823">$controller</text:span><text:span text:style-name="T1824">.controller.php"</text:span><text:span text:style-name="T1825">;</text:span></text:p>
      <text:p text:style-name="P1826"><text:span text:style-name="T1827"><text:s text:c="4"/></text:span><text:span text:style-name="T1828">$controller</text:span><text:span text:style-name="T1829"><text:s/>=<text:s/></text:span><text:span text:style-name="T1830">ucwords</text:span><text:span text:style-name="T1831">(</text:span><text:span text:style-name="T1832">$controller</text:span><text:span text:style-name="T1833">)</text:span><text:span text:style-name="T1834"><text:s/>.<text:s/></text:span><text:span text:style-name="T1835">'Controller'</text:span><text:span text:style-name="T1836">;</text:span></text:p>
      <text:p text:style-name="P1837"><text:span text:style-name="T1838"><text:s text:c="4"/></text:span><text:span text:style-name="T1839">$controller</text:span><text:span text:style-name="T1840"><text:s/>=<text:s/></text:span><text:span text:style-name="T1841">new</text:span><text:span text:style-name="T1842"><text:s/></text:span><text:span text:style-name="T1843">$controller</text:span><text:span text:style-name="T1844">;</text:span></text:p>
      <text:p text:style-name="P1845"><text:s text:c="4"/></text:p>
      <text:p text:style-name="P1846"><text:span text:style-name="T1847"><text:s text:c="4"/></text:span><text:span text:style-name="T1848">// Llama la accion</text:span></text:p>
      <text:p text:style-name="P1849"><text:span text:style-name="T1850"><text:s text:c="4"/></text:span><text:span text:style-name="T1851">call_user_func</text:span><text:span text:style-name="T1852">(</text:span><text:span text:style-name="T1853"><text:s/></text:span><text:span text:style-name="T1854">array</text:span><text:span text:style-name="T1855">(</text:span><text:span text:style-name="T1856"><text:s/></text:span><text:span text:style-name="T1857">$controller</text:span><text:span text:style-name="T1858">,</text:span><text:span text:style-name="T1859"><text:s/></text:span><text:span text:style-name="T1860">$accion</text:span><text:span text:style-name="T1861"><text:s/></text:span><text:span text:style-name="T1862">)</text:span><text:span text:style-name="T1863"><text:s/></text:span><text:span text:style-name="T1864">);</text:span></text:p>
      <text:p text:style-name="P1865">}<text:s/></text:p>
      <text:p text:style-name="P1866"><text:span text:style-name="T1867">Controlador</text:span><text:span text:style-name="T1868"><text:line-break/>Ahora debemos crear </text:span><text:span text:style-name="T1869">nuestras acciones</text:span><text:span text:style-name="T1870"> que en nuestro caso mostrara </text:span><text:span text:style-name="T1871">diferentes vistas</text:span><text:span text:style-name="T1872"> o </text:span><text:span text:style-name="T1873">acciones a realizar </text:span><text:span text:style-name="T1874">como guardar/insertar/eliminar.</text:span></text:p>
      <text:p text:style-name="P1875"><text:span text:style-name="T1876">&lt;?php</text:span></text:p>
      <text:p text:style-name="P1877"><text:span text:style-name="T1878">require_once</text:span><text:span text:style-name="T1879"><text:s/></text:span><text:span text:style-name="T1880">'model/alumno.php'</text:span><text:span text:style-name="T1881">;</text:span></text:p>
      <text:p text:style-name="P1882"/>
      <text:p text:style-name="P1883"><text:span text:style-name="T1884">class</text:span><text:span text:style-name="T1885"><text:s/>AlumnoController{</text:span></text:p>
      <text:p text:style-name="P1886"><text:s text:c="4"/></text:p>
      <text:p text:style-name="P1887"><text:span text:style-name="T1888"><text:s text:c="4"/></text:span><text:span text:style-name="T1889">private</text:span><text:span text:style-name="T1890"><text:s/></text:span><text:span text:style-name="T1891">$model</text:span><text:span text:style-name="T1892">;</text:span></text:p>
      <text:p text:style-name="P1893"><text:s text:c="4"/></text:p>
      <text:p text:style-name="P1894"><text:span text:style-name="T1895"><text:s text:c="4"/></text:span><text:span text:style-name="T1896">public</text:span><text:span text:style-name="T1897"><text:s/></text:span><text:span text:style-name="T1898">function</text:span><text:span text:style-name="T1899"><text:s/></text:span><text:span text:style-name="T1900">__CONSTRUCT</text:span><text:span text:style-name="T1901">()</text:span><text:span text:style-name="T1902">{</text:span></text:p>
      <text:p text:style-name="P1903"><text:span text:style-name="T1904"><text:s text:c="8"/></text:span><text:span text:style-name="T1905">$this</text:span><text:span text:style-name="T1906">-&gt;model =<text:s/></text:span><text:span text:style-name="T1907">new</text:span><text:span text:style-name="T1908"><text:s/>Alumno</text:span><text:span text:style-name="T1909">();</text:span></text:p>
      <text:p text:style-name="P1910"><text:s text:c="4"/>}</text:p>
      <text:p text:style-name="P1911"><text:s text:c="4"/></text:p>
      <text:p text:style-name="P1912"><text:span text:style-name="T1913"><text:s text:c="4"/></text:span><text:span text:style-name="T1914">public</text:span><text:span text:style-name="T1915"><text:s/></text:span><text:span text:style-name="T1916">function</text:span><text:span text:style-name="T1917"><text:s/>Index</text:span><text:span text:style-name="T1918">()</text:span><text:span text:style-name="T1919">{</text:span></text:p>
      <text:p text:style-name="P1920"><text:span text:style-name="T1921"><text:s text:c="8"/></text:span><text:span text:style-name="T1922">require_once</text:span><text:span text:style-name="T1923"><text:s/></text:span><text:span text:style-name="T1924">'view/header.php'</text:span><text:span text:style-name="T1925">;</text:span></text:p>
      <text:p text:style-name="P1926"><text:span text:style-name="T1927"><text:s text:c="8"/></text:span><text:span text:style-name="T1928">require_once</text:span><text:span text:style-name="T1929"><text:s/></text:span><text:span text:style-name="T1930">'view/alumno/alumno.php'</text:span><text:span text:style-name="T1931">;</text:span></text:p>
      <text:p text:style-name="P1932"><text:span text:style-name="T1933"><text:s text:c="8"/></text:span><text:span text:style-name="T1934">require_once</text:span><text:span text:style-name="T1935"><text:s/></text:span><text:span text:style-name="T1936">'view/footer.php'</text:span><text:span text:style-name="T1937">;</text:span></text:p>
      <text:p text:style-name="P1938"><text:s text:c="4"/>}</text:p>
      <text:p text:style-name="P1939"><text:s text:c="4"/></text:p>
      <text:p text:style-name="P1940"><text:span text:style-name="T1941"><text:s text:c="4"/></text:span><text:span text:style-name="T1942">public</text:span><text:span text:style-name="T1943"><text:s/></text:span><text:span text:style-name="T1944">function</text:span><text:span text:style-name="T1945"><text:s/>Crud</text:span><text:span text:style-name="T1946">()</text:span><text:span text:style-name="T1947">{</text:span></text:p>
      <text:p text:style-name="P1948"><text:span text:style-name="T1949"><text:s text:c="8"/></text:span><text:span text:style-name="T1950">$alm</text:span><text:span text:style-name="T1951"><text:s/>=<text:s/></text:span><text:span text:style-name="T1952">new</text:span><text:span text:style-name="T1953"><text:s/>Alumno</text:span><text:span text:style-name="T1954">();</text:span></text:p>
      <text:p text:style-name="P1955"><text:s text:c="8"/></text:p>
      <text:p text:style-name="P1956"><text:span text:style-name="T1957"><text:s text:c="8"/></text:span><text:span text:style-name="T1958">if</text:span><text:span text:style-name="T1959">(</text:span><text:span text:style-name="T1960">isset</text:span><text:span text:style-name="T1961">(</text:span><text:span text:style-name="T1962">$_REQUEST</text:span><text:span text:style-name="T1963">[</text:span><text:span text:style-name="T1964">'id'</text:span><text:span text:style-name="T1965">]))</text:span><text:span text:style-name="T1966">{</text:span></text:p>
      <text:p text:style-name="P1967"><text:span text:style-name="T1968"><text:s text:c="12"/></text:span><text:span text:style-name="T1969">$alm</text:span><text:span text:style-name="T1970"><text:s/>=<text:s/></text:span><text:span text:style-name="T1971">$this</text:span><text:span text:style-name="T1972">-&gt;model-&gt;Obtener</text:span><text:span text:style-name="T1973">(</text:span><text:span text:style-name="T1974">$_REQUEST</text:span><text:span text:style-name="T1975">[</text:span><text:span text:style-name="T1976">'id'</text:span><text:span text:style-name="T1977">]);</text:span></text:p>
      <text:p text:style-name="P1978"><text:s text:c="8"/>}</text:p>
      <text:p text:style-name="P1979"><text:s text:c="8"/></text:p>
      <text:p text:style-name="P1980"><text:span text:style-name="T1981"><text:s text:c="8"/></text:span><text:span text:style-name="T1982">require_once</text:span><text:span text:style-name="T1983"><text:s/></text:span><text:span text:style-name="T1984">'view/header.php'</text:span><text:span text:style-name="T1985">;</text:span></text:p>
      <text:p text:style-name="P1986"><text:span text:style-name="T1987"><text:s text:c="8"/></text:span><text:span text:style-name="T1988">require_once</text:span><text:span text:style-name="T1989"><text:s/></text:span><text:span text:style-name="T1990">'view/alumno/alumno-editar.php'</text:span><text:span text:style-name="T1991">;</text:span></text:p>
      <text:p text:style-name="P1992"><text:span text:style-name="T1993"><text:s text:c="8"/></text:span><text:span text:style-name="T1994">require_once</text:span><text:span text:style-name="T1995"><text:s/></text:span><text:span text:style-name="T1996">'view/footer.php'</text:span><text:span text:style-name="T1997">;</text:span></text:p>
      <text:p text:style-name="P1998"><text:s text:c="4"/>}</text:p>
      <text:p text:style-name="P1999"><text:s text:c="4"/></text:p>
      <text:p text:style-name="P2000"><text:span text:style-name="T2001"><text:s text:c="4"/></text:span><text:span text:style-name="T2002">public</text:span><text:span text:style-name="T2003"><text:s/></text:span><text:span text:style-name="T2004">function</text:span><text:span text:style-name="T2005"><text:s/>Guardar</text:span><text:span text:style-name="T2006">()</text:span><text:span text:style-name="T2007">{</text:span></text:p>
      <text:p text:style-name="P2008"><text:span text:style-name="T2009"><text:s text:c="8"/></text:span><text:span text:style-name="T2010">$alm</text:span><text:span text:style-name="T2011"><text:s/>=<text:s/></text:span><text:span text:style-name="T2012">new</text:span><text:span text:style-name="T2013"><text:s/>Alumno</text:span><text:span text:style-name="T2014">();</text:span></text:p>
      <text:p text:style-name="P2015"><text:s text:c="8"/></text:p>
      <text:p text:style-name="P2016"><text:span text:style-name="T2017"><text:s text:c="8"/></text:span><text:span text:style-name="T2018">$alm</text:span><text:span text:style-name="T2019">-&gt;id =<text:s/></text:span><text:span text:style-name="T2020">$_REQUEST</text:span><text:span text:style-name="T2021">[</text:span><text:span text:style-name="T2022">'id'</text:span><text:span text:style-name="T2023">];</text:span></text:p>
      <text:p text:style-name="P2024"><text:span text:style-name="T2025"><text:s text:c="8"/></text:span><text:span text:style-name="T2026">$alm</text:span><text:span text:style-name="T2027">-&gt;Nombre =<text:s/></text:span><text:span text:style-name="T2028">$_REQUEST</text:span><text:span text:style-name="T2029">[</text:span><text:span text:style-name="T2030">'Nombre'</text:span><text:span text:style-name="T2031">];</text:span></text:p>
      <text:p text:style-name="P2032"><text:span text:style-name="T2033"><text:s text:c="8"/></text:span><text:span text:style-name="T2034">$alm</text:span><text:span text:style-name="T2035">-&gt;Apellido =<text:s/></text:span><text:span text:style-name="T2036">$_REQUEST</text:span><text:span text:style-name="T2037">[</text:span><text:span text:style-name="T2038">'Apellido'</text:span><text:span text:style-name="T2039">];</text:span></text:p>
      <text:p text:style-name="P2040"><text:span text:style-name="T2041"><text:s text:c="8"/></text:span><text:span text:style-name="T2042">$alm</text:span><text:span text:style-name="T2043">-&gt;Correo =<text:s/></text:span><text:span text:style-name="T2044">$_REQUEST</text:span><text:span text:style-name="T2045">[</text:span><text:span text:style-name="T2046">'Correo'</text:span><text:span text:style-name="T2047">];</text:span></text:p>
      <text:p text:style-name="P2048"><text:span text:style-name="T2049"><text:s text:c="8"/></text:span><text:span text:style-name="T2050">$alm</text:span><text:span text:style-name="T2051">-&gt;Sexo =<text:s/></text:span><text:span text:style-name="T2052">$_REQUEST</text:span><text:span text:style-name="T2053">[</text:span><text:span text:style-name="T2054">'Sexo'</text:span><text:span text:style-name="T2055">];</text:span></text:p>
      <text:p text:style-name="P2056"><text:span text:style-name="T2057"><text:s text:c="8"/></text:span><text:span text:style-name="T2058">$alm</text:span><text:span text:style-name="T2059">-&gt;FechaNacimiento =<text:s/></text:span><text:span text:style-name="T2060">$_REQUEST</text:span><text:span text:style-name="T2061">[</text:span><text:span text:style-name="T2062">'FechaNacimiento'</text:span><text:span text:style-name="T2063">];</text:span></text:p>
      <text:p text:style-name="P2064"/>
      <text:p text:style-name="P2065"><text:span text:style-name="T2066"><text:s text:c="8"/></text:span><text:span text:style-name="T2067">$alm</text:span><text:span text:style-name="T2068">-&gt;id &gt;<text:s/></text:span><text:span text:style-name="T2069">0</text:span><text:span text:style-name="T2070"><text:s/></text:span></text:p>
      <text:p text:style-name="P2071"><text:span text:style-name="T2072"><text:s text:c="12"/></text:span><text:span text:style-name="T2073">?</text:span><text:span text:style-name="T2074"><text:s/></text:span><text:span text:style-name="T2075">$this</text:span><text:span text:style-name="T2076">-&gt;model-&gt;Actualizar</text:span><text:span text:style-name="T2077">(</text:span><text:span text:style-name="T2078">$alm</text:span><text:span text:style-name="T2079">)</text:span></text:p>
      <text:p text:style-name="P2080"><text:span text:style-name="T2081"><text:s text:c="12"/></text:span><text:span text:style-name="T2082">:</text:span><text:span text:style-name="T2083"><text:s/></text:span><text:span text:style-name="T2084">$this</text:span><text:span text:style-name="T2085">-&gt;model-&gt;Registrar</text:span><text:span text:style-name="T2086">(</text:span><text:span text:style-name="T2087">$alm</text:span><text:span text:style-name="T2088">);</text:span></text:p>
      <text:p text:style-name="P2089"><text:s text:c="8"/></text:p>
      <text:p text:style-name="P2090"><text:span text:style-name="T2091"><text:s text:c="8"/></text:span><text:span text:style-name="T2092">header</text:span><text:span text:style-name="T2093">(</text:span><text:span text:style-name="T2094">'Location: index.php'</text:span><text:span text:style-name="T2095">);</text:span></text:p>
      <text:p text:style-name="P2096"><text:s text:c="4"/>}</text:p>
      <text:p text:style-name="P2097"><text:s text:c="4"/></text:p>
      <text:p text:style-name="P2098"><text:span text:style-name="T2099"><text:s text:c="4"/></text:span><text:span text:style-name="T2100">public</text:span><text:span text:style-name="T2101"><text:s/></text:span><text:span text:style-name="T2102">function</text:span><text:span text:style-name="T2103"><text:s/>Eliminar</text:span><text:span text:style-name="T2104">()</text:span><text:span text:style-name="T2105">{</text:span></text:p>
      <text:p text:style-name="P2106"><text:span text:style-name="T2107"><text:s text:c="8"/></text:span><text:span text:style-name="T2108">$this</text:span><text:span text:style-name="T2109">-&gt;model-&gt;Eliminar</text:span><text:span text:style-name="T2110">(</text:span><text:span text:style-name="T2111">$_REQUEST</text:span><text:span text:style-name="T2112">[</text:span><text:span text:style-name="T2113">'id'</text:span><text:span text:style-name="T2114">]);</text:span></text:p>
      <text:p text:style-name="P2115"><text:span text:style-name="T2116"><text:s text:c="8"/></text:span><text:span text:style-name="T2117">header</text:span><text:span text:style-name="T2118">(</text:span><text:span text:style-name="T2119">'Location: index.php'</text:span><text:span text:style-name="T2120">);</text:span></text:p>
      <text:p text:style-name="P2121"><text:s text:c="4"/>}</text:p>
      <text:p text:style-name="P2122">}</text:p>
      <text:p text:style-name="P2123"><text:span text:style-name="T2124">Los métodos Actualizar/Registrar/Eliminar de nuestro Controlador</text:span><text:span text:style-name="T2125"><text:line-break/>Estos se encargan de comunicarse con el modelo para procesar la data contra nuestro base de datos de MySQL. Revisen el archivo alumno.model.php y encontaran los métodos que hacen las consultas.</text:span></text:p>
      <text:p text:style-name="P2126"><text:span text:style-name="T2127">Vista</text:span><text:span text:style-name="T2128"><text:line-break/>Esta contendra el </text:span><text:span text:style-name="T2129">código HTML</text:span><text:span text:style-name="T2130"> junto a </text:span><text:span text:style-name="T2131">algo de PHP</text:span><text:span text:style-name="T2132"> para mostrarle al usuario sus </text:span><text:span text:style-name="T2133">interfaces de navegación</text:span><text:span text:style-name="T2134">. En nuestro caso hemos creado 2 archivos, uno llamado</text:span><text:span text:style-name="T2135"> alumno.php</text:span><text:span text:style-name="T2136"> que usaremos para listar la data en una tabla html y </text:span><text:span text:style-name="T2137">alumno-editar.php</text:span><text:span text:style-name="T2138"> para crear/actualizar alumnos.</text:span></text:p>
      <text:p text:style-name="P2139"><text:span text:style-name="T2140">Vista &gt; alumno.php (usado para listar data)</text:span><text:span text:style-name="T2141"><text:line-break/>Si se dan cuenta, en los enlaces de editar y eliminar, apuntan a diferentes acciones del controlador Alumno.</text:span></text:p>
      <text:list text:style-name="LFO4" text:continue-numbering="true">
        <text:list-item>
          <text:p text:style-name="P2142"><text:span text:style-name="T2143">&lt;a href="/?c=Alumno&amp;a=Crud&amp;id=&lt;?php echo $r-&gt;id; ?&gt;"&gt;Editar&lt;/a&gt;</text:span><text:span text:style-name="T2144"> Le dice que se vaya a la acción Crud de nuestro clase </text:span><text:span text:style-name="T2145">AlumnoController </text:span><text:span text:style-name="T2146">que es nuestro controlador.</text:span></text:p>
        </text:list-item>
        <text:list-item>
          <text:p text:style-name="P2147"><text:span text:style-name="T2148">&lt;a href="/?c=Alumno&amp;a=Eliminar&amp;id=&lt;?php echo $r-&gt;id; ?&gt;"&gt;Eliminar&lt;/a&gt;</text:span><text:span text:style-name="T2149"> Le dice que se v</text:span><text:span text:style-name="T2150">aya a la acción Eliminar</text:span><text:span text:style-name="T2151">de nuestro clase </text:span><text:span text:style-name="T2152">AlumnoController </text:span><text:span text:style-name="T2153">que es nuestro controlador.</text:span></text:p>
        </text:list-item>
      </text:list>
      <text:p text:style-name="P2154"><text:span text:style-name="T2155">&lt;h1</text:span><text:span text:style-name="T2156"><text:s/>class=</text:span><text:span text:style-name="T2157">"page-header"</text:span><text:span text:style-name="T2158">&gt;</text:span><text:span text:style-name="T2159">Alumnos</text:span><text:span text:style-name="T2160">&lt;/h1&gt;</text:span></text:p>
      <text:p text:style-name="P2161"/>
      <text:p text:style-name="P2162"><text:span text:style-name="T2163">&lt;div</text:span><text:span text:style-name="T2164"><text:s/>class=</text:span><text:span text:style-name="T2165">"well well-sm text-right"</text:span><text:span text:style-name="T2166">&gt;</text:span></text:p>
      <text:p text:style-name="P2167"><text:span text:style-name="T2168"><text:s text:c="4"/></text:span><text:span text:style-name="T2169">&lt;a</text:span><text:span text:style-name="T2170"><text:s/>class=</text:span><text:span text:style-name="T2171">"btn btn-primary"</text:span><text:span text:style-name="T2172"><text:s/>href=</text:span><text:span text:style-name="T2173">"?c=Alumno</text:span><text:span text:style-name="T2174">&amp;</text:span><text:span text:style-name="T2175">a=Crud"</text:span><text:span text:style-name="T2176">&gt;</text:span><text:span text:style-name="T2177">Nuevo alumno</text:span><text:span text:style-name="T2178">&lt;/a&gt;</text:span></text:p>
      <text:p text:style-name="P2179"><text:span text:style-name="T2180">&lt;/div&gt;</text:span></text:p>
      <text:p text:style-name="P2181"/>
      <text:p text:style-name="P2182"><text:span text:style-name="T2183">&lt;table</text:span><text:span text:style-name="T2184"><text:s/>class=</text:span><text:span text:style-name="T2185">"table table-striped"</text:span><text:span text:style-name="T2186">&gt;</text:span></text:p>
      <text:p text:style-name="P2187"><text:span text:style-name="T2188"><text:s text:c="4"/></text:span><text:span text:style-name="T2189">&lt;thead&gt;</text:span></text:p>
      <text:p text:style-name="P2190"><text:span text:style-name="T2191"><text:s text:c="8"/></text:span><text:span text:style-name="T2192">&lt;tr&gt;</text:span></text:p>
      <text:p text:style-name="P2193"><text:span text:style-name="T2194"><text:s text:c="12"/></text:span><text:span text:style-name="T2195">&lt;th</text:span><text:span text:style-name="T2196"><text:s/></text:span><text:span text:style-name="T2197">&gt;</text:span><text:span text:style-name="T2198">Nombre</text:span><text:span text:style-name="T2199">&lt;/th&gt;</text:span></text:p>
      <text:p text:style-name="P2200"><text:span text:style-name="T2201"><text:s text:c="12"/></text:span><text:span text:style-name="T2202">&lt;th&gt;</text:span><text:span text:style-name="T2203">Apellido</text:span><text:span text:style-name="T2204">&lt;/th&gt;</text:span></text:p>
      <text:p text:style-name="P2205"><text:span text:style-name="T2206"><text:s text:c="12"/></text:span><text:span text:style-name="T2207">&lt;th&gt;</text:span><text:span text:style-name="T2208">Correo</text:span><text:span text:style-name="T2209">&lt;/th&gt;</text:span></text:p>
      <text:p text:style-name="P2210"><text:span text:style-name="T2211"><text:s text:c="12"/></text:span><text:span text:style-name="T2212">&lt;th</text:span><text:span text:style-name="T2213"><text:s/></text:span><text:span text:style-name="T2214">&gt;</text:span><text:span text:style-name="T2215">Sexo</text:span><text:span text:style-name="T2216">&lt;/th&gt;</text:span></text:p>
      <text:p text:style-name="P2217"><text:span text:style-name="T2218"><text:s text:c="12"/></text:span><text:span text:style-name="T2219">&lt;th</text:span><text:span text:style-name="T2220"><text:s/></text:span><text:span text:style-name="T2221">&gt;</text:span><text:span text:style-name="T2222">Nacimiento</text:span><text:span text:style-name="T2223">&lt;/th&gt;</text:span></text:p>
      <text:p text:style-name="P2224"><text:span text:style-name="T2225"><text:s text:c="12"/></text:span><text:span text:style-name="T2226">&lt;th</text:span><text:span text:style-name="T2227"><text:s/></text:span><text:span text:style-name="T2228">&gt;&lt;/th&gt;</text:span></text:p>
      <text:p text:style-name="P2229"><text:span text:style-name="T2230"><text:s text:c="12"/></text:span><text:span text:style-name="T2231">&lt;th</text:span><text:span text:style-name="T2232"><text:s/></text:span><text:span text:style-name="T2233">&gt;&lt;/th&gt;</text:span></text:p>
      <text:p text:style-name="P2234"><text:span text:style-name="T2235"><text:s text:c="8"/></text:span><text:span text:style-name="T2236">&lt;/tr&gt;</text:span></text:p>
      <text:p text:style-name="P2237"><text:span text:style-name="T2238"><text:s text:c="4"/></text:span><text:span text:style-name="T2239">&lt;/thead&gt;</text:span></text:p>
      <text:p text:style-name="P2240"><text:span text:style-name="T2241"><text:s text:c="4"/></text:span><text:span text:style-name="T2242">&lt;tbody&gt;</text:span></text:p>
      <text:p text:style-name="P2243"><text:span text:style-name="T2244"><text:s text:c="4"/></text:span><text:span text:style-name="T2245">&lt;?php</text:span><text:span text:style-name="T2246"><text:s/></text:span><text:span text:style-name="T2247">foreach</text:span><text:span text:style-name="T2248">(</text:span><text:span text:style-name="T2249">$this</text:span><text:span text:style-name="T2250">-&gt;model-&gt;Listar</text:span><text:span text:style-name="T2251">()</text:span><text:span text:style-name="T2252"><text:s/></text:span><text:span text:style-name="T2253">as</text:span><text:span text:style-name="T2254"><text:s/></text:span><text:span text:style-name="T2255">$r</text:span><text:span text:style-name="T2256">)</text:span><text:span text:style-name="T2257">:<text:s/></text:span><text:span text:style-name="T2258">?&gt;</text:span></text:p>
      <text:p text:style-name="P2259"><text:span text:style-name="T2260"><text:s text:c="8"/></text:span><text:span text:style-name="T2261">&lt;tr&gt;</text:span></text:p>
      <text:p text:style-name="P2262"><text:span text:style-name="T2263"><text:s text:c="12"/></text:span><text:span text:style-name="T2264">&lt;td&gt;&lt;?php</text:span><text:span text:style-name="T2265"><text:s/></text:span><text:span text:style-name="T2266">echo</text:span><text:span text:style-name="T2267"><text:s/></text:span><text:span text:style-name="T2268">$r</text:span><text:span text:style-name="T2269">-&gt;Nombre</text:span><text:span text:style-name="T2270">;</text:span><text:span text:style-name="T2271"><text:s/></text:span><text:span text:style-name="T2272">?&gt;&lt;/td&gt;</text:span></text:p>
      <text:p text:style-name="P2273"><text:span text:style-name="T2274"><text:s text:c="12"/></text:span><text:span text:style-name="T2275">&lt;td&gt;&lt;?php</text:span><text:span text:style-name="T2276"><text:s/></text:span><text:span text:style-name="T2277">echo</text:span><text:span text:style-name="T2278"><text:s/></text:span><text:span text:style-name="T2279">$r</text:span><text:span text:style-name="T2280">-&gt;Apellido</text:span><text:span text:style-name="T2281">;</text:span><text:span text:style-name="T2282"><text:s/></text:span><text:span text:style-name="T2283">?&gt;&lt;/td&gt;</text:span></text:p>
      <text:p text:style-name="P2284"><text:span text:style-name="T2285"><text:s text:c="12"/></text:span><text:span text:style-name="T2286">&lt;td&gt;&lt;?php</text:span><text:span text:style-name="T2287"><text:s/></text:span><text:span text:style-name="T2288">echo</text:span><text:span text:style-name="T2289"><text:s/></text:span><text:span text:style-name="T2290">$r</text:span><text:span text:style-name="T2291">-&gt;Correo</text:span><text:span text:style-name="T2292">;</text:span><text:span text:style-name="T2293"><text:s/></text:span><text:span text:style-name="T2294">?&gt;&lt;/td&gt;</text:span></text:p>
      <text:p text:style-name="P2295"><text:span text:style-name="T2296"><text:s text:c="12"/></text:span><text:span text:style-name="T2297">&lt;td&gt;&lt;?php</text:span><text:span text:style-name="T2298"><text:s/></text:span><text:span text:style-name="T2299">echo</text:span><text:span text:style-name="T2300"><text:s/></text:span><text:span text:style-name="T2301">$r</text:span><text:span text:style-name="T2302">-&gt;Sexo ==<text:s/></text:span><text:span text:style-name="T2303">1</text:span><text:span text:style-name="T2304"><text:s/></text:span><text:span text:style-name="T2305">?</text:span><text:span text:style-name="T2306"><text:s/></text:span><text:span text:style-name="T2307">'Hombre'</text:span><text:span text:style-name="T2308"><text:s/></text:span><text:span text:style-name="T2309">:</text:span><text:span text:style-name="T2310"><text:s/></text:span><text:span text:style-name="T2311">'Mujer'</text:span><text:span text:style-name="T2312">;</text:span><text:span text:style-name="T2313"><text:s/></text:span><text:span text:style-name="T2314">?&gt;&lt;/td&gt;</text:span></text:p>
      <text:p text:style-name="P2315"><text:span text:style-name="T2316"><text:s text:c="12"/></text:span><text:span text:style-name="T2317">&lt;td&gt;&lt;?php</text:span><text:span text:style-name="T2318"><text:s/></text:span><text:span text:style-name="T2319">echo</text:span><text:span text:style-name="T2320"><text:s/></text:span><text:span text:style-name="T2321">$r</text:span><text:span text:style-name="T2322">-&gt;FechaNacimiento</text:span><text:span text:style-name="T2323">;</text:span><text:span text:style-name="T2324"><text:s/></text:span><text:span text:style-name="T2325">?&gt;&lt;/td&gt;</text:span></text:p>
      <text:p text:style-name="P2326"><text:span text:style-name="T2327"><text:s text:c="12"/></text:span><text:span text:style-name="T2328">&lt;td&gt;</text:span></text:p>
      <text:p text:style-name="P2329"><text:span text:style-name="T2330"><text:s text:c="16"/></text:span><text:span text:style-name="T2331">&lt;a</text:span><text:span text:style-name="T2332"><text:s/>href=</text:span><text:span text:style-name="T2333">"?c=Alumno</text:span><text:span text:style-name="T2334">&amp;</text:span><text:span text:style-name="T2335">a=Crud</text:span><text:span text:style-name="T2336">&amp;</text:span><text:span text:style-name="T2337">id=</text:span><text:span text:style-name="T2338">&lt;?php</text:span><text:span text:style-name="T2339"><text:s/></text:span><text:span text:style-name="T2340">echo</text:span><text:span text:style-name="T2341"><text:s/></text:span><text:span text:style-name="T2342">$r</text:span><text:span text:style-name="T2343">-&gt;id</text:span><text:span text:style-name="T2344">;</text:span><text:span text:style-name="T2345"><text:s/></text:span><text:span text:style-name="T2346">?&gt;</text:span><text:span text:style-name="T2347">"</text:span><text:span text:style-name="T2348">&gt;</text:span><text:span text:style-name="T2349">Editar</text:span><text:span text:style-name="T2350">&lt;/a&gt;</text:span></text:p>
      <text:p text:style-name="P2351"><text:span text:style-name="T2352"><text:s text:c="12"/></text:span><text:span text:style-name="T2353">&lt;/td&gt;</text:span></text:p>
      <text:p text:style-name="P2354"><text:span text:style-name="T2355"><text:s text:c="12"/></text:span><text:span text:style-name="T2356">&lt;td&gt;</text:span></text:p>
      <text:p text:style-name="P2357"><text:span text:style-name="T2358"><text:s text:c="16"/></text:span><text:span text:style-name="T2359">&lt;a</text:span><text:span text:style-name="T2360"><text:s/>href=</text:span><text:span text:style-name="T2361">"?c=Alumno</text:span><text:span text:style-name="T2362">&amp;</text:span><text:span text:style-name="T2363">a=Eliminar</text:span><text:span text:style-name="T2364">&amp;</text:span><text:span text:style-name="T2365">id=</text:span><text:span text:style-name="T2366">&lt;?php</text:span><text:span text:style-name="T2367"><text:s/></text:span><text:span text:style-name="T2368">echo</text:span><text:span text:style-name="T2369"><text:s/></text:span><text:span text:style-name="T2370">$r</text:span><text:span text:style-name="T2371">-&gt;id</text:span><text:span text:style-name="T2372">;</text:span><text:span text:style-name="T2373"><text:s/></text:span><text:span text:style-name="T2374">?&gt;</text:span><text:span text:style-name="T2375">"</text:span><text:span text:style-name="T2376">&gt;</text:span><text:span text:style-name="T2377">Eliminar</text:span><text:span text:style-name="T2378">&lt;/a&gt;</text:span></text:p>
      <text:p text:style-name="P2379"><text:span text:style-name="T2380"><text:s text:c="12"/></text:span><text:span text:style-name="T2381">&lt;/td&gt;</text:span></text:p>
      <text:p text:style-name="P2382"><text:span text:style-name="T2383"><text:s text:c="8"/></text:span><text:span text:style-name="T2384">&lt;/tr&gt;</text:span></text:p>
      <text:p text:style-name="P2385"><text:span text:style-name="T2386"><text:s text:c="4"/></text:span><text:span text:style-name="T2387">&lt;?php</text:span><text:span text:style-name="T2388"><text:s/></text:span><text:span text:style-name="T2389">endforeach</text:span><text:span text:style-name="T2390">;</text:span><text:span text:style-name="T2391"><text:s/></text:span><text:span text:style-name="T2392">?&gt;</text:span></text:p>
      <text:p text:style-name="P2393"><text:span text:style-name="T2394"><text:s text:c="4"/></text:span><text:span text:style-name="T2395">&lt;/tbody&gt;</text:span></text:p>
      <text:p text:style-name="P2396"><text:span text:style-name="T2397">&lt;/table&gt;</text:span><text:span text:style-name="T2398"><text:s/></text:span></text:p>
      <text:p text:style-name="P2399"/>
      <text:p text:style-name="P2400"><text:span text:style-name="T2401">Alumno &gt; alumno-editar.php (actualiza/registra nuevos alumnos)</text:span><text:span text:style-name="T2402">.</text:span></text:p>
      <text:p text:style-name="P2403">Nuestro formulario tiene un campo oculto (hidden) que almacena el ID del alumno, este nos va a servir para que el controlador sepa si tiene que registrar o actualizar al alumno.</text:p>
      <text:p text:style-name="P2404"><text:span text:style-name="T2405"><text:s text:c="4"/></text:span><text:span text:style-name="T2406">&lt;h1</text:span><text:span text:style-name="T2407"><text:s/>class=</text:span><text:span text:style-name="T2408">"page-header"</text:span><text:span text:style-name="T2409">&gt;</text:span></text:p>
      <text:p text:style-name="P2410"><text:span text:style-name="T2411"><text:s text:c="8"/></text:span><text:span text:style-name="T2412">&lt;?php</text:span><text:span text:style-name="T2413"><text:s/></text:span><text:span text:style-name="T2414">echo</text:span><text:span text:style-name="T2415"><text:s/></text:span><text:span text:style-name="T2416">$alm</text:span><text:span text:style-name="T2417">-&gt;id !=<text:s/></text:span><text:span text:style-name="T2418">null</text:span><text:span text:style-name="T2419"><text:s/></text:span><text:span text:style-name="T2420">?</text:span><text:span text:style-name="T2421"><text:s/></text:span><text:span text:style-name="T2422">$alm</text:span><text:span text:style-name="T2423">-&gt;Nombre<text:s/></text:span><text:span text:style-name="T2424">:</text:span><text:span text:style-name="T2425"><text:s/></text:span><text:span text:style-name="T2426">'Nuevo Registro'</text:span><text:span text:style-name="T2427">;</text:span><text:span text:style-name="T2428"><text:s/></text:span><text:span text:style-name="T2429">?&gt;</text:span></text:p>
      <text:p text:style-name="P2430"><text:span text:style-name="T2431"><text:s text:c="4"/></text:span><text:span text:style-name="T2432">&lt;/h1&gt;</text:span></text:p>
      <text:p text:style-name="P2433"/>
      <text:p text:style-name="P2434"><text:span text:style-name="T2435"><text:s text:c="4"/></text:span><text:span text:style-name="T2436">&lt;ol</text:span><text:span text:style-name="T2437"><text:s/>class=</text:span><text:span text:style-name="T2438">"breadcrumb"</text:span><text:span text:style-name="T2439">&gt;</text:span></text:p>
      <text:p text:style-name="P2440"><text:span text:style-name="T2441"><text:s text:c="6"/></text:span><text:span text:style-name="T2442">&lt;li&gt;&lt;a</text:span><text:span text:style-name="T2443"><text:s/>href=</text:span><text:span text:style-name="T2444">"?c=Alumno"</text:span><text:span text:style-name="T2445">&gt;</text:span><text:span text:style-name="T2446">Alumnos</text:span><text:span text:style-name="T2447">&lt;/a&gt;&lt;/li&gt;</text:span></text:p>
      <text:p text:style-name="P2448"><text:span text:style-name="T2449"><text:s text:c="6"/></text:span><text:span text:style-name="T2450">&lt;li</text:span><text:span text:style-name="T2451"><text:s/>class=</text:span><text:span text:style-name="T2452">"active"</text:span><text:span text:style-name="T2453">&gt;&lt;?php</text:span><text:span text:style-name="T2454"><text:s/></text:span><text:span text:style-name="T2455">echo</text:span><text:span text:style-name="T2456"><text:s/></text:span><text:span text:style-name="T2457">$alm</text:span><text:span text:style-name="T2458">-&gt;id !=<text:s/></text:span><text:span text:style-name="T2459">null</text:span><text:span text:style-name="T2460"><text:s/></text:span><text:span text:style-name="T2461">?</text:span><text:span text:style-name="T2462"><text:s/></text:span><text:span text:style-name="T2463">$alm</text:span><text:span text:style-name="T2464">-&gt;Nombre<text:s/></text:span><text:span text:style-name="T2465">:</text:span><text:span text:style-name="T2466"><text:s/></text:span><text:span text:style-name="T2467">'Nuevo Registro'</text:span><text:span text:style-name="T2468">;</text:span><text:span text:style-name="T2469"><text:s/></text:span><text:span text:style-name="T2470">?&gt;&lt;/li&gt;</text:span></text:p>
      <text:p text:style-name="P2471"><text:span text:style-name="T2472"><text:s text:c="4"/></text:span><text:span text:style-name="T2473">&lt;/ol&gt;</text:span></text:p>
      <text:p text:style-name="P2474"/>
      <text:p text:style-name="P2475"><text:span text:style-name="T2476"><text:s text:c="4"/></text:span><text:span text:style-name="T2477">&lt;form</text:span><text:span text:style-name="T2478"><text:s/>action=</text:span><text:span text:style-name="T2479">"?c=Alumno</text:span><text:span text:style-name="T2480">&amp;</text:span><text:span text:style-name="T2481">a=Guardar"</text:span><text:span text:style-name="T2482"><text:s/>method=</text:span><text:span text:style-name="T2483">"post"</text:span><text:span text:style-name="T2484"><text:s/>enctype=</text:span><text:span text:style-name="T2485">"multipart/form-data"</text:span><text:span text:style-name="T2486">&gt;</text:span></text:p>
      <text:p text:style-name="P2487"><text:span text:style-name="T2488"><text:s text:c="8"/></text:span><text:span text:style-name="T2489">&lt;input</text:span><text:span text:style-name="T2490"><text:s/>type=</text:span><text:span text:style-name="T2491">"hidden"</text:span><text:span text:style-name="T2492"><text:s/>name=</text:span><text:span text:style-name="T2493">"id"</text:span><text:span text:style-name="T2494"><text:s/>value=</text:span><text:span text:style-name="T2495">"</text:span><text:span text:style-name="T2496">&lt;?php</text:span><text:span text:style-name="T2497"><text:s/></text:span><text:span text:style-name="T2498">echo</text:span><text:span text:style-name="T2499"><text:s/></text:span><text:span text:style-name="T2500">$alm</text:span><text:span text:style-name="T2501">-&gt;id</text:span><text:span text:style-name="T2502">;</text:span><text:span text:style-name="T2503"><text:s/></text:span><text:span text:style-name="T2504">?&gt;</text:span><text:span text:style-name="T2505">"</text:span><text:span text:style-name="T2506"><text:s/></text:span><text:span text:style-name="T2507">/&gt;</text:span></text:p>
      <text:p text:style-name="P2508"><text:s text:c="8"/></text:p>
      <text:p text:style-name="P2509"><text:span text:style-name="T2510"><text:s text:c="8"/></text:span><text:span text:style-name="T2511">&lt;div</text:span><text:span text:style-name="T2512"><text:s/>class=</text:span><text:span text:style-name="T2513">"form-group"</text:span><text:span text:style-name="T2514">&gt;</text:span></text:p>
      <text:p text:style-name="P2515"><text:span text:style-name="T2516"><text:s text:c="12"/></text:span><text:span text:style-name="T2517">&lt;label&gt;</text:span><text:span text:style-name="T2518">Nombre</text:span><text:span text:style-name="T2519">&lt;/label&gt;</text:span></text:p>
      <text:p text:style-name="P2520"><text:span text:style-name="T2521"><text:s text:c="12"/></text:span><text:span text:style-name="T2522">&lt;input</text:span><text:span text:style-name="T2523"><text:s/>type=</text:span><text:span text:style-name="T2524">"text"</text:span><text:span text:style-name="T2525"><text:s/>name=</text:span><text:span text:style-name="T2526">"Nombre"</text:span><text:span text:style-name="T2527"><text:s/>value=</text:span><text:span text:style-name="T2528">"</text:span><text:span text:style-name="T2529">&lt;?php</text:span><text:span text:style-name="T2530"><text:s/></text:span><text:span text:style-name="T2531">echo</text:span><text:span text:style-name="T2532"><text:s/></text:span><text:span text:style-name="T2533">$alm</text:span><text:span text:style-name="T2534">-&gt;Nombre</text:span><text:span text:style-name="T2535">;</text:span><text:span text:style-name="T2536"><text:s/></text:span><text:span text:style-name="T2537">?&gt;</text:span><text:span text:style-name="T2538">"</text:span><text:span text:style-name="T2539"><text:s/>class=</text:span><text:span text:style-name="T2540">"form-control"</text:span><text:span text:style-name="T2541"><text:s/>placeholder=</text:span><text:span text:style-name="T2542">"Ingrese su nombre"</text:span><text:span text:style-name="T2543"><text:s/>data-validacion-tipo=</text:span><text:span text:style-name="T2544">"requerido|min:3"</text:span><text:span text:style-name="T2545"><text:s/></text:span><text:span text:style-name="T2546">/&gt;</text:span></text:p>
      <text:p text:style-name="P2547"><text:span text:style-name="T2548"><text:s text:c="8"/></text:span><text:span text:style-name="T2549">&lt;/div&gt;</text:span></text:p>
      <text:p text:style-name="P2550"><text:s text:c="8"/></text:p>
      <text:p text:style-name="P2551"><text:span text:style-name="T2552"><text:s text:c="8"/></text:span><text:span text:style-name="T2553">&lt;div</text:span><text:span text:style-name="T2554"><text:s/>class=</text:span><text:span text:style-name="T2555">"form-group"</text:span><text:span text:style-name="T2556">&gt;</text:span></text:p>
      <text:p text:style-name="P2557"><text:span text:style-name="T2558"><text:s text:c="12"/></text:span><text:span text:style-name="T2559">&lt;label&gt;</text:span><text:span text:style-name="T2560">Apellido</text:span><text:span text:style-name="T2561">&lt;/label&gt;</text:span></text:p>
      <text:p text:style-name="P2562"><text:span text:style-name="T2563"><text:s text:c="12"/></text:span><text:span text:style-name="T2564">&lt;input</text:span><text:span text:style-name="T2565"><text:s/>type=</text:span><text:span text:style-name="T2566">"text"</text:span><text:span text:style-name="T2567"><text:s/>name=</text:span><text:span text:style-name="T2568">"Apellido"</text:span><text:span text:style-name="T2569"><text:s/>value=</text:span><text:span text:style-name="T2570">"</text:span><text:span text:style-name="T2571">&lt;?php</text:span><text:span text:style-name="T2572"><text:s/></text:span><text:span text:style-name="T2573">echo</text:span><text:span text:style-name="T2574"><text:s/></text:span><text:span text:style-name="T2575">$alm</text:span><text:span text:style-name="T2576">-&gt;Apellido</text:span><text:span text:style-name="T2577">;</text:span><text:span text:style-name="T2578"><text:s/></text:span><text:span text:style-name="T2579">?&gt;</text:span><text:span text:style-name="T2580">"</text:span><text:span text:style-name="T2581"><text:s/>class=</text:span><text:span text:style-name="T2582">"form-control"</text:span><text:span text:style-name="T2583"><text:s/>placeholder=</text:span><text:span text:style-name="T2584">"Ingrese su apellido"</text:span><text:span text:style-name="T2585"><text:s/>data-validacion-tipo=</text:span><text:span text:style-name="T2586">"requerido|min:10"</text:span><text:span text:style-name="T2587"><text:s/></text:span><text:span text:style-name="T2588">/&gt;</text:span></text:p>
      <text:p text:style-name="P2589"><text:span text:style-name="T2590"><text:s text:c="8"/></text:span><text:span text:style-name="T2591">&lt;/div&gt;</text:span></text:p>
      <text:p text:style-name="P2592"><text:s text:c="8"/></text:p>
      <text:p text:style-name="P2593"><text:span text:style-name="T2594"><text:s text:c="8"/></text:span><text:span text:style-name="T2595">&lt;div</text:span><text:span text:style-name="T2596"><text:s/>class=</text:span><text:span text:style-name="T2597">"form-group"</text:span><text:span text:style-name="T2598">&gt;</text:span></text:p>
      <text:p text:style-name="P2599"><text:span text:style-name="T2600"><text:s text:c="12"/></text:span><text:span text:style-name="T2601">&lt;label&gt;</text:span><text:span text:style-name="T2602">Correo</text:span><text:span text:style-name="T2603">&lt;/label&gt;</text:span></text:p>
      <text:p text:style-name="P2604"><text:span text:style-name="T2605"><text:s text:c="12"/></text:span><text:span text:style-name="T2606">&lt;input</text:span><text:span text:style-name="T2607"><text:s/>type=</text:span><text:span text:style-name="T2608">"text"</text:span><text:span text:style-name="T2609"><text:s/>name=</text:span><text:span text:style-name="T2610">"Correo"</text:span><text:span text:style-name="T2611"><text:s/>value=</text:span><text:span text:style-name="T2612">"</text:span><text:span text:style-name="T2613">&lt;?php</text:span><text:span text:style-name="T2614"><text:s/></text:span><text:span text:style-name="T2615">echo</text:span><text:span text:style-name="T2616"><text:s/></text:span><text:span text:style-name="T2617">$alm</text:span><text:span text:style-name="T2618">-&gt;Correo</text:span><text:span text:style-name="T2619">;</text:span><text:span text:style-name="T2620"><text:s/></text:span><text:span text:style-name="T2621">?&gt;</text:span><text:span text:style-name="T2622">"</text:span><text:span text:style-name="T2623"><text:s/>class=</text:span><text:span text:style-name="T2624">"form-control"</text:span><text:span text:style-name="T2625"><text:s/>placeholder=</text:span><text:span text:style-name="T2626">"Ingrese su correo electrónico"</text:span><text:span text:style-name="T2627"><text:s/>data-validacion-tipo=</text:span><text:span text:style-name="T2628">"requerido|email"</text:span><text:span text:style-name="T2629"><text:s/></text:span><text:span text:style-name="T2630">/&gt;</text:span></text:p>
      <text:p text:style-name="P2631"><text:span text:style-name="T2632"><text:s text:c="8"/></text:span><text:span text:style-name="T2633">&lt;/div&gt;</text:span></text:p>
      <text:p text:style-name="P2634"><text:s text:c="8"/></text:p>
      <text:p text:style-name="P2635"><text:span text:style-name="T2636"><text:s text:c="8"/></text:span><text:span text:style-name="T2637">&lt;div</text:span><text:span text:style-name="T2638"><text:s/>class=</text:span><text:span text:style-name="T2639">"form-group"</text:span><text:span text:style-name="T2640">&gt;</text:span></text:p>
      <text:p text:style-name="P2641"><text:span text:style-name="T2642"><text:s text:c="12"/></text:span><text:span text:style-name="T2643">&lt;label&gt;</text:span><text:span text:style-name="T2644">Sexo</text:span><text:span text:style-name="T2645">&lt;/label&gt;</text:span></text:p>
      <text:p text:style-name="P2646"><text:span text:style-name="T2647"><text:s text:c="12"/></text:span><text:span text:style-name="T2648">&lt;select</text:span><text:span text:style-name="T2649"><text:s/>name=</text:span><text:span text:style-name="T2650">"Sexo"</text:span><text:span text:style-name="T2651"><text:s/>class=</text:span><text:span text:style-name="T2652">"form-control"</text:span><text:span text:style-name="T2653">&gt;</text:span></text:p>
      <text:p text:style-name="P2654"><text:span text:style-name="T2655"><text:s text:c="16"/></text:span><text:span text:style-name="T2656">&lt;option</text:span><text:span text:style-name="T2657"><text:s/></text:span><text:span text:style-name="T2658">&lt;?php</text:span><text:span text:style-name="T2659"><text:s/></text:span><text:span text:style-name="T2660">echo</text:span><text:span text:style-name="T2661"><text:s/></text:span><text:span text:style-name="T2662">$alm</text:span><text:span text:style-name="T2663">-&gt;Sexo ==<text:s/></text:span><text:span text:style-name="T2664">1</text:span><text:span text:style-name="T2665"><text:s/></text:span><text:span text:style-name="T2666">?</text:span><text:span text:style-name="T2667"><text:s/></text:span><text:span text:style-name="T2668">'selected'</text:span><text:span text:style-name="T2669"><text:s/></text:span><text:span text:style-name="T2670">:</text:span><text:span text:style-name="T2671"><text:s/></text:span><text:span text:style-name="T2672">''</text:span><text:span text:style-name="T2673">;</text:span><text:span text:style-name="T2674"><text:s/></text:span><text:span text:style-name="T2675">?&gt;</text:span><text:span text:style-name="T2676"><text:s/>value=</text:span><text:span text:style-name="T2677">"1"</text:span><text:span text:style-name="T2678">&gt;</text:span><text:span text:style-name="T2679">Masculino</text:span><text:span text:style-name="T2680">&lt;/option&gt;</text:span></text:p>
      <text:p text:style-name="P2681"><text:span text:style-name="T2682"><text:s text:c="16"/></text:span><text:span text:style-name="T2683">&lt;option</text:span><text:span text:style-name="T2684"><text:s/></text:span><text:span text:style-name="T2685">&lt;?php</text:span><text:span text:style-name="T2686"><text:s/></text:span><text:span text:style-name="T2687">echo</text:span><text:span text:style-name="T2688"><text:s/></text:span><text:span text:style-name="T2689">$alm</text:span><text:span text:style-name="T2690">-&gt;Sexo ==<text:s/></text:span><text:span text:style-name="T2691">2</text:span><text:span text:style-name="T2692"><text:s/></text:span><text:span text:style-name="T2693">?</text:span><text:span text:style-name="T2694"><text:s/></text:span><text:span text:style-name="T2695">'selected'</text:span><text:span text:style-name="T2696"><text:s/></text:span><text:span text:style-name="T2697">:</text:span><text:span text:style-name="T2698"><text:s/></text:span><text:span text:style-name="T2699">''</text:span><text:span text:style-name="T2700">;</text:span><text:span text:style-name="T2701"><text:s/></text:span><text:span text:style-name="T2702">?&gt;</text:span><text:span text:style-name="T2703"><text:s/>value=</text:span><text:span text:style-name="T2704">"2"</text:span><text:span text:style-name="T2705">&gt;</text:span><text:span text:style-name="T2706">Femenino</text:span><text:span text:style-name="T2707">&lt;/option&gt;</text:span></text:p>
      <text:p text:style-name="P2708"><text:span text:style-name="T2709"><text:s text:c="12"/></text:span><text:span text:style-name="T2710">&lt;/select&gt;</text:span></text:p>
      <text:p text:style-name="P2711"><text:span text:style-name="T2712"><text:s text:c="8"/></text:span><text:span text:style-name="T2713">&lt;/div&gt;</text:span></text:p>
      <text:p text:style-name="P2714"><text:s text:c="8"/></text:p>
      <text:p text:style-name="P2715"><text:span text:style-name="T2716"><text:s text:c="8"/></text:span><text:span text:style-name="T2717">&lt;div</text:span><text:span text:style-name="T2718"><text:s/>class=</text:span><text:span text:style-name="T2719">"form-group"</text:span><text:span text:style-name="T2720">&gt;</text:span></text:p>
      <text:p text:style-name="P2721"><text:span text:style-name="T2722"><text:s text:c="12"/></text:span><text:span text:style-name="T2723">&lt;label&gt;</text:span><text:span text:style-name="T2724">Fecha de nacimiento</text:span><text:span text:style-name="T2725">&lt;/label&gt;</text:span></text:p>
      <text:p text:style-name="P2726"><text:span text:style-name="T2727"><text:s text:c="12"/></text:span><text:span text:style-name="T2728">&lt;input</text:span><text:span text:style-name="T2729"><text:s/>readonly type=</text:span><text:span text:style-name="T2730">"text"</text:span><text:span text:style-name="T2731"><text:s/>name=</text:span><text:span text:style-name="T2732">"FechaNacimiento"</text:span><text:span text:style-name="T2733"><text:s/>value=</text:span><text:span text:style-name="T2734">"</text:span><text:span text:style-name="T2735">&lt;?php</text:span><text:span text:style-name="T2736"><text:s/></text:span><text:span text:style-name="T2737">echo</text:span><text:span text:style-name="T2738"><text:s/></text:span><text:span text:style-name="T2739">$alm</text:span><text:span text:style-name="T2740">-&gt;FechaNacimiento</text:span><text:span text:style-name="T2741">;</text:span><text:span text:style-name="T2742"><text:s/></text:span><text:span text:style-name="T2743">?&gt;</text:span><text:span text:style-name="T2744">"</text:span><text:span text:style-name="T2745"><text:s/>class=</text:span><text:span text:style-name="T2746">"form-control datepicker"</text:span><text:span text:style-name="T2747"><text:s/>placeholder=</text:span><text:span text:style-name="T2748">"Ingrese su fecha de nacimiento"</text:span><text:span text:style-name="T2749"><text:s/>data-validacion-tipo=</text:span><text:span text:style-name="T2750">"requerido"</text:span><text:span text:style-name="T2751"><text:s/></text:span><text:span text:style-name="T2752">/&gt;</text:span></text:p>
      <text:p text:style-name="P2753"><text:span text:style-name="T2754"><text:s text:c="8"/></text:span><text:span text:style-name="T2755">&lt;/div&gt;</text:span></text:p>
      <text:p text:style-name="P2756"><text:s text:c="8"/></text:p>
      <text:p text:style-name="P2757"><text:span text:style-name="T2758"><text:s text:c="8"/></text:span><text:span text:style-name="T2759">&lt;hr</text:span><text:span text:style-name="T2760"><text:s/></text:span><text:span text:style-name="T2761">/&gt;</text:span></text:p>
      <text:p text:style-name="P2762"><text:s text:c="8"/></text:p>
      <text:p text:style-name="P2763"><text:span text:style-name="T2764"><text:s text:c="8"/></text:span><text:span text:style-name="T2765">&lt;div</text:span><text:span text:style-name="T2766"><text:s/>class=</text:span><text:span text:style-name="T2767">"text-right"</text:span><text:span text:style-name="T2768">&gt;</text:span></text:p>
      <text:p text:style-name="P2769"><text:span text:style-name="T2770"><text:s text:c="12"/></text:span><text:span text:style-name="T2771">&lt;button</text:span><text:span text:style-name="T2772"><text:s/>class=</text:span><text:span text:style-name="T2773">"btn btn-success"</text:span><text:span text:style-name="T2774">&gt;</text:span><text:span text:style-name="T2775">Guardar</text:span><text:span text:style-name="T2776">&lt;/button&gt;</text:span></text:p>
      <text:p text:style-name="P2777"><text:span text:style-name="T2778"><text:s text:c="8"/></text:span><text:span text:style-name="T2779">&lt;/div&gt;</text:span></text:p>
      <text:p text:style-name="P2780"><text:span text:style-name="T2781"><text:s text:c="4"/></text:span><text:span text:style-name="T2782">&lt;/form&gt;</text:span></text:p>
      <text:p text:style-name="P2783"/>
      <text:p text:style-name="P2784"><text:span text:style-name="T2785"><text:s text:c="4"/></text:span><text:span text:style-name="T2786">&lt;script&gt;</text:span></text:p>
      <text:p text:style-name="P2787"><text:span text:style-name="T2788"><text:s text:c="8"/></text:span><text:span text:style-name="T2789">$</text:span><text:span text:style-name="T2790">(document).</text:span><text:span text:style-name="T2791">ready</text:span><text:span text:style-name="T2792">(</text:span><text:span text:style-name="T2793">function</text:span><text:span text:style-name="T2794">(){</text:span></text:p>
      <text:p text:style-name="P2795"><text:span text:style-name="T2796"><text:s text:c="12"/></text:span><text:span text:style-name="T2797">$</text:span><text:span text:style-name="T2798">(</text:span><text:span text:style-name="T2799">"#frm-alumno"</text:span><text:span text:style-name="T2800">).</text:span><text:span text:style-name="T2801">submit</text:span><text:span text:style-name="T2802">(</text:span><text:span text:style-name="T2803">function</text:span><text:span text:style-name="T2804">(){</text:span></text:p>
      <text:p text:style-name="P2805"><text:span text:style-name="T2806"><text:s text:c="16"/></text:span><text:span text:style-name="T2807">return</text:span><text:span text:style-name="T2808"><text:s/></text:span><text:span text:style-name="T2809">$</text:span><text:span text:style-name="T2810">(</text:span><text:span text:style-name="T2811">this</text:span><text:span text:style-name="T2812">).</text:span><text:span text:style-name="T2813">validate</text:span><text:span text:style-name="T2814">();</text:span></text:p>
      <text:p text:style-name="P2815"><text:s text:c="12"/>});</text:p>
      <text:p text:style-name="P2816"><text:s text:c="8"/>})</text:p>
      <text:p text:style-name="P2817"><text:span text:style-name="T2818"><text:s text:c="4"/></text:span><text:span text:style-name="T2819">&lt;/script&gt;</text:span></text:p>
      <text:p text:style-name="P2820"><text:span text:style-name="T2821"> </text:span><text:span text:style-name="T2822">Vista &gt; header.php y footer.php</text:span></text:p>
      <text:p text:style-name="P2823">En MVC existe el concepto de layout, para no tener que agregar el código html de la cabecera y footer los creamos por separados y desde nuestro controlador los invocamos de la isguiente manera.</text:p>
      <text:p text:style-name="P2824"><text:span text:style-name="T2825">public</text:span><text:span text:style-name="T2826"><text:s/></text:span><text:span text:style-name="T2827">function</text:span><text:span text:style-name="T2828"><text:s/>Index</text:span><text:span text:style-name="T2829">()</text:span><text:span text:style-name="T2830">{</text:span></text:p>
      <text:p text:style-name="P2831"><text:span text:style-name="T2832"><text:s text:c="4"/></text:span><text:span text:style-name="T2833">require_once</text:span><text:span text:style-name="T2834"><text:s/></text:span><text:span text:style-name="T2835">'view/header.php'</text:span><text:span text:style-name="T2836">;</text:span></text:p>
      <text:p text:style-name="P2837"><text:span text:style-name="T2838"><text:s text:c="4"/></text:span><text:span text:style-name="T2839">require_once</text:span><text:span text:style-name="T2840"><text:s/></text:span><text:span text:style-name="T2841">'view/alumno/alumno.php'</text:span><text:span text:style-name="T2842">;</text:span></text:p>
      <text:p text:style-name="P2843"><text:span text:style-name="T2844"><text:s text:c="4"/></text:span><text:span text:style-name="T2845">require_once</text:span><text:span text:style-name="T2846"><text:s/></text:span><text:span text:style-name="T2847">'view/footer.php'</text:span><text:span text:style-name="T2848">;</text:span></text:p>
      <text:p text:style-name="P2849">}</text:p>
      <text:p text:style-name="P2850">Con esto evitamos tener que duplicar código haciendo nuestro aplicativo más escalable</text:p>
      <text:h text:style-name="P2851" text:outline-level="3"><text:bookmark-start text:name="_Toc529810023"/><text:span text:style-name="T2852">Adjuntos</text:span><text:bookmark-end text:name="_Toc529810023"/></text:h>
      <text:list text:style-name="LFO5" text:continue-numbering="true">
        <text:list-item>
          <text:p text:style-name="P2853"><text:a xlink:href="http://anexsoft.com/publicacion/adjunto/56" office:target-frame-name="_blank" xlink:show="new"><text:span text:style-name="T2854"> mvc</text:span></text:a></text:p>
        </text:list-item>
      </text:list>
      <text:p text:style-name="P2855"/>
      <text:p text:style-name="P28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Lucida Sans Unicode" svg:font-family="Lucida Sans Unicode" style:font-family-generic="swiss" style:font-pitch="variable" svg:panose-1="2 11 6 2 3 5 4 2 2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fo:color="#2E74B5" fo:font-size="16pt" style:font-size-asian="16pt" style:font-size-complex="14.5pt" fo:hyphenate="false"/>
    </style:style>
    <style:style style:name="Título2" style:display-name="Título 2" style:family="paragraph" style:parent-style-name="Normal" style:default-outline-level="2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es" fo:country="ES" style:language-asian="es" style:country-asian="ES" style:language-complex="ar" style:country-complex="SA" fo:hyphenate="tru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fo:color="#1F4D78" style:font-size-complex="10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2Car" style:display-name="Título 2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es" fo:country="ES" style:language-asian="es" style:country-asian="ES" style:language-complex="ar" style:country-complex="SA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Hipervínculovisitado" style:display-name="Hipervínculo visitado" style:family="text" style:parent-style-name="Fuentedepárrafopredeter.">
      <style:text-properties fo:color="#800080" style:text-underline-type="single" style:text-underline-style="solid" style:text-underline-width="auto" style:text-underline-mode="continuous"/>
    </style:style>
    <style:style style:name="postdateicon" style:display-name="postdateicon" style:family="text" style:parent-style-name="Fuentedepárrafopredeter."/>
    <style:style style:name="postauthoricon" style:display-name="postauthoricon" style:family="text" style:parent-style-name="Fuentedepárrafopredeter."/>
    <style:style style:name="content_rating" style:display-name="content_rating" style:family="text" style:parent-style-name="Fuentedepárrafopredeter."/>
    <style:style style:name="z-Principiodelformulario" style:display-name="z-Principio del formulario" style:family="paragraph" style:parent-style-name="Normal" style:next-style-name="Normal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style:vertical-align="auto"/>
      <style:text-properties style:font-name="Arial" style:font-name-asian="Times New Roman" style:font-name-complex="Arial" text:display="none" style:letter-kerning="false" fo:font-size="8pt" style:font-size-asian="8pt" style:font-size-complex="8pt" fo:language="es" fo:country="ES" style:language-asian="es" style:country-asian="ES" style:language-complex="ar" style:country-complex="SA" fo:hyphenate="true"/>
    </style:style>
    <style:style style:name="z-PrincipiodelformularioCar" style:display-name="z-Principio del formulario Car" style:family="text" style:parent-style-name="Fuentedepárrafopredeter.">
      <style:text-properties style:font-name="Arial" style:font-name-asian="Times New Roman" style:font-name-complex="Arial" text:display="none" style:letter-kerning="false" fo:font-size="8pt" style:font-size-asian="8pt" style:font-size-complex="8pt" fo:language="es" fo:country="ES" style:language-asian="es" style:country-asian="ES" style:language-complex="ar" style:country-complex="SA"/>
    </style:style>
    <style:style style:name="z-Finaldelformulario" style:display-name="z-Final del formulario" style:family="paragraph" style:parent-style-name="Normal" style:next-style-name="Normal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style:vertical-align="auto"/>
      <style:text-properties style:font-name="Arial" style:font-name-asian="Times New Roman" style:font-name-complex="Arial" text:display="none" style:letter-kerning="false" fo:font-size="8pt" style:font-size-asian="8pt" style:font-size-complex="8pt" fo:language="es" fo:country="ES" style:language-asian="es" style:country-asian="ES" style:language-complex="ar" style:country-complex="SA" fo:hyphenate="true"/>
    </style:style>
    <style:style style:name="z-FinaldelformularioCar" style:display-name="z-Final del formulario Car" style:family="text" style:parent-style-name="Fuentedepárrafopredeter.">
      <style:text-properties style:font-name="Arial" style:font-name-asian="Times New Roman" style:font-name-complex="Arial" text:display="none" style:letter-kerning="false" fo:font-size="8pt" style:font-size-asian="8pt" style:font-size-complex="8pt" fo:language="es" fo:country="ES" style:language-asian="es" style:country-asian="ES" style:language-complex="ar" style:country-complex="SA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s" fo:country="ES" style:language-asian="es" style:country-asian="ES" style:language-complex="ar" style:country-complex="SA" fo:hyphenate="tru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HTMLconformatoprevio" style:display-name="HTML con formato previo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Título3Car" style:display-name="Título 3 Car" style:family="text" style:parent-style-name="Fuentedepárrafopredeter.">
      <style:text-properties style:font-name="Calibri Light" style:font-name-asian="Times New Roman" fo:color="#1F4D78" style:font-size-complex="10.5pt"/>
    </style:style>
    <style:style style:name="Título1Car" style:display-name="Título 1 Car" style:family="text" style:parent-style-name="Fuentedepárrafopredeter.">
      <style:text-properties style:font-name="Calibri Light" style:font-name-asian="Times New Roman" fo:color="#2E74B5" fo:font-size="16pt" style:font-size-asian="16pt" style:font-size-complex="14.5pt"/>
    </style:style>
    <style:style style:name="TítulodeTDC" style:display-name="Título de TDC" style:family="paragraph" style:parent-style-name="Título1" style:next-style-name="Normal">
      <style:paragraph-properties style:vertical-align="auto" fo:line-height="107%"/>
      <style:text-properties style:font-name-complex="Times New Roman" style:letter-kerning="false" style:font-size-complex="16pt" fo:language="es" fo:country="ES" style:language-asian="es" style:country-asian="ES" style:language-complex="ar" style:country-complex="SA" fo:hyphenate="tru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size-complex="10.5pt" fo:hyphenate="false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nti</dc:creator>
    <meta:creation-date>2017-10-20T23:40:00Z</meta:creation-date>
    <dc:date>2018-11-12T17:18:00Z</dc:date>
    <meta:template xlink:href="Normal.dotm" xlink:type="simple"/>
    <meta:editing-cycles>3</meta:editing-cycles>
    <meta:editing-duration>PT300S</meta:editing-duration>
    <meta:document-statistic meta:page-count="1" meta:paragraph-count="41" meta:word-count="3224" meta:character-count="20921" meta:row-count="147" meta:non-whitespace-character-count="17738"/>
  </office:meta>
</office:document-meta>
</file>